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-3">
            <text:p>-3</text:p>
          </table:table-cell>
          <table:table-cell/>
          <table:table-cell table:formula="of:=AVERAGE([.C3:.C1101])" office:value-type="float" office:value="16.1728844404004">
            <text:p>16.1728844404</text:p>
          </table:table-cell>
          <table:table-cell table:formula="of:=AVERAGE([.D3:.D1101])" office:value-type="float" office:value="0.180163785259327">
            <text:p>0.1801637853</text:p>
          </table:table-cell>
          <table:table-cell table:formula="of:=AVERAGE([.E3:.E1101])" office:value-type="float" office:value="260.177434030937">
            <text:p>260.1774340309</text:p>
          </table:table-cell>
          <table:table-cell table:formula="of:=AVERAGE([.F3:.F1101])" office:value-type="float" office:value="-75.5359417652411">
            <text:p>-75.5359417652</text:p>
          </table:table-cell>
          <table:table-cell table:formula="of:=AVERAGE([.G3:.G1101])" office:value-type="float" office:value="-157.40127388535">
            <text:p>-157.4012738854</text:p>
          </table:table-cell>
          <table:table-cell table:formula="of:=AVERAGE([.H3:.H1101])" office:value-type="float" office:value="-453.614194722475">
            <text:p>-453.6141947225</text:p>
          </table:table-cell>
          <table:table-cell table:formula="of:=AVERAGE([.I3:.I1101])" office:value-type="float" office:value="-95.3830755232029">
            <text:p>-95.3830755232</text:p>
          </table:table-cell>
          <table:table-cell table:formula="of:=AVERAGE([.J3:.J1101])" office:value-type="float" office:value="-5.45040946314832">
            <text:p>-5.4504094631</text:p>
          </table:table-cell>
          <table:table-cell table:formula="of:=AVERAGE([.K3:.K1101])" office:value-type="float" office:value="-2.66151046405823">
            <text:p>-2.6615104641</text:p>
          </table:table-cell>
        </table:table-row>
        <table:table-row table:style-name="ro1">
          <table:table-cell office:value-type="string">
            <text:p>&gt;399392</text:p>
          </table:table-cell>
          <table:table-cell office:value-type="float" office:value="399396">
            <text:p>39939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52">
            <text:p>252</text:p>
          </table:table-cell>
          <table:table-cell office:value-type="float" office:value="-76">
            <text:p>-76</text:p>
          </table:table-cell>
          <table:table-cell office:value-type="float" office:value="-198">
            <text:p>-198</text:p>
          </table:table-cell>
          <table:table-cell office:value-type="float" office:value="-398">
            <text:p>-398</text:p>
          </table:table-cell>
          <table:table-cell office:value-type="float" office:value="-96">
            <text:p>-96</text:p>
          </table:table-cell>
          <table:table-cell office:value-type="float" office:value="-1">
            <text:p>-1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399400</text:p>
          </table:table-cell>
          <table:table-cell office:value-type="float" office:value="399405">
            <text:p>399405</text:p>
          </table:table-cell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285">
            <text:p>285</text:p>
          </table:table-cell>
          <table:table-cell office:value-type="float" office:value="-76">
            <text:p>-76</text:p>
          </table:table-cell>
          <table:table-cell office:value-type="float" office:value="-198">
            <text:p>-198</text:p>
          </table:table-cell>
          <table:table-cell office:value-type="float" office:value="-398">
            <text:p>-398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399409</text:p>
          </table:table-cell>
          <table:table-cell office:value-type="float" office:value="399413">
            <text:p>3994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-76">
            <text:p>-76</text:p>
          </table:table-cell>
          <table:table-cell office:value-type="float" office:value="-198">
            <text:p>-198</text:p>
          </table:table-cell>
          <table:table-cell office:value-type="float" office:value="-398">
            <text:p>-398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&gt;399417</text:p>
          </table:table-cell>
          <table:table-cell office:value-type="float" office:value="399421">
            <text:p>399421</text:p>
          </table:table-cell>
          <table:table-cell office:value-type="float" office:value="-4">
            <text:p>-4</text:p>
          </table:table-cell>
          <table:table-cell office:value-type="float" office:value="-16">
            <text:p>-16</text:p>
          </table:table-cell>
          <table:table-cell office:value-type="float" office:value="270">
            <text:p>270</text:p>
          </table:table-cell>
          <table:table-cell office:value-type="float" office:value="-69">
            <text:p>-69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399425</text:p>
          </table:table-cell>
          <table:table-cell office:value-type="float" office:value="399429">
            <text:p>399429</text:p>
          </table:table-cell>
          <table:table-cell office:value-type="float" office:value="19">
            <text:p>19</text:p>
          </table:table-cell>
          <table:table-cell office:value-type="float" office:value="-3">
            <text:p>-3</text:p>
          </table:table-cell>
          <table:table-cell office:value-type="float" office:value="282">
            <text:p>282</text:p>
          </table:table-cell>
          <table:table-cell office:value-type="float" office:value="-69">
            <text:p>-69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433</text:p>
          </table:table-cell>
          <table:table-cell office:value-type="float" office:value="399437">
            <text:p>399437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44">
            <text:p>244</text:p>
          </table:table-cell>
          <table:table-cell office:value-type="float" office:value="-69">
            <text:p>-69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441</text:p>
          </table:table-cell>
          <table:table-cell office:value-type="float" office:value="399446">
            <text:p>399446</text:p>
          </table:table-cell>
          <table:table-cell office:value-type="float" office:value="-8">
            <text:p>-8</text:p>
          </table:table-cell>
          <table:table-cell office:value-type="float" office:value="-17">
            <text:p>-17</text:p>
          </table:table-cell>
          <table:table-cell office:value-type="float" office:value="283">
            <text:p>283</text:p>
          </table:table-cell>
          <table:table-cell office:value-type="float" office:value="-69">
            <text:p>-69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399450</text:p>
          </table:table-cell>
          <table:table-cell office:value-type="float" office:value="399454">
            <text:p>399454</text:p>
          </table:table-cell>
          <table:table-cell office:value-type="float" office:value="31">
            <text:p>31</text:p>
          </table:table-cell>
          <table:table-cell office:value-type="float" office:value="-21">
            <text:p>-21</text:p>
          </table:table-cell>
          <table:table-cell office:value-type="float" office:value="228">
            <text:p>228</text:p>
          </table:table-cell>
          <table:table-cell office:value-type="float" office:value="-69">
            <text:p>-69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460</text:p>
          </table:table-cell>
          <table:table-cell office:value-type="float" office:value="399462">
            <text:p>399462</text:p>
          </table:table-cell>
          <table:table-cell office:value-type="float" office:value="19">
            <text:p>19</text:p>
          </table:table-cell>
          <table:table-cell office:value-type="float" office:value="-26">
            <text:p>-26</text:p>
          </table:table-cell>
          <table:table-cell office:value-type="float" office:value="257">
            <text:p>257</text:p>
          </table:table-cell>
          <table:table-cell office:value-type="float" office:value="-69">
            <text:p>-69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9">
            <text:p>-99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399468</text:p>
          </table:table-cell>
          <table:table-cell office:value-type="float" office:value="399470">
            <text:p>399470</text:p>
          </table:table-cell>
          <table:table-cell office:value-type="float" office:value="27">
            <text:p>27</text:p>
          </table:table-cell>
          <table:table-cell office:value-type="float" office:value="-2">
            <text:p>-2</text:p>
          </table:table-cell>
          <table:table-cell office:value-type="float" office:value="234">
            <text:p>234</text:p>
          </table:table-cell>
          <table:table-cell office:value-type="float" office:value="-69">
            <text:p>-69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399476</text:p>
          </table:table-cell>
          <table:table-cell office:value-type="float" office:value="399480">
            <text:p>399480</text:p>
          </table:table-cell>
          <table:table-cell office:value-type="float" office:value="14">
            <text:p>14</text:p>
          </table:table-cell>
          <table:table-cell office:value-type="float" office:value="-5">
            <text:p>-5</text:p>
          </table:table-cell>
          <table:table-cell office:value-type="float" office:value="267">
            <text:p>267</text:p>
          </table:table-cell>
          <table:table-cell office:value-type="float" office:value="-69">
            <text:p>-69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484</text:p>
          </table:table-cell>
          <table:table-cell office:value-type="float" office:value="399489">
            <text:p>399489</text:p>
          </table:table-cell>
          <table:table-cell office:value-type="float" office:value="4">
            <text:p>4</text:p>
          </table:table-cell>
          <table:table-cell office:value-type="float" office:value="-10">
            <text:p>-10</text:p>
          </table:table-cell>
          <table:table-cell office:value-type="float" office:value="262">
            <text:p>262</text:p>
          </table:table-cell>
          <table:table-cell office:value-type="float" office:value="-78">
            <text:p>-78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493</text:p>
          </table:table-cell>
          <table:table-cell office:value-type="float" office:value="399497">
            <text:p>399497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-78">
            <text:p>-78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399501</text:p>
          </table:table-cell>
          <table:table-cell office:value-type="float" office:value="399505">
            <text:p>399505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228">
            <text:p>228</text:p>
          </table:table-cell>
          <table:table-cell office:value-type="float" office:value="-78">
            <text:p>-78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509</text:p>
          </table:table-cell>
          <table:table-cell office:value-type="float" office:value="399513">
            <text:p>399513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281">
            <text:p>281</text:p>
          </table:table-cell>
          <table:table-cell office:value-type="float" office:value="-78">
            <text:p>-78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399517</text:p>
          </table:table-cell>
          <table:table-cell office:value-type="float" office:value="399521">
            <text:p>399521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259">
            <text:p>259</text:p>
          </table:table-cell>
          <table:table-cell office:value-type="float" office:value="-78">
            <text:p>-78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9">
            <text:p>-99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525</text:p>
          </table:table-cell>
          <table:table-cell office:value-type="float" office:value="399529">
            <text:p>399529</text:p>
          </table:table-cell>
          <table:table-cell office:value-type="float" office:value="43">
            <text:p>43</text:p>
          </table:table-cell>
          <table:table-cell office:value-type="float" office:value="-8">
            <text:p>-8</text:p>
          </table:table-cell>
          <table:table-cell office:value-type="float" office:value="206">
            <text:p>206</text:p>
          </table:table-cell>
          <table:table-cell office:value-type="float" office:value="-78">
            <text:p>-78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399534</text:p>
          </table:table-cell>
          <table:table-cell office:value-type="float" office:value="399538">
            <text:p>399538</text:p>
          </table:table-cell>
          <table:table-cell office:value-type="float" office:value="16">
            <text:p>16</text:p>
          </table:table-cell>
          <table:table-cell office:value-type="float" office:value="-12">
            <text:p>-12</text:p>
          </table:table-cell>
          <table:table-cell office:value-type="float" office:value="241">
            <text:p>241</text:p>
          </table:table-cell>
          <table:table-cell office:value-type="float" office:value="-78">
            <text:p>-78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542</text:p>
          </table:table-cell>
          <table:table-cell office:value-type="float" office:value="399546">
            <text:p>39954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86">
            <text:p>286</text:p>
          </table:table-cell>
          <table:table-cell office:value-type="float" office:value="-78">
            <text:p>-78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550</text:p>
          </table:table-cell>
          <table:table-cell office:value-type="float" office:value="399554">
            <text:p>39955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-77">
            <text:p>-77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399558</text:p>
          </table:table-cell>
          <table:table-cell office:value-type="float" office:value="399562">
            <text:p>399562</text:p>
          </table:table-cell>
          <table:table-cell office:value-type="float" office:value="9">
            <text:p>9</text:p>
          </table:table-cell>
          <table:table-cell office:value-type="float" office:value="-25">
            <text:p>-25</text:p>
          </table:table-cell>
          <table:table-cell office:value-type="float" office:value="253">
            <text:p>253</text:p>
          </table:table-cell>
          <table:table-cell office:value-type="float" office:value="-77">
            <text:p>-77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566</text:p>
          </table:table-cell>
          <table:table-cell office:value-type="float" office:value="399570">
            <text:p>399570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257">
            <text:p>257</text:p>
          </table:table-cell>
          <table:table-cell office:value-type="float" office:value="-77">
            <text:p>-77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399575</text:p>
          </table:table-cell>
          <table:table-cell office:value-type="float" office:value="399579">
            <text:p>39957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85">
            <text:p>285</text:p>
          </table:table-cell>
          <table:table-cell office:value-type="float" office:value="-77">
            <text:p>-77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583</text:p>
          </table:table-cell>
          <table:table-cell office:value-type="float" office:value="399587">
            <text:p>39958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72">
            <text:p>272</text:p>
          </table:table-cell>
          <table:table-cell office:value-type="float" office:value="-77">
            <text:p>-77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6">
            <text:p>-96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591</text:p>
          </table:table-cell>
          <table:table-cell office:value-type="float" office:value="399595">
            <text:p>399595</text:p>
          </table:table-cell>
          <table:table-cell office:value-type="float" office:value="12">
            <text:p>12</text:p>
          </table:table-cell>
          <table:table-cell office:value-type="float" office:value="-7">
            <text:p>-7</text:p>
          </table:table-cell>
          <table:table-cell office:value-type="float" office:value="274">
            <text:p>274</text:p>
          </table:table-cell>
          <table:table-cell office:value-type="float" office:value="-77">
            <text:p>-77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1">
            <text:p>-91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599</text:p>
          </table:table-cell>
          <table:table-cell office:value-type="float" office:value="399603">
            <text:p>39960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-77">
            <text:p>-77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399607</text:p>
          </table:table-cell>
          <table:table-cell office:value-type="float" office:value="399611">
            <text:p>39961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41">
            <text:p>241</text:p>
          </table:table-cell>
          <table:table-cell office:value-type="float" office:value="-77">
            <text:p>-77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616</text:p>
          </table:table-cell>
          <table:table-cell office:value-type="float" office:value="399620">
            <text:p>39962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68">
            <text:p>268</text:p>
          </table:table-cell>
          <table:table-cell office:value-type="float" office:value="-71">
            <text:p>-71</text:p>
          </table:table-cell>
          <table:table-cell office:value-type="float" office:value="-195">
            <text:p>-195</text:p>
          </table:table-cell>
          <table:table-cell office:value-type="float" office:value="-406">
            <text:p>-406</text:p>
          </table:table-cell>
          <table:table-cell office:value-type="float" office:value="-98">
            <text:p>-98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399626</text:p>
          </table:table-cell>
          <table:table-cell office:value-type="float" office:value="399628">
            <text:p>399628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269">
            <text:p>269</text:p>
          </table:table-cell>
          <table:table-cell office:value-type="float" office:value="-71">
            <text:p>-71</text:p>
          </table:table-cell>
          <table:table-cell office:value-type="float" office:value="-195">
            <text:p>-195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634</text:p>
          </table:table-cell>
          <table:table-cell office:value-type="float" office:value="399636">
            <text:p>3996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-71">
            <text:p>-71</text:p>
          </table:table-cell>
          <table:table-cell office:value-type="float" office:value="-195">
            <text:p>-195</text:p>
          </table:table-cell>
          <table:table-cell office:value-type="float" office:value="-406">
            <text:p>-406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642</text:p>
          </table:table-cell>
          <table:table-cell office:value-type="float" office:value="399644">
            <text:p>399644</text:p>
          </table:table-cell>
          <table:table-cell office:value-type="float" office:value="23">
            <text:p>23</text:p>
          </table:table-cell>
          <table:table-cell office:value-type="float" office:value="-22">
            <text:p>-22</text:p>
          </table:table-cell>
          <table:table-cell office:value-type="float" office:value="236">
            <text:p>236</text:p>
          </table:table-cell>
          <table:table-cell office:value-type="float" office:value="-71">
            <text:p>-71</text:p>
          </table:table-cell>
          <table:table-cell office:value-type="float" office:value="-195">
            <text:p>-195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650</text:p>
          </table:table-cell>
          <table:table-cell office:value-type="float" office:value="399654">
            <text:p>39965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-71">
            <text:p>-71</text:p>
          </table:table-cell>
          <table:table-cell office:value-type="float" office:value="-195">
            <text:p>-195</text:p>
          </table:table-cell>
          <table:table-cell office:value-type="float" office:value="-406">
            <text:p>-406</text:p>
          </table:table-cell>
          <table:table-cell office:value-type="float" office:value="-91">
            <text:p>-91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&gt;399659</text:p>
          </table:table-cell>
          <table:table-cell office:value-type="float" office:value="399663">
            <text:p>399663</text:p>
          </table:table-cell>
          <table:table-cell office:value-type="float" office:value="25">
            <text:p>25</text:p>
          </table:table-cell>
          <table:table-cell office:value-type="float" office:value="-3">
            <text:p>-3</text:p>
          </table:table-cell>
          <table:table-cell office:value-type="float" office:value="251">
            <text:p>251</text:p>
          </table:table-cell>
          <table:table-cell office:value-type="float" office:value="-71">
            <text:p>-71</text:p>
          </table:table-cell>
          <table:table-cell office:value-type="float" office:value="-195">
            <text:p>-195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399667</text:p>
          </table:table-cell>
          <table:table-cell office:value-type="float" office:value="399671">
            <text:p>39967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29">
            <text:p>229</text:p>
          </table:table-cell>
          <table:table-cell office:value-type="float" office:value="-71">
            <text:p>-71</text:p>
          </table:table-cell>
          <table:table-cell office:value-type="float" office:value="-195">
            <text:p>-195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399675</text:p>
          </table:table-cell>
          <table:table-cell office:value-type="float" office:value="399679">
            <text:p>399679</text:p>
          </table:table-cell>
          <table:table-cell office:value-type="float" office:value="-4">
            <text:p>-4</text:p>
          </table:table-cell>
          <table:table-cell office:value-type="float" office:value="-22">
            <text:p>-22</text:p>
          </table:table-cell>
          <table:table-cell office:value-type="float" office:value="258">
            <text:p>258</text:p>
          </table:table-cell>
          <table:table-cell office:value-type="float" office:value="-71">
            <text:p>-71</text:p>
          </table:table-cell>
          <table:table-cell office:value-type="float" office:value="-195">
            <text:p>-195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399683</text:p>
          </table:table-cell>
          <table:table-cell office:value-type="float" office:value="399687">
            <text:p>399687</text:p>
          </table:table-cell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office:value-type="float" office:value="271">
            <text:p>271</text:p>
          </table:table-cell>
          <table:table-cell office:value-type="float" office:value="-65">
            <text:p>-65</text:p>
          </table:table-cell>
          <table:table-cell office:value-type="float" office:value="-196">
            <text:p>-196</text:p>
          </table:table-cell>
          <table:table-cell office:value-type="float" office:value="-416">
            <text:p>-416</text:p>
          </table:table-cell>
          <table:table-cell office:value-type="float" office:value="-93">
            <text:p>-93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399691</text:p>
          </table:table-cell>
          <table:table-cell office:value-type="float" office:value="399695">
            <text:p>39969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-65">
            <text:p>-65</text:p>
          </table:table-cell>
          <table:table-cell office:value-type="float" office:value="-196">
            <text:p>-196</text:p>
          </table:table-cell>
          <table:table-cell office:value-type="float" office:value="-416">
            <text:p>-416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699</text:p>
          </table:table-cell>
          <table:table-cell office:value-type="float" office:value="399704">
            <text:p>399704</text:p>
          </table:table-cell>
          <table:table-cell office:value-type="float" office:value="4">
            <text:p>4</text:p>
          </table:table-cell>
          <table:table-cell office:value-type="float" office:value="-12">
            <text:p>-12</text:p>
          </table:table-cell>
          <table:table-cell office:value-type="float" office:value="274">
            <text:p>274</text:p>
          </table:table-cell>
          <table:table-cell office:value-type="float" office:value="-65">
            <text:p>-65</text:p>
          </table:table-cell>
          <table:table-cell office:value-type="float" office:value="-196">
            <text:p>-196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399708</text:p>
          </table:table-cell>
          <table:table-cell office:value-type="float" office:value="399712">
            <text:p>399712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266">
            <text:p>266</text:p>
          </table:table-cell>
          <table:table-cell office:value-type="float" office:value="-65">
            <text:p>-65</text:p>
          </table:table-cell>
          <table:table-cell office:value-type="float" office:value="-196">
            <text:p>-196</text:p>
          </table:table-cell>
          <table:table-cell office:value-type="float" office:value="-416">
            <text:p>-416</text:p>
          </table:table-cell>
          <table:table-cell office:value-type="float" office:value="-100">
            <text:p>-100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399716</text:p>
          </table:table-cell>
          <table:table-cell office:value-type="float" office:value="399720">
            <text:p>399720</text:p>
          </table:table-cell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office:value-type="float" office:value="265">
            <text:p>265</text:p>
          </table:table-cell>
          <table:table-cell office:value-type="float" office:value="-65">
            <text:p>-65</text:p>
          </table:table-cell>
          <table:table-cell office:value-type="float" office:value="-196">
            <text:p>-196</text:p>
          </table:table-cell>
          <table:table-cell office:value-type="float" office:value="-416">
            <text:p>-416</text:p>
          </table:table-cell>
          <table:table-cell office:value-type="float" office:value="-97">
            <text:p>-97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399724</text:p>
          </table:table-cell>
          <table:table-cell office:value-type="float" office:value="399728">
            <text:p>399728</text:p>
          </table:table-cell>
          <table:table-cell office:value-type="float" office:value="-3">
            <text:p>-3</text:p>
          </table:table-cell>
          <table:table-cell office:value-type="float" office:value="-14">
            <text:p>-14</text:p>
          </table:table-cell>
          <table:table-cell office:value-type="float" office:value="254">
            <text:p>254</text:p>
          </table:table-cell>
          <table:table-cell office:value-type="float" office:value="-65">
            <text:p>-65</text:p>
          </table:table-cell>
          <table:table-cell office:value-type="float" office:value="-196">
            <text:p>-196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399732</text:p>
          </table:table-cell>
          <table:table-cell office:value-type="float" office:value="399736">
            <text:p>399736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13">
            <text:p>213</text:p>
          </table:table-cell>
          <table:table-cell office:value-type="float" office:value="-65">
            <text:p>-65</text:p>
          </table:table-cell>
          <table:table-cell office:value-type="float" office:value="-196">
            <text:p>-196</text:p>
          </table:table-cell>
          <table:table-cell office:value-type="float" office:value="-416">
            <text:p>-416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740</text:p>
          </table:table-cell>
          <table:table-cell office:value-type="float" office:value="399745">
            <text:p>399745</text:p>
          </table:table-cell>
          <table:table-cell office:value-type="float" office:value="-4">
            <text:p>-4</text:p>
          </table:table-cell>
          <table:table-cell office:value-type="float" office:value="-13">
            <text:p>-13</text:p>
          </table:table-cell>
          <table:table-cell office:value-type="float" office:value="273">
            <text:p>273</text:p>
          </table:table-cell>
          <table:table-cell office:value-type="float" office:value="-65">
            <text:p>-65</text:p>
          </table:table-cell>
          <table:table-cell office:value-type="float" office:value="-196">
            <text:p>-196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749</text:p>
          </table:table-cell>
          <table:table-cell office:value-type="float" office:value="399753">
            <text:p>39975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72">
            <text:p>272</text:p>
          </table:table-cell>
          <table:table-cell office:value-type="float" office:value="-65">
            <text:p>-65</text:p>
          </table:table-cell>
          <table:table-cell office:value-type="float" office:value="-196">
            <text:p>-196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757</text:p>
          </table:table-cell>
          <table:table-cell office:value-type="float" office:value="399761">
            <text:p>39976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32">
            <text:p>232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399765</text:p>
          </table:table-cell>
          <table:table-cell office:value-type="float" office:value="399769">
            <text:p>39976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399773</text:p>
          </table:table-cell>
          <table:table-cell office:value-type="float" office:value="399777">
            <text:p>399777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781</text:p>
          </table:table-cell>
          <table:table-cell office:value-type="float" office:value="399785">
            <text:p>399785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53">
            <text:p>253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399790</text:p>
          </table:table-cell>
          <table:table-cell office:value-type="float" office:value="399794">
            <text:p>39979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399798</text:p>
          </table:table-cell>
          <table:table-cell office:value-type="float" office:value="399802">
            <text:p>399802</text:p>
          </table:table-cell>
          <table:table-cell table:number-columns-repeated="2" office:value-type="float" office:value="15">
            <text:p>15</text:p>
          </table:table-cell>
          <table:table-cell office:value-type="float" office:value="276">
            <text:p>276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399806</text:p>
          </table:table-cell>
          <table:table-cell office:value-type="float" office:value="399810">
            <text:p>399810</text:p>
          </table:table-cell>
          <table:table-cell office:value-type="float" office:value="4">
            <text:p>4</text:p>
          </table:table-cell>
          <table:table-cell office:value-type="float" office:value="-18">
            <text:p>-18</text:p>
          </table:table-cell>
          <table:table-cell office:value-type="float" office:value="249">
            <text:p>249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814</text:p>
          </table:table-cell>
          <table:table-cell office:value-type="float" office:value="399818">
            <text:p>399818</text:p>
          </table:table-cell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  <table:table-cell office:value-type="float" office:value="305">
            <text:p>305</text:p>
          </table:table-cell>
          <table:table-cell office:value-type="float" office:value="322">
            <text:p>322</text:p>
          </table:table-cell>
          <table:table-cell office:value-type="float" office:value="5007">
            <text:p>5007</text:p>
          </table:table-cell>
          <table:table-cell office:value-type="float" office:value="-15872">
            <text:p>-15872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824</text:p>
          </table:table-cell>
          <table:table-cell office:value-type="float" office:value="399826">
            <text:p>399826</text:p>
          </table:table-cell>
          <table:table-cell office:value-type="float" office:value="16">
            <text:p>16</text:p>
          </table:table-cell>
          <table:table-cell office:value-type="float" office:value="-13">
            <text:p>-13</text:p>
          </table:table-cell>
          <table:table-cell office:value-type="float" office:value="256">
            <text:p>256</text:p>
          </table:table-cell>
          <table:table-cell office:value-type="float" office:value="-75">
            <text:p>-7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833</text:p>
          </table:table-cell>
          <table:table-cell office:value-type="float" office:value="399837">
            <text:p>39983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98">
            <text:p>198</text:p>
          </table:table-cell>
          <table:table-cell office:value-type="float" office:value="-75">
            <text:p>-7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841</text:p>
          </table:table-cell>
          <table:table-cell office:value-type="float" office:value="399845">
            <text:p>399845</text:p>
          </table:table-cell>
          <table:table-cell office:value-type="float" office:value="-11">
            <text:p>-11</text:p>
          </table:table-cell>
          <table:table-cell office:value-type="float" office:value="-36">
            <text:p>-36</text:p>
          </table:table-cell>
          <table:table-cell office:value-type="float" office:value="260">
            <text:p>260</text:p>
          </table:table-cell>
          <table:table-cell office:value-type="float" office:value="-75">
            <text:p>-7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399849</text:p>
          </table:table-cell>
          <table:table-cell office:value-type="float" office:value="399853">
            <text:p>399853</text:p>
          </table:table-cell>
          <table:table-cell office:value-type="float" office:value="14">
            <text:p>14</text:p>
          </table:table-cell>
          <table:table-cell office:value-type="float" office:value="-16">
            <text:p>-16</text:p>
          </table:table-cell>
          <table:table-cell office:value-type="float" office:value="244">
            <text:p>244</text:p>
          </table:table-cell>
          <table:table-cell office:value-type="float" office:value="-75">
            <text:p>-7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857</text:p>
          </table:table-cell>
          <table:table-cell office:value-type="float" office:value="399861">
            <text:p>399861</text:p>
          </table:table-cell>
          <table:table-cell office:value-type="float" office:value="11">
            <text:p>11</text:p>
          </table:table-cell>
          <table:table-cell office:value-type="float" office:value="-17">
            <text:p>-17</text:p>
          </table:table-cell>
          <table:table-cell office:value-type="float" office:value="263">
            <text:p>263</text:p>
          </table:table-cell>
          <table:table-cell office:value-type="float" office:value="-75">
            <text:p>-7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399865</text:p>
          </table:table-cell>
          <table:table-cell office:value-type="float" office:value="399869">
            <text:p>399869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283">
            <text:p>283</text:p>
          </table:table-cell>
          <table:table-cell office:value-type="float" office:value="-75">
            <text:p>-7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399874</text:p>
          </table:table-cell>
          <table:table-cell office:value-type="float" office:value="399878">
            <text:p>399878</text:p>
          </table:table-cell>
          <table:table-cell office:value-type="float" office:value="15">
            <text:p>15</text:p>
          </table:table-cell>
          <table:table-cell office:value-type="float" office:value="-20">
            <text:p>-20</text:p>
          </table:table-cell>
          <table:table-cell office:value-type="float" office:value="245">
            <text:p>245</text:p>
          </table:table-cell>
          <table:table-cell office:value-type="float" office:value="-75">
            <text:p>-7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882</text:p>
          </table:table-cell>
          <table:table-cell office:value-type="float" office:value="399886">
            <text:p>399886</text:p>
          </table:table-cell>
          <table:table-cell office:value-type="float" office:value="17">
            <text:p>17</text:p>
          </table:table-cell>
          <table:table-cell office:value-type="float" office:value="-7">
            <text:p>-7</text:p>
          </table:table-cell>
          <table:table-cell office:value-type="float" office:value="228">
            <text:p>228</text:p>
          </table:table-cell>
          <table:table-cell office:value-type="float" office:value="-75">
            <text:p>-7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890</text:p>
          </table:table-cell>
          <table:table-cell office:value-type="float" office:value="399894">
            <text:p>399894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271">
            <text:p>271</text:p>
          </table:table-cell>
          <table:table-cell office:value-type="float" office:value="-80">
            <text:p>-80</text:p>
          </table:table-cell>
          <table:table-cell office:value-type="float" office:value="-209">
            <text:p>-209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898</text:p>
          </table:table-cell>
          <table:table-cell office:value-type="float" office:value="399902">
            <text:p>39990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-80">
            <text:p>-80</text:p>
          </table:table-cell>
          <table:table-cell office:value-type="float" office:value="-209">
            <text:p>-209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906</text:p>
          </table:table-cell>
          <table:table-cell office:value-type="float" office:value="399910">
            <text:p>39991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office:value-type="float" office:value="-80">
            <text:p>-80</text:p>
          </table:table-cell>
          <table:table-cell office:value-type="float" office:value="-209">
            <text:p>-209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399915</text:p>
          </table:table-cell>
          <table:table-cell office:value-type="float" office:value="399919">
            <text:p>399919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263">
            <text:p>263</text:p>
          </table:table-cell>
          <table:table-cell office:value-type="float" office:value="-80">
            <text:p>-80</text:p>
          </table:table-cell>
          <table:table-cell office:value-type="float" office:value="-209">
            <text:p>-209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399923</text:p>
          </table:table-cell>
          <table:table-cell office:value-type="float" office:value="399927">
            <text:p>399927</text:p>
          </table:table-cell>
          <table:table-cell office:value-type="float" office:value="34">
            <text:p>34</text:p>
          </table:table-cell>
          <table:table-cell office:value-type="float" office:value="-6">
            <text:p>-6</text:p>
          </table:table-cell>
          <table:table-cell office:value-type="float" office:value="230">
            <text:p>230</text:p>
          </table:table-cell>
          <table:table-cell office:value-type="float" office:value="-80">
            <text:p>-80</text:p>
          </table:table-cell>
          <table:table-cell office:value-type="float" office:value="-209">
            <text:p>-209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399931</text:p>
          </table:table-cell>
          <table:table-cell office:value-type="float" office:value="399935">
            <text:p>39993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-80">
            <text:p>-80</text:p>
          </table:table-cell>
          <table:table-cell office:value-type="float" office:value="-209">
            <text:p>-209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399939</text:p>
          </table:table-cell>
          <table:table-cell office:value-type="float" office:value="399943">
            <text:p>39994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-80">
            <text:p>-80</text:p>
          </table:table-cell>
          <table:table-cell office:value-type="float" office:value="-209">
            <text:p>-209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947</text:p>
          </table:table-cell>
          <table:table-cell office:value-type="float" office:value="399951">
            <text:p>39995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  <table:table-cell office:value-type="float" office:value="-80">
            <text:p>-80</text:p>
          </table:table-cell>
          <table:table-cell office:value-type="float" office:value="-209">
            <text:p>-209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399955</text:p>
          </table:table-cell>
          <table:table-cell office:value-type="float" office:value="399960">
            <text:p>39996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-81">
            <text:p>-81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399964</text:p>
          </table:table-cell>
          <table:table-cell office:value-type="float" office:value="399968">
            <text:p>3999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-81">
            <text:p>-81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972</text:p>
          </table:table-cell>
          <table:table-cell office:value-type="float" office:value="399976">
            <text:p>399976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266">
            <text:p>266</text:p>
          </table:table-cell>
          <table:table-cell office:value-type="float" office:value="-81">
            <text:p>-81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399980</text:p>
          </table:table-cell>
          <table:table-cell office:value-type="float" office:value="399984">
            <text:p>39998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74">
            <text:p>274</text:p>
          </table:table-cell>
          <table:table-cell office:value-type="float" office:value="-81">
            <text:p>-81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399988</text:p>
          </table:table-cell>
          <table:table-cell office:value-type="float" office:value="399992">
            <text:p>39999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300">
            <text:p>300</text:p>
          </table:table-cell>
          <table:table-cell office:value-type="float" office:value="-81">
            <text:p>-81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10">
            <text:p>-10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399996</text:p>
          </table:table-cell>
          <table:table-cell office:value-type="float" office:value="400001">
            <text:p>40000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34">
            <text:p>234</text:p>
          </table:table-cell>
          <table:table-cell office:value-type="float" office:value="-81">
            <text:p>-81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0005</text:p>
          </table:table-cell>
          <table:table-cell office:value-type="float" office:value="400009">
            <text:p>40000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39">
            <text:p>239</text:p>
          </table:table-cell>
          <table:table-cell office:value-type="float" office:value="-81">
            <text:p>-81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0013</text:p>
          </table:table-cell>
          <table:table-cell office:value-type="float" office:value="400017">
            <text:p>40001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68">
            <text:p>268</text:p>
          </table:table-cell>
          <table:table-cell office:value-type="float" office:value="-81">
            <text:p>-81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021</text:p>
          </table:table-cell>
          <table:table-cell office:value-type="float" office:value="400025">
            <text:p>400025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244">
            <text:p>244</text:p>
          </table:table-cell>
          <table:table-cell office:value-type="float" office:value="-81">
            <text:p>-81</text:p>
          </table:table-cell>
          <table:table-cell office:value-type="float" office:value="16904">
            <text:p>16904</text:p>
          </table:table-cell>
          <table:table-cell office:value-type="float" office:value="-506">
            <text:p>-506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031</text:p>
          </table:table-cell>
          <table:table-cell office:value-type="float" office:value="400033">
            <text:p>400033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office:value-type="float" office:value="257">
            <text:p>257</text:p>
          </table:table-cell>
          <table:table-cell office:value-type="float" office:value="-75">
            <text:p>-75</text:p>
          </table:table-cell>
          <table:table-cell office:value-type="float" office:value="-212">
            <text:p>-212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039</text:p>
          </table:table-cell>
          <table:table-cell office:value-type="float" office:value="400044">
            <text:p>400044</text:p>
          </table:table-cell>
          <table:table-cell office:value-type="float" office:value="-3">
            <text:p>-3</text:p>
          </table:table-cell>
          <table:table-cell office:value-type="float" office:value="-20">
            <text:p>-20</text:p>
          </table:table-cell>
          <table:table-cell office:value-type="float" office:value="250">
            <text:p>250</text:p>
          </table:table-cell>
          <table:table-cell office:value-type="float" office:value="-75">
            <text:p>-75</text:p>
          </table:table-cell>
          <table:table-cell office:value-type="float" office:value="-212">
            <text:p>-21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0048</text:p>
          </table:table-cell>
          <table:table-cell office:value-type="float" office:value="400052">
            <text:p>400052</text:p>
          </table:table-cell>
          <table:table-cell table:number-columns-repeated="2" office:value-type="float" office:value="16">
            <text:p>16</text:p>
          </table:table-cell>
          <table:table-cell office:value-type="float" office:value="290">
            <text:p>290</text:p>
          </table:table-cell>
          <table:table-cell office:value-type="float" office:value="-75">
            <text:p>-75</text:p>
          </table:table-cell>
          <table:table-cell office:value-type="float" office:value="-212">
            <text:p>-212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056</text:p>
          </table:table-cell>
          <table:table-cell office:value-type="float" office:value="400060">
            <text:p>400060</text:p>
          </table:table-cell>
          <table:table-cell office:value-type="float" office:value="29">
            <text:p>29</text:p>
          </table:table-cell>
          <table:table-cell office:value-type="float" office:value="-33">
            <text:p>-33</text:p>
          </table:table-cell>
          <table:table-cell office:value-type="float" office:value="252">
            <text:p>252</text:p>
          </table:table-cell>
          <table:table-cell office:value-type="float" office:value="-75">
            <text:p>-75</text:p>
          </table:table-cell>
          <table:table-cell office:value-type="float" office:value="-212">
            <text:p>-212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064</text:p>
          </table:table-cell>
          <table:table-cell office:value-type="float" office:value="400068">
            <text:p>40006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  <table:table-cell office:value-type="float" office:value="-75">
            <text:p>-75</text:p>
          </table:table-cell>
          <table:table-cell office:value-type="float" office:value="-212">
            <text:p>-21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0072</text:p>
          </table:table-cell>
          <table:table-cell office:value-type="float" office:value="400076">
            <text:p>400076</text:p>
          </table:table-cell>
          <table:table-cell office:value-type="float" office:value="-7">
            <text:p>-7</text:p>
          </table:table-cell>
          <table:table-cell office:value-type="float" office:value="-20">
            <text:p>-20</text:p>
          </table:table-cell>
          <table:table-cell office:value-type="float" office:value="255">
            <text:p>255</text:p>
          </table:table-cell>
          <table:table-cell office:value-type="float" office:value="-75">
            <text:p>-75</text:p>
          </table:table-cell>
          <table:table-cell office:value-type="float" office:value="-212">
            <text:p>-212</text:p>
          </table:table-cell>
          <table:table-cell office:value-type="float" office:value="-400">
            <text:p>-400</text:p>
          </table:table-cell>
          <table:table-cell office:value-type="float" office:value="-99">
            <text:p>-99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080</text:p>
          </table:table-cell>
          <table:table-cell office:value-type="float" office:value="400084">
            <text:p>400084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47">
            <text:p>247</text:p>
          </table:table-cell>
          <table:table-cell office:value-type="float" office:value="-75">
            <text:p>-75</text:p>
          </table:table-cell>
          <table:table-cell office:value-type="float" office:value="-212">
            <text:p>-21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089</text:p>
          </table:table-cell>
          <table:table-cell office:value-type="float" office:value="400093">
            <text:p>400093</text:p>
          </table:table-cell>
          <table:table-cell office:value-type="float" office:value="22">
            <text:p>22</text:p>
          </table:table-cell>
          <table:table-cell office:value-type="float" office:value="-24">
            <text:p>-24</text:p>
          </table:table-cell>
          <table:table-cell office:value-type="float" office:value="276">
            <text:p>276</text:p>
          </table:table-cell>
          <table:table-cell office:value-type="float" office:value="-75">
            <text:p>-75</text:p>
          </table:table-cell>
          <table:table-cell office:value-type="float" office:value="-212">
            <text:p>-212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0097</text:p>
          </table:table-cell>
          <table:table-cell office:value-type="float" office:value="400101">
            <text:p>40010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276">
            <text:p>276</text:p>
          </table:table-cell>
          <table:table-cell office:value-type="float" office:value="-84">
            <text:p>-84</text:p>
          </table:table-cell>
          <table:table-cell office:value-type="float" office:value="-202">
            <text:p>-202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0105</text:p>
          </table:table-cell>
          <table:table-cell office:value-type="float" office:value="400109">
            <text:p>40010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office:value-type="float" office:value="-84">
            <text:p>-84</text:p>
          </table:table-cell>
          <table:table-cell office:value-type="float" office:value="-202">
            <text:p>-202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113</text:p>
          </table:table-cell>
          <table:table-cell office:value-type="float" office:value="400117">
            <text:p>4001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-84">
            <text:p>-84</text:p>
          </table:table-cell>
          <table:table-cell office:value-type="float" office:value="-202">
            <text:p>-202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121</text:p>
          </table:table-cell>
          <table:table-cell office:value-type="float" office:value="400125">
            <text:p>40012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-84">
            <text:p>-84</text:p>
          </table:table-cell>
          <table:table-cell office:value-type="float" office:value="-202">
            <text:p>-202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130</text:p>
          </table:table-cell>
          <table:table-cell office:value-type="float" office:value="400134">
            <text:p>40013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1">
            <text:p>281</text:p>
          </table:table-cell>
          <table:table-cell office:value-type="float" office:value="-84">
            <text:p>-84</text:p>
          </table:table-cell>
          <table:table-cell office:value-type="float" office:value="-202">
            <text:p>-202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138</text:p>
          </table:table-cell>
          <table:table-cell office:value-type="float" office:value="400142">
            <text:p>400142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81">
            <text:p>281</text:p>
          </table:table-cell>
          <table:table-cell office:value-type="float" office:value="-84">
            <text:p>-84</text:p>
          </table:table-cell>
          <table:table-cell office:value-type="float" office:value="-202">
            <text:p>-202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0146</text:p>
          </table:table-cell>
          <table:table-cell office:value-type="float" office:value="400150">
            <text:p>40015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57">
            <text:p>257</text:p>
          </table:table-cell>
          <table:table-cell office:value-type="float" office:value="-84">
            <text:p>-84</text:p>
          </table:table-cell>
          <table:table-cell office:value-type="float" office:value="-202">
            <text:p>-202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154</text:p>
          </table:table-cell>
          <table:table-cell office:value-type="float" office:value="400158">
            <text:p>40015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-84">
            <text:p>-84</text:p>
          </table:table-cell>
          <table:table-cell office:value-type="float" office:value="-202">
            <text:p>-202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162</text:p>
          </table:table-cell>
          <table:table-cell office:value-type="float" office:value="400166">
            <text:p>400166</text:p>
          </table:table-cell>
          <table:table-cell office:value-type="float" office:value="2">
            <text:p>2</text:p>
          </table:table-cell>
          <table:table-cell office:value-type="float" office:value="-35">
            <text:p>-35</text:p>
          </table:table-cell>
          <table:table-cell office:value-type="float" office:value="250">
            <text:p>250</text:p>
          </table:table-cell>
          <table:table-cell office:value-type="float" office:value="-92">
            <text:p>-92</text:p>
          </table:table-cell>
          <table:table-cell office:value-type="float" office:value="-192">
            <text:p>-192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0171</text:p>
          </table:table-cell>
          <table:table-cell office:value-type="float" office:value="400175">
            <text:p>400175</text:p>
          </table:table-cell>
          <table:table-cell office:value-type="float" office:value="29">
            <text:p>29</text:p>
          </table:table-cell>
          <table:table-cell office:value-type="float" office:value="-2">
            <text:p>-2</text:p>
          </table:table-cell>
          <table:table-cell office:value-type="float" office:value="237">
            <text:p>237</text:p>
          </table:table-cell>
          <table:table-cell office:value-type="float" office:value="-92">
            <text:p>-92</text:p>
          </table:table-cell>
          <table:table-cell office:value-type="float" office:value="-192">
            <text:p>-192</text:p>
          </table:table-cell>
          <table:table-cell office:value-type="float" office:value="-408">
            <text:p>-408</text:p>
          </table:table-cell>
          <table:table-cell office:value-type="float" office:value="-92">
            <text:p>-92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179</text:p>
          </table:table-cell>
          <table:table-cell office:value-type="float" office:value="400183">
            <text:p>400183</text:p>
          </table:table-cell>
          <table:table-cell office:value-type="float" office:value="17">
            <text:p>17</text:p>
          </table:table-cell>
          <table:table-cell office:value-type="float" office:value="-44">
            <text:p>-44</text:p>
          </table:table-cell>
          <table:table-cell office:value-type="float" office:value="244">
            <text:p>244</text:p>
          </table:table-cell>
          <table:table-cell office:value-type="float" office:value="-92">
            <text:p>-92</text:p>
          </table:table-cell>
          <table:table-cell office:value-type="float" office:value="-192">
            <text:p>-192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187</text:p>
          </table:table-cell>
          <table:table-cell office:value-type="float" office:value="400191">
            <text:p>4001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-92">
            <text:p>-92</text:p>
          </table:table-cell>
          <table:table-cell office:value-type="float" office:value="-192">
            <text:p>-192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195</text:p>
          </table:table-cell>
          <table:table-cell office:value-type="float" office:value="400199">
            <text:p>400199</text:p>
          </table:table-cell>
          <table:table-cell office:value-type="float" office:value="14">
            <text:p>14</text:p>
          </table:table-cell>
          <table:table-cell office:value-type="float" office:value="-11">
            <text:p>-11</text:p>
          </table:table-cell>
          <table:table-cell office:value-type="float" office:value="253">
            <text:p>253</text:p>
          </table:table-cell>
          <table:table-cell office:value-type="float" office:value="-92">
            <text:p>-92</text:p>
          </table:table-cell>
          <table:table-cell office:value-type="float" office:value="-192">
            <text:p>-192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0205</text:p>
          </table:table-cell>
          <table:table-cell office:value-type="float" office:value="400207">
            <text:p>400207</text:p>
          </table:table-cell>
          <table:table-cell office:value-type="float" office:value="5">
            <text:p>5</text:p>
          </table:table-cell>
          <table:table-cell office:value-type="float" office:value="-12">
            <text:p>-12</text:p>
          </table:table-cell>
          <table:table-cell office:value-type="float" office:value="261">
            <text:p>261</text:p>
          </table:table-cell>
          <table:table-cell office:value-type="float" office:value="-92">
            <text:p>-92</text:p>
          </table:table-cell>
          <table:table-cell office:value-type="float" office:value="-192">
            <text:p>-192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214</text:p>
          </table:table-cell>
          <table:table-cell office:value-type="float" office:value="400216">
            <text:p>400216</text:p>
          </table:table-cell>
          <table:table-cell office:value-type="float" office:value="-13">
            <text:p>-13</text:p>
          </table:table-cell>
          <table:table-cell office:value-type="float" office:value="-24">
            <text:p>-24</text:p>
          </table:table-cell>
          <table:table-cell office:value-type="float" office:value="263">
            <text:p>263</text:p>
          </table:table-cell>
          <table:table-cell office:value-type="float" office:value="-92">
            <text:p>-92</text:p>
          </table:table-cell>
          <table:table-cell office:value-type="float" office:value="-192">
            <text:p>-192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222</text:p>
          </table:table-cell>
          <table:table-cell office:value-type="float" office:value="400226">
            <text:p>400226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79">
            <text:p>279</text:p>
          </table:table-cell>
          <table:table-cell office:value-type="float" office:value="-92">
            <text:p>-92</text:p>
          </table:table-cell>
          <table:table-cell office:value-type="float" office:value="-192">
            <text:p>-192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0230</text:p>
          </table:table-cell>
          <table:table-cell office:value-type="float" office:value="400234">
            <text:p>40023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-78">
            <text:p>-78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238</text:p>
          </table:table-cell>
          <table:table-cell office:value-type="float" office:value="400242">
            <text:p>40024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-78">
            <text:p>-78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246</text:p>
          </table:table-cell>
          <table:table-cell office:value-type="float" office:value="400250">
            <text:p>40025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65">
            <text:p>265</text:p>
          </table:table-cell>
          <table:table-cell office:value-type="float" office:value="-78">
            <text:p>-78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254</text:p>
          </table:table-cell>
          <table:table-cell office:value-type="float" office:value="400259">
            <text:p>400259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235">
            <text:p>235</text:p>
          </table:table-cell>
          <table:table-cell office:value-type="float" office:value="-78">
            <text:p>-78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263</text:p>
          </table:table-cell>
          <table:table-cell office:value-type="float" office:value="400267">
            <text:p>400267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  <table:table-cell office:value-type="float" office:value="-78">
            <text:p>-78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0271</text:p>
          </table:table-cell>
          <table:table-cell office:value-type="float" office:value="400275">
            <text:p>400275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46">
            <text:p>246</text:p>
          </table:table-cell>
          <table:table-cell office:value-type="float" office:value="-78">
            <text:p>-78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0279</text:p>
          </table:table-cell>
          <table:table-cell office:value-type="float" office:value="400283">
            <text:p>400283</text:p>
          </table:table-cell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float" office:value="275">
            <text:p>275</text:p>
          </table:table-cell>
          <table:table-cell office:value-type="float" office:value="-78">
            <text:p>-78</text:p>
          </table:table-cell>
          <table:table-cell office:value-type="float" office:value="2231">
            <text:p>2231</text:p>
          </table:table-cell>
          <table:table-cell office:value-type="float" office:value="1602">
            <text:p>1602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0287</text:p>
          </table:table-cell>
          <table:table-cell office:value-type="float" office:value="400291">
            <text:p>400291</text:p>
          </table:table-cell>
          <table:table-cell office:value-type="float" office:value="-6">
            <text:p>-6</text:p>
          </table:table-cell>
          <table:table-cell office:value-type="float" office:value="-15">
            <text:p>-15</text:p>
          </table:table-cell>
          <table:table-cell office:value-type="float" office:value="250">
            <text:p>250</text:p>
          </table:table-cell>
          <table:table-cell office:value-type="float" office:value="-78">
            <text:p>-78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295</text:p>
          </table:table-cell>
          <table:table-cell office:value-type="float" office:value="400300">
            <text:p>400300</text:p>
          </table:table-cell>
          <table:table-cell office:value-type="float" office:value="21">
            <text:p>21</text:p>
          </table:table-cell>
          <table:table-cell office:value-type="float" office:value="-18">
            <text:p>-18</text:p>
          </table:table-cell>
          <table:table-cell office:value-type="float" office:value="231">
            <text:p>231</text:p>
          </table:table-cell>
          <table:table-cell office:value-type="float" office:value="322">
            <text:p>322</text:p>
          </table:table-cell>
          <table:table-cell office:value-type="float" office:value="5007">
            <text:p>5007</text:p>
          </table:table-cell>
          <table:table-cell office:value-type="float" office:value="-15872">
            <text:p>-15872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304</text:p>
          </table:table-cell>
          <table:table-cell office:value-type="float" office:value="400308">
            <text:p>4003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312</text:p>
          </table:table-cell>
          <table:table-cell office:value-type="float" office:value="400316">
            <text:p>4003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320</text:p>
          </table:table-cell>
          <table:table-cell office:value-type="float" office:value="400324">
            <text:p>400324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office:value-type="float" office:value="268">
            <text:p>268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328</text:p>
          </table:table-cell>
          <table:table-cell office:value-type="float" office:value="400332">
            <text:p>40033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336</text:p>
          </table:table-cell>
          <table:table-cell office:value-type="float" office:value="400340">
            <text:p>400340</text:p>
          </table:table-cell>
          <table:table-cell office:value-type="float" office:value="6">
            <text:p>6</text:p>
          </table:table-cell>
          <table:table-cell office:value-type="float" office:value="-15">
            <text:p>-15</text:p>
          </table:table-cell>
          <table:table-cell office:value-type="float" office:value="270">
            <text:p>270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345</text:p>
          </table:table-cell>
          <table:table-cell office:value-type="float" office:value="400349">
            <text:p>400349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249">
            <text:p>249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7">
            <text:p>-7</text:p>
          </table:table-cell>
        </table:table-row>
        <table:table-row table:style-name="ro1">
          <table:table-cell office:value-type="string">
            <text:p>&gt;400353</text:p>
          </table:table-cell>
          <table:table-cell office:value-type="float" office:value="400357">
            <text:p>400357</text:p>
          </table:table-cell>
          <table:table-cell office:value-type="float" office:value="23">
            <text:p>23</text:p>
          </table:table-cell>
          <table:table-cell office:value-type="float" office:value="-11">
            <text:p>-11</text:p>
          </table:table-cell>
          <table:table-cell office:value-type="float" office:value="247">
            <text:p>247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361</text:p>
          </table:table-cell>
          <table:table-cell office:value-type="float" office:value="400365">
            <text:p>400365</text:p>
          </table:table-cell>
          <table:table-cell office:value-type="float" office:value="-9">
            <text:p>-9</text:p>
          </table:table-cell>
          <table:table-cell office:value-type="float" office:value="-27">
            <text:p>-27</text:p>
          </table:table-cell>
          <table:table-cell office:value-type="float" office:value="261">
            <text:p>261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371</text:p>
          </table:table-cell>
          <table:table-cell office:value-type="float" office:value="400373">
            <text:p>40037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379</text:p>
          </table:table-cell>
          <table:table-cell office:value-type="float" office:value="400381">
            <text:p>40038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262">
            <text:p>262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388</text:p>
          </table:table-cell>
          <table:table-cell office:value-type="float" office:value="400390">
            <text:p>400390</text:p>
          </table:table-cell>
          <table:table-cell office:value-type="float" office:value="36">
            <text:p>36</text:p>
          </table:table-cell>
          <table:table-cell office:value-type="float" office:value="-19">
            <text:p>-19</text:p>
          </table:table-cell>
          <table:table-cell office:value-type="float" office:value="249">
            <text:p>249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396</text:p>
          </table:table-cell>
          <table:table-cell office:value-type="float" office:value="400400">
            <text:p>40040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404</text:p>
          </table:table-cell>
          <table:table-cell office:value-type="float" office:value="400408">
            <text:p>400408</text:p>
          </table:table-cell>
          <table:table-cell office:value-type="float" office:value="-10">
            <text:p>-10</text:p>
          </table:table-cell>
          <table:table-cell office:value-type="float" office:value="-12">
            <text:p>-12</text:p>
          </table:table-cell>
          <table:table-cell office:value-type="float" office:value="283">
            <text:p>283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412</text:p>
          </table:table-cell>
          <table:table-cell office:value-type="float" office:value="400416">
            <text:p>40041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420</text:p>
          </table:table-cell>
          <table:table-cell office:value-type="float" office:value="400424">
            <text:p>40042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264">
            <text:p>264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0429</text:p>
          </table:table-cell>
          <table:table-cell office:value-type="float" office:value="400433">
            <text:p>400433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271">
            <text:p>271</text:p>
          </table:table-cell>
          <table:table-cell office:value-type="float" office:value="-81">
            <text:p>-81</text:p>
          </table:table-cell>
          <table:table-cell office:value-type="float" office:value="-190">
            <text:p>-190</text:p>
          </table:table-cell>
          <table:table-cell office:value-type="float" office:value="-416">
            <text:p>-416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0437</text:p>
          </table:table-cell>
          <table:table-cell office:value-type="float" office:value="400441">
            <text:p>400441</text:p>
          </table:table-cell>
          <table:table-cell office:value-type="float" office:value="40">
            <text:p>40</text:p>
          </table:table-cell>
          <table:table-cell office:value-type="float" office:value="-11">
            <text:p>-11</text:p>
          </table:table-cell>
          <table:table-cell office:value-type="float" office:value="219">
            <text:p>219</text:p>
          </table:table-cell>
          <table:table-cell office:value-type="float" office:value="-72">
            <text:p>-72</text:p>
          </table:table-cell>
          <table:table-cell office:value-type="float" office:value="-197">
            <text:p>-197</text:p>
          </table:table-cell>
          <table:table-cell office:value-type="float" office:value="-396">
            <text:p>-396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445</text:p>
          </table:table-cell>
          <table:table-cell office:value-type="float" office:value="400449">
            <text:p>400449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67">
            <text:p>267</text:p>
          </table:table-cell>
          <table:table-cell office:value-type="float" office:value="-72">
            <text:p>-72</text:p>
          </table:table-cell>
          <table:table-cell office:value-type="float" office:value="-197">
            <text:p>-197</text:p>
          </table:table-cell>
          <table:table-cell office:value-type="float" office:value="-396">
            <text:p>-396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453</text:p>
          </table:table-cell>
          <table:table-cell office:value-type="float" office:value="400457">
            <text:p>400457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-72">
            <text:p>-72</text:p>
          </table:table-cell>
          <table:table-cell office:value-type="float" office:value="-197">
            <text:p>-197</text:p>
          </table:table-cell>
          <table:table-cell office:value-type="float" office:value="-396">
            <text:p>-396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461</text:p>
          </table:table-cell>
          <table:table-cell office:value-type="float" office:value="400465">
            <text:p>400465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87">
            <text:p>287</text:p>
          </table:table-cell>
          <table:table-cell office:value-type="float" office:value="-72">
            <text:p>-72</text:p>
          </table:table-cell>
          <table:table-cell office:value-type="float" office:value="-197">
            <text:p>-197</text:p>
          </table:table-cell>
          <table:table-cell office:value-type="float" office:value="-396">
            <text:p>-396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470</text:p>
          </table:table-cell>
          <table:table-cell office:value-type="float" office:value="400474">
            <text:p>40047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87">
            <text:p>287</text:p>
          </table:table-cell>
          <table:table-cell office:value-type="float" office:value="-72">
            <text:p>-72</text:p>
          </table:table-cell>
          <table:table-cell office:value-type="float" office:value="-197">
            <text:p>-197</text:p>
          </table:table-cell>
          <table:table-cell office:value-type="float" office:value="-396">
            <text:p>-396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478</text:p>
          </table:table-cell>
          <table:table-cell office:value-type="float" office:value="400482">
            <text:p>40048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58">
            <text:p>258</text:p>
          </table:table-cell>
          <table:table-cell office:value-type="float" office:value="-72">
            <text:p>-72</text:p>
          </table:table-cell>
          <table:table-cell office:value-type="float" office:value="-197">
            <text:p>-197</text:p>
          </table:table-cell>
          <table:table-cell office:value-type="float" office:value="-396">
            <text:p>-396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486</text:p>
          </table:table-cell>
          <table:table-cell office:value-type="float" office:value="400490">
            <text:p>400490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18">
            <text:p>218</text:p>
          </table:table-cell>
          <table:table-cell office:value-type="float" office:value="-72">
            <text:p>-72</text:p>
          </table:table-cell>
          <table:table-cell office:value-type="float" office:value="-197">
            <text:p>-197</text:p>
          </table:table-cell>
          <table:table-cell office:value-type="float" office:value="-396">
            <text:p>-396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0494</text:p>
          </table:table-cell>
          <table:table-cell office:value-type="float" office:value="400498">
            <text:p>4004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-72">
            <text:p>-72</text:p>
          </table:table-cell>
          <table:table-cell office:value-type="float" office:value="-197">
            <text:p>-197</text:p>
          </table:table-cell>
          <table:table-cell office:value-type="float" office:value="-396">
            <text:p>-396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0502</text:p>
          </table:table-cell>
          <table:table-cell office:value-type="float" office:value="400506">
            <text:p>40050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47">
            <text:p>247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510</text:p>
          </table:table-cell>
          <table:table-cell office:value-type="float" office:value="400515">
            <text:p>40051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77">
            <text:p>277</text:p>
          </table:table-cell>
          <table:table-cell office:value-type="float" office:value="-18688">
            <text:p>-18688</text:p>
          </table:table-cell>
          <table:table-cell office:value-type="float" office:value="-15872">
            <text:p>-15872</text:p>
          </table:table-cell>
          <table:table-cell office:value-type="float" office:value="322">
            <text:p>32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0521</text:p>
          </table:table-cell>
          <table:table-cell office:value-type="float" office:value="400525">
            <text:p>40052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89">
            <text:p>289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529</text:p>
          </table:table-cell>
          <table:table-cell office:value-type="float" office:value="400533">
            <text:p>400533</text:p>
          </table:table-cell>
          <table:table-cell office:value-type="float" office:value="11">
            <text:p>11</text:p>
          </table:table-cell>
          <table:table-cell office:value-type="float" office:value="-9">
            <text:p>-9</text:p>
          </table:table-cell>
          <table:table-cell office:value-type="float" office:value="246">
            <text:p>246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537</text:p>
          </table:table-cell>
          <table:table-cell office:value-type="float" office:value="400541">
            <text:p>40054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545</text:p>
          </table:table-cell>
          <table:table-cell office:value-type="float" office:value="400549">
            <text:p>400549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263">
            <text:p>263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0553</text:p>
          </table:table-cell>
          <table:table-cell office:value-type="float" office:value="400558">
            <text:p>400558</text:p>
          </table:table-cell>
          <table:table-cell office:value-type="float" office:value="3">
            <text:p>3</text:p>
          </table:table-cell>
          <table:table-cell office:value-type="float" office:value="-17">
            <text:p>-17</text:p>
          </table:table-cell>
          <table:table-cell office:value-type="float" office:value="260">
            <text:p>260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0562</text:p>
          </table:table-cell>
          <table:table-cell office:value-type="float" office:value="400566">
            <text:p>400566</text:p>
          </table:table-cell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office:value-type="float" office:value="257">
            <text:p>257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570</text:p>
          </table:table-cell>
          <table:table-cell office:value-type="float" office:value="400574">
            <text:p>40057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office:value-type="float" office:value="-72">
            <text:p>-72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578</text:p>
          </table:table-cell>
          <table:table-cell office:value-type="float" office:value="400582">
            <text:p>400582</text:p>
          </table:table-cell>
          <table:table-cell office:value-type="float" office:value="1">
            <text:p>1</text:p>
          </table:table-cell>
          <table:table-cell office:value-type="float" office:value="-18">
            <text:p>-18</text:p>
          </table:table-cell>
          <table:table-cell office:value-type="float" office:value="266">
            <text:p>266</text:p>
          </table:table-cell>
          <table:table-cell office:value-type="float" office:value="-72">
            <text:p>-72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12">
            <text:p>-1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586</text:p>
          </table:table-cell>
          <table:table-cell office:value-type="float" office:value="400590">
            <text:p>400590</text:p>
          </table:table-cell>
          <table:table-cell office:value-type="float" office:value="-11">
            <text:p>-11</text:p>
          </table:table-cell>
          <table:table-cell office:value-type="float" office:value="-27">
            <text:p>-27</text:p>
          </table:table-cell>
          <table:table-cell office:value-type="float" office:value="262">
            <text:p>262</text:p>
          </table:table-cell>
          <table:table-cell office:value-type="float" office:value="-72">
            <text:p>-72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594</text:p>
          </table:table-cell>
          <table:table-cell office:value-type="float" office:value="400599">
            <text:p>40059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80">
            <text:p>280</text:p>
          </table:table-cell>
          <table:table-cell office:value-type="float" office:value="-72">
            <text:p>-72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603</text:p>
          </table:table-cell>
          <table:table-cell office:value-type="float" office:value="400607">
            <text:p>400607</text:p>
          </table:table-cell>
          <table:table-cell office:value-type="float" office:value="13">
            <text:p>13</text:p>
          </table:table-cell>
          <table:table-cell office:value-type="float" office:value="-19">
            <text:p>-19</text:p>
          </table:table-cell>
          <table:table-cell office:value-type="float" office:value="279">
            <text:p>279</text:p>
          </table:table-cell>
          <table:table-cell office:value-type="float" office:value="-72">
            <text:p>-72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613</text:p>
          </table:table-cell>
          <table:table-cell office:value-type="float" office:value="400615">
            <text:p>400615</text:p>
          </table:table-cell>
          <table:table-cell office:value-type="float" office:value="-7">
            <text:p>-7</text:p>
          </table:table-cell>
          <table:table-cell office:value-type="float" office:value="-36">
            <text:p>-36</text:p>
          </table:table-cell>
          <table:table-cell office:value-type="float" office:value="278">
            <text:p>278</text:p>
          </table:table-cell>
          <table:table-cell office:value-type="float" office:value="-72">
            <text:p>-72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621</text:p>
          </table:table-cell>
          <table:table-cell office:value-type="float" office:value="400625">
            <text:p>40062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-72">
            <text:p>-72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0629</text:p>
          </table:table-cell>
          <table:table-cell office:value-type="float" office:value="400633">
            <text:p>400633</text:p>
          </table:table-cell>
          <table:table-cell office:value-type="float" office:value="0">
            <text:p>0</text:p>
          </table:table-cell>
          <table:table-cell office:value-type="float" office:value="-19">
            <text:p>-19</text:p>
          </table:table-cell>
          <table:table-cell office:value-type="float" office:value="253">
            <text:p>253</text:p>
          </table:table-cell>
          <table:table-cell office:value-type="float" office:value="-72">
            <text:p>-72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0637</text:p>
          </table:table-cell>
          <table:table-cell office:value-type="float" office:value="400642">
            <text:p>400642</text:p>
          </table:table-cell>
          <table:table-cell office:value-type="float" office:value="19">
            <text:p>19</text:p>
          </table:table-cell>
          <table:table-cell office:value-type="float" office:value="-9">
            <text:p>-9</text:p>
          </table:table-cell>
          <table:table-cell office:value-type="float" office:value="254">
            <text:p>254</text:p>
          </table:table-cell>
          <table:table-cell office:value-type="float" office:value="-80">
            <text:p>-80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646</text:p>
          </table:table-cell>
          <table:table-cell office:value-type="float" office:value="400650">
            <text:p>400650</text:p>
          </table:table-cell>
          <table:table-cell office:value-type="float" office:value="-7">
            <text:p>-7</text:p>
          </table:table-cell>
          <table:table-cell office:value-type="float" office:value="-16">
            <text:p>-16</text:p>
          </table:table-cell>
          <table:table-cell office:value-type="float" office:value="270">
            <text:p>270</text:p>
          </table:table-cell>
          <table:table-cell office:value-type="float" office:value="-80">
            <text:p>-80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654</text:p>
          </table:table-cell>
          <table:table-cell office:value-type="float" office:value="400658">
            <text:p>400658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96">
            <text:p>296</text:p>
          </table:table-cell>
          <table:table-cell office:value-type="float" office:value="-80">
            <text:p>-80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662</text:p>
          </table:table-cell>
          <table:table-cell office:value-type="float" office:value="400666">
            <text:p>40066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97">
            <text:p>297</text:p>
          </table:table-cell>
          <table:table-cell office:value-type="float" office:value="-80">
            <text:p>-80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2">
            <text:p>-92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670</text:p>
          </table:table-cell>
          <table:table-cell office:value-type="float" office:value="400674">
            <text:p>400674</text:p>
          </table:table-cell>
          <table:table-cell office:value-type="float" office:value="31">
            <text:p>31</text:p>
          </table:table-cell>
          <table:table-cell office:value-type="float" office:value="-9">
            <text:p>-9</text:p>
          </table:table-cell>
          <table:table-cell office:value-type="float" office:value="231">
            <text:p>231</text:p>
          </table:table-cell>
          <table:table-cell office:value-type="float" office:value="-80">
            <text:p>-80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0678</text:p>
          </table:table-cell>
          <table:table-cell office:value-type="float" office:value="400683">
            <text:p>40068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  <table:table-cell office:value-type="float" office:value="-80">
            <text:p>-80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0687</text:p>
          </table:table-cell>
          <table:table-cell office:value-type="float" office:value="400691">
            <text:p>40069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94">
            <text:p>294</text:p>
          </table:table-cell>
          <table:table-cell office:value-type="float" office:value="-80">
            <text:p>-80</text:p>
          </table:table-cell>
          <table:table-cell office:value-type="float" office:value="2231">
            <text:p>2231</text:p>
          </table:table-cell>
          <table:table-cell office:value-type="float" office:value="1602">
            <text:p>16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695</text:p>
          </table:table-cell>
          <table:table-cell office:value-type="float" office:value="400699">
            <text:p>40069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57">
            <text:p>257</text:p>
          </table:table-cell>
          <table:table-cell office:value-type="float" office:value="-80">
            <text:p>-80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703</text:p>
          </table:table-cell>
          <table:table-cell office:value-type="float" office:value="400707">
            <text:p>400707</text:p>
          </table:table-cell>
          <table:table-cell office:value-type="float" office:value="5">
            <text:p>5</text:p>
          </table:table-cell>
          <table:table-cell office:value-type="float" office:value="-22">
            <text:p>-22</text:p>
          </table:table-cell>
          <table:table-cell office:value-type="float" office:value="253">
            <text:p>253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13">
            <text:p>-413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0711</text:p>
          </table:table-cell>
          <table:table-cell office:value-type="float" office:value="400715">
            <text:p>40071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13">
            <text:p>-413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0719</text:p>
          </table:table-cell>
          <table:table-cell office:value-type="float" office:value="400723">
            <text:p>400723</text:p>
          </table:table-cell>
          <table:table-cell office:value-type="float" office:value="-6">
            <text:p>-6</text:p>
          </table:table-cell>
          <table:table-cell office:value-type="float" office:value="-17">
            <text:p>-17</text:p>
          </table:table-cell>
          <table:table-cell office:value-type="float" office:value="263">
            <text:p>263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13">
            <text:p>-413</text:p>
          </table:table-cell>
          <table:table-cell office:value-type="float" office:value="-93">
            <text:p>-93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728</text:p>
          </table:table-cell>
          <table:table-cell office:value-type="float" office:value="400732">
            <text:p>400732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48">
            <text:p>248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13">
            <text:p>-413</text:p>
          </table:table-cell>
          <table:table-cell office:value-type="float" office:value="-92">
            <text:p>-92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736</text:p>
          </table:table-cell>
          <table:table-cell office:value-type="float" office:value="400740">
            <text:p>40074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267">
            <text:p>267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13">
            <text:p>-413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744</text:p>
          </table:table-cell>
          <table:table-cell office:value-type="float" office:value="400748">
            <text:p>4007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090">
            <text:p>17090</text:p>
          </table:table-cell>
          <table:table-cell office:value-type="float" office:value="-96">
            <text:p>-96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752</text:p>
          </table:table-cell>
          <table:table-cell office:value-type="float" office:value="400756">
            <text:p>400756</text:p>
          </table:table-cell>
          <table:table-cell office:value-type="float" office:value="33">
            <text:p>33</text:p>
          </table:table-cell>
          <table:table-cell office:value-type="float" office:value="-8">
            <text:p>-8</text:p>
          </table:table-cell>
          <table:table-cell office:value-type="float" office:value="265">
            <text:p>265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13">
            <text:p>-413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760</text:p>
          </table:table-cell>
          <table:table-cell office:value-type="float" office:value="400764">
            <text:p>400764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82">
            <text:p>282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13">
            <text:p>-413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0769</text:p>
          </table:table-cell>
          <table:table-cell office:value-type="float" office:value="400773">
            <text:p>400773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75">
            <text:p>275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13">
            <text:p>-413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0777</text:p>
          </table:table-cell>
          <table:table-cell office:value-type="float" office:value="400781">
            <text:p>400781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-86">
            <text:p>-86</text:p>
          </table:table-cell>
          <table:table-cell office:value-type="float" office:value="-201">
            <text:p>-201</text:p>
          </table:table-cell>
          <table:table-cell office:value-type="float" office:value="-398">
            <text:p>-398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0785</text:p>
          </table:table-cell>
          <table:table-cell office:value-type="float" office:value="400789">
            <text:p>400789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-86">
            <text:p>-86</text:p>
          </table:table-cell>
          <table:table-cell office:value-type="float" office:value="-201">
            <text:p>-201</text:p>
          </table:table-cell>
          <table:table-cell office:value-type="float" office:value="-398">
            <text:p>-398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793</text:p>
          </table:table-cell>
          <table:table-cell office:value-type="float" office:value="400797">
            <text:p>400797</text:p>
          </table:table-cell>
          <table:table-cell office:value-type="float" office:value="17">
            <text:p>17</text:p>
          </table:table-cell>
          <table:table-cell office:value-type="float" office:value="-29">
            <text:p>-29</text:p>
          </table:table-cell>
          <table:table-cell office:value-type="float" office:value="245">
            <text:p>245</text:p>
          </table:table-cell>
          <table:table-cell office:value-type="float" office:value="-86">
            <text:p>-86</text:p>
          </table:table-cell>
          <table:table-cell office:value-type="float" office:value="-201">
            <text:p>-201</text:p>
          </table:table-cell>
          <table:table-cell office:value-type="float" office:value="-398">
            <text:p>-398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801</text:p>
          </table:table-cell>
          <table:table-cell office:value-type="float" office:value="400805">
            <text:p>40080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92">
            <text:p>292</text:p>
          </table:table-cell>
          <table:table-cell office:value-type="float" office:value="-86">
            <text:p>-86</text:p>
          </table:table-cell>
          <table:table-cell office:value-type="float" office:value="-201">
            <text:p>-201</text:p>
          </table:table-cell>
          <table:table-cell office:value-type="float" office:value="-398">
            <text:p>-398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0809</text:p>
          </table:table-cell>
          <table:table-cell office:value-type="float" office:value="400814">
            <text:p>400814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73">
            <text:p>273</text:p>
          </table:table-cell>
          <table:table-cell office:value-type="float" office:value="-86">
            <text:p>-86</text:p>
          </table:table-cell>
          <table:table-cell office:value-type="float" office:value="-201">
            <text:p>-201</text:p>
          </table:table-cell>
          <table:table-cell office:value-type="float" office:value="-398">
            <text:p>-398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818</text:p>
          </table:table-cell>
          <table:table-cell office:value-type="float" office:value="400822">
            <text:p>400822</text:p>
          </table:table-cell>
          <table:table-cell office:value-type="float" office:value="23">
            <text:p>23</text:p>
          </table:table-cell>
          <table:table-cell office:value-type="float" office:value="-2">
            <text:p>-2</text:p>
          </table:table-cell>
          <table:table-cell office:value-type="float" office:value="236">
            <text:p>236</text:p>
          </table:table-cell>
          <table:table-cell office:value-type="float" office:value="-86">
            <text:p>-86</text:p>
          </table:table-cell>
          <table:table-cell office:value-type="float" office:value="-201">
            <text:p>-201</text:p>
          </table:table-cell>
          <table:table-cell office:value-type="float" office:value="-398">
            <text:p>-398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826</text:p>
          </table:table-cell>
          <table:table-cell office:value-type="float" office:value="400830">
            <text:p>40083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35">
            <text:p>235</text:p>
          </table:table-cell>
          <table:table-cell office:value-type="float" office:value="-86">
            <text:p>-86</text:p>
          </table:table-cell>
          <table:table-cell office:value-type="float" office:value="-201">
            <text:p>-201</text:p>
          </table:table-cell>
          <table:table-cell office:value-type="float" office:value="-398">
            <text:p>-398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834</text:p>
          </table:table-cell>
          <table:table-cell office:value-type="float" office:value="400838">
            <text:p>40083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-86">
            <text:p>-86</text:p>
          </table:table-cell>
          <table:table-cell office:value-type="float" office:value="-201">
            <text:p>-201</text:p>
          </table:table-cell>
          <table:table-cell office:value-type="float" office:value="-398">
            <text:p>-398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844</text:p>
          </table:table-cell>
          <table:table-cell office:value-type="float" office:value="400846">
            <text:p>400846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44">
            <text:p>244</text:p>
          </table:table-cell>
          <table:table-cell office:value-type="float" office:value="-84">
            <text:p>-84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852</text:p>
          </table:table-cell>
          <table:table-cell office:value-type="float" office:value="400855">
            <text:p>400855</text:p>
          </table:table-cell>
          <table:table-cell office:value-type="float" office:value="5">
            <text:p>5</text:p>
          </table:table-cell>
          <table:table-cell office:value-type="float" office:value="-16">
            <text:p>-16</text:p>
          </table:table-cell>
          <table:table-cell office:value-type="float" office:value="256">
            <text:p>256</text:p>
          </table:table-cell>
          <table:table-cell office:value-type="float" office:value="-84">
            <text:p>-84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0861</text:p>
          </table:table-cell>
          <table:table-cell office:value-type="float" office:value="400863">
            <text:p>400863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89">
            <text:p>289</text:p>
          </table:table-cell>
          <table:table-cell office:value-type="float" office:value="-84">
            <text:p>-84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1">
            <text:p>-91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869</text:p>
          </table:table-cell>
          <table:table-cell office:value-type="float" office:value="400873">
            <text:p>400873</text:p>
          </table:table-cell>
          <table:table-cell office:value-type="float" office:value="-14">
            <text:p>-14</text:p>
          </table:table-cell>
          <table:table-cell office:value-type="float" office:value="-27">
            <text:p>-27</text:p>
          </table:table-cell>
          <table:table-cell office:value-type="float" office:value="267">
            <text:p>267</text:p>
          </table:table-cell>
          <table:table-cell office:value-type="float" office:value="-84">
            <text:p>-84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877</text:p>
          </table:table-cell>
          <table:table-cell office:value-type="float" office:value="400881">
            <text:p>40088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-84">
            <text:p>-84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885</text:p>
          </table:table-cell>
          <table:table-cell office:value-type="float" office:value="400889">
            <text:p>400889</text:p>
          </table:table-cell>
          <table:table-cell office:value-type="float" office:value="3">
            <text:p>3</text:p>
          </table:table-cell>
          <table:table-cell office:value-type="float" office:value="-24">
            <text:p>-24</text:p>
          </table:table-cell>
          <table:table-cell office:value-type="float" office:value="249">
            <text:p>249</text:p>
          </table:table-cell>
          <table:table-cell office:value-type="float" office:value="-84">
            <text:p>-84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0893</text:p>
          </table:table-cell>
          <table:table-cell office:value-type="float" office:value="400898">
            <text:p>400898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office:value-type="float" office:value="260">
            <text:p>260</text:p>
          </table:table-cell>
          <table:table-cell office:value-type="float" office:value="-84">
            <text:p>-84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table:number-columns-repeated="2" office:value-type="float" office:value="-8">
            <text:p>-8</text:p>
          </table:table-cell>
        </table:table-row>
        <table:table-row table:style-name="ro1">
          <table:table-cell office:value-type="string">
            <text:p>&gt;400902</text:p>
          </table:table-cell>
          <table:table-cell office:value-type="float" office:value="400906">
            <text:p>400906</text:p>
          </table:table-cell>
          <table:table-cell office:value-type="float" office:value="18">
            <text:p>18</text:p>
          </table:table-cell>
          <table:table-cell office:value-type="float" office:value="-7">
            <text:p>-7</text:p>
          </table:table-cell>
          <table:table-cell office:value-type="float" office:value="250">
            <text:p>250</text:p>
          </table:table-cell>
          <table:table-cell office:value-type="float" office:value="-84">
            <text:p>-84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0910</text:p>
          </table:table-cell>
          <table:table-cell office:value-type="float" office:value="400914">
            <text:p>400914</text:p>
          </table:table-cell>
          <table:table-cell office:value-type="float" office:value="25">
            <text:p>25</text:p>
          </table:table-cell>
          <table:table-cell office:value-type="float" office:value="-2">
            <text:p>-2</text:p>
          </table:table-cell>
          <table:table-cell office:value-type="float" office:value="253">
            <text:p>253</text:p>
          </table:table-cell>
          <table:table-cell office:value-type="float" office:value="-87">
            <text:p>-87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918</text:p>
          </table:table-cell>
          <table:table-cell office:value-type="float" office:value="400922">
            <text:p>4009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-87">
            <text:p>-87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926</text:p>
          </table:table-cell>
          <table:table-cell office:value-type="float" office:value="400930">
            <text:p>400930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271">
            <text:p>271</text:p>
          </table:table-cell>
          <table:table-cell office:value-type="float" office:value="-87">
            <text:p>-87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934</text:p>
          </table:table-cell>
          <table:table-cell office:value-type="float" office:value="400939">
            <text:p>400939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75">
            <text:p>275</text:p>
          </table:table-cell>
          <table:table-cell office:value-type="float" office:value="-87">
            <text:p>-87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2">
            <text:p>-92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943</text:p>
          </table:table-cell>
          <table:table-cell office:value-type="float" office:value="400947">
            <text:p>4009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-87">
            <text:p>-87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0951</text:p>
          </table:table-cell>
          <table:table-cell office:value-type="float" office:value="400955">
            <text:p>40095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73">
            <text:p>273</text:p>
          </table:table-cell>
          <table:table-cell office:value-type="float" office:value="-87">
            <text:p>-87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0959</text:p>
          </table:table-cell>
          <table:table-cell office:value-type="float" office:value="400963">
            <text:p>400963</text:p>
          </table:table-cell>
          <table:table-cell office:value-type="float" office:value="5">
            <text:p>5</text:p>
          </table:table-cell>
          <table:table-cell office:value-type="float" office:value="-23">
            <text:p>-23</text:p>
          </table:table-cell>
          <table:table-cell office:value-type="float" office:value="263">
            <text:p>263</text:p>
          </table:table-cell>
          <table:table-cell office:value-type="float" office:value="-87">
            <text:p>-87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0967</text:p>
          </table:table-cell>
          <table:table-cell office:value-type="float" office:value="400969">
            <text:p>400969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289">
            <text:p>289</text:p>
          </table:table-cell>
          <table:table-cell office:value-type="float" office:value="-87">
            <text:p>-87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2">
            <text:p>-92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0975</text:p>
          </table:table-cell>
          <table:table-cell office:value-type="float" office:value="400979">
            <text:p>40097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0984</text:p>
          </table:table-cell>
          <table:table-cell office:value-type="float" office:value="400986">
            <text:p>40098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54">
            <text:p>254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0992</text:p>
          </table:table-cell>
          <table:table-cell office:value-type="float" office:value="400994">
            <text:p>400994</text:p>
          </table:table-cell>
          <table:table-cell office:value-type="float" office:value="21">
            <text:p>21</text:p>
          </table:table-cell>
          <table:table-cell office:value-type="float" office:value="-23">
            <text:p>-23</text:p>
          </table:table-cell>
          <table:table-cell office:value-type="float" office:value="246">
            <text:p>246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000</text:p>
          </table:table-cell>
          <table:table-cell office:value-type="float" office:value="401004">
            <text:p>401004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  <table:table-cell office:value-type="float" office:value="284">
            <text:p>284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008</text:p>
          </table:table-cell>
          <table:table-cell office:value-type="float" office:value="401012">
            <text:p>401012</text:p>
          </table:table-cell>
          <table:table-cell office:value-type="float" office:value="-10">
            <text:p>-10</text:p>
          </table:table-cell>
          <table:table-cell office:value-type="float" office:value="-22">
            <text:p>-22</text:p>
          </table:table-cell>
          <table:table-cell office:value-type="float" office:value="257">
            <text:p>257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016</text:p>
          </table:table-cell>
          <table:table-cell office:value-type="float" office:value="401020">
            <text:p>401020</text:p>
          </table:table-cell>
          <table:table-cell office:value-type="float" office:value="27">
            <text:p>27</text:p>
          </table:table-cell>
          <table:table-cell office:value-type="float" office:value="-22">
            <text:p>-22</text:p>
          </table:table-cell>
          <table:table-cell office:value-type="float" office:value="246">
            <text:p>246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025</text:p>
          </table:table-cell>
          <table:table-cell office:value-type="float" office:value="401029">
            <text:p>401029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208">
            <text:p>208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033</text:p>
          </table:table-cell>
          <table:table-cell office:value-type="float" office:value="401037">
            <text:p>401037</text:p>
          </table:table-cell>
          <table:table-cell office:value-type="float" office:value="-14">
            <text:p>-14</text:p>
          </table:table-cell>
          <table:table-cell office:value-type="float" office:value="-13">
            <text:p>-13</text:p>
          </table:table-cell>
          <table:table-cell office:value-type="float" office:value="270">
            <text:p>270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041</text:p>
          </table:table-cell>
          <table:table-cell office:value-type="float" office:value="401045">
            <text:p>40104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051</text:p>
          </table:table-cell>
          <table:table-cell office:value-type="float" office:value="401053">
            <text:p>401053</text:p>
          </table:table-cell>
          <table:table-cell office:value-type="float" office:value="4">
            <text:p>4</text:p>
          </table:table-cell>
          <table:table-cell office:value-type="float" office:value="-30">
            <text:p>-30</text:p>
          </table:table-cell>
          <table:table-cell office:value-type="float" office:value="251">
            <text:p>251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059</text:p>
          </table:table-cell>
          <table:table-cell office:value-type="float" office:value="401061">
            <text:p>401061</text:p>
          </table:table-cell>
          <table:table-cell office:value-type="float" office:value="-10">
            <text:p>-10</text:p>
          </table:table-cell>
          <table:table-cell office:value-type="float" office:value="-21">
            <text:p>-21</text:p>
          </table:table-cell>
          <table:table-cell office:value-type="float" office:value="277">
            <text:p>277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068</text:p>
          </table:table-cell>
          <table:table-cell office:value-type="float" office:value="401072">
            <text:p>401072</text:p>
          </table:table-cell>
          <table:table-cell office:value-type="float" office:value="0">
            <text:p>0</text:p>
          </table:table-cell>
          <table:table-cell office:value-type="float" office:value="-29">
            <text:p>-29</text:p>
          </table:table-cell>
          <table:table-cell office:value-type="float" office:value="256">
            <text:p>256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1076</text:p>
          </table:table-cell>
          <table:table-cell office:value-type="float" office:value="401080">
            <text:p>40108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91">
            <text:p>291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084</text:p>
          </table:table-cell>
          <table:table-cell office:value-type="float" office:value="401088">
            <text:p>401088</text:p>
          </table:table-cell>
          <table:table-cell office:value-type="float" office:value="-2">
            <text:p>-2</text:p>
          </table:table-cell>
          <table:table-cell office:value-type="float" office:value="-15">
            <text:p>-15</text:p>
          </table:table-cell>
          <table:table-cell office:value-type="float" office:value="271">
            <text:p>271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092</text:p>
          </table:table-cell>
          <table:table-cell office:value-type="float" office:value="401096">
            <text:p>401096</text:p>
          </table:table-cell>
          <table:table-cell office:value-type="float" office:value="3">
            <text:p>3</text:p>
          </table:table-cell>
          <table:table-cell office:value-type="float" office:value="-26">
            <text:p>-26</text:p>
          </table:table-cell>
          <table:table-cell office:value-type="float" office:value="251">
            <text:p>251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100</text:p>
          </table:table-cell>
          <table:table-cell office:value-type="float" office:value="401104">
            <text:p>401104</text:p>
          </table:table-cell>
          <table:table-cell office:value-type="float" office:value="10">
            <text:p>10</text:p>
          </table:table-cell>
          <table:table-cell office:value-type="float" office:value="-16">
            <text:p>-16</text:p>
          </table:table-cell>
          <table:table-cell office:value-type="float" office:value="235">
            <text:p>235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108</text:p>
          </table:table-cell>
          <table:table-cell office:value-type="float" office:value="401113">
            <text:p>40111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94">
            <text:p>294</text:p>
          </table:table-cell>
          <table:table-cell office:value-type="float" office:value="-88">
            <text:p>-88</text:p>
          </table:table-cell>
          <table:table-cell office:value-type="float" office:value="-205">
            <text:p>-205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&gt;401117</text:p>
          </table:table-cell>
          <table:table-cell office:value-type="float" office:value="401121">
            <text:p>40112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-75">
            <text:p>-75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125</text:p>
          </table:table-cell>
          <table:table-cell office:value-type="float" office:value="401129">
            <text:p>401129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264">
            <text:p>264</text:p>
          </table:table-cell>
          <table:table-cell office:value-type="float" office:value="-75">
            <text:p>-75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133</text:p>
          </table:table-cell>
          <table:table-cell office:value-type="float" office:value="401137">
            <text:p>401137</text:p>
          </table:table-cell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  <table:table-cell office:value-type="float" office:value="254">
            <text:p>254</text:p>
          </table:table-cell>
          <table:table-cell office:value-type="float" office:value="-75">
            <text:p>-75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141</text:p>
          </table:table-cell>
          <table:table-cell office:value-type="float" office:value="401145">
            <text:p>401145</text:p>
          </table:table-cell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office:value-type="float" office:value="257">
            <text:p>257</text:p>
          </table:table-cell>
          <table:table-cell office:value-type="float" office:value="-75">
            <text:p>-75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152</text:p>
          </table:table-cell>
          <table:table-cell office:value-type="float" office:value="401154">
            <text:p>401154</text:p>
          </table:table-cell>
          <table:table-cell office:value-type="float" office:value="38">
            <text:p>38</text:p>
          </table:table-cell>
          <table:table-cell office:value-type="float" office:value="-11">
            <text:p>-11</text:p>
          </table:table-cell>
          <table:table-cell office:value-type="float" office:value="224">
            <text:p>224</text:p>
          </table:table-cell>
          <table:table-cell office:value-type="float" office:value="-75">
            <text:p>-75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160</text:p>
          </table:table-cell>
          <table:table-cell office:value-type="float" office:value="401162">
            <text:p>40116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88">
            <text:p>288</text:p>
          </table:table-cell>
          <table:table-cell office:value-type="float" office:value="-75">
            <text:p>-75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168</text:p>
          </table:table-cell>
          <table:table-cell office:value-type="float" office:value="401170">
            <text:p>40117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92">
            <text:p>292</text:p>
          </table:table-cell>
          <table:table-cell office:value-type="float" office:value="-75">
            <text:p>-75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1174</text:p>
          </table:table-cell>
          <table:table-cell office:value-type="float" office:value="401178">
            <text:p>40117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45">
            <text:p>245</text:p>
          </table:table-cell>
          <table:table-cell office:value-type="float" office:value="-75">
            <text:p>-75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184</text:p>
          </table:table-cell>
          <table:table-cell office:value-type="float" office:value="401186">
            <text:p>40118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9">
            <text:p>279</text:p>
          </table:table-cell>
          <table:table-cell office:value-type="float" office:value="-76">
            <text:p>-76</text:p>
          </table:table-cell>
          <table:table-cell office:value-type="float" office:value="-195">
            <text:p>-195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192</text:p>
          </table:table-cell>
          <table:table-cell office:value-type="float" office:value="401195">
            <text:p>40119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79">
            <text:p>279</text:p>
          </table:table-cell>
          <table:table-cell office:value-type="float" office:value="-76">
            <text:p>-76</text:p>
          </table:table-cell>
          <table:table-cell office:value-type="float" office:value="-195">
            <text:p>-195</text:p>
          </table:table-cell>
          <table:table-cell office:value-type="float" office:value="-408">
            <text:p>-408</text:p>
          </table:table-cell>
          <table:table-cell office:value-type="float" office:value="-91">
            <text:p>-91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201</text:p>
          </table:table-cell>
          <table:table-cell office:value-type="float" office:value="401203">
            <text:p>40120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-76">
            <text:p>-76</text:p>
          </table:table-cell>
          <table:table-cell office:value-type="float" office:value="-195">
            <text:p>-195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1209</text:p>
          </table:table-cell>
          <table:table-cell office:value-type="float" office:value="401211">
            <text:p>40121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office:value-type="float" office:value="-76">
            <text:p>-76</text:p>
          </table:table-cell>
          <table:table-cell office:value-type="float" office:value="-195">
            <text:p>-195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217</text:p>
          </table:table-cell>
          <table:table-cell office:value-type="float" office:value="401219">
            <text:p>401219</text:p>
          </table:table-cell>
          <table:table-cell office:value-type="float" office:value="14">
            <text:p>14</text:p>
          </table:table-cell>
          <table:table-cell office:value-type="float" office:value="-33">
            <text:p>-33</text:p>
          </table:table-cell>
          <table:table-cell office:value-type="float" office:value="255">
            <text:p>255</text:p>
          </table:table-cell>
          <table:table-cell office:value-type="float" office:value="-76">
            <text:p>-76</text:p>
          </table:table-cell>
          <table:table-cell office:value-type="float" office:value="-195">
            <text:p>-195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225</text:p>
          </table:table-cell>
          <table:table-cell office:value-type="float" office:value="401229">
            <text:p>401229</text:p>
          </table:table-cell>
          <table:table-cell office:value-type="float" office:value="11">
            <text:p>11</text:p>
          </table:table-cell>
          <table:table-cell office:value-type="float" office:value="-4">
            <text:p>-4</text:p>
          </table:table-cell>
          <table:table-cell office:value-type="float" office:value="288">
            <text:p>288</text:p>
          </table:table-cell>
          <table:table-cell office:value-type="float" office:value="-76">
            <text:p>-76</text:p>
          </table:table-cell>
          <table:table-cell office:value-type="float" office:value="-195">
            <text:p>-195</text:p>
          </table:table-cell>
          <table:table-cell office:value-type="float" office:value="-408">
            <text:p>-408</text:p>
          </table:table-cell>
          <table:table-cell office:value-type="float" office:value="-92">
            <text:p>-92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233</text:p>
          </table:table-cell>
          <table:table-cell office:value-type="float" office:value="401238">
            <text:p>40123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62">
            <text:p>262</text:p>
          </table:table-cell>
          <table:table-cell office:value-type="float" office:value="-76">
            <text:p>-76</text:p>
          </table:table-cell>
          <table:table-cell office:value-type="float" office:value="-195">
            <text:p>-195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242</text:p>
          </table:table-cell>
          <table:table-cell office:value-type="float" office:value="401246">
            <text:p>40124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-76">
            <text:p>-76</text:p>
          </table:table-cell>
          <table:table-cell office:value-type="float" office:value="-195">
            <text:p>-195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250</text:p>
          </table:table-cell>
          <table:table-cell office:value-type="float" office:value="401254">
            <text:p>401254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260">
            <text:p>260</text:p>
          </table:table-cell>
          <table:table-cell office:value-type="float" office:value="-73">
            <text:p>-73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258</text:p>
          </table:table-cell>
          <table:table-cell office:value-type="float" office:value="401262">
            <text:p>40126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93">
            <text:p>293</text:p>
          </table:table-cell>
          <table:table-cell office:value-type="float" office:value="-73">
            <text:p>-73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1266</text:p>
          </table:table-cell>
          <table:table-cell office:value-type="float" office:value="401270">
            <text:p>40127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office:value-type="float" office:value="-73">
            <text:p>-73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274</text:p>
          </table:table-cell>
          <table:table-cell office:value-type="float" office:value="401278">
            <text:p>40127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-73">
            <text:p>-73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2">
            <text:p>-92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283</text:p>
          </table:table-cell>
          <table:table-cell office:value-type="float" office:value="401287">
            <text:p>40128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-73">
            <text:p>-73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9">
            <text:p>-99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291</text:p>
          </table:table-cell>
          <table:table-cell office:value-type="float" office:value="401295">
            <text:p>40129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  <table:table-cell office:value-type="float" office:value="-73">
            <text:p>-73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11">
            <text:p>-11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299</text:p>
          </table:table-cell>
          <table:table-cell office:value-type="float" office:value="401303">
            <text:p>40130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89">
            <text:p>289</text:p>
          </table:table-cell>
          <table:table-cell office:value-type="float" office:value="-73">
            <text:p>-73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1307</text:p>
          </table:table-cell>
          <table:table-cell office:value-type="float" office:value="401311">
            <text:p>401311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38">
            <text:p>238</text:p>
          </table:table-cell>
          <table:table-cell office:value-type="float" office:value="-73">
            <text:p>-73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315</text:p>
          </table:table-cell>
          <table:table-cell office:value-type="float" office:value="401319">
            <text:p>401319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45">
            <text:p>245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4">
            <text:p>-404</text:p>
          </table:table-cell>
          <table:table-cell office:value-type="float" office:value="-100">
            <text:p>-100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&gt;401324</text:p>
          </table:table-cell>
          <table:table-cell office:value-type="float" office:value="401328">
            <text:p>40132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1332</text:p>
          </table:table-cell>
          <table:table-cell office:value-type="float" office:value="401336">
            <text:p>40133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88">
            <text:p>288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4">
            <text:p>-404</text:p>
          </table:table-cell>
          <table:table-cell office:value-type="float" office:value="-92">
            <text:p>-92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340</text:p>
          </table:table-cell>
          <table:table-cell office:value-type="float" office:value="401344">
            <text:p>40134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37">
            <text:p>237</text:p>
          </table:table-cell>
          <table:table-cell office:value-type="float" office:value="322">
            <text:p>322</text:p>
          </table:table-cell>
          <table:table-cell office:value-type="float" office:value="5007">
            <text:p>5007</text:p>
          </table:table-cell>
          <table:table-cell office:value-type="float" office:value="-15872">
            <text:p>-15872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348</text:p>
          </table:table-cell>
          <table:table-cell office:value-type="float" office:value="401352">
            <text:p>4013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356</text:p>
          </table:table-cell>
          <table:table-cell office:value-type="float" office:value="401360">
            <text:p>40136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67">
            <text:p>267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364</text:p>
          </table:table-cell>
          <table:table-cell office:value-type="float" office:value="401369">
            <text:p>401369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279">
            <text:p>279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373</text:p>
          </table:table-cell>
          <table:table-cell office:value-type="float" office:value="401377">
            <text:p>401377</text:p>
          </table:table-cell>
          <table:table-cell office:value-type="float" office:value="-6">
            <text:p>-6</text:p>
          </table:table-cell>
          <table:table-cell office:value-type="float" office:value="-43">
            <text:p>-43</text:p>
          </table:table-cell>
          <table:table-cell office:value-type="float" office:value="262">
            <text:p>262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4">
            <text:p>-404</text:p>
          </table:table-cell>
          <table:table-cell office:value-type="float" office:value="-91">
            <text:p>-91</text:p>
          </table:table-cell>
          <table:table-cell office:value-type="float" office:value="-11">
            <text:p>-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381</text:p>
          </table:table-cell>
          <table:table-cell office:value-type="float" office:value="401385">
            <text:p>40138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49">
            <text:p>249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389</text:p>
          </table:table-cell>
          <table:table-cell office:value-type="float" office:value="401393">
            <text:p>401393</text:p>
          </table:table-cell>
          <table:table-cell office:value-type="float" office:value="29">
            <text:p>29</text:p>
          </table:table-cell>
          <table:table-cell office:value-type="float" office:value="-25">
            <text:p>-25</text:p>
          </table:table-cell>
          <table:table-cell office:value-type="float" office:value="255">
            <text:p>255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17">
            <text:p>-417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399</text:p>
          </table:table-cell>
          <table:table-cell office:value-type="float" office:value="401403">
            <text:p>40140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17">
            <text:p>-417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408</text:p>
          </table:table-cell>
          <table:table-cell office:value-type="float" office:value="401410">
            <text:p>4014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90">
            <text:p>290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17">
            <text:p>-417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416</text:p>
          </table:table-cell>
          <table:table-cell office:value-type="float" office:value="401418">
            <text:p>401418</text:p>
          </table:table-cell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float" office:value="273">
            <text:p>273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17">
            <text:p>-417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424</text:p>
          </table:table-cell>
          <table:table-cell office:value-type="float" office:value="401426">
            <text:p>40142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17">
            <text:p>-417</text:p>
          </table:table-cell>
          <table:table-cell office:value-type="float" office:value="-96">
            <text:p>-96</text:p>
          </table:table-cell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432</text:p>
          </table:table-cell>
          <table:table-cell office:value-type="float" office:value="401434">
            <text:p>401434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234">
            <text:p>234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17">
            <text:p>-417</text:p>
          </table:table-cell>
          <table:table-cell office:value-type="float" office:value="-95">
            <text:p>-9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440</text:p>
          </table:table-cell>
          <table:table-cell office:value-type="float" office:value="401444">
            <text:p>401444</text:p>
          </table:table-cell>
          <table:table-cell office:value-type="float" office:value="19">
            <text:p>19</text:p>
          </table:table-cell>
          <table:table-cell office:value-type="float" office:value="-3">
            <text:p>-3</text:p>
          </table:table-cell>
          <table:table-cell office:value-type="float" office:value="267">
            <text:p>267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17">
            <text:p>-417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448</text:p>
          </table:table-cell>
          <table:table-cell office:value-type="float" office:value="401453">
            <text:p>401453</text:p>
          </table:table-cell>
          <table:table-cell office:value-type="float" office:value="-8">
            <text:p>-8</text:p>
          </table:table-cell>
          <table:table-cell office:value-type="float" office:value="-22">
            <text:p>-22</text:p>
          </table:table-cell>
          <table:table-cell office:value-type="float" office:value="262">
            <text:p>262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17">
            <text:p>-417</text:p>
          </table:table-cell>
          <table:table-cell office:value-type="float" office:value="-92">
            <text:p>-92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457</text:p>
          </table:table-cell>
          <table:table-cell office:value-type="float" office:value="401461">
            <text:p>40146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-83">
            <text:p>-83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465</text:p>
          </table:table-cell>
          <table:table-cell office:value-type="float" office:value="401469">
            <text:p>40146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-83">
            <text:p>-83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473</text:p>
          </table:table-cell>
          <table:table-cell office:value-type="float" office:value="401477">
            <text:p>40147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60">
            <text:p>260</text:p>
          </table:table-cell>
          <table:table-cell office:value-type="float" office:value="-83">
            <text:p>-83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481</text:p>
          </table:table-cell>
          <table:table-cell office:value-type="float" office:value="401485">
            <text:p>401485</text:p>
          </table:table-cell>
          <table:table-cell office:value-type="float" office:value="21">
            <text:p>21</text:p>
          </table:table-cell>
          <table:table-cell office:value-type="float" office:value="-15">
            <text:p>-15</text:p>
          </table:table-cell>
          <table:table-cell office:value-type="float" office:value="249">
            <text:p>249</text:p>
          </table:table-cell>
          <table:table-cell office:value-type="float" office:value="-83">
            <text:p>-83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489</text:p>
          </table:table-cell>
          <table:table-cell office:value-type="float" office:value="401494">
            <text:p>401494</text:p>
          </table:table-cell>
          <table:table-cell office:value-type="float" office:value="19">
            <text:p>19</text:p>
          </table:table-cell>
          <table:table-cell office:value-type="float" office:value="-20">
            <text:p>-20</text:p>
          </table:table-cell>
          <table:table-cell office:value-type="float" office:value="238">
            <text:p>238</text:p>
          </table:table-cell>
          <table:table-cell office:value-type="float" office:value="-83">
            <text:p>-83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498</text:p>
          </table:table-cell>
          <table:table-cell office:value-type="float" office:value="401502">
            <text:p>401502</text:p>
          </table:table-cell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 office:value-type="float" office:value="242">
            <text:p>242</text:p>
          </table:table-cell>
          <table:table-cell office:value-type="float" office:value="-83">
            <text:p>-83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506</text:p>
          </table:table-cell>
          <table:table-cell office:value-type="float" office:value="401510">
            <text:p>401510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264">
            <text:p>264</text:p>
          </table:table-cell>
          <table:table-cell office:value-type="float" office:value="-83">
            <text:p>-83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2">
            <text:p>-92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514</text:p>
          </table:table-cell>
          <table:table-cell office:value-type="float" office:value="401518">
            <text:p>4015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94">
            <text:p>294</text:p>
          </table:table-cell>
          <table:table-cell office:value-type="float" office:value="-83">
            <text:p>-83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522</text:p>
          </table:table-cell>
          <table:table-cell office:value-type="float" office:value="401526">
            <text:p>401526</text:p>
          </table:table-cell>
          <table:table-cell office:value-type="float" office:value="-8">
            <text:p>-8</text:p>
          </table:table-cell>
          <table:table-cell office:value-type="float" office:value="-19">
            <text:p>-19</text:p>
          </table:table-cell>
          <table:table-cell office:value-type="float" office:value="281">
            <text:p>281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530</text:p>
          </table:table-cell>
          <table:table-cell office:value-type="float" office:value="401534">
            <text:p>40153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539</text:p>
          </table:table-cell>
          <table:table-cell office:value-type="float" office:value="401543">
            <text:p>40154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1547</text:p>
          </table:table-cell>
          <table:table-cell office:value-type="float" office:value="401551">
            <text:p>40155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84">
            <text:p>284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555</text:p>
          </table:table-cell>
          <table:table-cell office:value-type="float" office:value="401559">
            <text:p>401559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21">
            <text:p>221</text:p>
          </table:table-cell>
          <table:table-cell office:value-type="float" office:value="322">
            <text:p>322</text:p>
          </table:table-cell>
          <table:table-cell office:value-type="float" office:value="5007">
            <text:p>5007</text:p>
          </table:table-cell>
          <table:table-cell office:value-type="float" office:value="-15872">
            <text:p>-15872</text:p>
          </table:table-cell>
          <table:table-cell office:value-type="float" office:value="-91">
            <text:p>-91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563</text:p>
          </table:table-cell>
          <table:table-cell office:value-type="float" office:value="401567">
            <text:p>401567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1571</text:p>
          </table:table-cell>
          <table:table-cell office:value-type="float" office:value="401575">
            <text:p>401575</text:p>
          </table:table-cell>
          <table:table-cell office:value-type="float" office:value="34">
            <text:p>34</text:p>
          </table:table-cell>
          <table:table-cell office:value-type="float" office:value="-12">
            <text:p>-12</text:p>
          </table:table-cell>
          <table:table-cell office:value-type="float" office:value="232">
            <text:p>232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582</text:p>
          </table:table-cell>
          <table:table-cell office:value-type="float" office:value="401584">
            <text:p>401584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43">
            <text:p>243</text:p>
          </table:table-cell>
          <table:table-cell office:value-type="float" office:value="322">
            <text:p>322</text:p>
          </table:table-cell>
          <table:table-cell office:value-type="float" office:value="5007">
            <text:p>5007</text:p>
          </table:table-cell>
          <table:table-cell office:value-type="float" office:value="-15872">
            <text:p>-15872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1590</text:p>
          </table:table-cell>
          <table:table-cell office:value-type="float" office:value="401594">
            <text:p>40159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-88">
            <text:p>-88</text:p>
          </table:table-cell>
          <table:table-cell office:value-type="float" office:value="-199">
            <text:p>-199</text:p>
          </table:table-cell>
          <table:table-cell office:value-type="float" office:value="-402">
            <text:p>-402</text:p>
          </table:table-cell>
          <table:table-cell office:value-type="float" office:value="-100">
            <text:p>-100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1598</text:p>
          </table:table-cell>
          <table:table-cell office:value-type="float" office:value="401602">
            <text:p>401602</text:p>
          </table:table-cell>
          <table:table-cell office:value-type="float" office:value="27">
            <text:p>27</text:p>
          </table:table-cell>
          <table:table-cell office:value-type="float" office:value="-2">
            <text:p>-2</text:p>
          </table:table-cell>
          <table:table-cell office:value-type="float" office:value="267">
            <text:p>267</text:p>
          </table:table-cell>
          <table:table-cell office:value-type="float" office:value="-88">
            <text:p>-88</text:p>
          </table:table-cell>
          <table:table-cell office:value-type="float" office:value="-199">
            <text:p>-199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606</text:p>
          </table:table-cell>
          <table:table-cell office:value-type="float" office:value="401610">
            <text:p>401610</text:p>
          </table:table-cell>
          <table:table-cell office:value-type="float" office:value="-5">
            <text:p>-5</text:p>
          </table:table-cell>
          <table:table-cell office:value-type="float" office:value="-11">
            <text:p>-11</text:p>
          </table:table-cell>
          <table:table-cell office:value-type="float" office:value="267">
            <text:p>267</text:p>
          </table:table-cell>
          <table:table-cell office:value-type="float" office:value="-88">
            <text:p>-88</text:p>
          </table:table-cell>
          <table:table-cell office:value-type="float" office:value="-199">
            <text:p>-199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614</text:p>
          </table:table-cell>
          <table:table-cell office:value-type="float" office:value="401618">
            <text:p>401618</text:p>
          </table:table-cell>
          <table:table-cell office:value-type="float" office:value="16">
            <text:p>16</text:p>
          </table:table-cell>
          <table:table-cell office:value-type="float" office:value="-6">
            <text:p>-6</text:p>
          </table:table-cell>
          <table:table-cell office:value-type="float" office:value="243">
            <text:p>243</text:p>
          </table:table-cell>
          <table:table-cell office:value-type="float" office:value="-88">
            <text:p>-88</text:p>
          </table:table-cell>
          <table:table-cell office:value-type="float" office:value="-199">
            <text:p>-199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1623</text:p>
          </table:table-cell>
          <table:table-cell office:value-type="float" office:value="401627">
            <text:p>40162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-88">
            <text:p>-88</text:p>
          </table:table-cell>
          <table:table-cell office:value-type="float" office:value="-199">
            <text:p>-199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631</text:p>
          </table:table-cell>
          <table:table-cell office:value-type="float" office:value="401635">
            <text:p>401635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265">
            <text:p>265</text:p>
          </table:table-cell>
          <table:table-cell office:value-type="float" office:value="-88">
            <text:p>-88</text:p>
          </table:table-cell>
          <table:table-cell office:value-type="float" office:value="-199">
            <text:p>-199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639</text:p>
          </table:table-cell>
          <table:table-cell office:value-type="float" office:value="401643">
            <text:p>401643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241">
            <text:p>241</text:p>
          </table:table-cell>
          <table:table-cell office:value-type="float" office:value="-88">
            <text:p>-88</text:p>
          </table:table-cell>
          <table:table-cell office:value-type="float" office:value="-199">
            <text:p>-199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647</text:p>
          </table:table-cell>
          <table:table-cell office:value-type="float" office:value="401651">
            <text:p>4016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-88">
            <text:p>-88</text:p>
          </table:table-cell>
          <table:table-cell office:value-type="float" office:value="-199">
            <text:p>-199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&gt;401655</text:p>
          </table:table-cell>
          <table:table-cell office:value-type="float" office:value="401659">
            <text:p>401659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277">
            <text:p>277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1664</text:p>
          </table:table-cell>
          <table:table-cell office:value-type="float" office:value="401668">
            <text:p>401668</text:p>
          </table:table-cell>
          <table:table-cell table:number-columns-repeated="2"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672</text:p>
          </table:table-cell>
          <table:table-cell office:value-type="float" office:value="401676">
            <text:p>401676</text:p>
          </table:table-cell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office:value-type="float" office:value="270">
            <text:p>270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680</text:p>
          </table:table-cell>
          <table:table-cell office:value-type="float" office:value="401684">
            <text:p>40168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22">
            <text:p>322</text:p>
          </table:table-cell>
          <table:table-cell office:value-type="float" office:value="5007">
            <text:p>5007</text:p>
          </table:table-cell>
          <table:table-cell office:value-type="float" office:value="-15872">
            <text:p>-15872</text:p>
          </table:table-cell>
          <table:table-cell office:value-type="float" office:value="-100">
            <text:p>-100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688</text:p>
          </table:table-cell>
          <table:table-cell office:value-type="float" office:value="401692">
            <text:p>401692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219">
            <text:p>219</text:p>
          </table:table-cell>
          <table:table-cell office:value-type="float" office:value="322">
            <text:p>322</text:p>
          </table:table-cell>
          <table:table-cell office:value-type="float" office:value="5007">
            <text:p>5007</text:p>
          </table:table-cell>
          <table:table-cell office:value-type="float" office:value="-15872">
            <text:p>-15872</text:p>
          </table:table-cell>
          <table:table-cell office:value-type="float" office:value="-97">
            <text:p>-97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696</text:p>
          </table:table-cell>
          <table:table-cell office:value-type="float" office:value="401700">
            <text:p>401700</text:p>
          </table:table-cell>
          <table:table-cell office:value-type="float" office:value="-17">
            <text:p>-17</text:p>
          </table:table-cell>
          <table:table-cell office:value-type="float" office:value="-18">
            <text:p>-18</text:p>
          </table:table-cell>
          <table:table-cell office:value-type="float" office:value="283">
            <text:p>283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704</text:p>
          </table:table-cell>
          <table:table-cell office:value-type="float" office:value="401709">
            <text:p>401709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268">
            <text:p>268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715</text:p>
          </table:table-cell>
          <table:table-cell office:value-type="float" office:value="401717">
            <text:p>401717</text:p>
          </table:table-cell>
          <table:table-cell office:value-type="float" office:value="7">
            <text:p>7</text:p>
          </table:table-cell>
          <table:table-cell office:value-type="float" office:value="-14">
            <text:p>-14</text:p>
          </table:table-cell>
          <table:table-cell office:value-type="float" office:value="251">
            <text:p>251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2">
            <text:p>-92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723</text:p>
          </table:table-cell>
          <table:table-cell office:value-type="float" office:value="401725">
            <text:p>401725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52">
            <text:p>252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&gt;401731</text:p>
          </table:table-cell>
          <table:table-cell office:value-type="float" office:value="401735">
            <text:p>401735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97">
            <text:p>297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739</text:p>
          </table:table-cell>
          <table:table-cell office:value-type="float" office:value="401743">
            <text:p>401743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303">
            <text:p>303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747</text:p>
          </table:table-cell>
          <table:table-cell office:value-type="float" office:value="401752">
            <text:p>401752</text:p>
          </table:table-cell>
          <table:table-cell office:value-type="float" office:value="12">
            <text:p>12</text:p>
          </table:table-cell>
          <table:table-cell office:value-type="float" office:value="-15">
            <text:p>-15</text:p>
          </table:table-cell>
          <table:table-cell office:value-type="float" office:value="246">
            <text:p>246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756</text:p>
          </table:table-cell>
          <table:table-cell office:value-type="float" office:value="401760">
            <text:p>401760</text:p>
          </table:table-cell>
          <table:table-cell office:value-type="float" office:value="-9">
            <text:p>-9</text:p>
          </table:table-cell>
          <table:table-cell office:value-type="float" office:value="-12">
            <text:p>-12</text:p>
          </table:table-cell>
          <table:table-cell office:value-type="float" office:value="247">
            <text:p>247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764</text:p>
          </table:table-cell>
          <table:table-cell office:value-type="float" office:value="401768">
            <text:p>40176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45">
            <text:p>245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772</text:p>
          </table:table-cell>
          <table:table-cell office:value-type="float" office:value="401776">
            <text:p>40177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90">
            <text:p>290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1780</text:p>
          </table:table-cell>
          <table:table-cell office:value-type="float" office:value="401784">
            <text:p>401784</text:p>
          </table:table-cell>
          <table:table-cell office:value-type="float" office:value="21">
            <text:p>21</text:p>
          </table:table-cell>
          <table:table-cell office:value-type="float" office:value="-6">
            <text:p>-6</text:p>
          </table:table-cell>
          <table:table-cell office:value-type="float" office:value="264">
            <text:p>264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788</text:p>
          </table:table-cell>
          <table:table-cell office:value-type="float" office:value="401793">
            <text:p>401793</text:p>
          </table:table-cell>
          <table:table-cell office:value-type="float" office:value="41">
            <text:p>41</text:p>
          </table:table-cell>
          <table:table-cell office:value-type="float" office:value="-4">
            <text:p>-4</text:p>
          </table:table-cell>
          <table:table-cell office:value-type="float" office:value="215">
            <text:p>215</text:p>
          </table:table-cell>
          <table:table-cell office:value-type="float" office:value="-85">
            <text:p>-85</text:p>
          </table:table-cell>
          <table:table-cell office:value-type="float" office:value="-194">
            <text:p>-194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797</text:p>
          </table:table-cell>
          <table:table-cell office:value-type="float" office:value="401801">
            <text:p>40180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237">
            <text:p>237</text:p>
          </table:table-cell>
          <table:table-cell office:value-type="float" office:value="-78">
            <text:p>-78</text:p>
          </table:table-cell>
          <table:table-cell office:value-type="float" office:value="-192">
            <text:p>-192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805</text:p>
          </table:table-cell>
          <table:table-cell office:value-type="float" office:value="401809">
            <text:p>40180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-78">
            <text:p>-78</text:p>
          </table:table-cell>
          <table:table-cell office:value-type="float" office:value="-192">
            <text:p>-19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813</text:p>
          </table:table-cell>
          <table:table-cell office:value-type="float" office:value="401817">
            <text:p>401817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30">
            <text:p>230</text:p>
          </table:table-cell>
          <table:table-cell office:value-type="float" office:value="-78">
            <text:p>-78</text:p>
          </table:table-cell>
          <table:table-cell office:value-type="float" office:value="-192">
            <text:p>-192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821</text:p>
          </table:table-cell>
          <table:table-cell office:value-type="float" office:value="401825">
            <text:p>401825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279">
            <text:p>279</text:p>
          </table:table-cell>
          <table:table-cell office:value-type="float" office:value="-78">
            <text:p>-78</text:p>
          </table:table-cell>
          <table:table-cell office:value-type="float" office:value="-192">
            <text:p>-19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829</text:p>
          </table:table-cell>
          <table:table-cell office:value-type="float" office:value="401833">
            <text:p>401833</text:p>
          </table:table-cell>
          <table:table-cell office:value-type="float" office:value="-3">
            <text:p>-3</text:p>
          </table:table-cell>
          <table:table-cell office:value-type="float" office:value="-11">
            <text:p>-11</text:p>
          </table:table-cell>
          <table:table-cell office:value-type="float" office:value="263">
            <text:p>263</text:p>
          </table:table-cell>
          <table:table-cell office:value-type="float" office:value="-78">
            <text:p>-78</text:p>
          </table:table-cell>
          <table:table-cell office:value-type="float" office:value="-192">
            <text:p>-19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838</text:p>
          </table:table-cell>
          <table:table-cell office:value-type="float" office:value="401842">
            <text:p>401842</text:p>
          </table:table-cell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float" office:value="272">
            <text:p>272</text:p>
          </table:table-cell>
          <table:table-cell office:value-type="float" office:value="-78">
            <text:p>-78</text:p>
          </table:table-cell>
          <table:table-cell office:value-type="float" office:value="-192">
            <text:p>-192</text:p>
          </table:table-cell>
          <table:table-cell office:value-type="float" office:value="-400">
            <text:p>-400</text:p>
          </table:table-cell>
          <table:table-cell office:value-type="float" office:value="-99">
            <text:p>-99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846</text:p>
          </table:table-cell>
          <table:table-cell office:value-type="float" office:value="401850">
            <text:p>40185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86">
            <text:p>286</text:p>
          </table:table-cell>
          <table:table-cell office:value-type="float" office:value="-78">
            <text:p>-78</text:p>
          </table:table-cell>
          <table:table-cell office:value-type="float" office:value="-192">
            <text:p>-192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856</text:p>
          </table:table-cell>
          <table:table-cell office:value-type="float" office:value="401858">
            <text:p>401858</text:p>
          </table:table-cell>
          <table:table-cell office:value-type="float" office:value="11">
            <text:p>11</text:p>
          </table:table-cell>
          <table:table-cell office:value-type="float" office:value="-6">
            <text:p>-6</text:p>
          </table:table-cell>
          <table:table-cell office:value-type="float" office:value="253">
            <text:p>253</text:p>
          </table:table-cell>
          <table:table-cell office:value-type="float" office:value="-78">
            <text:p>-78</text:p>
          </table:table-cell>
          <table:table-cell office:value-type="float" office:value="-192">
            <text:p>-192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1864</text:p>
          </table:table-cell>
          <table:table-cell office:value-type="float" office:value="401866">
            <text:p>40186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85">
            <text:p>285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872</text:p>
          </table:table-cell>
          <table:table-cell office:value-type="float" office:value="401874">
            <text:p>40187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&gt;401879</text:p>
          </table:table-cell>
          <table:table-cell office:value-type="float" office:value="401883">
            <text:p>40188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92">
            <text:p>292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2">
            <text:p>-92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887</text:p>
          </table:table-cell>
          <table:table-cell office:value-type="float" office:value="401891">
            <text:p>40189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895</text:p>
          </table:table-cell>
          <table:table-cell office:value-type="float" office:value="401899">
            <text:p>401899</text:p>
          </table:table-cell>
          <table:table-cell office:value-type="float" office:value="14">
            <text:p>14</text:p>
          </table:table-cell>
          <table:table-cell office:value-type="float" office:value="-26">
            <text:p>-26</text:p>
          </table:table-cell>
          <table:table-cell office:value-type="float" office:value="265">
            <text:p>265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905</text:p>
          </table:table-cell>
          <table:table-cell office:value-type="float" office:value="401907">
            <text:p>401907</text:p>
          </table:table-cell>
          <table:table-cell office:value-type="float" office:value="-21">
            <text:p>-21</text:p>
          </table:table-cell>
          <table:table-cell office:value-type="float" office:value="-9">
            <text:p>-9</text:p>
          </table:table-cell>
          <table:table-cell office:value-type="float" office:value="268">
            <text:p>268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1913</text:p>
          </table:table-cell>
          <table:table-cell office:value-type="float" office:value="401917">
            <text:p>40191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922</text:p>
          </table:table-cell>
          <table:table-cell office:value-type="float" office:value="401926">
            <text:p>401926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26">
            <text:p>226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1930</text:p>
          </table:table-cell>
          <table:table-cell office:value-type="float" office:value="401934">
            <text:p>401934</text:p>
          </table:table-cell>
          <table:table-cell office:value-type="float" office:value="36">
            <text:p>36</text:p>
          </table:table-cell>
          <table:table-cell office:value-type="float" office:value="-16">
            <text:p>-16</text:p>
          </table:table-cell>
          <table:table-cell office:value-type="float" office:value="239">
            <text:p>239</text:p>
          </table:table-cell>
          <table:table-cell office:value-type="float" office:value="-74">
            <text:p>-74</text:p>
          </table:table-cell>
          <table:table-cell office:value-type="float" office:value="-187">
            <text:p>-187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938</text:p>
          </table:table-cell>
          <table:table-cell office:value-type="float" office:value="401942">
            <text:p>401942</text:p>
          </table:table-cell>
          <table:table-cell office:value-type="float" office:value="6">
            <text:p>6</text:p>
          </table:table-cell>
          <table:table-cell office:value-type="float" office:value="-13">
            <text:p>-13</text:p>
          </table:table-cell>
          <table:table-cell office:value-type="float" office:value="269">
            <text:p>269</text:p>
          </table:table-cell>
          <table:table-cell office:value-type="float" office:value="-74">
            <text:p>-74</text:p>
          </table:table-cell>
          <table:table-cell office:value-type="float" office:value="-187">
            <text:p>-187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1946</text:p>
          </table:table-cell>
          <table:table-cell office:value-type="float" office:value="401950">
            <text:p>40195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office:value-type="float" office:value="-74">
            <text:p>-74</text:p>
          </table:table-cell>
          <table:table-cell office:value-type="float" office:value="-187">
            <text:p>-187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954</text:p>
          </table:table-cell>
          <table:table-cell office:value-type="float" office:value="401958">
            <text:p>401958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-74">
            <text:p>-74</text:p>
          </table:table-cell>
          <table:table-cell office:value-type="float" office:value="-187">
            <text:p>-187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1963</text:p>
          </table:table-cell>
          <table:table-cell office:value-type="float" office:value="401967">
            <text:p>401967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float" office:value="262">
            <text:p>262</text:p>
          </table:table-cell>
          <table:table-cell office:value-type="float" office:value="-74">
            <text:p>-74</text:p>
          </table:table-cell>
          <table:table-cell office:value-type="float" office:value="-187">
            <text:p>-187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1971</text:p>
          </table:table-cell>
          <table:table-cell office:value-type="float" office:value="401975">
            <text:p>401975</text:p>
          </table:table-cell>
          <table:table-cell office:value-type="float" office:value="-12">
            <text:p>-12</text:p>
          </table:table-cell>
          <table:table-cell office:value-type="float" office:value="-25">
            <text:p>-25</text:p>
          </table:table-cell>
          <table:table-cell office:value-type="float" office:value="261">
            <text:p>261</text:p>
          </table:table-cell>
          <table:table-cell office:value-type="float" office:value="-74">
            <text:p>-74</text:p>
          </table:table-cell>
          <table:table-cell office:value-type="float" office:value="-187">
            <text:p>-187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1979</text:p>
          </table:table-cell>
          <table:table-cell office:value-type="float" office:value="401983">
            <text:p>401983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278">
            <text:p>278</text:p>
          </table:table-cell>
          <table:table-cell office:value-type="float" office:value="-74">
            <text:p>-74</text:p>
          </table:table-cell>
          <table:table-cell office:value-type="float" office:value="-187">
            <text:p>-187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1987</text:p>
          </table:table-cell>
          <table:table-cell office:value-type="float" office:value="401991">
            <text:p>401991</text:p>
          </table:table-cell>
          <table:table-cell office:value-type="float" office:value="6">
            <text:p>6</text:p>
          </table:table-cell>
          <table:table-cell office:value-type="float" office:value="-12">
            <text:p>-12</text:p>
          </table:table-cell>
          <table:table-cell office:value-type="float" office:value="264">
            <text:p>264</text:p>
          </table:table-cell>
          <table:table-cell office:value-type="float" office:value="-74">
            <text:p>-74</text:p>
          </table:table-cell>
          <table:table-cell office:value-type="float" office:value="-187">
            <text:p>-187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1995</text:p>
          </table:table-cell>
          <table:table-cell office:value-type="float" office:value="401999">
            <text:p>40199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9">
            <text:p>279</text:p>
          </table:table-cell>
          <table:table-cell office:value-type="float" office:value="-70">
            <text:p>-70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2">
            <text:p>-92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003</text:p>
          </table:table-cell>
          <table:table-cell office:value-type="float" office:value="402008">
            <text:p>402008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215">
            <text:p>215</text:p>
          </table:table-cell>
          <table:table-cell office:value-type="float" office:value="-70">
            <text:p>-70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012</text:p>
          </table:table-cell>
          <table:table-cell office:value-type="float" office:value="402016">
            <text:p>402016</text:p>
          </table:table-cell>
          <table:table-cell office:value-type="float" office:value="2">
            <text:p>2</text:p>
          </table:table-cell>
          <table:table-cell office:value-type="float" office:value="-12">
            <text:p>-12</text:p>
          </table:table-cell>
          <table:table-cell office:value-type="float" office:value="263">
            <text:p>263</text:p>
          </table:table-cell>
          <table:table-cell office:value-type="float" office:value="-70">
            <text:p>-70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020</text:p>
          </table:table-cell>
          <table:table-cell office:value-type="float" office:value="402024">
            <text:p>402024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88">
            <text:p>288</text:p>
          </table:table-cell>
          <table:table-cell office:value-type="float" office:value="-70">
            <text:p>-70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028</text:p>
          </table:table-cell>
          <table:table-cell office:value-type="float" office:value="402032">
            <text:p>402032</text:p>
          </table:table-cell>
          <table:table-cell office:value-type="float" office:value="1">
            <text:p>1</text:p>
          </table:table-cell>
          <table:table-cell office:value-type="float" office:value="-23">
            <text:p>-23</text:p>
          </table:table-cell>
          <table:table-cell office:value-type="float" office:value="256">
            <text:p>256</text:p>
          </table:table-cell>
          <table:table-cell office:value-type="float" office:value="-70">
            <text:p>-70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038</text:p>
          </table:table-cell>
          <table:table-cell office:value-type="float" office:value="402040">
            <text:p>402040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263">
            <text:p>263</text:p>
          </table:table-cell>
          <table:table-cell office:value-type="float" office:value="-70">
            <text:p>-70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1">
            <text:p>-91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044</text:p>
          </table:table-cell>
          <table:table-cell office:value-type="float" office:value="402049">
            <text:p>40204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-70">
            <text:p>-70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053</text:p>
          </table:table-cell>
          <table:table-cell office:value-type="float" office:value="402057">
            <text:p>402057</text:p>
          </table:table-cell>
          <table:table-cell office:value-type="float" office:value="-5">
            <text:p>-5</text:p>
          </table:table-cell>
          <table:table-cell office:value-type="float" office:value="-21">
            <text:p>-21</text:p>
          </table:table-cell>
          <table:table-cell office:value-type="float" office:value="267">
            <text:p>267</text:p>
          </table:table-cell>
          <table:table-cell office:value-type="float" office:value="-70">
            <text:p>-70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063</text:p>
          </table:table-cell>
          <table:table-cell office:value-type="float" office:value="402065">
            <text:p>402065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275">
            <text:p>275</text:p>
          </table:table-cell>
          <table:table-cell office:value-type="float" office:value="-70">
            <text:p>-70</text:p>
          </table:table-cell>
          <table:table-cell office:value-type="float" office:value="-194">
            <text:p>-194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071</text:p>
          </table:table-cell>
          <table:table-cell office:value-type="float" office:value="402075">
            <text:p>402075</text:p>
          </table:table-cell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 office:value-type="float" office:value="270">
            <text:p>270</text:p>
          </table:table-cell>
          <table:table-cell office:value-type="float" office:value="-74">
            <text:p>-74</text:p>
          </table:table-cell>
          <table:table-cell office:value-type="float" office:value="-194">
            <text:p>-194</text:p>
          </table:table-cell>
          <table:table-cell office:value-type="float" office:value="-409">
            <text:p>-409</text:p>
          </table:table-cell>
          <table:table-cell office:value-type="float" office:value="-93">
            <text:p>-93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079</text:p>
          </table:table-cell>
          <table:table-cell office:value-type="float" office:value="402083">
            <text:p>402083</text:p>
          </table:table-cell>
          <table:table-cell office:value-type="float" office:value="24">
            <text:p>24</text:p>
          </table:table-cell>
          <table:table-cell office:value-type="float" office:value="-12">
            <text:p>-12</text:p>
          </table:table-cell>
          <table:table-cell office:value-type="float" office:value="240">
            <text:p>240</text:p>
          </table:table-cell>
          <table:table-cell office:value-type="float" office:value="-74">
            <text:p>-74</text:p>
          </table:table-cell>
          <table:table-cell office:value-type="float" office:value="-194">
            <text:p>-194</text:p>
          </table:table-cell>
          <table:table-cell office:value-type="float" office:value="-409">
            <text:p>-409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087</text:p>
          </table:table-cell>
          <table:table-cell office:value-type="float" office:value="402092">
            <text:p>402092</text:p>
          </table:table-cell>
          <table:table-cell table:number-columns-repeated="2"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-74">
            <text:p>-74</text:p>
          </table:table-cell>
          <table:table-cell office:value-type="float" office:value="-194">
            <text:p>-194</text:p>
          </table:table-cell>
          <table:table-cell office:value-type="float" office:value="-409">
            <text:p>-409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096</text:p>
          </table:table-cell>
          <table:table-cell office:value-type="float" office:value="402100">
            <text:p>402100</text:p>
          </table:table-cell>
          <table:table-cell office:value-type="float" office:value="9">
            <text:p>9</text:p>
          </table:table-cell>
          <table:table-cell office:value-type="float" office:value="-7">
            <text:p>-7</text:p>
          </table:table-cell>
          <table:table-cell office:value-type="float" office:value="267">
            <text:p>267</text:p>
          </table:table-cell>
          <table:table-cell office:value-type="float" office:value="-74">
            <text:p>-74</text:p>
          </table:table-cell>
          <table:table-cell office:value-type="float" office:value="-194">
            <text:p>-194</text:p>
          </table:table-cell>
          <table:table-cell office:value-type="float" office:value="-409">
            <text:p>-409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104</text:p>
          </table:table-cell>
          <table:table-cell office:value-type="float" office:value="402108">
            <text:p>40210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-74">
            <text:p>-74</text:p>
          </table:table-cell>
          <table:table-cell office:value-type="float" office:value="-194">
            <text:p>-194</text:p>
          </table:table-cell>
          <table:table-cell office:value-type="float" office:value="-409">
            <text:p>-409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112</text:p>
          </table:table-cell>
          <table:table-cell office:value-type="float" office:value="402116">
            <text:p>40211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5">
            <text:p>285</text:p>
          </table:table-cell>
          <table:table-cell office:value-type="float" office:value="-74">
            <text:p>-74</text:p>
          </table:table-cell>
          <table:table-cell office:value-type="float" office:value="-194">
            <text:p>-194</text:p>
          </table:table-cell>
          <table:table-cell office:value-type="float" office:value="-409">
            <text:p>-409</text:p>
          </table:table-cell>
          <table:table-cell office:value-type="float" office:value="-98">
            <text:p>-98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120</text:p>
          </table:table-cell>
          <table:table-cell office:value-type="float" office:value="402124">
            <text:p>402124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75">
            <text:p>275</text:p>
          </table:table-cell>
          <table:table-cell office:value-type="float" office:value="-74">
            <text:p>-74</text:p>
          </table:table-cell>
          <table:table-cell office:value-type="float" office:value="-194">
            <text:p>-194</text:p>
          </table:table-cell>
          <table:table-cell office:value-type="float" office:value="-409">
            <text:p>-409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2128</text:p>
          </table:table-cell>
          <table:table-cell office:value-type="float" office:value="402132">
            <text:p>40213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-74">
            <text:p>-74</text:p>
          </table:table-cell>
          <table:table-cell office:value-type="float" office:value="-194">
            <text:p>-194</text:p>
          </table:table-cell>
          <table:table-cell office:value-type="float" office:value="-409">
            <text:p>-409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137</text:p>
          </table:table-cell>
          <table:table-cell office:value-type="float" office:value="402141">
            <text:p>40214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52">
            <text:p>252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16">
            <text:p>-416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2145</text:p>
          </table:table-cell>
          <table:table-cell office:value-type="float" office:value="402149">
            <text:p>40214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23">
            <text:p>223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16">
            <text:p>-416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153</text:p>
          </table:table-cell>
          <table:table-cell office:value-type="float" office:value="402157">
            <text:p>40215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3">
            <text:p>283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161</text:p>
          </table:table-cell>
          <table:table-cell office:value-type="float" office:value="402165">
            <text:p>402165</text:p>
          </table:table-cell>
          <table:table-cell office:value-type="float" office:value="13">
            <text:p>13</text:p>
          </table:table-cell>
          <table:table-cell office:value-type="float" office:value="-2">
            <text:p>-2</text:p>
          </table:table-cell>
          <table:table-cell office:value-type="float" office:value="293">
            <text:p>293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16">
            <text:p>-416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2169</text:p>
          </table:table-cell>
          <table:table-cell office:value-type="float" office:value="402173">
            <text:p>402173</text:p>
          </table:table-cell>
          <table:table-cell office:value-type="float" office:value="30">
            <text:p>30</text:p>
          </table:table-cell>
          <table:table-cell office:value-type="float" office:value="-31">
            <text:p>-31</text:p>
          </table:table-cell>
          <table:table-cell office:value-type="float" office:value="238">
            <text:p>238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16">
            <text:p>-416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2178</text:p>
          </table:table-cell>
          <table:table-cell office:value-type="float" office:value="402182">
            <text:p>402182</text:p>
          </table:table-cell>
          <table:table-cell office:value-type="float" office:value="-10">
            <text:p>-10</text:p>
          </table:table-cell>
          <table:table-cell office:value-type="float" office:value="-25">
            <text:p>-25</text:p>
          </table:table-cell>
          <table:table-cell office:value-type="float" office:value="259">
            <text:p>259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16">
            <text:p>-416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186</text:p>
          </table:table-cell>
          <table:table-cell office:value-type="float" office:value="402190">
            <text:p>402190</text:p>
          </table:table-cell>
          <table:table-cell table:number-columns-repeated="2" office:value-type="float" office:value="7">
            <text:p>7</text:p>
          </table:table-cell>
          <table:table-cell office:value-type="float" office:value="287">
            <text:p>287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16">
            <text:p>-416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2194</text:p>
          </table:table-cell>
          <table:table-cell office:value-type="float" office:value="402198">
            <text:p>402198</text:p>
          </table:table-cell>
          <table:table-cell office:value-type="float" office:value="25">
            <text:p>25</text:p>
          </table:table-cell>
          <table:table-cell office:value-type="float" office:value="-9">
            <text:p>-9</text:p>
          </table:table-cell>
          <table:table-cell office:value-type="float" office:value="266">
            <text:p>266</text:p>
          </table:table-cell>
          <table:table-cell office:value-type="float" office:value="-77">
            <text:p>-77</text:p>
          </table:table-cell>
          <table:table-cell office:value-type="float" office:value="-198">
            <text:p>-198</text:p>
          </table:table-cell>
          <table:table-cell office:value-type="float" office:value="-416">
            <text:p>-416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202</text:p>
          </table:table-cell>
          <table:table-cell office:value-type="float" office:value="402206">
            <text:p>402206</text:p>
          </table:table-cell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office:value-type="float" office:value="268">
            <text:p>268</text:p>
          </table:table-cell>
          <table:table-cell office:value-type="float" office:value="-81">
            <text:p>-81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210</text:p>
          </table:table-cell>
          <table:table-cell office:value-type="float" office:value="402214">
            <text:p>402214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75">
            <text:p>275</text:p>
          </table:table-cell>
          <table:table-cell office:value-type="float" office:value="-81">
            <text:p>-81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9">
            <text:p>-99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219</text:p>
          </table:table-cell>
          <table:table-cell office:value-type="float" office:value="402223">
            <text:p>402223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222">
            <text:p>222</text:p>
          </table:table-cell>
          <table:table-cell office:value-type="float" office:value="-81">
            <text:p>-81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227</text:p>
          </table:table-cell>
          <table:table-cell office:value-type="float" office:value="402231">
            <text:p>402231</text:p>
          </table:table-cell>
          <table:table-cell office:value-type="float" office:value="-1">
            <text:p>-1</text:p>
          </table:table-cell>
          <table:table-cell office:value-type="float" office:value="-23">
            <text:p>-23</text:p>
          </table:table-cell>
          <table:table-cell office:value-type="float" office:value="246">
            <text:p>246</text:p>
          </table:table-cell>
          <table:table-cell office:value-type="float" office:value="-81">
            <text:p>-81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237</text:p>
          </table:table-cell>
          <table:table-cell office:value-type="float" office:value="402239">
            <text:p>402239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35">
            <text:p>235</text:p>
          </table:table-cell>
          <table:table-cell office:value-type="float" office:value="-81">
            <text:p>-81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245</text:p>
          </table:table-cell>
          <table:table-cell office:value-type="float" office:value="402247">
            <text:p>402247</text:p>
          </table:table-cell>
          <table:table-cell office:value-type="float" office:value="7">
            <text:p>7</text:p>
          </table:table-cell>
          <table:table-cell office:value-type="float" office:value="-19">
            <text:p>-19</text:p>
          </table:table-cell>
          <table:table-cell office:value-type="float" office:value="249">
            <text:p>249</text:p>
          </table:table-cell>
          <table:table-cell office:value-type="float" office:value="-81">
            <text:p>-81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2253</text:p>
          </table:table-cell>
          <table:table-cell office:value-type="float" office:value="402255">
            <text:p>40225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97">
            <text:p>297</text:p>
          </table:table-cell>
          <table:table-cell office:value-type="float" office:value="-81">
            <text:p>-81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262</text:p>
          </table:table-cell>
          <table:table-cell office:value-type="float" office:value="402266">
            <text:p>402266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office:value-type="float" office:value="271">
            <text:p>271</text:p>
          </table:table-cell>
          <table:table-cell office:value-type="float" office:value="-81">
            <text:p>-81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2270</text:p>
          </table:table-cell>
          <table:table-cell office:value-type="float" office:value="402274">
            <text:p>402274</text:p>
          </table:table-cell>
          <table:table-cell office:value-type="float" office:value="19">
            <text:p>19</text:p>
          </table:table-cell>
          <table:table-cell office:value-type="float" office:value="-12">
            <text:p>-12</text:p>
          </table:table-cell>
          <table:table-cell office:value-type="float" office:value="242">
            <text:p>242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278</text:p>
          </table:table-cell>
          <table:table-cell office:value-type="float" office:value="402282">
            <text:p>402282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37">
            <text:p>237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&gt;402286</text:p>
          </table:table-cell>
          <table:table-cell office:value-type="float" office:value="402290">
            <text:p>402290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273">
            <text:p>273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294</text:p>
          </table:table-cell>
          <table:table-cell office:value-type="float" office:value="402298">
            <text:p>40229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73">
            <text:p>273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302</text:p>
          </table:table-cell>
          <table:table-cell office:value-type="float" office:value="402307">
            <text:p>402307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270">
            <text:p>270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311</text:p>
          </table:table-cell>
          <table:table-cell office:value-type="float" office:value="402315">
            <text:p>402315</text:p>
          </table:table-cell>
          <table:table-cell office:value-type="float" office:value="27">
            <text:p>27</text:p>
          </table:table-cell>
          <table:table-cell office:value-type="float" office:value="-9">
            <text:p>-9</text:p>
          </table:table-cell>
          <table:table-cell office:value-type="float" office:value="221">
            <text:p>221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319</text:p>
          </table:table-cell>
          <table:table-cell office:value-type="float" office:value="402323">
            <text:p>40232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54">
            <text:p>254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327</text:p>
          </table:table-cell>
          <table:table-cell office:value-type="float" office:value="402331">
            <text:p>40233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80">
            <text:p>280</text:p>
          </table:table-cell>
          <table:table-cell office:value-type="float" office:value="-79">
            <text:p>-79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&gt;402335</text:p>
          </table:table-cell>
          <table:table-cell office:value-type="float" office:value="402339">
            <text:p>402339</text:p>
          </table:table-cell>
          <table:table-cell office:value-type="float" office:value="5">
            <text:p>5</text:p>
          </table:table-cell>
          <table:table-cell office:value-type="float" office:value="-12">
            <text:p>-12</text:p>
          </table:table-cell>
          <table:table-cell office:value-type="float" office:value="280">
            <text:p>280</text:p>
          </table:table-cell>
          <table:table-cell office:value-type="float" office:value="-88">
            <text:p>-88</text:p>
          </table:table-cell>
          <table:table-cell office:value-type="float" office:value="-209">
            <text:p>-209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2343</text:p>
          </table:table-cell>
          <table:table-cell office:value-type="float" office:value="402348">
            <text:p>40234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float" office:value="-88">
            <text:p>-88</text:p>
          </table:table-cell>
          <table:table-cell office:value-type="float" office:value="-209">
            <text:p>-209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2352</text:p>
          </table:table-cell>
          <table:table-cell office:value-type="float" office:value="402356">
            <text:p>40235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79">
            <text:p>279</text:p>
          </table:table-cell>
          <table:table-cell office:value-type="float" office:value="-88">
            <text:p>-88</text:p>
          </table:table-cell>
          <table:table-cell office:value-type="float" office:value="-209">
            <text:p>-209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360</text:p>
          </table:table-cell>
          <table:table-cell office:value-type="float" office:value="402364">
            <text:p>40236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office:value-type="float" office:value="-88">
            <text:p>-88</text:p>
          </table:table-cell>
          <table:table-cell office:value-type="float" office:value="-209">
            <text:p>-209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2368</text:p>
          </table:table-cell>
          <table:table-cell office:value-type="float" office:value="402372">
            <text:p>402372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57">
            <text:p>257</text:p>
          </table:table-cell>
          <table:table-cell office:value-type="float" office:value="-88">
            <text:p>-88</text:p>
          </table:table-cell>
          <table:table-cell office:value-type="float" office:value="-209">
            <text:p>-209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376</text:p>
          </table:table-cell>
          <table:table-cell office:value-type="float" office:value="402380">
            <text:p>40238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-88">
            <text:p>-88</text:p>
          </table:table-cell>
          <table:table-cell office:value-type="float" office:value="-209">
            <text:p>-209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2384</text:p>
          </table:table-cell>
          <table:table-cell office:value-type="float" office:value="402388">
            <text:p>402388</text:p>
          </table:table-cell>
          <table:table-cell table:number-columns-repeated="2"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-88">
            <text:p>-88</text:p>
          </table:table-cell>
          <table:table-cell office:value-type="float" office:value="-209">
            <text:p>-209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2393</text:p>
          </table:table-cell>
          <table:table-cell office:value-type="float" office:value="402397">
            <text:p>402397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270">
            <text:p>270</text:p>
          </table:table-cell>
          <table:table-cell office:value-type="float" office:value="-88">
            <text:p>-88</text:p>
          </table:table-cell>
          <table:table-cell office:value-type="float" office:value="-209">
            <text:p>-209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401</text:p>
          </table:table-cell>
          <table:table-cell office:value-type="float" office:value="402405">
            <text:p>402405</text:p>
          </table:table-cell>
          <table:table-cell table:number-columns-repeated="2"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-88">
            <text:p>-88</text:p>
          </table:table-cell>
          <table:table-cell office:value-type="float" office:value="-209">
            <text:p>-209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409</text:p>
          </table:table-cell>
          <table:table-cell office:value-type="float" office:value="402411">
            <text:p>402411</text:p>
          </table:table-cell>
          <table:table-cell table:number-columns-repeated="2" office:value-type="float" office:value="9">
            <text:p>9</text:p>
          </table:table-cell>
          <table:table-cell office:value-type="float" office:value="287">
            <text:p>287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417</text:p>
          </table:table-cell>
          <table:table-cell office:value-type="float" office:value="402419">
            <text:p>40241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87">
            <text:p>287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423</text:p>
          </table:table-cell>
          <table:table-cell office:value-type="float" office:value="402427">
            <text:p>402427</text:p>
          </table:table-cell>
          <table:table-cell office:value-type="float" office:value="1">
            <text:p>1</text:p>
          </table:table-cell>
          <table:table-cell office:value-type="float" office:value="-17">
            <text:p>-17</text:p>
          </table:table-cell>
          <table:table-cell office:value-type="float" office:value="256">
            <text:p>256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434</text:p>
          </table:table-cell>
          <table:table-cell office:value-type="float" office:value="402436">
            <text:p>402436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92">
            <text:p>292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442</text:p>
          </table:table-cell>
          <table:table-cell office:value-type="float" office:value="402444">
            <text:p>40244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450</text:p>
          </table:table-cell>
          <table:table-cell office:value-type="float" office:value="402452">
            <text:p>402452</text:p>
          </table:table-cell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office:value-type="float" office:value="270">
            <text:p>270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458</text:p>
          </table:table-cell>
          <table:table-cell office:value-type="float" office:value="402462">
            <text:p>402462</text:p>
          </table:table-cell>
          <table:table-cell office:value-type="float" office:value="6">
            <text:p>6</text:p>
          </table:table-cell>
          <table:table-cell office:value-type="float" office:value="-18">
            <text:p>-18</text:p>
          </table:table-cell>
          <table:table-cell office:value-type="float" office:value="273">
            <text:p>273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466</text:p>
          </table:table-cell>
          <table:table-cell office:value-type="float" office:value="402470">
            <text:p>402470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95">
            <text:p>295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475</text:p>
          </table:table-cell>
          <table:table-cell office:value-type="float" office:value="402479">
            <text:p>402479</text:p>
          </table:table-cell>
          <table:table-cell office:value-type="float" office:value="22">
            <text:p>22</text:p>
          </table:table-cell>
          <table:table-cell office:value-type="float" office:value="-24">
            <text:p>-24</text:p>
          </table:table-cell>
          <table:table-cell office:value-type="float" office:value="240">
            <text:p>240</text:p>
          </table:table-cell>
          <table:table-cell office:value-type="float" office:value="-81">
            <text:p>-81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2483</text:p>
          </table:table-cell>
          <table:table-cell office:value-type="float" office:value="402487">
            <text:p>402487</text:p>
          </table:table-cell>
          <table:table-cell office:value-type="float" office:value="11">
            <text:p>11</text:p>
          </table:table-cell>
          <table:table-cell office:value-type="float" office:value="-4">
            <text:p>-4</text:p>
          </table:table-cell>
          <table:table-cell office:value-type="float" office:value="239">
            <text:p>239</text:p>
          </table:table-cell>
          <table:table-cell office:value-type="float" office:value="-81">
            <text:p>-81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2491</text:p>
          </table:table-cell>
          <table:table-cell office:value-type="float" office:value="402495">
            <text:p>40249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83">
            <text:p>283</text:p>
          </table:table-cell>
          <table:table-cell office:value-type="float" office:value="-81">
            <text:p>-81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2499</text:p>
          </table:table-cell>
          <table:table-cell office:value-type="float" office:value="402503">
            <text:p>402503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289">
            <text:p>289</text:p>
          </table:table-cell>
          <table:table-cell office:value-type="float" office:value="-81">
            <text:p>-81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507</text:p>
          </table:table-cell>
          <table:table-cell office:value-type="float" office:value="402511">
            <text:p>402511</text:p>
          </table:table-cell>
          <table:table-cell office:value-type="float" office:value="15">
            <text:p>15</text:p>
          </table:table-cell>
          <table:table-cell office:value-type="float" office:value="-9">
            <text:p>-9</text:p>
          </table:table-cell>
          <table:table-cell office:value-type="float" office:value="240">
            <text:p>240</text:p>
          </table:table-cell>
          <table:table-cell office:value-type="float" office:value="-81">
            <text:p>-81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515</text:p>
          </table:table-cell>
          <table:table-cell office:value-type="float" office:value="402520">
            <text:p>402520</text:p>
          </table:table-cell>
          <table:table-cell office:value-type="float" office:value="31">
            <text:p>31</text:p>
          </table:table-cell>
          <table:table-cell office:value-type="float" office:value="-16">
            <text:p>-16</text:p>
          </table:table-cell>
          <table:table-cell office:value-type="float" office:value="237">
            <text:p>237</text:p>
          </table:table-cell>
          <table:table-cell office:value-type="float" office:value="-81">
            <text:p>-81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524</text:p>
          </table:table-cell>
          <table:table-cell office:value-type="float" office:value="402528">
            <text:p>40252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40">
            <text:p>240</text:p>
          </table:table-cell>
          <table:table-cell office:value-type="float" office:value="-81">
            <text:p>-81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532</text:p>
          </table:table-cell>
          <table:table-cell office:value-type="float" office:value="402536">
            <text:p>40253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49">
            <text:p>249</text:p>
          </table:table-cell>
          <table:table-cell office:value-type="float" office:value="-81">
            <text:p>-81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540</text:p>
          </table:table-cell>
          <table:table-cell office:value-type="float" office:value="402544">
            <text:p>402544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98">
            <text:p>298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01">
            <text:p>-401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548</text:p>
          </table:table-cell>
          <table:table-cell office:value-type="float" office:value="402552">
            <text:p>402552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42">
            <text:p>242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01">
            <text:p>-401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558</text:p>
          </table:table-cell>
          <table:table-cell office:value-type="float" office:value="402561">
            <text:p>402561</text:p>
          </table:table-cell>
          <table:table-cell table:number-columns-repeated="2"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01">
            <text:p>-401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2565</text:p>
          </table:table-cell>
          <table:table-cell office:value-type="float" office:value="402569">
            <text:p>402569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246">
            <text:p>246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01">
            <text:p>-401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2573</text:p>
          </table:table-cell>
          <table:table-cell office:value-type="float" office:value="402577">
            <text:p>40257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79">
            <text:p>279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01">
            <text:p>-401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581</text:p>
          </table:table-cell>
          <table:table-cell office:value-type="float" office:value="402585">
            <text:p>402585</text:p>
          </table:table-cell>
          <table:table-cell office:value-type="float" office:value="-2">
            <text:p>-2</text:p>
          </table:table-cell>
          <table:table-cell office:value-type="float" office:value="-12">
            <text:p>-12</text:p>
          </table:table-cell>
          <table:table-cell office:value-type="float" office:value="275">
            <text:p>275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01">
            <text:p>-401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591</text:p>
          </table:table-cell>
          <table:table-cell office:value-type="float" office:value="402593">
            <text:p>402593</text:p>
          </table:table-cell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office:value-type="float" office:value="262">
            <text:p>262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01">
            <text:p>-401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599</text:p>
          </table:table-cell>
          <table:table-cell office:value-type="float" office:value="402601">
            <text:p>402601</text:p>
          </table:table-cell>
          <table:table-cell office:value-type="float" office:value="25">
            <text:p>25</text:p>
          </table:table-cell>
          <table:table-cell office:value-type="float" office:value="-5">
            <text:p>-5</text:p>
          </table:table-cell>
          <table:table-cell office:value-type="float" office:value="257">
            <text:p>257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01">
            <text:p>-401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608</text:p>
          </table:table-cell>
          <table:table-cell office:value-type="float" office:value="402610">
            <text:p>40261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41">
            <text:p>241</text:p>
          </table:table-cell>
          <table:table-cell office:value-type="float" office:value="-76">
            <text:p>-76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616</text:p>
          </table:table-cell>
          <table:table-cell office:value-type="float" office:value="402620">
            <text:p>40262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223">
            <text:p>223</text:p>
          </table:table-cell>
          <table:table-cell office:value-type="float" office:value="-76">
            <text:p>-76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2624</text:p>
          </table:table-cell>
          <table:table-cell office:value-type="float" office:value="402626">
            <text:p>402626</text:p>
          </table:table-cell>
          <table:table-cell office:value-type="float" office:value="25">
            <text:p>25</text:p>
          </table:table-cell>
          <table:table-cell office:value-type="float" office:value="-14">
            <text:p>-14</text:p>
          </table:table-cell>
          <table:table-cell office:value-type="float" office:value="239">
            <text:p>239</text:p>
          </table:table-cell>
          <table:table-cell office:value-type="float" office:value="-76">
            <text:p>-76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632</text:p>
          </table:table-cell>
          <table:table-cell office:value-type="float" office:value="402636">
            <text:p>402636</text:p>
          </table:table-cell>
          <table:table-cell office:value-type="float" office:value="23">
            <text:p>23</text:p>
          </table:table-cell>
          <table:table-cell office:value-type="float" office:value="-21">
            <text:p>-21</text:p>
          </table:table-cell>
          <table:table-cell office:value-type="float" office:value="264">
            <text:p>264</text:p>
          </table:table-cell>
          <table:table-cell office:value-type="float" office:value="-76">
            <text:p>-76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640</text:p>
          </table:table-cell>
          <table:table-cell office:value-type="float" office:value="402644">
            <text:p>402644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27">
            <text:p>227</text:p>
          </table:table-cell>
          <table:table-cell office:value-type="float" office:value="-76">
            <text:p>-76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649</text:p>
          </table:table-cell>
          <table:table-cell office:value-type="float" office:value="402653">
            <text:p>40265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-76">
            <text:p>-76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1">
            <text:p>-91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657</text:p>
          </table:table-cell>
          <table:table-cell office:value-type="float" office:value="402661">
            <text:p>402661</text:p>
          </table:table-cell>
          <table:table-cell office:value-type="float" office:value="-3">
            <text:p>-3</text:p>
          </table:table-cell>
          <table:table-cell office:value-type="float" office:value="-9">
            <text:p>-9</text:p>
          </table:table-cell>
          <table:table-cell office:value-type="float" office:value="270">
            <text:p>270</text:p>
          </table:table-cell>
          <table:table-cell office:value-type="float" office:value="-76">
            <text:p>-76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665</text:p>
          </table:table-cell>
          <table:table-cell office:value-type="float" office:value="402669">
            <text:p>402669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70">
            <text:p>270</text:p>
          </table:table-cell>
          <table:table-cell office:value-type="float" office:value="-76">
            <text:p>-76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673</text:p>
          </table:table-cell>
          <table:table-cell office:value-type="float" office:value="402677">
            <text:p>402677</text:p>
          </table:table-cell>
          <table:table-cell office:value-type="float" office:value="-21">
            <text:p>-21</text:p>
          </table:table-cell>
          <table:table-cell office:value-type="float" office:value="-29">
            <text:p>-29</text:p>
          </table:table-cell>
          <table:table-cell office:value-type="float" office:value="266">
            <text:p>266</text:p>
          </table:table-cell>
          <table:table-cell office:value-type="float" office:value="-76">
            <text:p>-76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2681</text:p>
          </table:table-cell>
          <table:table-cell office:value-type="float" office:value="402685">
            <text:p>40268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office:value-type="float" office:value="-74">
            <text:p>-74</text:p>
          </table:table-cell>
          <table:table-cell office:value-type="float" office:value="-198">
            <text:p>-198</text:p>
          </table:table-cell>
          <table:table-cell office:value-type="float" office:value="-405">
            <text:p>-405</text:p>
          </table:table-cell>
          <table:table-cell office:value-type="float" office:value="-93">
            <text:p>-93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690</text:p>
          </table:table-cell>
          <table:table-cell office:value-type="float" office:value="402694">
            <text:p>402694</text:p>
          </table:table-cell>
          <table:table-cell office:value-type="float" office:value="31">
            <text:p>31</text:p>
          </table:table-cell>
          <table:table-cell office:value-type="float" office:value="-4">
            <text:p>-4</text:p>
          </table:table-cell>
          <table:table-cell office:value-type="float" office:value="244">
            <text:p>244</text:p>
          </table:table-cell>
          <table:table-cell office:value-type="float" office:value="-74">
            <text:p>-74</text:p>
          </table:table-cell>
          <table:table-cell office:value-type="float" office:value="-198">
            <text:p>-198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2698</text:p>
          </table:table-cell>
          <table:table-cell office:value-type="float" office:value="402702">
            <text:p>402702</text:p>
          </table:table-cell>
          <table:table-cell office:value-type="float" office:value="16">
            <text:p>16</text:p>
          </table:table-cell>
          <table:table-cell office:value-type="float" office:value="-29">
            <text:p>-29</text:p>
          </table:table-cell>
          <table:table-cell office:value-type="float" office:value="255">
            <text:p>255</text:p>
          </table:table-cell>
          <table:table-cell office:value-type="float" office:value="-74">
            <text:p>-74</text:p>
          </table:table-cell>
          <table:table-cell office:value-type="float" office:value="-198">
            <text:p>-198</text:p>
          </table:table-cell>
          <table:table-cell office:value-type="float" office:value="-405">
            <text:p>-405</text:p>
          </table:table-cell>
          <table:table-cell office:value-type="float" office:value="-99">
            <text:p>-99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2706</text:p>
          </table:table-cell>
          <table:table-cell office:value-type="float" office:value="402710">
            <text:p>40271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 office:value-type="float" office:value="278">
            <text:p>278</text:p>
          </table:table-cell>
          <table:table-cell office:value-type="float" office:value="-74">
            <text:p>-74</text:p>
          </table:table-cell>
          <table:table-cell office:value-type="float" office:value="-198">
            <text:p>-198</text:p>
          </table:table-cell>
          <table:table-cell office:value-type="float" office:value="-405">
            <text:p>-405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716</text:p>
          </table:table-cell>
          <table:table-cell office:value-type="float" office:value="402718">
            <text:p>402718</text:p>
          </table:table-cell>
          <table:table-cell office:value-type="float" office:value="-9">
            <text:p>-9</text:p>
          </table:table-cell>
          <table:table-cell office:value-type="float" office:value="-4">
            <text:p>-4</text:p>
          </table:table-cell>
          <table:table-cell office:value-type="float" office:value="283">
            <text:p>283</text:p>
          </table:table-cell>
          <table:table-cell office:value-type="float" office:value="-74">
            <text:p>-74</text:p>
          </table:table-cell>
          <table:table-cell office:value-type="float" office:value="-198">
            <text:p>-198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724</text:p>
          </table:table-cell>
          <table:table-cell office:value-type="float" office:value="402726">
            <text:p>402726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258">
            <text:p>258</text:p>
          </table:table-cell>
          <table:table-cell office:value-type="float" office:value="-74">
            <text:p>-74</text:p>
          </table:table-cell>
          <table:table-cell office:value-type="float" office:value="-198">
            <text:p>-198</text:p>
          </table:table-cell>
          <table:table-cell office:value-type="float" office:value="-405">
            <text:p>-405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733</text:p>
          </table:table-cell>
          <table:table-cell office:value-type="float" office:value="402737">
            <text:p>402737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49">
            <text:p>249</text:p>
          </table:table-cell>
          <table:table-cell office:value-type="float" office:value="-74">
            <text:p>-74</text:p>
          </table:table-cell>
          <table:table-cell office:value-type="float" office:value="-198">
            <text:p>-198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2741</text:p>
          </table:table-cell>
          <table:table-cell office:value-type="float" office:value="402745">
            <text:p>402745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09">
            <text:p>209</text:p>
          </table:table-cell>
          <table:table-cell office:value-type="float" office:value="-74">
            <text:p>-74</text:p>
          </table:table-cell>
          <table:table-cell office:value-type="float" office:value="-198">
            <text:p>-198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2749</text:p>
          </table:table-cell>
          <table:table-cell office:value-type="float" office:value="402753">
            <text:p>402753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 office:value-type="float" office:value="278">
            <text:p>278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396">
            <text:p>-396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757</text:p>
          </table:table-cell>
          <table:table-cell office:value-type="float" office:value="402761">
            <text:p>40276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396">
            <text:p>-396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&gt;402765</text:p>
          </table:table-cell>
          <table:table-cell office:value-type="float" office:value="402769">
            <text:p>402769</text:p>
          </table:table-cell>
          <table:table-cell office:value-type="float" office:value="18">
            <text:p>18</text:p>
          </table:table-cell>
          <table:table-cell office:value-type="float" office:value="-29">
            <text:p>-29</text:p>
          </table:table-cell>
          <table:table-cell office:value-type="float" office:value="245">
            <text:p>245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396">
            <text:p>-396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774</text:p>
          </table:table-cell>
          <table:table-cell office:value-type="float" office:value="402778">
            <text:p>40277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84">
            <text:p>284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396">
            <text:p>-396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782</text:p>
          </table:table-cell>
          <table:table-cell office:value-type="float" office:value="402786">
            <text:p>40278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65">
            <text:p>265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396">
            <text:p>-396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790</text:p>
          </table:table-cell>
          <table:table-cell office:value-type="float" office:value="402794">
            <text:p>40279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16">
            <text:p>216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396">
            <text:p>-396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2798</text:p>
          </table:table-cell>
          <table:table-cell office:value-type="float" office:value="402802">
            <text:p>402802</text:p>
          </table:table-cell>
          <table:table-cell office:value-type="float" office:value="-11">
            <text:p>-11</text:p>
          </table:table-cell>
          <table:table-cell office:value-type="float" office:value="-19">
            <text:p>-19</text:p>
          </table:table-cell>
          <table:table-cell office:value-type="float" office:value="267">
            <text:p>267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396">
            <text:p>-396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806</text:p>
          </table:table-cell>
          <table:table-cell office:value-type="float" office:value="402810">
            <text:p>402810</text:p>
          </table:table-cell>
          <table:table-cell office:value-type="float" office:value="-17">
            <text:p>-17</text:p>
          </table:table-cell>
          <table:table-cell office:value-type="float" office:value="-22">
            <text:p>-22</text:p>
          </table:table-cell>
          <table:table-cell office:value-type="float" office:value="270">
            <text:p>270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396">
            <text:p>-396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814</text:p>
          </table:table-cell>
          <table:table-cell office:value-type="float" office:value="402819">
            <text:p>402819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office:value-type="float" office:value="276">
            <text:p>276</text:p>
          </table:table-cell>
          <table:table-cell office:value-type="float" office:value="-73">
            <text:p>-73</text:p>
          </table:table-cell>
          <table:table-cell office:value-type="float" office:value="-204">
            <text:p>-204</text:p>
          </table:table-cell>
          <table:table-cell office:value-type="float" office:value="-404">
            <text:p>-404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823</text:p>
          </table:table-cell>
          <table:table-cell office:value-type="float" office:value="402827">
            <text:p>40282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-73">
            <text:p>-73</text:p>
          </table:table-cell>
          <table:table-cell office:value-type="float" office:value="-204">
            <text:p>-204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2831</text:p>
          </table:table-cell>
          <table:table-cell office:value-type="float" office:value="402835">
            <text:p>402835</text:p>
          </table:table-cell>
          <table:table-cell office:value-type="float" office:value="9">
            <text:p>9</text:p>
          </table:table-cell>
          <table:table-cell office:value-type="float" office:value="-18">
            <text:p>-18</text:p>
          </table:table-cell>
          <table:table-cell office:value-type="float" office:value="246">
            <text:p>246</text:p>
          </table:table-cell>
          <table:table-cell office:value-type="float" office:value="-73">
            <text:p>-73</text:p>
          </table:table-cell>
          <table:table-cell office:value-type="float" office:value="-204">
            <text:p>-204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839</text:p>
          </table:table-cell>
          <table:table-cell office:value-type="float" office:value="402843">
            <text:p>402843</text:p>
          </table:table-cell>
          <table:table-cell office:value-type="float" office:value="11">
            <text:p>11</text:p>
          </table:table-cell>
          <table:table-cell office:value-type="float" office:value="-7">
            <text:p>-7</text:p>
          </table:table-cell>
          <table:table-cell office:value-type="float" office:value="263">
            <text:p>263</text:p>
          </table:table-cell>
          <table:table-cell office:value-type="float" office:value="-73">
            <text:p>-73</text:p>
          </table:table-cell>
          <table:table-cell office:value-type="float" office:value="-204">
            <text:p>-204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847</text:p>
          </table:table-cell>
          <table:table-cell office:value-type="float" office:value="402851">
            <text:p>40285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  <table:table-cell office:value-type="float" office:value="-73">
            <text:p>-73</text:p>
          </table:table-cell>
          <table:table-cell office:value-type="float" office:value="-204">
            <text:p>-204</text:p>
          </table:table-cell>
          <table:table-cell office:value-type="float" office:value="-404">
            <text:p>-404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855</text:p>
          </table:table-cell>
          <table:table-cell office:value-type="float" office:value="402860">
            <text:p>402860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72">
            <text:p>272</text:p>
          </table:table-cell>
          <table:table-cell office:value-type="float" office:value="-73">
            <text:p>-73</text:p>
          </table:table-cell>
          <table:table-cell office:value-type="float" office:value="-204">
            <text:p>-204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2864</text:p>
          </table:table-cell>
          <table:table-cell office:value-type="float" office:value="402868">
            <text:p>402868</text:p>
          </table:table-cell>
          <table:table-cell office:value-type="float" office:value="31">
            <text:p>31</text:p>
          </table:table-cell>
          <table:table-cell office:value-type="float" office:value="-11">
            <text:p>-11</text:p>
          </table:table-cell>
          <table:table-cell office:value-type="float" office:value="231">
            <text:p>231</text:p>
          </table:table-cell>
          <table:table-cell office:value-type="float" office:value="-73">
            <text:p>-73</text:p>
          </table:table-cell>
          <table:table-cell office:value-type="float" office:value="-204">
            <text:p>-204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874</text:p>
          </table:table-cell>
          <table:table-cell office:value-type="float" office:value="402876">
            <text:p>402876</text:p>
          </table:table-cell>
          <table:table-cell office:value-type="float" office:value="-9">
            <text:p>-9</text:p>
          </table:table-cell>
          <table:table-cell office:value-type="float" office:value="-17">
            <text:p>-17</text:p>
          </table:table-cell>
          <table:table-cell office:value-type="float" office:value="263">
            <text:p>263</text:p>
          </table:table-cell>
          <table:table-cell office:value-type="float" office:value="-73">
            <text:p>-73</text:p>
          </table:table-cell>
          <table:table-cell office:value-type="float" office:value="-204">
            <text:p>-204</text:p>
          </table:table-cell>
          <table:table-cell office:value-type="float" office:value="-404">
            <text:p>-404</text:p>
          </table:table-cell>
          <table:table-cell office:value-type="float" office:value="-99">
            <text:p>-99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882</text:p>
          </table:table-cell>
          <table:table-cell office:value-type="float" office:value="402886">
            <text:p>402886</text:p>
          </table:table-cell>
          <table:table-cell office:value-type="float" office:value="-2">
            <text:p>-2</text:p>
          </table:table-cell>
          <table:table-cell office:value-type="float" office:value="-17">
            <text:p>-17</text:p>
          </table:table-cell>
          <table:table-cell office:value-type="float" office:value="241">
            <text:p>241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4">
            <text:p>-404</text:p>
          </table:table-cell>
          <table:table-cell office:value-type="float" office:value="-92">
            <text:p>-92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890</text:p>
          </table:table-cell>
          <table:table-cell office:value-type="float" office:value="402894">
            <text:p>40289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85">
            <text:p>285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898</text:p>
          </table:table-cell>
          <table:table-cell office:value-type="float" office:value="402903">
            <text:p>402903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41">
            <text:p>241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2907</text:p>
          </table:table-cell>
          <table:table-cell office:value-type="float" office:value="402911">
            <text:p>40291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28">
            <text:p>228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915</text:p>
          </table:table-cell>
          <table:table-cell office:value-type="float" office:value="402919">
            <text:p>402919</text:p>
          </table:table-cell>
          <table:table-cell office:value-type="float" office:value="4">
            <text:p>4</text:p>
          </table:table-cell>
          <table:table-cell office:value-type="float" office:value="-6">
            <text:p>-6</text:p>
          </table:table-cell>
          <table:table-cell office:value-type="float" office:value="263">
            <text:p>263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2923</text:p>
          </table:table-cell>
          <table:table-cell office:value-type="float" office:value="402927">
            <text:p>402927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293">
            <text:p>293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931</text:p>
          </table:table-cell>
          <table:table-cell office:value-type="float" office:value="402935">
            <text:p>402935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263">
            <text:p>263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2939</text:p>
          </table:table-cell>
          <table:table-cell office:value-type="float" office:value="402944">
            <text:p>40294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948</text:p>
          </table:table-cell>
          <table:table-cell office:value-type="float" office:value="402952">
            <text:p>402952</text:p>
          </table:table-cell>
          <table:table-cell office:value-type="float" office:value="-4">
            <text:p>-4</text:p>
          </table:table-cell>
          <table:table-cell office:value-type="float" office:value="-32">
            <text:p>-32</text:p>
          </table:table-cell>
          <table:table-cell office:value-type="float" office:value="269">
            <text:p>269</text:p>
          </table:table-cell>
          <table:table-cell office:value-type="float" office:value="-83">
            <text:p>-83</text:p>
          </table:table-cell>
          <table:table-cell office:value-type="float" office:value="-194">
            <text:p>-194</text:p>
          </table:table-cell>
          <table:table-cell office:value-type="float" office:value="-407">
            <text:p>-407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2956</text:p>
          </table:table-cell>
          <table:table-cell office:value-type="float" office:value="402960">
            <text:p>40296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  <table:table-cell office:value-type="float" office:value="-83">
            <text:p>-83</text:p>
          </table:table-cell>
          <table:table-cell office:value-type="float" office:value="-194">
            <text:p>-194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2964</text:p>
          </table:table-cell>
          <table:table-cell office:value-type="float" office:value="402968">
            <text:p>402968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245">
            <text:p>245</text:p>
          </table:table-cell>
          <table:table-cell office:value-type="float" office:value="-83">
            <text:p>-83</text:p>
          </table:table-cell>
          <table:table-cell office:value-type="float" office:value="-194">
            <text:p>-194</text:p>
          </table:table-cell>
          <table:table-cell office:value-type="float" office:value="-407">
            <text:p>-407</text:p>
          </table:table-cell>
          <table:table-cell office:value-type="float" office:value="-97">
            <text:p>-97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2972</text:p>
          </table:table-cell>
          <table:table-cell office:value-type="float" office:value="402976">
            <text:p>402976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64">
            <text:p>264</text:p>
          </table:table-cell>
          <table:table-cell office:value-type="float" office:value="-83">
            <text:p>-83</text:p>
          </table:table-cell>
          <table:table-cell office:value-type="float" office:value="-194">
            <text:p>-194</text:p>
          </table:table-cell>
          <table:table-cell office:value-type="float" office:value="-407">
            <text:p>-407</text:p>
          </table:table-cell>
          <table:table-cell office:value-type="float" office:value="-100">
            <text:p>-100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2980</text:p>
          </table:table-cell>
          <table:table-cell office:value-type="float" office:value="402984">
            <text:p>402984</text:p>
          </table:table-cell>
          <table:table-cell office:value-type="float" office:value="11">
            <text:p>11</text:p>
          </table:table-cell>
          <table:table-cell office:value-type="float" office:value="-27">
            <text:p>-27</text:p>
          </table:table-cell>
          <table:table-cell office:value-type="float" office:value="255">
            <text:p>255</text:p>
          </table:table-cell>
          <table:table-cell office:value-type="float" office:value="-83">
            <text:p>-83</text:p>
          </table:table-cell>
          <table:table-cell office:value-type="float" office:value="-194">
            <text:p>-194</text:p>
          </table:table-cell>
          <table:table-cell office:value-type="float" office:value="-407">
            <text:p>-407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2989</text:p>
          </table:table-cell>
          <table:table-cell office:value-type="float" office:value="402993">
            <text:p>40299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-83">
            <text:p>-83</text:p>
          </table:table-cell>
          <table:table-cell office:value-type="float" office:value="-194">
            <text:p>-194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2997</text:p>
          </table:table-cell>
          <table:table-cell office:value-type="float" office:value="403001">
            <text:p>403001</text:p>
          </table:table-cell>
          <table:table-cell office:value-type="float" office:value="21">
            <text:p>21</text:p>
          </table:table-cell>
          <table:table-cell office:value-type="float" office:value="-22">
            <text:p>-22</text:p>
          </table:table-cell>
          <table:table-cell office:value-type="float" office:value="288">
            <text:p>288</text:p>
          </table:table-cell>
          <table:table-cell office:value-type="float" office:value="-83">
            <text:p>-83</text:p>
          </table:table-cell>
          <table:table-cell office:value-type="float" office:value="-194">
            <text:p>-194</text:p>
          </table:table-cell>
          <table:table-cell office:value-type="float" office:value="-407">
            <text:p>-407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005</text:p>
          </table:table-cell>
          <table:table-cell office:value-type="float" office:value="403009">
            <text:p>40300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77">
            <text:p>277</text:p>
          </table:table-cell>
          <table:table-cell office:value-type="float" office:value="-83">
            <text:p>-83</text:p>
          </table:table-cell>
          <table:table-cell office:value-type="float" office:value="-194">
            <text:p>-194</text:p>
          </table:table-cell>
          <table:table-cell office:value-type="float" office:value="-407">
            <text:p>-407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3013</text:p>
          </table:table-cell>
          <table:table-cell office:value-type="float" office:value="403017">
            <text:p>4030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87">
            <text:p>287</text:p>
          </table:table-cell>
          <table:table-cell office:value-type="float" office:value="-83">
            <text:p>-83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3021</text:p>
          </table:table-cell>
          <table:table-cell office:value-type="float" office:value="403025">
            <text:p>403025</text:p>
          </table:table-cell>
          <table:table-cell office:value-type="float" office:value="-7">
            <text:p>-7</text:p>
          </table:table-cell>
          <table:table-cell office:value-type="float" office:value="-22">
            <text:p>-22</text:p>
          </table:table-cell>
          <table:table-cell office:value-type="float" office:value="270">
            <text:p>270</text:p>
          </table:table-cell>
          <table:table-cell office:value-type="float" office:value="-86">
            <text:p>-86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032</text:p>
          </table:table-cell>
          <table:table-cell office:value-type="float" office:value="403034">
            <text:p>40303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42">
            <text:p>242</text:p>
          </table:table-cell>
          <table:table-cell office:value-type="float" office:value="-86">
            <text:p>-86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040</text:p>
          </table:table-cell>
          <table:table-cell office:value-type="float" office:value="403042">
            <text:p>403042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41">
            <text:p>241</text:p>
          </table:table-cell>
          <table:table-cell office:value-type="float" office:value="-86">
            <text:p>-86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3048</text:p>
          </table:table-cell>
          <table:table-cell office:value-type="float" office:value="403052">
            <text:p>403052</text:p>
          </table:table-cell>
          <table:table-cell office:value-type="float" office:value="-4">
            <text:p>-4</text:p>
          </table:table-cell>
          <table:table-cell office:value-type="float" office:value="-17">
            <text:p>-17</text:p>
          </table:table-cell>
          <table:table-cell office:value-type="float" office:value="250">
            <text:p>250</text:p>
          </table:table-cell>
          <table:table-cell office:value-type="float" office:value="-86">
            <text:p>-86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056</text:p>
          </table:table-cell>
          <table:table-cell office:value-type="float" office:value="403060">
            <text:p>403060</text:p>
          </table:table-cell>
          <table:table-cell office:value-type="float" office:value="19">
            <text:p>19</text:p>
          </table:table-cell>
          <table:table-cell office:value-type="float" office:value="-12">
            <text:p>-12</text:p>
          </table:table-cell>
          <table:table-cell office:value-type="float" office:value="247">
            <text:p>247</text:p>
          </table:table-cell>
          <table:table-cell office:value-type="float" office:value="-86">
            <text:p>-86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064</text:p>
          </table:table-cell>
          <table:table-cell office:value-type="float" office:value="403068">
            <text:p>403068</text:p>
          </table:table-cell>
          <table:table-cell office:value-type="float" office:value="4">
            <text:p>4</text:p>
          </table:table-cell>
          <table:table-cell office:value-type="float" office:value="-13">
            <text:p>-13</text:p>
          </table:table-cell>
          <table:table-cell office:value-type="float" office:value="246">
            <text:p>246</text:p>
          </table:table-cell>
          <table:table-cell office:value-type="float" office:value="-86">
            <text:p>-86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073</text:p>
          </table:table-cell>
          <table:table-cell office:value-type="float" office:value="403077">
            <text:p>403077</text:p>
          </table:table-cell>
          <table:table-cell office:value-type="float" office:value="28">
            <text:p>28</text:p>
          </table:table-cell>
          <table:table-cell office:value-type="float" office:value="-23">
            <text:p>-23</text:p>
          </table:table-cell>
          <table:table-cell office:value-type="float" office:value="235">
            <text:p>235</text:p>
          </table:table-cell>
          <table:table-cell office:value-type="float" office:value="-86">
            <text:p>-86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081</text:p>
          </table:table-cell>
          <table:table-cell office:value-type="float" office:value="403085">
            <text:p>40308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94">
            <text:p>294</text:p>
          </table:table-cell>
          <table:table-cell office:value-type="float" office:value="-86">
            <text:p>-86</text:p>
          </table:table-cell>
          <table:table-cell office:value-type="float" office:value="-198">
            <text:p>-198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&gt;403089</text:p>
          </table:table-cell>
          <table:table-cell office:value-type="float" office:value="403093">
            <text:p>403093</text:p>
          </table:table-cell>
          <table:table-cell office:value-type="float" office:value="-1">
            <text:p>-1</text:p>
          </table:table-cell>
          <table:table-cell office:value-type="float" office:value="-34">
            <text:p>-34</text:p>
          </table:table-cell>
          <table:table-cell office:value-type="float" office:value="263">
            <text:p>263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097</text:p>
          </table:table-cell>
          <table:table-cell office:value-type="float" office:value="403101">
            <text:p>40310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45">
            <text:p>245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105</text:p>
          </table:table-cell>
          <table:table-cell office:value-type="float" office:value="403109">
            <text:p>403109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39">
            <text:p>239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113</text:p>
          </table:table-cell>
          <table:table-cell office:value-type="float" office:value="403118">
            <text:p>403118</text:p>
          </table:table-cell>
          <table:table-cell office:value-type="float" office:value="-8">
            <text:p>-8</text:p>
          </table:table-cell>
          <table:table-cell office:value-type="float" office:value="-21">
            <text:p>-21</text:p>
          </table:table-cell>
          <table:table-cell office:value-type="float" office:value="253">
            <text:p>253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124</text:p>
          </table:table-cell>
          <table:table-cell office:value-type="float" office:value="403126">
            <text:p>403126</text:p>
          </table:table-cell>
          <table:table-cell office:value-type="float" office:value="-8">
            <text:p>-8</text:p>
          </table:table-cell>
          <table:table-cell office:value-type="float" office:value="-14">
            <text:p>-14</text:p>
          </table:table-cell>
          <table:table-cell office:value-type="float" office:value="264">
            <text:p>264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3132</text:p>
          </table:table-cell>
          <table:table-cell office:value-type="float" office:value="403136">
            <text:p>403136</text:p>
          </table:table-cell>
          <table:table-cell office:value-type="float" office:value="-1">
            <text:p>-1</text:p>
          </table:table-cell>
          <table:table-cell office:value-type="float" office:value="-8">
            <text:p>-8</text:p>
          </table:table-cell>
          <table:table-cell office:value-type="float" office:value="247">
            <text:p>247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140</text:p>
          </table:table-cell>
          <table:table-cell office:value-type="float" office:value="403144">
            <text:p>403144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239">
            <text:p>239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2">
            <text:p>-402</text:p>
          </table:table-cell>
          <table:table-cell office:value-type="float" office:value="-99">
            <text:p>-99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148</text:p>
          </table:table-cell>
          <table:table-cell office:value-type="float" office:value="403152">
            <text:p>403152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229">
            <text:p>229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156</text:p>
          </table:table-cell>
          <table:table-cell office:value-type="float" office:value="403161">
            <text:p>40316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165</text:p>
          </table:table-cell>
          <table:table-cell office:value-type="float" office:value="403169">
            <text:p>403169</text:p>
          </table:table-cell>
          <table:table-cell office:value-type="float" office:value="19">
            <text:p>19</text:p>
          </table:table-cell>
          <table:table-cell office:value-type="float" office:value="-4">
            <text:p>-4</text:p>
          </table:table-cell>
          <table:table-cell office:value-type="float" office:value="252">
            <text:p>252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2">
            <text:p>-9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173</text:p>
          </table:table-cell>
          <table:table-cell office:value-type="float" office:value="403177">
            <text:p>403177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286">
            <text:p>286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10">
            <text:p>-10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181</text:p>
          </table:table-cell>
          <table:table-cell office:value-type="float" office:value="403185">
            <text:p>40318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36">
            <text:p>236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189</text:p>
          </table:table-cell>
          <table:table-cell office:value-type="float" office:value="403193">
            <text:p>40319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301">
            <text:p>301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197</text:p>
          </table:table-cell>
          <table:table-cell office:value-type="float" office:value="403202">
            <text:p>403202</text:p>
          </table:table-cell>
          <table:table-cell office:value-type="float" office:value="-7">
            <text:p>-7</text:p>
          </table:table-cell>
          <table:table-cell office:value-type="float" office:value="-38">
            <text:p>-38</text:p>
          </table:table-cell>
          <table:table-cell office:value-type="float" office:value="281">
            <text:p>281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3208</text:p>
          </table:table-cell>
          <table:table-cell office:value-type="float" office:value="403210">
            <text:p>403210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float" office:value="273">
            <text:p>273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3214</text:p>
          </table:table-cell>
          <table:table-cell office:value-type="float" office:value="403218">
            <text:p>4032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87">
            <text:p>287</text:p>
          </table:table-cell>
          <table:table-cell office:value-type="float" office:value="-85">
            <text:p>-85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222</text:p>
          </table:table-cell>
          <table:table-cell office:value-type="float" office:value="403226">
            <text:p>403226</text:p>
          </table:table-cell>
          <table:table-cell office:value-type="float" office:value="20">
            <text:p>20</text:p>
          </table:table-cell>
          <table:table-cell office:value-type="float" office:value="-21">
            <text:p>-21</text:p>
          </table:table-cell>
          <table:table-cell office:value-type="float" office:value="257">
            <text:p>257</text:p>
          </table:table-cell>
          <table:table-cell office:value-type="float" office:value="-78">
            <text:p>-78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230</text:p>
          </table:table-cell>
          <table:table-cell office:value-type="float" office:value="403234">
            <text:p>403234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float" office:value="-78">
            <text:p>-78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240</text:p>
          </table:table-cell>
          <table:table-cell office:value-type="float" office:value="403243">
            <text:p>40324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77">
            <text:p>277</text:p>
          </table:table-cell>
          <table:table-cell office:value-type="float" office:value="-78">
            <text:p>-78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249</text:p>
          </table:table-cell>
          <table:table-cell office:value-type="float" office:value="403251">
            <text:p>40325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58">
            <text:p>258</text:p>
          </table:table-cell>
          <table:table-cell office:value-type="float" office:value="-78">
            <text:p>-78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257</text:p>
          </table:table-cell>
          <table:table-cell office:value-type="float" office:value="403259">
            <text:p>403259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84">
            <text:p>284</text:p>
          </table:table-cell>
          <table:table-cell office:value-type="float" office:value="-78">
            <text:p>-78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9">
            <text:p>-99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3265</text:p>
          </table:table-cell>
          <table:table-cell office:value-type="float" office:value="403267">
            <text:p>403267</text:p>
          </table:table-cell>
          <table:table-cell office:value-type="float" office:value="23">
            <text:p>23</text:p>
          </table:table-cell>
          <table:table-cell office:value-type="float" office:value="-4">
            <text:p>-4</text:p>
          </table:table-cell>
          <table:table-cell office:value-type="float" office:value="248">
            <text:p>248</text:p>
          </table:table-cell>
          <table:table-cell office:value-type="float" office:value="-78">
            <text:p>-78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9">
            <text:p>-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273</text:p>
          </table:table-cell>
          <table:table-cell office:value-type="float" office:value="403275">
            <text:p>403275</text:p>
          </table:table-cell>
          <table:table-cell office:value-type="float" office:value="24">
            <text:p>24</text:p>
          </table:table-cell>
          <table:table-cell office:value-type="float" office:value="-6">
            <text:p>-6</text:p>
          </table:table-cell>
          <table:table-cell office:value-type="float" office:value="237">
            <text:p>237</text:p>
          </table:table-cell>
          <table:table-cell office:value-type="float" office:value="-78">
            <text:p>-78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281</text:p>
          </table:table-cell>
          <table:table-cell office:value-type="float" office:value="403286">
            <text:p>403286</text:p>
          </table:table-cell>
          <table:table-cell office:value-type="float" office:value="15">
            <text:p>15</text:p>
          </table:table-cell>
          <table:table-cell office:value-type="float" office:value="-20">
            <text:p>-20</text:p>
          </table:table-cell>
          <table:table-cell office:value-type="float" office:value="254">
            <text:p>254</text:p>
          </table:table-cell>
          <table:table-cell office:value-type="float" office:value="-78">
            <text:p>-78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9">
            <text:p>-99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290</text:p>
          </table:table-cell>
          <table:table-cell office:value-type="float" office:value="403294">
            <text:p>403294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272">
            <text:p>272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298</text:p>
          </table:table-cell>
          <table:table-cell office:value-type="float" office:value="403302">
            <text:p>403302</text:p>
          </table:table-cell>
          <table:table-cell office:value-type="float" office:value="-20">
            <text:p>-20</text:p>
          </table:table-cell>
          <table:table-cell office:value-type="float" office:value="-14">
            <text:p>-14</text:p>
          </table:table-cell>
          <table:table-cell office:value-type="float" office:value="267">
            <text:p>267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306</text:p>
          </table:table-cell>
          <table:table-cell office:value-type="float" office:value="403310">
            <text:p>4033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3314</text:p>
          </table:table-cell>
          <table:table-cell office:value-type="float" office:value="403318">
            <text:p>403318</text:p>
          </table:table-cell>
          <table:table-cell office:value-type="float" office:value="27">
            <text:p>27</text:p>
          </table:table-cell>
          <table:table-cell office:value-type="float" office:value="-2">
            <text:p>-2</text:p>
          </table:table-cell>
          <table:table-cell office:value-type="float" office:value="265">
            <text:p>265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322</text:p>
          </table:table-cell>
          <table:table-cell office:value-type="float" office:value="403326">
            <text:p>403326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238">
            <text:p>238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2">
            <text:p>-92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3331</text:p>
          </table:table-cell>
          <table:table-cell office:value-type="float" office:value="403335">
            <text:p>40333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339</text:p>
          </table:table-cell>
          <table:table-cell office:value-type="float" office:value="403343">
            <text:p>403343</text:p>
          </table:table-cell>
          <table:table-cell office:value-type="float" office:value="14">
            <text:p>14</text:p>
          </table:table-cell>
          <table:table-cell office:value-type="float" office:value="-13">
            <text:p>-13</text:p>
          </table:table-cell>
          <table:table-cell office:value-type="float" office:value="275">
            <text:p>275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347</text:p>
          </table:table-cell>
          <table:table-cell office:value-type="float" office:value="403351">
            <text:p>403351</text:p>
          </table:table-cell>
          <table:table-cell office:value-type="float" office:value="-14">
            <text:p>-14</text:p>
          </table:table-cell>
          <table:table-cell office:value-type="float" office:value="-20">
            <text:p>-20</text:p>
          </table:table-cell>
          <table:table-cell office:value-type="float" office:value="270">
            <text:p>270</text:p>
          </table:table-cell>
          <table:table-cell office:value-type="float" office:value="-79">
            <text:p>-79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355</text:p>
          </table:table-cell>
          <table:table-cell office:value-type="float" office:value="403359">
            <text:p>403359</text:p>
          </table:table-cell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273">
            <text:p>273</text:p>
          </table:table-cell>
          <table:table-cell office:value-type="float" office:value="-18688">
            <text:p>-18688</text:p>
          </table:table-cell>
          <table:table-cell office:value-type="float" office:value="-15872">
            <text:p>-15872</text:p>
          </table:table-cell>
          <table:table-cell office:value-type="float" office:value="322">
            <text:p>322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3365</text:p>
          </table:table-cell>
          <table:table-cell office:value-type="float" office:value="403369">
            <text:p>403369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67">
            <text:p>267</text:p>
          </table:table-cell>
          <table:table-cell office:value-type="float" office:value="-74">
            <text:p>-7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374</text:p>
          </table:table-cell>
          <table:table-cell office:value-type="float" office:value="403378">
            <text:p>403378</text:p>
          </table:table-cell>
          <table:table-cell office:value-type="float" office:value="25">
            <text:p>25</text:p>
          </table:table-cell>
          <table:table-cell office:value-type="float" office:value="-20">
            <text:p>-20</text:p>
          </table:table-cell>
          <table:table-cell office:value-type="float" office:value="244">
            <text:p>244</text:p>
          </table:table-cell>
          <table:table-cell office:value-type="float" office:value="-74">
            <text:p>-7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382</text:p>
          </table:table-cell>
          <table:table-cell office:value-type="float" office:value="403386">
            <text:p>40338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26">
            <text:p>226</text:p>
          </table:table-cell>
          <table:table-cell office:value-type="float" office:value="-74">
            <text:p>-7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390</text:p>
          </table:table-cell>
          <table:table-cell office:value-type="float" office:value="403394">
            <text:p>40339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91">
            <text:p>291</text:p>
          </table:table-cell>
          <table:table-cell office:value-type="float" office:value="-74">
            <text:p>-7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398</text:p>
          </table:table-cell>
          <table:table-cell office:value-type="float" office:value="403402">
            <text:p>403402</text:p>
          </table:table-cell>
          <table:table-cell office:value-type="float" office:value="3">
            <text:p>3</text:p>
          </table:table-cell>
          <table:table-cell office:value-type="float" office:value="-6">
            <text:p>-6</text:p>
          </table:table-cell>
          <table:table-cell office:value-type="float" office:value="271">
            <text:p>271</text:p>
          </table:table-cell>
          <table:table-cell office:value-type="float" office:value="-74">
            <text:p>-7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406</text:p>
          </table:table-cell>
          <table:table-cell office:value-type="float" office:value="403410">
            <text:p>403410</text:p>
          </table:table-cell>
          <table:table-cell office:value-type="float" office:value="38">
            <text:p>38</text:p>
          </table:table-cell>
          <table:table-cell office:value-type="float" office:value="-11">
            <text:p>-11</text:p>
          </table:table-cell>
          <table:table-cell office:value-type="float" office:value="254">
            <text:p>254</text:p>
          </table:table-cell>
          <table:table-cell office:value-type="float" office:value="-74">
            <text:p>-7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415</text:p>
          </table:table-cell>
          <table:table-cell office:value-type="float" office:value="403419">
            <text:p>403419</text:p>
          </table:table-cell>
          <table:table-cell office:value-type="float" office:value="30">
            <text:p>30</text:p>
          </table:table-cell>
          <table:table-cell office:value-type="float" office:value="-13">
            <text:p>-13</text:p>
          </table:table-cell>
          <table:table-cell office:value-type="float" office:value="231">
            <text:p>231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2231">
            <text:p>2231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3423</text:p>
          </table:table-cell>
          <table:table-cell office:value-type="float" office:value="403427">
            <text:p>403427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46">
            <text:p>246</text:p>
          </table:table-cell>
          <table:table-cell office:value-type="float" office:value="-76">
            <text:p>-76</text:p>
          </table:table-cell>
          <table:table-cell office:value-type="float" office:value="-190">
            <text:p>-190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3431</text:p>
          </table:table-cell>
          <table:table-cell office:value-type="float" office:value="403435">
            <text:p>40343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8">
            <text:p>288</text:p>
          </table:table-cell>
          <table:table-cell office:value-type="float" office:value="-76">
            <text:p>-76</text:p>
          </table:table-cell>
          <table:table-cell office:value-type="float" office:value="-190">
            <text:p>-190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439</text:p>
          </table:table-cell>
          <table:table-cell office:value-type="float" office:value="403443">
            <text:p>40344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67">
            <text:p>267</text:p>
          </table:table-cell>
          <table:table-cell office:value-type="float" office:value="-76">
            <text:p>-76</text:p>
          </table:table-cell>
          <table:table-cell office:value-type="float" office:value="-190">
            <text:p>-190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3447</text:p>
          </table:table-cell>
          <table:table-cell office:value-type="float" office:value="403451">
            <text:p>40345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14">
            <text:p>214</text:p>
          </table:table-cell>
          <table:table-cell office:value-type="float" office:value="-76">
            <text:p>-76</text:p>
          </table:table-cell>
          <table:table-cell office:value-type="float" office:value="-190">
            <text:p>-190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3456</text:p>
          </table:table-cell>
          <table:table-cell office:value-type="float" office:value="403460">
            <text:p>403460</text:p>
          </table:table-cell>
          <table:table-cell office:value-type="float" office:value="-13">
            <text:p>-13</text:p>
          </table:table-cell>
          <table:table-cell office:value-type="float" office:value="-15">
            <text:p>-15</text:p>
          </table:table-cell>
          <table:table-cell office:value-type="float" office:value="276">
            <text:p>276</text:p>
          </table:table-cell>
          <table:table-cell office:value-type="float" office:value="-76">
            <text:p>-76</text:p>
          </table:table-cell>
          <table:table-cell office:value-type="float" office:value="-190">
            <text:p>-190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464</text:p>
          </table:table-cell>
          <table:table-cell office:value-type="float" office:value="403468">
            <text:p>40346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69">
            <text:p>269</text:p>
          </table:table-cell>
          <table:table-cell office:value-type="float" office:value="-76">
            <text:p>-76</text:p>
          </table:table-cell>
          <table:table-cell office:value-type="float" office:value="-135">
            <text:p>-135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472</text:p>
          </table:table-cell>
          <table:table-cell office:value-type="float" office:value="403476">
            <text:p>40347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32">
            <text:p>232</text:p>
          </table:table-cell>
          <table:table-cell office:value-type="float" office:value="-76">
            <text:p>-76</text:p>
          </table:table-cell>
          <table:table-cell office:value-type="float" office:value="-190">
            <text:p>-190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480</text:p>
          </table:table-cell>
          <table:table-cell office:value-type="float" office:value="403484">
            <text:p>403484</text:p>
          </table:table-cell>
          <table:table-cell table:number-columns-repeated="2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-76">
            <text:p>-76</text:p>
          </table:table-cell>
          <table:table-cell office:value-type="float" office:value="-190">
            <text:p>-190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488</text:p>
          </table:table-cell>
          <table:table-cell office:value-type="float" office:value="403492">
            <text:p>403492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47">
            <text:p>247</text:p>
          </table:table-cell>
          <table:table-cell office:value-type="float" office:value="-76">
            <text:p>-76</text:p>
          </table:table-cell>
          <table:table-cell office:value-type="float" office:value="-190">
            <text:p>-190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3496</text:p>
          </table:table-cell>
          <table:table-cell office:value-type="float" office:value="403501">
            <text:p>403501</text:p>
          </table:table-cell>
          <table:table-cell office:value-type="float" office:value="22">
            <text:p>22</text:p>
          </table:table-cell>
          <table:table-cell office:value-type="float" office:value="-18">
            <text:p>-18</text:p>
          </table:table-cell>
          <table:table-cell office:value-type="float" office:value="261">
            <text:p>261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3">
            <text:p>-403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505</text:p>
          </table:table-cell>
          <table:table-cell office:value-type="float" office:value="403509">
            <text:p>403509</text:p>
          </table:table-cell>
          <table:table-cell office:value-type="float" office:value="31">
            <text:p>31</text:p>
          </table:table-cell>
          <table:table-cell office:value-type="float" office:value="-18">
            <text:p>-18</text:p>
          </table:table-cell>
          <table:table-cell office:value-type="float" office:value="227">
            <text:p>227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3">
            <text:p>-403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3513</text:p>
          </table:table-cell>
          <table:table-cell office:value-type="float" office:value="403517">
            <text:p>403517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3">
            <text:p>-403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3521</text:p>
          </table:table-cell>
          <table:table-cell office:value-type="float" office:value="403525">
            <text:p>40352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92">
            <text:p>292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3">
            <text:p>-403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529</text:p>
          </table:table-cell>
          <table:table-cell office:value-type="float" office:value="403533">
            <text:p>403533</text:p>
          </table:table-cell>
          <table:table-cell office:value-type="float" office:value="13">
            <text:p>13</text:p>
          </table:table-cell>
          <table:table-cell office:value-type="float" office:value="-35">
            <text:p>-35</text:p>
          </table:table-cell>
          <table:table-cell office:value-type="float" office:value="248">
            <text:p>248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3">
            <text:p>-403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3539</text:p>
          </table:table-cell>
          <table:table-cell office:value-type="float" office:value="403542">
            <text:p>40354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3">
            <text:p>-403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3548</text:p>
          </table:table-cell>
          <table:table-cell office:value-type="float" office:value="403550">
            <text:p>40355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47">
            <text:p>247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3">
            <text:p>-403</text:p>
          </table:table-cell>
          <table:table-cell office:value-type="float" office:value="-93">
            <text:p>-93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556</text:p>
          </table:table-cell>
          <table:table-cell office:value-type="float" office:value="403560">
            <text:p>403560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23">
            <text:p>223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3">
            <text:p>-403</text:p>
          </table:table-cell>
          <table:table-cell office:value-type="float" office:value="-92">
            <text:p>-92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564</text:p>
          </table:table-cell>
          <table:table-cell office:value-type="float" office:value="403568">
            <text:p>403568</text:p>
          </table:table-cell>
          <table:table-cell office:value-type="float" office:value="22">
            <text:p>22</text:p>
          </table:table-cell>
          <table:table-cell office:value-type="float" office:value="-4">
            <text:p>-4</text:p>
          </table:table-cell>
          <table:table-cell office:value-type="float" office:value="241">
            <text:p>241</text:p>
          </table:table-cell>
          <table:table-cell office:value-type="float" office:value="-77">
            <text:p>-77</text:p>
          </table:table-cell>
          <table:table-cell office:value-type="float" office:value="-206">
            <text:p>-206</text:p>
          </table:table-cell>
          <table:table-cell office:value-type="float" office:value="-410">
            <text:p>-410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572</text:p>
          </table:table-cell>
          <table:table-cell office:value-type="float" office:value="403576">
            <text:p>403576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71">
            <text:p>271</text:p>
          </table:table-cell>
          <table:table-cell office:value-type="float" office:value="-77">
            <text:p>-77</text:p>
          </table:table-cell>
          <table:table-cell office:value-type="float" office:value="-206">
            <text:p>-206</text:p>
          </table:table-cell>
          <table:table-cell office:value-type="float" office:value="-410">
            <text:p>-410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580</text:p>
          </table:table-cell>
          <table:table-cell office:value-type="float" office:value="403585">
            <text:p>403585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37">
            <text:p>237</text:p>
          </table:table-cell>
          <table:table-cell office:value-type="float" office:value="-77">
            <text:p>-77</text:p>
          </table:table-cell>
          <table:table-cell office:value-type="float" office:value="-206">
            <text:p>-206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589</text:p>
          </table:table-cell>
          <table:table-cell office:value-type="float" office:value="403593">
            <text:p>403593</text:p>
          </table:table-cell>
          <table:table-cell office:value-type="float" office:value="19">
            <text:p>19</text:p>
          </table:table-cell>
          <table:table-cell office:value-type="float" office:value="-14">
            <text:p>-14</text:p>
          </table:table-cell>
          <table:table-cell office:value-type="float" office:value="247">
            <text:p>247</text:p>
          </table:table-cell>
          <table:table-cell office:value-type="float" office:value="-77">
            <text:p>-77</text:p>
          </table:table-cell>
          <table:table-cell office:value-type="float" office:value="-206">
            <text:p>-206</text:p>
          </table:table-cell>
          <table:table-cell office:value-type="float" office:value="-410">
            <text:p>-410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3597</text:p>
          </table:table-cell>
          <table:table-cell office:value-type="float" office:value="403601">
            <text:p>40360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24">
            <text:p>224</text:p>
          </table:table-cell>
          <table:table-cell office:value-type="float" office:value="-77">
            <text:p>-77</text:p>
          </table:table-cell>
          <table:table-cell office:value-type="float" office:value="-206">
            <text:p>-206</text:p>
          </table:table-cell>
          <table:table-cell office:value-type="float" office:value="-410">
            <text:p>-410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605</text:p>
          </table:table-cell>
          <table:table-cell office:value-type="float" office:value="403609">
            <text:p>403609</text:p>
          </table:table-cell>
          <table:table-cell office:value-type="float" office:value="36">
            <text:p>36</text:p>
          </table:table-cell>
          <table:table-cell office:value-type="float" office:value="-8">
            <text:p>-8</text:p>
          </table:table-cell>
          <table:table-cell office:value-type="float" office:value="218">
            <text:p>218</text:p>
          </table:table-cell>
          <table:table-cell office:value-type="float" office:value="-77">
            <text:p>-77</text:p>
          </table:table-cell>
          <table:table-cell office:value-type="float" office:value="-206">
            <text:p>-206</text:p>
          </table:table-cell>
          <table:table-cell office:value-type="float" office:value="-410">
            <text:p>-410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613</text:p>
          </table:table-cell>
          <table:table-cell office:value-type="float" office:value="403617">
            <text:p>403617</text:p>
          </table:table-cell>
          <table:table-cell table:number-columns-repeated="2" office:value-type="float" office:value="19">
            <text:p>19</text:p>
          </table:table-cell>
          <table:table-cell office:value-type="float" office:value="285">
            <text:p>285</text:p>
          </table:table-cell>
          <table:table-cell office:value-type="float" office:value="-77">
            <text:p>-77</text:p>
          </table:table-cell>
          <table:table-cell office:value-type="float" office:value="-206">
            <text:p>-206</text:p>
          </table:table-cell>
          <table:table-cell office:value-type="float" office:value="-410">
            <text:p>-410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3621</text:p>
          </table:table-cell>
          <table:table-cell office:value-type="float" office:value="403625">
            <text:p>40362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50">
            <text:p>250</text:p>
          </table:table-cell>
          <table:table-cell office:value-type="float" office:value="-77">
            <text:p>-77</text:p>
          </table:table-cell>
          <table:table-cell office:value-type="float" office:value="-206">
            <text:p>-206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3630</text:p>
          </table:table-cell>
          <table:table-cell office:value-type="float" office:value="403634">
            <text:p>403634</text:p>
          </table:table-cell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office:value-type="float" office:value="238">
            <text:p>238</text:p>
          </table:table-cell>
          <table:table-cell office:value-type="float" office:value="-81">
            <text:p>-81</text:p>
          </table:table-cell>
          <table:table-cell office:value-type="float" office:value="-199">
            <text:p>-199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3638</text:p>
          </table:table-cell>
          <table:table-cell office:value-type="float" office:value="403642">
            <text:p>403642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36">
            <text:p>236</text:p>
          </table:table-cell>
          <table:table-cell office:value-type="float" office:value="-81">
            <text:p>-81</text:p>
          </table:table-cell>
          <table:table-cell office:value-type="float" office:value="-199">
            <text:p>-199</text:p>
          </table:table-cell>
          <table:table-cell office:value-type="float" office:value="-404">
            <text:p>-404</text:p>
          </table:table-cell>
          <table:table-cell office:value-type="float" office:value="-100">
            <text:p>-100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646</text:p>
          </table:table-cell>
          <table:table-cell office:value-type="float" office:value="403650">
            <text:p>40365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-81">
            <text:p>-81</text:p>
          </table:table-cell>
          <table:table-cell office:value-type="float" office:value="-199">
            <text:p>-199</text:p>
          </table:table-cell>
          <table:table-cell office:value-type="float" office:value="-404">
            <text:p>-404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654</text:p>
          </table:table-cell>
          <table:table-cell office:value-type="float" office:value="403658">
            <text:p>403658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30">
            <text:p>230</text:p>
          </table:table-cell>
          <table:table-cell office:value-type="float" office:value="-81">
            <text:p>-81</text:p>
          </table:table-cell>
          <table:table-cell office:value-type="float" office:value="-199">
            <text:p>-199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662</text:p>
          </table:table-cell>
          <table:table-cell office:value-type="float" office:value="403666">
            <text:p>403666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67">
            <text:p>267</text:p>
          </table:table-cell>
          <table:table-cell office:value-type="float" office:value="-81">
            <text:p>-81</text:p>
          </table:table-cell>
          <table:table-cell office:value-type="float" office:value="-199">
            <text:p>-199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673</text:p>
          </table:table-cell>
          <table:table-cell office:value-type="float" office:value="403675">
            <text:p>403675</text:p>
          </table:table-cell>
          <table:table-cell table:number-columns-repeated="2" office:value-type="float" office:value="7">
            <text:p>7</text:p>
          </table:table-cell>
          <table:table-cell office:value-type="float" office:value="286">
            <text:p>286</text:p>
          </table:table-cell>
          <table:table-cell office:value-type="float" office:value="-81">
            <text:p>-81</text:p>
          </table:table-cell>
          <table:table-cell office:value-type="float" office:value="-199">
            <text:p>-199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679</text:p>
          </table:table-cell>
          <table:table-cell office:value-type="float" office:value="403683">
            <text:p>40368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-81">
            <text:p>-81</text:p>
          </table:table-cell>
          <table:table-cell office:value-type="float" office:value="-199">
            <text:p>-199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687</text:p>
          </table:table-cell>
          <table:table-cell office:value-type="float" office:value="403691">
            <text:p>403691</text:p>
          </table:table-cell>
          <table:table-cell office:value-type="float" office:value="32">
            <text:p>32</text:p>
          </table:table-cell>
          <table:table-cell office:value-type="float" office:value="-2">
            <text:p>-2</text:p>
          </table:table-cell>
          <table:table-cell office:value-type="float" office:value="214">
            <text:p>214</text:p>
          </table:table-cell>
          <table:table-cell office:value-type="float" office:value="-81">
            <text:p>-81</text:p>
          </table:table-cell>
          <table:table-cell office:value-type="float" office:value="-199">
            <text:p>-199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695</text:p>
          </table:table-cell>
          <table:table-cell office:value-type="float" office:value="403699">
            <text:p>403699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703</text:p>
          </table:table-cell>
          <table:table-cell office:value-type="float" office:value="403707">
            <text:p>40370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090">
            <text:p>17090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712</text:p>
          </table:table-cell>
          <table:table-cell office:value-type="float" office:value="403716">
            <text:p>403716</text:p>
          </table:table-cell>
          <table:table-cell office:value-type="float" office:value="29">
            <text:p>29</text:p>
          </table:table-cell>
          <table:table-cell office:value-type="float" office:value="-33">
            <text:p>-33</text:p>
          </table:table-cell>
          <table:table-cell office:value-type="float" office:value="249">
            <text:p>249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720</text:p>
          </table:table-cell>
          <table:table-cell office:value-type="float" office:value="403724">
            <text:p>403724</text:p>
          </table:table-cell>
          <table:table-cell office:value-type="float" office:value="10">
            <text:p>10</text:p>
          </table:table-cell>
          <table:table-cell office:value-type="float" office:value="-28">
            <text:p>-28</text:p>
          </table:table-cell>
          <table:table-cell office:value-type="float" office:value="252">
            <text:p>252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728</text:p>
          </table:table-cell>
          <table:table-cell office:value-type="float" office:value="403732">
            <text:p>403732</text:p>
          </table:table-cell>
          <table:table-cell office:value-type="float" office:value="30">
            <text:p>30</text:p>
          </table:table-cell>
          <table:table-cell office:value-type="float" office:value="-16">
            <text:p>-16</text:p>
          </table:table-cell>
          <table:table-cell office:value-type="float" office:value="226">
            <text:p>226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738</text:p>
          </table:table-cell>
          <table:table-cell office:value-type="float" office:value="403740">
            <text:p>403740</text:p>
          </table:table-cell>
          <table:table-cell office:value-type="float" office:value="26">
            <text:p>26</text:p>
          </table:table-cell>
          <table:table-cell office:value-type="float" office:value="-10">
            <text:p>-10</text:p>
          </table:table-cell>
          <table:table-cell office:value-type="float" office:value="271">
            <text:p>271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746</text:p>
          </table:table-cell>
          <table:table-cell office:value-type="float" office:value="403750">
            <text:p>40375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755</text:p>
          </table:table-cell>
          <table:table-cell office:value-type="float" office:value="403757">
            <text:p>403757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49">
            <text:p>249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3763</text:p>
          </table:table-cell>
          <table:table-cell office:value-type="float" office:value="403765">
            <text:p>403765</text:p>
          </table:table-cell>
          <table:table-cell office:value-type="float" office:value="2">
            <text:p>2</text:p>
          </table:table-cell>
          <table:table-cell office:value-type="float" office:value="-21">
            <text:p>-21</text:p>
          </table:table-cell>
          <table:table-cell office:value-type="float" office:value="265">
            <text:p>265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771</text:p>
          </table:table-cell>
          <table:table-cell office:value-type="float" office:value="403773">
            <text:p>40377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74">
            <text:p>274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3779</text:p>
          </table:table-cell>
          <table:table-cell office:value-type="float" office:value="403781">
            <text:p>403781</text:p>
          </table:table-cell>
          <table:table-cell office:value-type="float" office:value="-17">
            <text:p>-17</text:p>
          </table:table-cell>
          <table:table-cell office:value-type="float" office:value="-7">
            <text:p>-7</text:p>
          </table:table-cell>
          <table:table-cell office:value-type="float" office:value="280">
            <text:p>280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787</text:p>
          </table:table-cell>
          <table:table-cell office:value-type="float" office:value="403791">
            <text:p>403791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85">
            <text:p>285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795</text:p>
          </table:table-cell>
          <table:table-cell office:value-type="float" office:value="403800">
            <text:p>403800</text:p>
          </table:table-cell>
          <table:table-cell office:value-type="float" office:value="13">
            <text:p>13</text:p>
          </table:table-cell>
          <table:table-cell office:value-type="float" office:value="-32">
            <text:p>-32</text:p>
          </table:table-cell>
          <table:table-cell office:value-type="float" office:value="277">
            <text:p>277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3804</text:p>
          </table:table-cell>
          <table:table-cell office:value-type="float" office:value="403808">
            <text:p>40380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50">
            <text:p>250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812</text:p>
          </table:table-cell>
          <table:table-cell office:value-type="float" office:value="403816">
            <text:p>40381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20">
            <text:p>220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820</text:p>
          </table:table-cell>
          <table:table-cell office:value-type="float" office:value="403824">
            <text:p>40382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93">
            <text:p>293</text:p>
          </table:table-cell>
          <table:table-cell office:value-type="float" office:value="-82">
            <text:p>-82</text:p>
          </table:table-cell>
          <table:table-cell office:value-type="float" office:value="2231">
            <text:p>2231</text:p>
          </table:table-cell>
          <table:table-cell office:value-type="float" office:value="1602">
            <text:p>16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828</text:p>
          </table:table-cell>
          <table:table-cell office:value-type="float" office:value="403832">
            <text:p>403832</text:p>
          </table:table-cell>
          <table:table-cell office:value-type="float" office:value="25">
            <text:p>25</text:p>
          </table:table-cell>
          <table:table-cell office:value-type="float" office:value="-13">
            <text:p>-13</text:p>
          </table:table-cell>
          <table:table-cell office:value-type="float" office:value="229">
            <text:p>229</text:p>
          </table:table-cell>
          <table:table-cell office:value-type="float" office:value="-82">
            <text:p>-82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3836</text:p>
          </table:table-cell>
          <table:table-cell office:value-type="float" office:value="403841">
            <text:p>40384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196">
            <text:p>196</text:p>
          </table:table-cell>
          <table:table-cell office:value-type="float" office:value="-83">
            <text:p>-83</text:p>
          </table:table-cell>
          <table:table-cell office:value-type="float" office:value="-196">
            <text:p>-196</text:p>
          </table:table-cell>
          <table:table-cell office:value-type="float" office:value="-409">
            <text:p>-409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845</text:p>
          </table:table-cell>
          <table:table-cell office:value-type="float" office:value="403849">
            <text:p>403849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82">
            <text:p>282</text:p>
          </table:table-cell>
          <table:table-cell office:value-type="float" office:value="-83">
            <text:p>-83</text:p>
          </table:table-cell>
          <table:table-cell office:value-type="float" office:value="-196">
            <text:p>-196</text:p>
          </table:table-cell>
          <table:table-cell office:value-type="float" office:value="-409">
            <text:p>-409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853</text:p>
          </table:table-cell>
          <table:table-cell office:value-type="float" office:value="403857">
            <text:p>403857</text:p>
          </table:table-cell>
          <table:table-cell office:value-type="float" office:value="-3">
            <text:p>-3</text:p>
          </table:table-cell>
          <table:table-cell office:value-type="float" office:value="-9">
            <text:p>-9</text:p>
          </table:table-cell>
          <table:table-cell office:value-type="float" office:value="271">
            <text:p>271</text:p>
          </table:table-cell>
          <table:table-cell office:value-type="float" office:value="-83">
            <text:p>-83</text:p>
          </table:table-cell>
          <table:table-cell office:value-type="float" office:value="-196">
            <text:p>-196</text:p>
          </table:table-cell>
          <table:table-cell office:value-type="float" office:value="-409">
            <text:p>-409</text:p>
          </table:table-cell>
          <table:table-cell office:value-type="float" office:value="-99">
            <text:p>-99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3861</text:p>
          </table:table-cell>
          <table:table-cell office:value-type="float" office:value="403865">
            <text:p>4038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-83">
            <text:p>-83</text:p>
          </table:table-cell>
          <table:table-cell office:value-type="float" office:value="-196">
            <text:p>-196</text:p>
          </table:table-cell>
          <table:table-cell office:value-type="float" office:value="-409">
            <text:p>-409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869</text:p>
          </table:table-cell>
          <table:table-cell office:value-type="float" office:value="403873">
            <text:p>40387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-83">
            <text:p>-83</text:p>
          </table:table-cell>
          <table:table-cell office:value-type="float" office:value="-196">
            <text:p>-196</text:p>
          </table:table-cell>
          <table:table-cell office:value-type="float" office:value="-409">
            <text:p>-409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877</text:p>
          </table:table-cell>
          <table:table-cell office:value-type="float" office:value="403881">
            <text:p>403881</text:p>
          </table:table-cell>
          <table:table-cell office:value-type="float" office:value="7">
            <text:p>7</text:p>
          </table:table-cell>
          <table:table-cell office:value-type="float" office:value="-22">
            <text:p>-22</text:p>
          </table:table-cell>
          <table:table-cell office:value-type="float" office:value="247">
            <text:p>247</text:p>
          </table:table-cell>
          <table:table-cell office:value-type="float" office:value="-83">
            <text:p>-83</text:p>
          </table:table-cell>
          <table:table-cell office:value-type="float" office:value="-196">
            <text:p>-196</text:p>
          </table:table-cell>
          <table:table-cell office:value-type="float" office:value="-409">
            <text:p>-409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3886</text:p>
          </table:table-cell>
          <table:table-cell office:value-type="float" office:value="403890">
            <text:p>40389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-83">
            <text:p>-83</text:p>
          </table:table-cell>
          <table:table-cell office:value-type="float" office:value="-196">
            <text:p>-196</text:p>
          </table:table-cell>
          <table:table-cell office:value-type="float" office:value="-409">
            <text:p>-409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3894</text:p>
          </table:table-cell>
          <table:table-cell office:value-type="float" office:value="403898">
            <text:p>403898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238">
            <text:p>238</text:p>
          </table:table-cell>
          <table:table-cell office:value-type="float" office:value="-83">
            <text:p>-83</text:p>
          </table:table-cell>
          <table:table-cell office:value-type="float" office:value="-196">
            <text:p>-196</text:p>
          </table:table-cell>
          <table:table-cell office:value-type="float" office:value="-409">
            <text:p>-409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902</text:p>
          </table:table-cell>
          <table:table-cell office:value-type="float" office:value="403906">
            <text:p>403906</text:p>
          </table:table-cell>
          <table:table-cell office:value-type="float" office:value="15">
            <text:p>15</text:p>
          </table:table-cell>
          <table:table-cell office:value-type="float" office:value="-37">
            <text:p>-37</text:p>
          </table:table-cell>
          <table:table-cell office:value-type="float" office:value="243">
            <text:p>243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910</text:p>
          </table:table-cell>
          <table:table-cell office:value-type="float" office:value="403914">
            <text:p>403914</text:p>
          </table:table-cell>
          <table:table-cell office:value-type="float" office:value="23">
            <text:p>23</text:p>
          </table:table-cell>
          <table:table-cell office:value-type="float" office:value="-17">
            <text:p>-17</text:p>
          </table:table-cell>
          <table:table-cell office:value-type="float" office:value="245">
            <text:p>245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3918</text:p>
          </table:table-cell>
          <table:table-cell office:value-type="float" office:value="403922">
            <text:p>403922</text:p>
          </table:table-cell>
          <table:table-cell office:value-type="float" office:value="15">
            <text:p>15</text:p>
          </table:table-cell>
          <table:table-cell office:value-type="float" office:value="-24">
            <text:p>-24</text:p>
          </table:table-cell>
          <table:table-cell office:value-type="float" office:value="253">
            <text:p>253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929</text:p>
          </table:table-cell>
          <table:table-cell office:value-type="float" office:value="403931">
            <text:p>40393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91">
            <text:p>291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937</text:p>
          </table:table-cell>
          <table:table-cell office:value-type="float" office:value="403939">
            <text:p>403939</text:p>
          </table:table-cell>
          <table:table-cell office:value-type="float" office:value="-2">
            <text:p>-2</text:p>
          </table:table-cell>
          <table:table-cell office:value-type="float" office:value="-12">
            <text:p>-12</text:p>
          </table:table-cell>
          <table:table-cell office:value-type="float" office:value="276">
            <text:p>276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945</text:p>
          </table:table-cell>
          <table:table-cell office:value-type="float" office:value="403949">
            <text:p>403949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265">
            <text:p>265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3953</text:p>
          </table:table-cell>
          <table:table-cell office:value-type="float" office:value="403957">
            <text:p>403957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61">
            <text:p>261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3961</text:p>
          </table:table-cell>
          <table:table-cell office:value-type="float" office:value="403965">
            <text:p>4039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3970</text:p>
          </table:table-cell>
          <table:table-cell office:value-type="float" office:value="403972">
            <text:p>403972</text:p>
          </table:table-cell>
          <table:table-cell office:value-type="float" office:value="-5">
            <text:p>-5</text:p>
          </table:table-cell>
          <table:table-cell office:value-type="float" office:value="-30">
            <text:p>-30</text:p>
          </table:table-cell>
          <table:table-cell office:value-type="float" office:value="266">
            <text:p>266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978</text:p>
          </table:table-cell>
          <table:table-cell office:value-type="float" office:value="403982">
            <text:p>40398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3986</text:p>
          </table:table-cell>
          <table:table-cell office:value-type="float" office:value="403990">
            <text:p>403990</text:p>
          </table:table-cell>
          <table:table-cell office:value-type="float" office:value="14">
            <text:p>14</text:p>
          </table:table-cell>
          <table:table-cell office:value-type="float" office:value="-14">
            <text:p>-14</text:p>
          </table:table-cell>
          <table:table-cell office:value-type="float" office:value="239">
            <text:p>239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3994</text:p>
          </table:table-cell>
          <table:table-cell office:value-type="float" office:value="403998">
            <text:p>40399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36">
            <text:p>236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100">
            <text:p>-100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002</text:p>
          </table:table-cell>
          <table:table-cell office:value-type="float" office:value="404006">
            <text:p>404006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66">
            <text:p>266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4011</text:p>
          </table:table-cell>
          <table:table-cell office:value-type="float" office:value="404015">
            <text:p>404015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258">
            <text:p>258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4019</text:p>
          </table:table-cell>
          <table:table-cell office:value-type="float" office:value="404023">
            <text:p>404023</text:p>
          </table:table-cell>
          <table:table-cell office:value-type="float" office:value="23">
            <text:p>23</text:p>
          </table:table-cell>
          <table:table-cell office:value-type="float" office:value="-17">
            <text:p>-17</text:p>
          </table:table-cell>
          <table:table-cell office:value-type="float" office:value="235">
            <text:p>235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4027</text:p>
          </table:table-cell>
          <table:table-cell office:value-type="float" office:value="404031">
            <text:p>40403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61">
            <text:p>261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4035</text:p>
          </table:table-cell>
          <table:table-cell office:value-type="float" office:value="404039">
            <text:p>404039</text:p>
          </table:table-cell>
          <table:table-cell office:value-type="float" office:value="21">
            <text:p>21</text:p>
          </table:table-cell>
          <table:table-cell office:value-type="float" office:value="-7">
            <text:p>-7</text:p>
          </table:table-cell>
          <table:table-cell office:value-type="float" office:value="242">
            <text:p>242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043</text:p>
          </table:table-cell>
          <table:table-cell office:value-type="float" office:value="404047">
            <text:p>40404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051</text:p>
          </table:table-cell>
          <table:table-cell office:value-type="float" office:value="404056">
            <text:p>404056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44">
            <text:p>244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060</text:p>
          </table:table-cell>
          <table:table-cell office:value-type="float" office:value="404064">
            <text:p>40406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068</text:p>
          </table:table-cell>
          <table:table-cell office:value-type="float" office:value="404072">
            <text:p>404072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17">
            <text:p>217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076</text:p>
          </table:table-cell>
          <table:table-cell office:value-type="float" office:value="404080">
            <text:p>404080</text:p>
          </table:table-cell>
          <table:table-cell office:value-type="float" office:value="-8">
            <text:p>-8</text:p>
          </table:table-cell>
          <table:table-cell office:value-type="float" office:value="-7">
            <text:p>-7</text:p>
          </table:table-cell>
          <table:table-cell office:value-type="float" office:value="280">
            <text:p>280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084</text:p>
          </table:table-cell>
          <table:table-cell office:value-type="float" office:value="404088">
            <text:p>404088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64">
            <text:p>264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092</text:p>
          </table:table-cell>
          <table:table-cell office:value-type="float" office:value="404097">
            <text:p>404097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254">
            <text:p>254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101</text:p>
          </table:table-cell>
          <table:table-cell office:value-type="float" office:value="404105">
            <text:p>40410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109</text:p>
          </table:table-cell>
          <table:table-cell office:value-type="float" office:value="404113">
            <text:p>404113</text:p>
          </table:table-cell>
          <table:table-cell office:value-type="float" office:value="3">
            <text:p>3</text:p>
          </table:table-cell>
          <table:table-cell office:value-type="float" office:value="-13">
            <text:p>-13</text:p>
          </table:table-cell>
          <table:table-cell office:value-type="float" office:value="267">
            <text:p>267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4119</text:p>
          </table:table-cell>
          <table:table-cell office:value-type="float" office:value="404121">
            <text:p>40412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93">
            <text:p>293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127</text:p>
          </table:table-cell>
          <table:table-cell office:value-type="float" office:value="404129">
            <text:p>404129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281">
            <text:p>281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133</text:p>
          </table:table-cell>
          <table:table-cell office:value-type="float" office:value="404137">
            <text:p>404137</text:p>
          </table:table-cell>
          <table:table-cell office:value-type="float" office:value="14">
            <text:p>14</text:p>
          </table:table-cell>
          <table:table-cell office:value-type="float" office:value="-17">
            <text:p>-17</text:p>
          </table:table-cell>
          <table:table-cell office:value-type="float" office:value="246">
            <text:p>246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144</text:p>
          </table:table-cell>
          <table:table-cell office:value-type="float" office:value="404146">
            <text:p>404146</text:p>
          </table:table-cell>
          <table:table-cell office:value-type="float" office:value="-5">
            <text:p>-5</text:p>
          </table:table-cell>
          <table:table-cell office:value-type="float" office:value="-15">
            <text:p>-15</text:p>
          </table:table-cell>
          <table:table-cell office:value-type="float" office:value="273">
            <text:p>273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2">
            <text:p>-92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152</text:p>
          </table:table-cell>
          <table:table-cell office:value-type="float" office:value="404156">
            <text:p>40415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83">
            <text:p>283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160</text:p>
          </table:table-cell>
          <table:table-cell office:value-type="float" office:value="404164">
            <text:p>40416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-82">
            <text:p>-82</text:p>
          </table:table-cell>
          <table:table-cell office:value-type="float" office:value="2231">
            <text:p>2231</text:p>
          </table:table-cell>
          <table:table-cell office:value-type="float" office:value="1602">
            <text:p>1602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168</text:p>
          </table:table-cell>
          <table:table-cell office:value-type="float" office:value="404172">
            <text:p>404172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51">
            <text:p>251</text:p>
          </table:table-cell>
          <table:table-cell office:value-type="float" office:value="-82">
            <text:p>-82</text:p>
          </table:table-cell>
          <table:table-cell office:value-type="float" office:value="-200">
            <text:p>-200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4176</text:p>
          </table:table-cell>
          <table:table-cell office:value-type="float" office:value="404180">
            <text:p>40418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44">
            <text:p>244</text:p>
          </table:table-cell>
          <table:table-cell office:value-type="float" office:value="-77">
            <text:p>-77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4185</text:p>
          </table:table-cell>
          <table:table-cell office:value-type="float" office:value="404189">
            <text:p>404189</text:p>
          </table:table-cell>
          <table:table-cell office:value-type="float" office:value="23">
            <text:p>23</text:p>
          </table:table-cell>
          <table:table-cell office:value-type="float" office:value="-3">
            <text:p>-3</text:p>
          </table:table-cell>
          <table:table-cell office:value-type="float" office:value="261">
            <text:p>261</text:p>
          </table:table-cell>
          <table:table-cell office:value-type="float" office:value="-77">
            <text:p>-77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4193</text:p>
          </table:table-cell>
          <table:table-cell office:value-type="float" office:value="404197">
            <text:p>404197</text:p>
          </table:table-cell>
          <table:table-cell office:value-type="float" office:value="-4">
            <text:p>-4</text:p>
          </table:table-cell>
          <table:table-cell office:value-type="float" office:value="-10">
            <text:p>-10</text:p>
          </table:table-cell>
          <table:table-cell office:value-type="float" office:value="268">
            <text:p>268</text:p>
          </table:table-cell>
          <table:table-cell office:value-type="float" office:value="-77">
            <text:p>-77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101">
            <text:p>-101</text:p>
          </table:table-cell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201</text:p>
          </table:table-cell>
          <table:table-cell office:value-type="float" office:value="404205">
            <text:p>4042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-77">
            <text:p>-77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209</text:p>
          </table:table-cell>
          <table:table-cell office:value-type="float" office:value="404213">
            <text:p>40421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231">
            <text:p>231</text:p>
          </table:table-cell>
          <table:table-cell office:value-type="float" office:value="-77">
            <text:p>-77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4217</text:p>
          </table:table-cell>
          <table:table-cell office:value-type="float" office:value="404221">
            <text:p>40422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9">
            <text:p>269</text:p>
          </table:table-cell>
          <table:table-cell office:value-type="float" office:value="-77">
            <text:p>-77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226</text:p>
          </table:table-cell>
          <table:table-cell office:value-type="float" office:value="404230">
            <text:p>404230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275">
            <text:p>275</text:p>
          </table:table-cell>
          <table:table-cell office:value-type="float" office:value="-77">
            <text:p>-77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234</text:p>
          </table:table-cell>
          <table:table-cell office:value-type="float" office:value="404238">
            <text:p>404238</text:p>
          </table:table-cell>
          <table:table-cell office:value-type="float" office:value="7">
            <text:p>7</text:p>
          </table:table-cell>
          <table:table-cell office:value-type="float" office:value="-19">
            <text:p>-19</text:p>
          </table:table-cell>
          <table:table-cell office:value-type="float" office:value="262">
            <text:p>262</text:p>
          </table:table-cell>
          <table:table-cell office:value-type="float" office:value="-77">
            <text:p>-77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242</text:p>
          </table:table-cell>
          <table:table-cell office:value-type="float" office:value="404246">
            <text:p>404246</text:p>
          </table:table-cell>
          <table:table-cell office:value-type="float" office:value="26">
            <text:p>26</text:p>
          </table:table-cell>
          <table:table-cell office:value-type="float" office:value="-3">
            <text:p>-3</text:p>
          </table:table-cell>
          <table:table-cell office:value-type="float" office:value="244">
            <text:p>244</text:p>
          </table:table-cell>
          <table:table-cell office:value-type="float" office:value="-71">
            <text:p>-71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250</text:p>
          </table:table-cell>
          <table:table-cell office:value-type="float" office:value="404254">
            <text:p>404254</text:p>
          </table:table-cell>
          <table:table-cell office:value-type="float" office:value="21">
            <text:p>21</text:p>
          </table:table-cell>
          <table:table-cell office:value-type="float" office:value="-24">
            <text:p>-24</text:p>
          </table:table-cell>
          <table:table-cell office:value-type="float" office:value="231">
            <text:p>231</text:p>
          </table:table-cell>
          <table:table-cell office:value-type="float" office:value="-71">
            <text:p>-71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258</text:p>
          </table:table-cell>
          <table:table-cell office:value-type="float" office:value="404262">
            <text:p>40426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50">
            <text:p>250</text:p>
          </table:table-cell>
          <table:table-cell office:value-type="float" office:value="-71">
            <text:p>-71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267</text:p>
          </table:table-cell>
          <table:table-cell office:value-type="float" office:value="404271">
            <text:p>40427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84">
            <text:p>284</text:p>
          </table:table-cell>
          <table:table-cell office:value-type="float" office:value="-71">
            <text:p>-71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275</text:p>
          </table:table-cell>
          <table:table-cell office:value-type="float" office:value="404279">
            <text:p>404279</text:p>
          </table:table-cell>
          <table:table-cell office:value-type="float" office:value="22">
            <text:p>22</text:p>
          </table:table-cell>
          <table:table-cell office:value-type="float" office:value="-8">
            <text:p>-8</text:p>
          </table:table-cell>
          <table:table-cell office:value-type="float" office:value="224">
            <text:p>224</text:p>
          </table:table-cell>
          <table:table-cell office:value-type="float" office:value="-71">
            <text:p>-71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2">
            <text:p>-9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283</text:p>
          </table:table-cell>
          <table:table-cell office:value-type="float" office:value="404287">
            <text:p>404287</text:p>
          </table:table-cell>
          <table:table-cell office:value-type="float" office:value="35">
            <text:p>35</text:p>
          </table:table-cell>
          <table:table-cell office:value-type="float" office:value="-7">
            <text:p>-7</text:p>
          </table:table-cell>
          <table:table-cell office:value-type="float" office:value="222">
            <text:p>222</text:p>
          </table:table-cell>
          <table:table-cell office:value-type="float" office:value="-71">
            <text:p>-71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293</text:p>
          </table:table-cell>
          <table:table-cell office:value-type="float" office:value="404295">
            <text:p>40429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95">
            <text:p>295</text:p>
          </table:table-cell>
          <table:table-cell office:value-type="float" office:value="-71">
            <text:p>-71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301</text:p>
          </table:table-cell>
          <table:table-cell office:value-type="float" office:value="404303">
            <text:p>404303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91">
            <text:p>291</text:p>
          </table:table-cell>
          <table:table-cell office:value-type="float" office:value="-71">
            <text:p>-71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310</text:p>
          </table:table-cell>
          <table:table-cell office:value-type="float" office:value="404312">
            <text:p>404312</text:p>
          </table:table-cell>
          <table:table-cell office:value-type="float" office:value="8">
            <text:p>8</text:p>
          </table:table-cell>
          <table:table-cell office:value-type="float" office:value="-17">
            <text:p>-17</text:p>
          </table:table-cell>
          <table:table-cell office:value-type="float" office:value="236">
            <text:p>236</text:p>
          </table:table-cell>
          <table:table-cell office:value-type="float" office:value="-71">
            <text:p>-71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318</text:p>
          </table:table-cell>
          <table:table-cell office:value-type="float" office:value="404320">
            <text:p>40432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-71">
            <text:p>-71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326</text:p>
          </table:table-cell>
          <table:table-cell office:value-type="float" office:value="404328">
            <text:p>40432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-71">
            <text:p>-71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334</text:p>
          </table:table-cell>
          <table:table-cell office:value-type="float" office:value="404336">
            <text:p>404336</text:p>
          </table:table-cell>
          <table:table-cell office:value-type="float" office:value="21">
            <text:p>21</text:p>
          </table:table-cell>
          <table:table-cell office:value-type="float" office:value="-21">
            <text:p>-21</text:p>
          </table:table-cell>
          <table:table-cell office:value-type="float" office:value="259">
            <text:p>259</text:p>
          </table:table-cell>
          <table:table-cell office:value-type="float" office:value="-71">
            <text:p>-71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342</text:p>
          </table:table-cell>
          <table:table-cell office:value-type="float" office:value="404346">
            <text:p>404346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273">
            <text:p>273</text:p>
          </table:table-cell>
          <table:table-cell office:value-type="float" office:value="-71">
            <text:p>-71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350</text:p>
          </table:table-cell>
          <table:table-cell office:value-type="float" office:value="404355">
            <text:p>40435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-71">
            <text:p>-71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359</text:p>
          </table:table-cell>
          <table:table-cell office:value-type="float" office:value="404363">
            <text:p>404363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  <table:table-cell office:value-type="float" office:value="290">
            <text:p>290</text:p>
          </table:table-cell>
          <table:table-cell office:value-type="float" office:value="-71">
            <text:p>-71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9">
            <text:p>-99</text:p>
          </table:table-cell>
          <table:table-cell office:value-type="float" office:value="-9">
            <text:p>-9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4367</text:p>
          </table:table-cell>
          <table:table-cell office:value-type="float" office:value="404371">
            <text:p>404371</text:p>
          </table:table-cell>
          <table:table-cell office:value-type="float" office:value="9">
            <text:p>9</text:p>
          </table:table-cell>
          <table:table-cell office:value-type="float" office:value="-18">
            <text:p>-18</text:p>
          </table:table-cell>
          <table:table-cell office:value-type="float" office:value="261">
            <text:p>261</text:p>
          </table:table-cell>
          <table:table-cell office:value-type="float" office:value="-71">
            <text:p>-71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&gt;404375</text:p>
          </table:table-cell>
          <table:table-cell office:value-type="float" office:value="404379">
            <text:p>404379</text:p>
          </table:table-cell>
          <table:table-cell office:value-type="float" office:value="28">
            <text:p>28</text:p>
          </table:table-cell>
          <table:table-cell office:value-type="float" office:value="-25">
            <text:p>-25</text:p>
          </table:table-cell>
          <table:table-cell office:value-type="float" office:value="232">
            <text:p>232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4383</text:p>
          </table:table-cell>
          <table:table-cell office:value-type="float" office:value="404387">
            <text:p>40438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9">
            <text:p>279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391</text:p>
          </table:table-cell>
          <table:table-cell office:value-type="float" office:value="404396">
            <text:p>404396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400</text:p>
          </table:table-cell>
          <table:table-cell office:value-type="float" office:value="404404">
            <text:p>404404</text:p>
          </table:table-cell>
          <table:table-cell office:value-type="float" office:value="-8">
            <text:p>-8</text:p>
          </table:table-cell>
          <table:table-cell office:value-type="float" office:value="-28">
            <text:p>-28</text:p>
          </table:table-cell>
          <table:table-cell office:value-type="float" office:value="248">
            <text:p>248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408</text:p>
          </table:table-cell>
          <table:table-cell office:value-type="float" office:value="404412">
            <text:p>404412</text:p>
          </table:table-cell>
          <table:table-cell office:value-type="float" office:value="-12">
            <text:p>-12</text:p>
          </table:table-cell>
          <table:table-cell office:value-type="float" office:value="-18">
            <text:p>-18</text:p>
          </table:table-cell>
          <table:table-cell office:value-type="float" office:value="267">
            <text:p>267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416</text:p>
          </table:table-cell>
          <table:table-cell office:value-type="float" office:value="404420">
            <text:p>404420</text:p>
          </table:table-cell>
          <table:table-cell office:value-type="float" office:value="9">
            <text:p>9</text:p>
          </table:table-cell>
          <table:table-cell office:value-type="float" office:value="-17">
            <text:p>-17</text:p>
          </table:table-cell>
          <table:table-cell office:value-type="float" office:value="253">
            <text:p>253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4424</text:p>
          </table:table-cell>
          <table:table-cell office:value-type="float" office:value="404428">
            <text:p>404428</text:p>
          </table:table-cell>
          <table:table-cell office:value-type="float" office:value="30">
            <text:p>30</text:p>
          </table:table-cell>
          <table:table-cell office:value-type="float" office:value="-4">
            <text:p>-4</text:p>
          </table:table-cell>
          <table:table-cell office:value-type="float" office:value="271">
            <text:p>271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4">
            <text:p>-404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434</text:p>
          </table:table-cell>
          <table:table-cell office:value-type="float" office:value="404436">
            <text:p>404436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42">
            <text:p>242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443</text:p>
          </table:table-cell>
          <table:table-cell office:value-type="float" office:value="404445">
            <text:p>404445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271">
            <text:p>271</text:p>
          </table:table-cell>
          <table:table-cell office:value-type="float" office:value="-69">
            <text:p>-69</text:p>
          </table:table-cell>
          <table:table-cell office:value-type="float" office:value="-208">
            <text:p>-208</text:p>
          </table:table-cell>
          <table:table-cell office:value-type="float" office:value="-413">
            <text:p>-413</text:p>
          </table:table-cell>
          <table:table-cell office:value-type="float" office:value="-90">
            <text:p>-90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451</text:p>
          </table:table-cell>
          <table:table-cell office:value-type="float" office:value="404453">
            <text:p>404453</text:p>
          </table:table-cell>
          <table:table-cell office:value-type="float" office:value="23">
            <text:p>23</text:p>
          </table:table-cell>
          <table:table-cell office:value-type="float" office:value="-11">
            <text:p>-11</text:p>
          </table:table-cell>
          <table:table-cell office:value-type="float" office:value="244">
            <text:p>244</text:p>
          </table:table-cell>
          <table:table-cell office:value-type="float" office:value="-82">
            <text:p>-82</text:p>
          </table:table-cell>
          <table:table-cell office:value-type="float" office:value="-208">
            <text:p>-208</text:p>
          </table:table-cell>
          <table:table-cell office:value-type="float" office:value="-413">
            <text:p>-413</text:p>
          </table:table-cell>
          <table:table-cell office:value-type="float" office:value="-94">
            <text:p>-94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459</text:p>
          </table:table-cell>
          <table:table-cell office:value-type="float" office:value="404463">
            <text:p>404463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59">
            <text:p>259</text:p>
          </table:table-cell>
          <table:table-cell office:value-type="float" office:value="-82">
            <text:p>-82</text:p>
          </table:table-cell>
          <table:table-cell office:value-type="float" office:value="-208">
            <text:p>-208</text:p>
          </table:table-cell>
          <table:table-cell office:value-type="float" office:value="-413">
            <text:p>-413</text:p>
          </table:table-cell>
          <table:table-cell office:value-type="float" office:value="-94">
            <text:p>-94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467</text:p>
          </table:table-cell>
          <table:table-cell office:value-type="float" office:value="404471">
            <text:p>404471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211">
            <text:p>211</text:p>
          </table:table-cell>
          <table:table-cell office:value-type="float" office:value="-82">
            <text:p>-82</text:p>
          </table:table-cell>
          <table:table-cell office:value-type="float" office:value="-208">
            <text:p>-208</text:p>
          </table:table-cell>
          <table:table-cell office:value-type="float" office:value="-413">
            <text:p>-413</text:p>
          </table:table-cell>
          <table:table-cell office:value-type="float" office:value="-99">
            <text:p>-99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475</text:p>
          </table:table-cell>
          <table:table-cell office:value-type="float" office:value="404480">
            <text:p>40448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97">
            <text:p>297</text:p>
          </table:table-cell>
          <table:table-cell office:value-type="float" office:value="-82">
            <text:p>-82</text:p>
          </table:table-cell>
          <table:table-cell office:value-type="float" office:value="-208">
            <text:p>-208</text:p>
          </table:table-cell>
          <table:table-cell office:value-type="float" office:value="-413">
            <text:p>-413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484</text:p>
          </table:table-cell>
          <table:table-cell office:value-type="float" office:value="404488">
            <text:p>404488</text:p>
          </table:table-cell>
          <table:table-cell office:value-type="float" office:value="6">
            <text:p>6</text:p>
          </table:table-cell>
          <table:table-cell office:value-type="float" office:value="-7">
            <text:p>-7</text:p>
          </table:table-cell>
          <table:table-cell office:value-type="float" office:value="269">
            <text:p>269</text:p>
          </table:table-cell>
          <table:table-cell office:value-type="float" office:value="-82">
            <text:p>-82</text:p>
          </table:table-cell>
          <table:table-cell office:value-type="float" office:value="-208">
            <text:p>-208</text:p>
          </table:table-cell>
          <table:table-cell office:value-type="float" office:value="-413">
            <text:p>-413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492</text:p>
          </table:table-cell>
          <table:table-cell office:value-type="float" office:value="404496">
            <text:p>404496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278">
            <text:p>278</text:p>
          </table:table-cell>
          <table:table-cell office:value-type="float" office:value="-82">
            <text:p>-82</text:p>
          </table:table-cell>
          <table:table-cell office:value-type="float" office:value="-208">
            <text:p>-208</text:p>
          </table:table-cell>
          <table:table-cell office:value-type="float" office:value="-413">
            <text:p>-413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4500</text:p>
          </table:table-cell>
          <table:table-cell office:value-type="float" office:value="404504">
            <text:p>40450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-82">
            <text:p>-82</text:p>
          </table:table-cell>
          <table:table-cell office:value-type="float" office:value="-208">
            <text:p>-208</text:p>
          </table:table-cell>
          <table:table-cell office:value-type="float" office:value="-413">
            <text:p>-413</text:p>
          </table:table-cell>
          <table:table-cell office:value-type="float" office:value="-96">
            <text:p>-96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508</text:p>
          </table:table-cell>
          <table:table-cell office:value-type="float" office:value="404512">
            <text:p>404512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289">
            <text:p>289</text:p>
          </table:table-cell>
          <table:table-cell office:value-type="float" office:value="-82">
            <text:p>-82</text:p>
          </table:table-cell>
          <table:table-cell office:value-type="float" office:value="-208">
            <text:p>-208</text:p>
          </table:table-cell>
          <table:table-cell office:value-type="float" office:value="-413">
            <text:p>-413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8">
            <text:p>-8</text:p>
          </table:table-cell>
        </table:table-row>
        <table:table-row table:style-name="ro1">
          <table:table-cell office:value-type="string">
            <text:p>&gt;404516</text:p>
          </table:table-cell>
          <table:table-cell office:value-type="float" office:value="404520">
            <text:p>4045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-83">
            <text:p>-83</text:p>
          </table:table-cell>
          <table:table-cell office:value-type="float" office:value="2231">
            <text:p>2231</text:p>
          </table:table-cell>
          <table:table-cell office:value-type="float" office:value="1602">
            <text:p>16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525</text:p>
          </table:table-cell>
          <table:table-cell office:value-type="float" office:value="404529">
            <text:p>4045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-83">
            <text:p>-83</text:p>
          </table:table-cell>
          <table:table-cell office:value-type="float" office:value="-208">
            <text:p>-208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4533</text:p>
          </table:table-cell>
          <table:table-cell office:value-type="float" office:value="404537">
            <text:p>404537</text:p>
          </table:table-cell>
          <table:table-cell office:value-type="float" office:value="-7">
            <text:p>-7</text:p>
          </table:table-cell>
          <table:table-cell office:value-type="float" office:value="-11">
            <text:p>-11</text:p>
          </table:table-cell>
          <table:table-cell office:value-type="float" office:value="271">
            <text:p>271</text:p>
          </table:table-cell>
          <table:table-cell office:value-type="float" office:value="-83">
            <text:p>-83</text:p>
          </table:table-cell>
          <table:table-cell office:value-type="float" office:value="-208">
            <text:p>-208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541</text:p>
          </table:table-cell>
          <table:table-cell office:value-type="float" office:value="404545">
            <text:p>404545</text:p>
          </table:table-cell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float" office:value="250">
            <text:p>250</text:p>
          </table:table-cell>
          <table:table-cell office:value-type="float" office:value="-83">
            <text:p>-83</text:p>
          </table:table-cell>
          <table:table-cell office:value-type="float" office:value="-208">
            <text:p>-208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549</text:p>
          </table:table-cell>
          <table:table-cell office:value-type="float" office:value="404553">
            <text:p>404553</text:p>
          </table:table-cell>
          <table:table-cell office:value-type="float" office:value="8">
            <text:p>8</text:p>
          </table:table-cell>
          <table:table-cell office:value-type="float" office:value="-23">
            <text:p>-23</text:p>
          </table:table-cell>
          <table:table-cell office:value-type="float" office:value="255">
            <text:p>255</text:p>
          </table:table-cell>
          <table:table-cell office:value-type="float" office:value="-83">
            <text:p>-83</text:p>
          </table:table-cell>
          <table:table-cell office:value-type="float" office:value="-208">
            <text:p>-208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4557</text:p>
          </table:table-cell>
          <table:table-cell office:value-type="float" office:value="404561">
            <text:p>404561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275">
            <text:p>275</text:p>
          </table:table-cell>
          <table:table-cell office:value-type="float" office:value="-83">
            <text:p>-83</text:p>
          </table:table-cell>
          <table:table-cell office:value-type="float" office:value="-208">
            <text:p>-208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566</text:p>
          </table:table-cell>
          <table:table-cell office:value-type="float" office:value="404570">
            <text:p>404570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268">
            <text:p>268</text:p>
          </table:table-cell>
          <table:table-cell office:value-type="float" office:value="-83">
            <text:p>-83</text:p>
          </table:table-cell>
          <table:table-cell office:value-type="float" office:value="-208">
            <text:p>-208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4574</text:p>
          </table:table-cell>
          <table:table-cell office:value-type="float" office:value="404578">
            <text:p>404578</text:p>
          </table:table-cell>
          <table:table-cell office:value-type="float" office:value="14">
            <text:p>14</text:p>
          </table:table-cell>
          <table:table-cell office:value-type="float" office:value="-12">
            <text:p>-12</text:p>
          </table:table-cell>
          <table:table-cell office:value-type="float" office:value="258">
            <text:p>258</text:p>
          </table:table-cell>
          <table:table-cell office:value-type="float" office:value="-83">
            <text:p>-83</text:p>
          </table:table-cell>
          <table:table-cell office:value-type="float" office:value="-208">
            <text:p>-208</text:p>
          </table:table-cell>
          <table:table-cell office:value-type="float" office:value="-408">
            <text:p>-408</text:p>
          </table:table-cell>
          <table:table-cell office:value-type="float" office:value="-92">
            <text:p>-92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582</text:p>
          </table:table-cell>
          <table:table-cell office:value-type="float" office:value="404586">
            <text:p>40458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590</text:p>
          </table:table-cell>
          <table:table-cell office:value-type="float" office:value="404594">
            <text:p>40459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79">
            <text:p>279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1">
            <text:p>-91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598</text:p>
          </table:table-cell>
          <table:table-cell office:value-type="float" office:value="404602">
            <text:p>404602</text:p>
          </table:table-cell>
          <table:table-cell office:value-type="float" office:value="6">
            <text:p>6</text:p>
          </table:table-cell>
          <table:table-cell office:value-type="float" office:value="-9">
            <text:p>-9</text:p>
          </table:table-cell>
          <table:table-cell office:value-type="float" office:value="262">
            <text:p>262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4606</text:p>
          </table:table-cell>
          <table:table-cell office:value-type="float" office:value="404611">
            <text:p>404611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250">
            <text:p>250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615</text:p>
          </table:table-cell>
          <table:table-cell office:value-type="float" office:value="404619">
            <text:p>404619</text:p>
          </table:table-cell>
          <table:table-cell office:value-type="float" office:value="14">
            <text:p>14</text:p>
          </table:table-cell>
          <table:table-cell office:value-type="float" office:value="-15">
            <text:p>-15</text:p>
          </table:table-cell>
          <table:table-cell office:value-type="float" office:value="248">
            <text:p>248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9">
            <text:p>-99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625</text:p>
          </table:table-cell>
          <table:table-cell office:value-type="float" office:value="404627">
            <text:p>404627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240">
            <text:p>240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633</text:p>
          </table:table-cell>
          <table:table-cell office:value-type="float" office:value="404635">
            <text:p>404635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51">
            <text:p>251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641</text:p>
          </table:table-cell>
          <table:table-cell office:value-type="float" office:value="404643">
            <text:p>40464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649</text:p>
          </table:table-cell>
          <table:table-cell office:value-type="float" office:value="404652">
            <text:p>40465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-86">
            <text:p>-86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658</text:p>
          </table:table-cell>
          <table:table-cell office:value-type="float" office:value="404660">
            <text:p>404660</text:p>
          </table:table-cell>
          <table:table-cell office:value-type="float" office:value="-4">
            <text:p>-4</text:p>
          </table:table-cell>
          <table:table-cell office:value-type="float" office:value="-21">
            <text:p>-21</text:p>
          </table:table-cell>
          <table:table-cell office:value-type="float" office:value="268">
            <text:p>268</text:p>
          </table:table-cell>
          <table:table-cell office:value-type="float" office:value="-86">
            <text:p>-86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666</text:p>
          </table:table-cell>
          <table:table-cell office:value-type="float" office:value="404670">
            <text:p>404670</text:p>
          </table:table-cell>
          <table:table-cell office:value-type="float" office:value="-5">
            <text:p>-5</text:p>
          </table:table-cell>
          <table:table-cell office:value-type="float" office:value="-21">
            <text:p>-21</text:p>
          </table:table-cell>
          <table:table-cell office:value-type="float" office:value="253">
            <text:p>253</text:p>
          </table:table-cell>
          <table:table-cell office:value-type="float" office:value="-86">
            <text:p>-86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4674</text:p>
          </table:table-cell>
          <table:table-cell office:value-type="float" office:value="404678">
            <text:p>40467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32">
            <text:p>232</text:p>
          </table:table-cell>
          <table:table-cell office:value-type="float" office:value="-86">
            <text:p>-86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4682</text:p>
          </table:table-cell>
          <table:table-cell office:value-type="float" office:value="404686">
            <text:p>40468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96">
            <text:p>296</text:p>
          </table:table-cell>
          <table:table-cell office:value-type="float" office:value="-86">
            <text:p>-86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690</text:p>
          </table:table-cell>
          <table:table-cell office:value-type="float" office:value="404695">
            <text:p>404695</text:p>
          </table:table-cell>
          <table:table-cell office:value-type="float" office:value="3">
            <text:p>3</text:p>
          </table:table-cell>
          <table:table-cell office:value-type="float" office:value="-13">
            <text:p>-13</text:p>
          </table:table-cell>
          <table:table-cell office:value-type="float" office:value="248">
            <text:p>248</text:p>
          </table:table-cell>
          <table:table-cell office:value-type="float" office:value="-86">
            <text:p>-86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699</text:p>
          </table:table-cell>
          <table:table-cell office:value-type="float" office:value="404703">
            <text:p>404703</text:p>
          </table:table-cell>
          <table:table-cell office:value-type="float" office:value="15">
            <text:p>15</text:p>
          </table:table-cell>
          <table:table-cell office:value-type="float" office:value="-2">
            <text:p>-2</text:p>
          </table:table-cell>
          <table:table-cell office:value-type="float" office:value="262">
            <text:p>262</text:p>
          </table:table-cell>
          <table:table-cell office:value-type="float" office:value="-86">
            <text:p>-86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4707</text:p>
          </table:table-cell>
          <table:table-cell office:value-type="float" office:value="404711">
            <text:p>404711</text:p>
          </table:table-cell>
          <table:table-cell office:value-type="float" office:value="31">
            <text:p>31</text:p>
          </table:table-cell>
          <table:table-cell office:value-type="float" office:value="-3">
            <text:p>-3</text:p>
          </table:table-cell>
          <table:table-cell office:value-type="float" office:value="217">
            <text:p>217</text:p>
          </table:table-cell>
          <table:table-cell office:value-type="float" office:value="-86">
            <text:p>-86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715</text:p>
          </table:table-cell>
          <table:table-cell office:value-type="float" office:value="404719">
            <text:p>404719</text:p>
          </table:table-cell>
          <table:table-cell office:value-type="float" office:value="14">
            <text:p>14</text:p>
          </table:table-cell>
          <table:table-cell office:value-type="float" office:value="-6">
            <text:p>-6</text:p>
          </table:table-cell>
          <table:table-cell office:value-type="float" office:value="271">
            <text:p>271</text:p>
          </table:table-cell>
          <table:table-cell office:value-type="float" office:value="-81">
            <text:p>-81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723</text:p>
          </table:table-cell>
          <table:table-cell office:value-type="float" office:value="404727">
            <text:p>404727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251">
            <text:p>251</text:p>
          </table:table-cell>
          <table:table-cell office:value-type="float" office:value="-81">
            <text:p>-81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731</text:p>
          </table:table-cell>
          <table:table-cell office:value-type="float" office:value="404736">
            <text:p>404736</text:p>
          </table:table-cell>
          <table:table-cell office:value-type="float" office:value="23">
            <text:p>23</text:p>
          </table:table-cell>
          <table:table-cell office:value-type="float" office:value="-25">
            <text:p>-25</text:p>
          </table:table-cell>
          <table:table-cell office:value-type="float" office:value="253">
            <text:p>253</text:p>
          </table:table-cell>
          <table:table-cell office:value-type="float" office:value="-81">
            <text:p>-81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4740</text:p>
          </table:table-cell>
          <table:table-cell office:value-type="float" office:value="404744">
            <text:p>4047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91">
            <text:p>291</text:p>
          </table:table-cell>
          <table:table-cell office:value-type="float" office:value="-81">
            <text:p>-81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748</text:p>
          </table:table-cell>
          <table:table-cell office:value-type="float" office:value="404752">
            <text:p>40475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59">
            <text:p>259</text:p>
          </table:table-cell>
          <table:table-cell office:value-type="float" office:value="-81">
            <text:p>-81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756</text:p>
          </table:table-cell>
          <table:table-cell office:value-type="float" office:value="404760">
            <text:p>404760</text:p>
          </table:table-cell>
          <table:table-cell office:value-type="float" office:value="24">
            <text:p>24</text:p>
          </table:table-cell>
          <table:table-cell office:value-type="float" office:value="-10">
            <text:p>-10</text:p>
          </table:table-cell>
          <table:table-cell office:value-type="float" office:value="252">
            <text:p>252</text:p>
          </table:table-cell>
          <table:table-cell office:value-type="float" office:value="-81">
            <text:p>-81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766</text:p>
          </table:table-cell>
          <table:table-cell office:value-type="float" office:value="404768">
            <text:p>404768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  <table:table-cell office:value-type="float" office:value="-81">
            <text:p>-81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774</text:p>
          </table:table-cell>
          <table:table-cell office:value-type="float" office:value="404776">
            <text:p>404776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24">
            <text:p>224</text:p>
          </table:table-cell>
          <table:table-cell office:value-type="float" office:value="-81">
            <text:p>-81</text:p>
          </table:table-cell>
          <table:table-cell office:value-type="float" office:value="-204">
            <text:p>-204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783</text:p>
          </table:table-cell>
          <table:table-cell office:value-type="float" office:value="404785">
            <text:p>404785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17">
            <text:p>-417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4789</text:p>
          </table:table-cell>
          <table:table-cell office:value-type="float" office:value="404793">
            <text:p>404793</text:p>
          </table:table-cell>
          <table:table-cell office:value-type="float" office:value="19">
            <text:p>19</text:p>
          </table:table-cell>
          <table:table-cell office:value-type="float" office:value="-14">
            <text:p>-14</text:p>
          </table:table-cell>
          <table:table-cell office:value-type="float" office:value="267">
            <text:p>267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17">
            <text:p>-417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799</text:p>
          </table:table-cell>
          <table:table-cell office:value-type="float" office:value="404801">
            <text:p>404801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81">
            <text:p>281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17">
            <text:p>-417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807</text:p>
          </table:table-cell>
          <table:table-cell office:value-type="float" office:value="404809">
            <text:p>404809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270">
            <text:p>270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17">
            <text:p>-417</text:p>
          </table:table-cell>
          <table:table-cell office:value-type="float" office:value="-99">
            <text:p>-99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815</text:p>
          </table:table-cell>
          <table:table-cell office:value-type="float" office:value="404817">
            <text:p>404817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28">
            <text:p>228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17">
            <text:p>-417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824</text:p>
          </table:table-cell>
          <table:table-cell office:value-type="float" office:value="404828">
            <text:p>404828</text:p>
          </table:table-cell>
          <table:table-cell office:value-type="float" office:value="34">
            <text:p>34</text:p>
          </table:table-cell>
          <table:table-cell office:value-type="float" office:value="-6">
            <text:p>-6</text:p>
          </table:table-cell>
          <table:table-cell office:value-type="float" office:value="226">
            <text:p>226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17">
            <text:p>-417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4832</text:p>
          </table:table-cell>
          <table:table-cell office:value-type="float" office:value="404836">
            <text:p>404836</text:p>
          </table:table-cell>
          <table:table-cell office:value-type="float" office:value="7">
            <text:p>7</text:p>
          </table:table-cell>
          <table:table-cell office:value-type="float" office:value="-9">
            <text:p>-9</text:p>
          </table:table-cell>
          <table:table-cell office:value-type="float" office:value="263">
            <text:p>263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17">
            <text:p>-417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840</text:p>
          </table:table-cell>
          <table:table-cell office:value-type="float" office:value="404844">
            <text:p>40484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17">
            <text:p>-417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4848</text:p>
          </table:table-cell>
          <table:table-cell office:value-type="float" office:value="404852">
            <text:p>404852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office:value-type="float" office:value="-79">
            <text:p>-79</text:p>
          </table:table-cell>
          <table:table-cell office:value-type="float" office:value="-194">
            <text:p>-194</text:p>
          </table:table-cell>
          <table:table-cell office:value-type="float" office:value="-417">
            <text:p>-417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856</text:p>
          </table:table-cell>
          <table:table-cell office:value-type="float" office:value="404860">
            <text:p>40486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91">
            <text:p>291</text:p>
          </table:table-cell>
          <table:table-cell office:value-type="float" office:value="-71">
            <text:p>-71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865</text:p>
          </table:table-cell>
          <table:table-cell office:value-type="float" office:value="404869">
            <text:p>404869</text:p>
          </table:table-cell>
          <table:table-cell office:value-type="float" office:value="-1">
            <text:p>-1</text:p>
          </table:table-cell>
          <table:table-cell office:value-type="float" office:value="-18">
            <text:p>-18</text:p>
          </table:table-cell>
          <table:table-cell office:value-type="float" office:value="259">
            <text:p>259</text:p>
          </table:table-cell>
          <table:table-cell office:value-type="float" office:value="-71">
            <text:p>-71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873</text:p>
          </table:table-cell>
          <table:table-cell office:value-type="float" office:value="404877">
            <text:p>40487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62">
            <text:p>262</text:p>
          </table:table-cell>
          <table:table-cell office:value-type="float" office:value="-71">
            <text:p>-71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881</text:p>
          </table:table-cell>
          <table:table-cell office:value-type="float" office:value="404885">
            <text:p>4048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-71">
            <text:p>-71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9">
            <text:p>-99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889</text:p>
          </table:table-cell>
          <table:table-cell office:value-type="float" office:value="404893">
            <text:p>404893</text:p>
          </table:table-cell>
          <table:table-cell office:value-type="float" office:value="3">
            <text:p>3</text:p>
          </table:table-cell>
          <table:table-cell office:value-type="float" office:value="-22">
            <text:p>-22</text:p>
          </table:table-cell>
          <table:table-cell office:value-type="float" office:value="249">
            <text:p>249</text:p>
          </table:table-cell>
          <table:table-cell office:value-type="float" office:value="-71">
            <text:p>-71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4897</text:p>
          </table:table-cell>
          <table:table-cell office:value-type="float" office:value="404901">
            <text:p>40490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35">
            <text:p>235</text:p>
          </table:table-cell>
          <table:table-cell office:value-type="float" office:value="-71">
            <text:p>-71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4905</text:p>
          </table:table-cell>
          <table:table-cell office:value-type="float" office:value="404910">
            <text:p>40491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64">
            <text:p>264</text:p>
          </table:table-cell>
          <table:table-cell office:value-type="float" office:value="-71">
            <text:p>-71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914</text:p>
          </table:table-cell>
          <table:table-cell office:value-type="float" office:value="404918">
            <text:p>404918</text:p>
          </table:table-cell>
          <table:table-cell office:value-type="float" office:value="9">
            <text:p>9</text:p>
          </table:table-cell>
          <table:table-cell office:value-type="float" office:value="-11">
            <text:p>-11</text:p>
          </table:table-cell>
          <table:table-cell office:value-type="float" office:value="265">
            <text:p>265</text:p>
          </table:table-cell>
          <table:table-cell office:value-type="float" office:value="-71">
            <text:p>-71</text:p>
          </table:table-cell>
          <table:table-cell office:value-type="float" office:value="-202">
            <text:p>-202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4922</text:p>
          </table:table-cell>
          <table:table-cell office:value-type="float" office:value="404926">
            <text:p>404926</text:p>
          </table:table-cell>
          <table:table-cell office:value-type="float" office:value="30">
            <text:p>30</text:p>
          </table:table-cell>
          <table:table-cell office:value-type="float" office:value="-15">
            <text:p>-15</text:p>
          </table:table-cell>
          <table:table-cell office:value-type="float" office:value="232">
            <text:p>232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4930</text:p>
          </table:table-cell>
          <table:table-cell office:value-type="float" office:value="404934">
            <text:p>404934</text:p>
          </table:table-cell>
          <table:table-cell office:value-type="float" office:value="32">
            <text:p>32</text:p>
          </table:table-cell>
          <table:table-cell office:value-type="float" office:value="-4">
            <text:p>-4</text:p>
          </table:table-cell>
          <table:table-cell office:value-type="float" office:value="246">
            <text:p>246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4938</text:p>
          </table:table-cell>
          <table:table-cell office:value-type="float" office:value="404942">
            <text:p>404942</text:p>
          </table:table-cell>
          <table:table-cell office:value-type="float" office:value="31">
            <text:p>31</text:p>
          </table:table-cell>
          <table:table-cell office:value-type="float" office:value="-6">
            <text:p>-6</text:p>
          </table:table-cell>
          <table:table-cell office:value-type="float" office:value="278">
            <text:p>278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946</text:p>
          </table:table-cell>
          <table:table-cell office:value-type="float" office:value="404951">
            <text:p>404951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955</text:p>
          </table:table-cell>
          <table:table-cell office:value-type="float" office:value="404959">
            <text:p>404959</text:p>
          </table:table-cell>
          <table:table-cell office:value-type="float" office:value="33">
            <text:p>33</text:p>
          </table:table-cell>
          <table:table-cell office:value-type="float" office:value="-3">
            <text:p>-3</text:p>
          </table:table-cell>
          <table:table-cell office:value-type="float" office:value="218">
            <text:p>218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6">
            <text:p>-96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963</text:p>
          </table:table-cell>
          <table:table-cell office:value-type="float" office:value="404967">
            <text:p>404967</text:p>
          </table:table-cell>
          <table:table-cell office:value-type="float" office:value="26">
            <text:p>26</text:p>
          </table:table-cell>
          <table:table-cell office:value-type="float" office:value="-13">
            <text:p>-13</text:p>
          </table:table-cell>
          <table:table-cell office:value-type="float" office:value="260">
            <text:p>260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4971</text:p>
          </table:table-cell>
          <table:table-cell office:value-type="float" office:value="404975">
            <text:p>404975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273">
            <text:p>273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4979</text:p>
          </table:table-cell>
          <table:table-cell office:value-type="float" office:value="404983">
            <text:p>404983</text:p>
          </table:table-cell>
          <table:table-cell office:value-type="float" office:value="10">
            <text:p>10</text:p>
          </table:table-cell>
          <table:table-cell office:value-type="float" office:value="-19">
            <text:p>-19</text:p>
          </table:table-cell>
          <table:table-cell office:value-type="float" office:value="259">
            <text:p>259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4989</text:p>
          </table:table-cell>
          <table:table-cell office:value-type="float" office:value="404992">
            <text:p>404992</text:p>
          </table:table-cell>
          <table:table-cell office:value-type="float" office:value="23">
            <text:p>23</text:p>
          </table:table-cell>
          <table:table-cell office:value-type="float" office:value="-5">
            <text:p>-5</text:p>
          </table:table-cell>
          <table:table-cell office:value-type="float" office:value="265">
            <text:p>265</text:p>
          </table:table-cell>
          <table:table-cell office:value-type="float" office:value="-72">
            <text:p>-72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9">
            <text:p>-9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4998</text:p>
          </table:table-cell>
          <table:table-cell office:value-type="float" office:value="405002">
            <text:p>40500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-72">
            <text:p>-72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006</text:p>
          </table:table-cell>
          <table:table-cell office:value-type="float" office:value="405010">
            <text:p>4050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-72">
            <text:p>-72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0">
            <text:p>-90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014</text:p>
          </table:table-cell>
          <table:table-cell office:value-type="float" office:value="405018">
            <text:p>4050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82">
            <text:p>282</text:p>
          </table:table-cell>
          <table:table-cell office:value-type="float" office:value="-72">
            <text:p>-72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022</text:p>
          </table:table-cell>
          <table:table-cell office:value-type="float" office:value="405026">
            <text:p>40502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-72">
            <text:p>-72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5030</text:p>
          </table:table-cell>
          <table:table-cell office:value-type="float" office:value="405035">
            <text:p>40503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-72">
            <text:p>-72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039</text:p>
          </table:table-cell>
          <table:table-cell office:value-type="float" office:value="405043">
            <text:p>405043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-72">
            <text:p>-72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047</text:p>
          </table:table-cell>
          <table:table-cell office:value-type="float" office:value="405051">
            <text:p>40505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-72">
            <text:p>-72</text:p>
          </table:table-cell>
          <table:table-cell office:value-type="float" office:value="-193">
            <text:p>-193</text:p>
          </table:table-cell>
          <table:table-cell office:value-type="float" office:value="-402">
            <text:p>-402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055</text:p>
          </table:table-cell>
          <table:table-cell office:value-type="float" office:value="405059">
            <text:p>405059</text:p>
          </table:table-cell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float" office:value="229">
            <text:p>229</text:p>
          </table:table-cell>
          <table:table-cell office:value-type="float" office:value="-68">
            <text:p>-6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8">
            <text:p>-98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063</text:p>
          </table:table-cell>
          <table:table-cell office:value-type="float" office:value="405067">
            <text:p>405067</text:p>
          </table:table-cell>
          <table:table-cell office:value-type="float" office:value="37">
            <text:p>37</text:p>
          </table:table-cell>
          <table:table-cell office:value-type="float" office:value="-6">
            <text:p>-6</text:p>
          </table:table-cell>
          <table:table-cell office:value-type="float" office:value="212">
            <text:p>212</text:p>
          </table:table-cell>
          <table:table-cell office:value-type="float" office:value="-68">
            <text:p>-6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071</text:p>
          </table:table-cell>
          <table:table-cell office:value-type="float" office:value="405075">
            <text:p>405075</text:p>
          </table:table-cell>
          <table:table-cell table:number-columns-repeated="2" office:value-type="float" office:value="-12">
            <text:p>-12</text:p>
          </table:table-cell>
          <table:table-cell office:value-type="float" office:value="271">
            <text:p>271</text:p>
          </table:table-cell>
          <table:table-cell office:value-type="float" office:value="-68">
            <text:p>-6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080</text:p>
          </table:table-cell>
          <table:table-cell office:value-type="float" office:value="405084">
            <text:p>405084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office:value-type="float" office:value="284">
            <text:p>284</text:p>
          </table:table-cell>
          <table:table-cell office:value-type="float" office:value="-68">
            <text:p>-6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5088</text:p>
          </table:table-cell>
          <table:table-cell office:value-type="float" office:value="405092">
            <text:p>40509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-68">
            <text:p>-6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096</text:p>
          </table:table-cell>
          <table:table-cell office:value-type="float" office:value="405100">
            <text:p>40510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office:value-type="float" office:value="-68">
            <text:p>-6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104</text:p>
          </table:table-cell>
          <table:table-cell office:value-type="float" office:value="405108">
            <text:p>405108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228">
            <text:p>228</text:p>
          </table:table-cell>
          <table:table-cell office:value-type="float" office:value="-68">
            <text:p>-6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112</text:p>
          </table:table-cell>
          <table:table-cell office:value-type="float" office:value="405116">
            <text:p>405116</text:p>
          </table:table-cell>
          <table:table-cell office:value-type="float" office:value="28">
            <text:p>28</text:p>
          </table:table-cell>
          <table:table-cell office:value-type="float" office:value="-28">
            <text:p>-28</text:p>
          </table:table-cell>
          <table:table-cell office:value-type="float" office:value="265">
            <text:p>265</text:p>
          </table:table-cell>
          <table:table-cell office:value-type="float" office:value="-68">
            <text:p>-6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121</text:p>
          </table:table-cell>
          <table:table-cell office:value-type="float" office:value="405125">
            <text:p>4051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-68">
            <text:p>-6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6">
            <text:p>-96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5129</text:p>
          </table:table-cell>
          <table:table-cell office:value-type="float" office:value="405133">
            <text:p>405133</text:p>
          </table:table-cell>
          <table:table-cell office:value-type="float" office:value="4">
            <text:p>4</text:p>
          </table:table-cell>
          <table:table-cell office:value-type="float" office:value="-7">
            <text:p>-7</text:p>
          </table:table-cell>
          <table:table-cell office:value-type="float" office:value="280">
            <text:p>280</text:p>
          </table:table-cell>
          <table:table-cell office:value-type="float" office:value="-85">
            <text:p>-85</text:p>
          </table:table-cell>
          <table:table-cell office:value-type="float" office:value="-200">
            <text:p>-200</text:p>
          </table:table-cell>
          <table:table-cell office:value-type="float" office:value="-417">
            <text:p>-417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137</text:p>
          </table:table-cell>
          <table:table-cell office:value-type="float" office:value="405141">
            <text:p>405141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82">
            <text:p>282</text:p>
          </table:table-cell>
          <table:table-cell office:value-type="float" office:value="-85">
            <text:p>-85</text:p>
          </table:table-cell>
          <table:table-cell office:value-type="float" office:value="-200">
            <text:p>-200</text:p>
          </table:table-cell>
          <table:table-cell office:value-type="float" office:value="-417">
            <text:p>-417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&gt;405145</text:p>
          </table:table-cell>
          <table:table-cell office:value-type="float" office:value="405149">
            <text:p>405149</text:p>
          </table:table-cell>
          <table:table-cell office:value-type="float" office:value="1">
            <text:p>1</text:p>
          </table:table-cell>
          <table:table-cell office:value-type="float" office:value="-18">
            <text:p>-18</text:p>
          </table:table-cell>
          <table:table-cell office:value-type="float" office:value="265">
            <text:p>265</text:p>
          </table:table-cell>
          <table:table-cell office:value-type="float" office:value="-85">
            <text:p>-85</text:p>
          </table:table-cell>
          <table:table-cell office:value-type="float" office:value="-200">
            <text:p>-200</text:p>
          </table:table-cell>
          <table:table-cell office:value-type="float" office:value="-417">
            <text:p>-417</text:p>
          </table:table-cell>
          <table:table-cell office:value-type="float" office:value="-93">
            <text:p>-93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153</text:p>
          </table:table-cell>
          <table:table-cell office:value-type="float" office:value="405157">
            <text:p>405157</text:p>
          </table:table-cell>
          <table:table-cell office:value-type="float" office:value="1">
            <text:p>1</text:p>
          </table:table-cell>
          <table:table-cell office:value-type="float" office:value="-12">
            <text:p>-12</text:p>
          </table:table-cell>
          <table:table-cell office:value-type="float" office:value="274">
            <text:p>274</text:p>
          </table:table-cell>
          <table:table-cell office:value-type="float" office:value="-85">
            <text:p>-85</text:p>
          </table:table-cell>
          <table:table-cell office:value-type="float" office:value="-200">
            <text:p>-200</text:p>
          </table:table-cell>
          <table:table-cell office:value-type="float" office:value="-417">
            <text:p>-417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161</text:p>
          </table:table-cell>
          <table:table-cell office:value-type="float" office:value="405166">
            <text:p>40516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41">
            <text:p>241</text:p>
          </table:table-cell>
          <table:table-cell office:value-type="float" office:value="-85">
            <text:p>-85</text:p>
          </table:table-cell>
          <table:table-cell office:value-type="float" office:value="-200">
            <text:p>-200</text:p>
          </table:table-cell>
          <table:table-cell office:value-type="float" office:value="-417">
            <text:p>-417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170</text:p>
          </table:table-cell>
          <table:table-cell office:value-type="float" office:value="405174">
            <text:p>40517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-85">
            <text:p>-85</text:p>
          </table:table-cell>
          <table:table-cell office:value-type="float" office:value="-200">
            <text:p>-200</text:p>
          </table:table-cell>
          <table:table-cell office:value-type="float" office:value="-417">
            <text:p>-417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178</text:p>
          </table:table-cell>
          <table:table-cell office:value-type="float" office:value="405182">
            <text:p>405182</text:p>
          </table:table-cell>
          <table:table-cell office:value-type="float" office:value="32">
            <text:p>32</text:p>
          </table:table-cell>
          <table:table-cell office:value-type="float" office:value="-5">
            <text:p>-5</text:p>
          </table:table-cell>
          <table:table-cell office:value-type="float" office:value="230">
            <text:p>230</text:p>
          </table:table-cell>
          <table:table-cell office:value-type="float" office:value="-85">
            <text:p>-85</text:p>
          </table:table-cell>
          <table:table-cell office:value-type="float" office:value="-200">
            <text:p>-200</text:p>
          </table:table-cell>
          <table:table-cell office:value-type="float" office:value="-417">
            <text:p>-417</text:p>
          </table:table-cell>
          <table:table-cell office:value-type="float" office:value="-99">
            <text:p>-99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186</text:p>
          </table:table-cell>
          <table:table-cell office:value-type="float" office:value="405190">
            <text:p>4051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-85">
            <text:p>-85</text:p>
          </table:table-cell>
          <table:table-cell office:value-type="float" office:value="-200">
            <text:p>-200</text:p>
          </table:table-cell>
          <table:table-cell office:value-type="float" office:value="-417">
            <text:p>-417</text:p>
          </table:table-cell>
          <table:table-cell office:value-type="float" office:value="-91">
            <text:p>-91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194</text:p>
          </table:table-cell>
          <table:table-cell office:value-type="float" office:value="405198">
            <text:p>40519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75">
            <text:p>275</text:p>
          </table:table-cell>
          <table:table-cell office:value-type="float" office:value="-79">
            <text:p>-79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202</text:p>
          </table:table-cell>
          <table:table-cell office:value-type="float" office:value="405207">
            <text:p>405207</text:p>
          </table:table-cell>
          <table:table-cell office:value-type="float" office:value="17">
            <text:p>17</text:p>
          </table:table-cell>
          <table:table-cell office:value-type="float" office:value="-22">
            <text:p>-22</text:p>
          </table:table-cell>
          <table:table-cell office:value-type="float" office:value="255">
            <text:p>255</text:p>
          </table:table-cell>
          <table:table-cell office:value-type="float" office:value="-79">
            <text:p>-79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211</text:p>
          </table:table-cell>
          <table:table-cell office:value-type="float" office:value="405215">
            <text:p>405215</text:p>
          </table:table-cell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090">
            <text:p>17090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219</text:p>
          </table:table-cell>
          <table:table-cell office:value-type="float" office:value="405223">
            <text:p>40522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79">
            <text:p>279</text:p>
          </table:table-cell>
          <table:table-cell office:value-type="float" office:value="-79">
            <text:p>-79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2">
            <text:p>-9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227</text:p>
          </table:table-cell>
          <table:table-cell office:value-type="float" office:value="405231">
            <text:p>40523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-79">
            <text:p>-79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235</text:p>
          </table:table-cell>
          <table:table-cell office:value-type="float" office:value="405239">
            <text:p>40523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-79">
            <text:p>-79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243</text:p>
          </table:table-cell>
          <table:table-cell office:value-type="float" office:value="405248">
            <text:p>405248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222">
            <text:p>222</text:p>
          </table:table-cell>
          <table:table-cell office:value-type="float" office:value="-79">
            <text:p>-79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252</text:p>
          </table:table-cell>
          <table:table-cell office:value-type="float" office:value="405256">
            <text:p>405256</text:p>
          </table:table-cell>
          <table:table-cell office:value-type="float" office:value="2">
            <text:p>2</text:p>
          </table:table-cell>
          <table:table-cell office:value-type="float" office:value="-23">
            <text:p>-23</text:p>
          </table:table-cell>
          <table:table-cell office:value-type="float" office:value="250">
            <text:p>250</text:p>
          </table:table-cell>
          <table:table-cell office:value-type="float" office:value="-79">
            <text:p>-79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5260</text:p>
          </table:table-cell>
          <table:table-cell office:value-type="float" office:value="405264">
            <text:p>405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-82">
            <text:p>-82</text:p>
          </table:table-cell>
          <table:table-cell office:value-type="float" office:value="-189">
            <text:p>-189</text:p>
          </table:table-cell>
          <table:table-cell office:value-type="float" office:value="-404">
            <text:p>-404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268</text:p>
          </table:table-cell>
          <table:table-cell office:value-type="float" office:value="405272">
            <text:p>40527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60">
            <text:p>260</text:p>
          </table:table-cell>
          <table:table-cell office:value-type="float" office:value="-82">
            <text:p>-82</text:p>
          </table:table-cell>
          <table:table-cell office:value-type="float" office:value="-189">
            <text:p>-189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276</text:p>
          </table:table-cell>
          <table:table-cell office:value-type="float" office:value="405280">
            <text:p>405280</text:p>
          </table:table-cell>
          <table:table-cell office:value-type="float" office:value="2">
            <text:p>2</text:p>
          </table:table-cell>
          <table:table-cell office:value-type="float" office:value="-20">
            <text:p>-20</text:p>
          </table:table-cell>
          <table:table-cell office:value-type="float" office:value="254">
            <text:p>254</text:p>
          </table:table-cell>
          <table:table-cell office:value-type="float" office:value="-82">
            <text:p>-82</text:p>
          </table:table-cell>
          <table:table-cell office:value-type="float" office:value="-189">
            <text:p>-189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284</text:p>
          </table:table-cell>
          <table:table-cell office:value-type="float" office:value="405288">
            <text:p>40528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-82">
            <text:p>-82</text:p>
          </table:table-cell>
          <table:table-cell office:value-type="float" office:value="-189">
            <text:p>-189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293</text:p>
          </table:table-cell>
          <table:table-cell office:value-type="float" office:value="405297">
            <text:p>405297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47">
            <text:p>247</text:p>
          </table:table-cell>
          <table:table-cell office:value-type="float" office:value="-82">
            <text:p>-82</text:p>
          </table:table-cell>
          <table:table-cell office:value-type="float" office:value="-189">
            <text:p>-189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301</text:p>
          </table:table-cell>
          <table:table-cell office:value-type="float" office:value="405305">
            <text:p>405305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281">
            <text:p>281</text:p>
          </table:table-cell>
          <table:table-cell office:value-type="float" office:value="-82">
            <text:p>-82</text:p>
          </table:table-cell>
          <table:table-cell office:value-type="float" office:value="-189">
            <text:p>-189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5309</text:p>
          </table:table-cell>
          <table:table-cell office:value-type="float" office:value="405313">
            <text:p>405313</text:p>
          </table:table-cell>
          <table:table-cell office:value-type="float" office:value="18">
            <text:p>18</text:p>
          </table:table-cell>
          <table:table-cell office:value-type="float" office:value="-19">
            <text:p>-19</text:p>
          </table:table-cell>
          <table:table-cell office:value-type="float" office:value="259">
            <text:p>259</text:p>
          </table:table-cell>
          <table:table-cell office:value-type="float" office:value="-82">
            <text:p>-82</text:p>
          </table:table-cell>
          <table:table-cell office:value-type="float" office:value="-189">
            <text:p>-189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317</text:p>
          </table:table-cell>
          <table:table-cell office:value-type="float" office:value="405321">
            <text:p>40532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82">
            <text:p>282</text:p>
          </table:table-cell>
          <table:table-cell office:value-type="float" office:value="-82">
            <text:p>-82</text:p>
          </table:table-cell>
          <table:table-cell office:value-type="float" office:value="-189">
            <text:p>-189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325</text:p>
          </table:table-cell>
          <table:table-cell office:value-type="float" office:value="405329">
            <text:p>405329</text:p>
          </table:table-cell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float" office:value="244">
            <text:p>244</text:p>
          </table:table-cell>
          <table:table-cell office:value-type="float" office:value="-82">
            <text:p>-82</text:p>
          </table:table-cell>
          <table:table-cell office:value-type="float" office:value="-190">
            <text:p>-190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7">
            <text:p>-7</text:p>
          </table:table-cell>
        </table:table-row>
        <table:table-row table:style-name="ro1">
          <table:table-cell office:value-type="string">
            <text:p>&gt;405334</text:p>
          </table:table-cell>
          <table:table-cell office:value-type="float" office:value="405338">
            <text:p>40533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81">
            <text:p>281</text:p>
          </table:table-cell>
          <table:table-cell office:value-type="float" office:value="-82">
            <text:p>-82</text:p>
          </table:table-cell>
          <table:table-cell office:value-type="float" office:value="-190">
            <text:p>-190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5342</text:p>
          </table:table-cell>
          <table:table-cell office:value-type="float" office:value="405346">
            <text:p>405346</text:p>
          </table:table-cell>
          <table:table-cell office:value-type="float" office:value="30">
            <text:p>30</text:p>
          </table:table-cell>
          <table:table-cell office:value-type="float" office:value="-9">
            <text:p>-9</text:p>
          </table:table-cell>
          <table:table-cell office:value-type="float" office:value="250">
            <text:p>250</text:p>
          </table:table-cell>
          <table:table-cell office:value-type="float" office:value="-82">
            <text:p>-82</text:p>
          </table:table-cell>
          <table:table-cell office:value-type="float" office:value="-190">
            <text:p>-190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350</text:p>
          </table:table-cell>
          <table:table-cell office:value-type="float" office:value="405354">
            <text:p>40535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261">
            <text:p>261</text:p>
          </table:table-cell>
          <table:table-cell office:value-type="float" office:value="-82">
            <text:p>-82</text:p>
          </table:table-cell>
          <table:table-cell office:value-type="float" office:value="-190">
            <text:p>-190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358</text:p>
          </table:table-cell>
          <table:table-cell office:value-type="float" office:value="405362">
            <text:p>405362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88">
            <text:p>288</text:p>
          </table:table-cell>
          <table:table-cell office:value-type="float" office:value="-82">
            <text:p>-82</text:p>
          </table:table-cell>
          <table:table-cell office:value-type="float" office:value="-190">
            <text:p>-190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368</text:p>
          </table:table-cell>
          <table:table-cell office:value-type="float" office:value="405370">
            <text:p>405370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257">
            <text:p>257</text:p>
          </table:table-cell>
          <table:table-cell office:value-type="float" office:value="-82">
            <text:p>-82</text:p>
          </table:table-cell>
          <table:table-cell office:value-type="float" office:value="-190">
            <text:p>-190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377</text:p>
          </table:table-cell>
          <table:table-cell office:value-type="float" office:value="405379">
            <text:p>40537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-82">
            <text:p>-82</text:p>
          </table:table-cell>
          <table:table-cell office:value-type="float" office:value="-190">
            <text:p>-190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385</text:p>
          </table:table-cell>
          <table:table-cell office:value-type="float" office:value="405387">
            <text:p>405387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  <table:table-cell office:value-type="float" office:value="-82">
            <text:p>-82</text:p>
          </table:table-cell>
          <table:table-cell office:value-type="float" office:value="-190">
            <text:p>-190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393</text:p>
          </table:table-cell>
          <table:table-cell office:value-type="float" office:value="405395">
            <text:p>405395</text:p>
          </table:table-cell>
          <table:table-cell office:value-type="float" office:value="-4">
            <text:p>-4</text:p>
          </table:table-cell>
          <table:table-cell office:value-type="float" office:value="-22">
            <text:p>-22</text:p>
          </table:table-cell>
          <table:table-cell office:value-type="float" office:value="261">
            <text:p>261</text:p>
          </table:table-cell>
          <table:table-cell office:value-type="float" office:value="-82">
            <text:p>-82</text:p>
          </table:table-cell>
          <table:table-cell office:value-type="float" office:value="-190">
            <text:p>-190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5401</text:p>
          </table:table-cell>
          <table:table-cell office:value-type="float" office:value="405403">
            <text:p>405403</text:p>
          </table:table-cell>
          <table:table-cell office:value-type="float" office:value="16">
            <text:p>16</text:p>
          </table:table-cell>
          <table:table-cell office:value-type="float" office:value="-5">
            <text:p>-5</text:p>
          </table:table-cell>
          <table:table-cell office:value-type="float" office:value="279">
            <text:p>279</text:p>
          </table:table-cell>
          <table:table-cell office:value-type="float" office:value="-77">
            <text:p>-7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409</text:p>
          </table:table-cell>
          <table:table-cell office:value-type="float" office:value="405411">
            <text:p>405411</text:p>
          </table:table-cell>
          <table:table-cell office:value-type="float" office:value="32">
            <text:p>32</text:p>
          </table:table-cell>
          <table:table-cell office:value-type="float" office:value="-7">
            <text:p>-7</text:p>
          </table:table-cell>
          <table:table-cell office:value-type="float" office:value="251">
            <text:p>251</text:p>
          </table:table-cell>
          <table:table-cell office:value-type="float" office:value="-77">
            <text:p>-7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417</text:p>
          </table:table-cell>
          <table:table-cell office:value-type="float" office:value="405420">
            <text:p>4054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-77">
            <text:p>-7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100">
            <text:p>-100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5426</text:p>
          </table:table-cell>
          <table:table-cell office:value-type="float" office:value="405428">
            <text:p>405428</text:p>
          </table:table-cell>
          <table:table-cell office:value-type="float" office:value="29">
            <text:p>29</text:p>
          </table:table-cell>
          <table:table-cell office:value-type="float" office:value="-18">
            <text:p>-18</text:p>
          </table:table-cell>
          <table:table-cell office:value-type="float" office:value="278">
            <text:p>278</text:p>
          </table:table-cell>
          <table:table-cell office:value-type="float" office:value="-77">
            <text:p>-7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434</text:p>
          </table:table-cell>
          <table:table-cell office:value-type="float" office:value="405436">
            <text:p>40543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213">
            <text:p>213</text:p>
          </table:table-cell>
          <table:table-cell office:value-type="float" office:value="-77">
            <text:p>-7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5442</text:p>
          </table:table-cell>
          <table:table-cell office:value-type="float" office:value="405446">
            <text:p>40544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65">
            <text:p>265</text:p>
          </table:table-cell>
          <table:table-cell office:value-type="float" office:value="-77">
            <text:p>-7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450</text:p>
          </table:table-cell>
          <table:table-cell office:value-type="float" office:value="405454">
            <text:p>405454</text:p>
          </table:table-cell>
          <table:table-cell office:value-type="float" office:value="3">
            <text:p>3</text:p>
          </table:table-cell>
          <table:table-cell office:value-type="float" office:value="-11">
            <text:p>-11</text:p>
          </table:table-cell>
          <table:table-cell office:value-type="float" office:value="282">
            <text:p>282</text:p>
          </table:table-cell>
          <table:table-cell office:value-type="float" office:value="-77">
            <text:p>-7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458</text:p>
          </table:table-cell>
          <table:table-cell office:value-type="float" office:value="405463">
            <text:p>40546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-77">
            <text:p>-7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467</text:p>
          </table:table-cell>
          <table:table-cell office:value-type="float" office:value="405471">
            <text:p>405471</text:p>
          </table:table-cell>
          <table:table-cell office:value-type="float" office:value="27">
            <text:p>27</text:p>
          </table:table-cell>
          <table:table-cell office:value-type="float" office:value="-24">
            <text:p>-24</text:p>
          </table:table-cell>
          <table:table-cell office:value-type="float" office:value="247">
            <text:p>247</text:p>
          </table:table-cell>
          <table:table-cell office:value-type="float" office:value="-84">
            <text:p>-84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475</text:p>
          </table:table-cell>
          <table:table-cell office:value-type="float" office:value="405479">
            <text:p>405479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256">
            <text:p>256</text:p>
          </table:table-cell>
          <table:table-cell office:value-type="float" office:value="-84">
            <text:p>-84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2">
            <text:p>-92</text:p>
          </table:table-cell>
          <table:table-cell office:value-type="float" office:value="-9">
            <text:p>-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5483</text:p>
          </table:table-cell>
          <table:table-cell office:value-type="float" office:value="405487">
            <text:p>405487</text:p>
          </table:table-cell>
          <table:table-cell office:value-type="float" office:value="-3">
            <text:p>-3</text:p>
          </table:table-cell>
          <table:table-cell office:value-type="float" office:value="-22">
            <text:p>-22</text:p>
          </table:table-cell>
          <table:table-cell office:value-type="float" office:value="262">
            <text:p>262</text:p>
          </table:table-cell>
          <table:table-cell office:value-type="float" office:value="-84">
            <text:p>-84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5491</text:p>
          </table:table-cell>
          <table:table-cell office:value-type="float" office:value="405495">
            <text:p>40549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-84">
            <text:p>-84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499</text:p>
          </table:table-cell>
          <table:table-cell office:value-type="float" office:value="405504">
            <text:p>40550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241">
            <text:p>241</text:p>
          </table:table-cell>
          <table:table-cell office:value-type="float" office:value="-84">
            <text:p>-84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5508</text:p>
          </table:table-cell>
          <table:table-cell office:value-type="float" office:value="405512">
            <text:p>405512</text:p>
          </table:table-cell>
          <table:table-cell office:value-type="float" office:value="3">
            <text:p>3</text:p>
          </table:table-cell>
          <table:table-cell office:value-type="float" office:value="-8">
            <text:p>-8</text:p>
          </table:table-cell>
          <table:table-cell office:value-type="float" office:value="268">
            <text:p>268</text:p>
          </table:table-cell>
          <table:table-cell office:value-type="float" office:value="-84">
            <text:p>-84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516</text:p>
          </table:table-cell>
          <table:table-cell office:value-type="float" office:value="405520">
            <text:p>405520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272">
            <text:p>272</text:p>
          </table:table-cell>
          <table:table-cell office:value-type="float" office:value="-84">
            <text:p>-84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524</text:p>
          </table:table-cell>
          <table:table-cell office:value-type="float" office:value="405528">
            <text:p>405528</text:p>
          </table:table-cell>
          <table:table-cell office:value-type="float" office:value="10">
            <text:p>10</text:p>
          </table:table-cell>
          <table:table-cell office:value-type="float" office:value="-26">
            <text:p>-26</text:p>
          </table:table-cell>
          <table:table-cell office:value-type="float" office:value="254">
            <text:p>254</text:p>
          </table:table-cell>
          <table:table-cell office:value-type="float" office:value="-84">
            <text:p>-84</text:p>
          </table:table-cell>
          <table:table-cell office:value-type="float" office:value="-194">
            <text:p>-194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532</text:p>
          </table:table-cell>
          <table:table-cell office:value-type="float" office:value="405536">
            <text:p>40553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540</text:p>
          </table:table-cell>
          <table:table-cell office:value-type="float" office:value="405544">
            <text:p>40554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549</text:p>
          </table:table-cell>
          <table:table-cell office:value-type="float" office:value="405553">
            <text:p>405553</text:p>
          </table:table-cell>
          <table:table-cell office:value-type="float" office:value="-17">
            <text:p>-17</text:p>
          </table:table-cell>
          <table:table-cell office:value-type="float" office:value="-4">
            <text:p>-4</text:p>
          </table:table-cell>
          <table:table-cell office:value-type="float" office:value="272">
            <text:p>272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557</text:p>
          </table:table-cell>
          <table:table-cell office:value-type="float" office:value="405561">
            <text:p>40556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84">
            <text:p>284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565</text:p>
          </table:table-cell>
          <table:table-cell office:value-type="float" office:value="405569">
            <text:p>40556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573</text:p>
          </table:table-cell>
          <table:table-cell office:value-type="float" office:value="405577">
            <text:p>405577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11">
            <text:p>211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5581</text:p>
          </table:table-cell>
          <table:table-cell office:value-type="float" office:value="405585">
            <text:p>405585</text:p>
          </table:table-cell>
          <table:table-cell office:value-type="float" office:value="7">
            <text:p>7</text:p>
          </table:table-cell>
          <table:table-cell office:value-type="float" office:value="-19">
            <text:p>-19</text:p>
          </table:table-cell>
          <table:table-cell office:value-type="float" office:value="250">
            <text:p>250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590</text:p>
          </table:table-cell>
          <table:table-cell office:value-type="float" office:value="405594">
            <text:p>40559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598</text:p>
          </table:table-cell>
          <table:table-cell office:value-type="float" office:value="405602">
            <text:p>405602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-72">
            <text:p>-72</text:p>
          </table:table-cell>
          <table:table-cell office:value-type="float" office:value="-195">
            <text:p>-195</text:p>
          </table:table-cell>
          <table:table-cell office:value-type="float" office:value="-409">
            <text:p>-409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5606</text:p>
          </table:table-cell>
          <table:table-cell office:value-type="float" office:value="405610">
            <text:p>405610</text:p>
          </table:table-cell>
          <table:table-cell office:value-type="float" office:value="17">
            <text:p>17</text:p>
          </table:table-cell>
          <table:table-cell office:value-type="float" office:value="-8">
            <text:p>-8</text:p>
          </table:table-cell>
          <table:table-cell office:value-type="float" office:value="253">
            <text:p>253</text:p>
          </table:table-cell>
          <table:table-cell office:value-type="float" office:value="-72">
            <text:p>-72</text:p>
          </table:table-cell>
          <table:table-cell office:value-type="float" office:value="-195">
            <text:p>-195</text:p>
          </table:table-cell>
          <table:table-cell office:value-type="float" office:value="-409">
            <text:p>-409</text:p>
          </table:table-cell>
          <table:table-cell office:value-type="float" office:value="-93">
            <text:p>-93</text:p>
          </table:table-cell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614</text:p>
          </table:table-cell>
          <table:table-cell office:value-type="float" office:value="405618">
            <text:p>405618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236">
            <text:p>236</text:p>
          </table:table-cell>
          <table:table-cell office:value-type="float" office:value="-72">
            <text:p>-72</text:p>
          </table:table-cell>
          <table:table-cell office:value-type="float" office:value="-195">
            <text:p>-195</text:p>
          </table:table-cell>
          <table:table-cell office:value-type="float" office:value="-409">
            <text:p>-409</text:p>
          </table:table-cell>
          <table:table-cell office:value-type="float" office:value="-91">
            <text:p>-91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622</text:p>
          </table:table-cell>
          <table:table-cell office:value-type="float" office:value="405626">
            <text:p>40562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-72">
            <text:p>-72</text:p>
          </table:table-cell>
          <table:table-cell office:value-type="float" office:value="-195">
            <text:p>-195</text:p>
          </table:table-cell>
          <table:table-cell office:value-type="float" office:value="-409">
            <text:p>-409</text:p>
          </table:table-cell>
          <table:table-cell office:value-type="float" office:value="-93">
            <text:p>-93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5630</text:p>
          </table:table-cell>
          <table:table-cell office:value-type="float" office:value="405635">
            <text:p>405635</text:p>
          </table:table-cell>
          <table:table-cell office:value-type="float" office:value="32">
            <text:p>32</text:p>
          </table:table-cell>
          <table:table-cell office:value-type="float" office:value="-2">
            <text:p>-2</text:p>
          </table:table-cell>
          <table:table-cell office:value-type="float" office:value="230">
            <text:p>230</text:p>
          </table:table-cell>
          <table:table-cell office:value-type="float" office:value="-72">
            <text:p>-72</text:p>
          </table:table-cell>
          <table:table-cell office:value-type="float" office:value="-195">
            <text:p>-195</text:p>
          </table:table-cell>
          <table:table-cell office:value-type="float" office:value="-409">
            <text:p>-409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639</text:p>
          </table:table-cell>
          <table:table-cell office:value-type="float" office:value="405643">
            <text:p>40564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41">
            <text:p>241</text:p>
          </table:table-cell>
          <table:table-cell office:value-type="float" office:value="-72">
            <text:p>-72</text:p>
          </table:table-cell>
          <table:table-cell office:value-type="float" office:value="-195">
            <text:p>-195</text:p>
          </table:table-cell>
          <table:table-cell office:value-type="float" office:value="-409">
            <text:p>-409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647</text:p>
          </table:table-cell>
          <table:table-cell office:value-type="float" office:value="405651">
            <text:p>40565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220">
            <text:p>220</text:p>
          </table:table-cell>
          <table:table-cell office:value-type="float" office:value="-72">
            <text:p>-72</text:p>
          </table:table-cell>
          <table:table-cell office:value-type="float" office:value="-195">
            <text:p>-195</text:p>
          </table:table-cell>
          <table:table-cell office:value-type="float" office:value="-409">
            <text:p>-409</text:p>
          </table:table-cell>
          <table:table-cell office:value-type="float" office:value="-98">
            <text:p>-98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5655</text:p>
          </table:table-cell>
          <table:table-cell office:value-type="float" office:value="405659">
            <text:p>405659</text:p>
          </table:table-cell>
          <table:table-cell office:value-type="float" office:value="12">
            <text:p>12</text:p>
          </table:table-cell>
          <table:table-cell office:value-type="float" office:value="-8">
            <text:p>-8</text:p>
          </table:table-cell>
          <table:table-cell office:value-type="float" office:value="269">
            <text:p>269</text:p>
          </table:table-cell>
          <table:table-cell office:value-type="float" office:value="-72">
            <text:p>-72</text:p>
          </table:table-cell>
          <table:table-cell office:value-type="float" office:value="-195">
            <text:p>-195</text:p>
          </table:table-cell>
          <table:table-cell office:value-type="float" office:value="-409">
            <text:p>-409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663</text:p>
          </table:table-cell>
          <table:table-cell office:value-type="float" office:value="405667">
            <text:p>405667</text:p>
          </table:table-cell>
          <table:table-cell office:value-type="float" office:value="-8">
            <text:p>-8</text:p>
          </table:table-cell>
          <table:table-cell office:value-type="float" office:value="-20">
            <text:p>-20</text:p>
          </table:table-cell>
          <table:table-cell office:value-type="float" office:value="274">
            <text:p>274</text:p>
          </table:table-cell>
          <table:table-cell office:value-type="float" office:value="-72">
            <text:p>-72</text:p>
          </table:table-cell>
          <table:table-cell office:value-type="float" office:value="-195">
            <text:p>-195</text:p>
          </table:table-cell>
          <table:table-cell office:value-type="float" office:value="-409">
            <text:p>-409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671</text:p>
          </table:table-cell>
          <table:table-cell office:value-type="float" office:value="405676">
            <text:p>405676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19">
            <text:p>219</text:p>
          </table:table-cell>
          <table:table-cell office:value-type="float" office:value="-78">
            <text:p>-7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&gt;405680</text:p>
          </table:table-cell>
          <table:table-cell office:value-type="float" office:value="405684">
            <text:p>40568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58">
            <text:p>258</text:p>
          </table:table-cell>
          <table:table-cell office:value-type="float" office:value="-78">
            <text:p>-7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5688</text:p>
          </table:table-cell>
          <table:table-cell office:value-type="float" office:value="405692">
            <text:p>4056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-78">
            <text:p>-7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696</text:p>
          </table:table-cell>
          <table:table-cell office:value-type="float" office:value="405700">
            <text:p>405700</text:p>
          </table:table-cell>
          <table:table-cell office:value-type="float" office:value="23">
            <text:p>23</text:p>
          </table:table-cell>
          <table:table-cell office:value-type="float" office:value="-23">
            <text:p>-23</text:p>
          </table:table-cell>
          <table:table-cell office:value-type="float" office:value="235">
            <text:p>235</text:p>
          </table:table-cell>
          <table:table-cell office:value-type="float" office:value="-78">
            <text:p>-7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706</text:p>
          </table:table-cell>
          <table:table-cell office:value-type="float" office:value="405708">
            <text:p>405708</text:p>
          </table:table-cell>
          <table:table-cell office:value-type="float" office:value="5">
            <text:p>5</text:p>
          </table:table-cell>
          <table:table-cell office:value-type="float" office:value="-11">
            <text:p>-11</text:p>
          </table:table-cell>
          <table:table-cell office:value-type="float" office:value="268">
            <text:p>268</text:p>
          </table:table-cell>
          <table:table-cell office:value-type="float" office:value="-78">
            <text:p>-7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5714</text:p>
          </table:table-cell>
          <table:table-cell office:value-type="float" office:value="405716">
            <text:p>405716</text:p>
          </table:table-cell>
          <table:table-cell office:value-type="float" office:value="-9">
            <text:p>-9</text:p>
          </table:table-cell>
          <table:table-cell office:value-type="float" office:value="-22">
            <text:p>-22</text:p>
          </table:table-cell>
          <table:table-cell office:value-type="float" office:value="259">
            <text:p>259</text:p>
          </table:table-cell>
          <table:table-cell office:value-type="float" office:value="-78">
            <text:p>-7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5723</text:p>
          </table:table-cell>
          <table:table-cell office:value-type="float" office:value="405727">
            <text:p>405727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83">
            <text:p>283</text:p>
          </table:table-cell>
          <table:table-cell office:value-type="float" office:value="-78">
            <text:p>-7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731</text:p>
          </table:table-cell>
          <table:table-cell office:value-type="float" office:value="405735">
            <text:p>40573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47">
            <text:p>247</text:p>
          </table:table-cell>
          <table:table-cell office:value-type="float" office:value="-78">
            <text:p>-78</text:p>
          </table:table-cell>
          <table:table-cell office:value-type="float" office:value="-204">
            <text:p>-204</text:p>
          </table:table-cell>
          <table:table-cell office:value-type="float" office:value="-405">
            <text:p>-405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&gt;405739</text:p>
          </table:table-cell>
          <table:table-cell office:value-type="float" office:value="405743">
            <text:p>40574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205">
            <text:p>205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747</text:p>
          </table:table-cell>
          <table:table-cell office:value-type="float" office:value="405751">
            <text:p>405751</text:p>
          </table:table-cell>
          <table:table-cell office:value-type="float" office:value="25">
            <text:p>25</text:p>
          </table:table-cell>
          <table:table-cell office:value-type="float" office:value="-6">
            <text:p>-6</text:p>
          </table:table-cell>
          <table:table-cell office:value-type="float" office:value="248">
            <text:p>248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755</text:p>
          </table:table-cell>
          <table:table-cell office:value-type="float" office:value="405760">
            <text:p>405760</text:p>
          </table:table-cell>
          <table:table-cell office:value-type="float" office:value="-1">
            <text:p>-1</text:p>
          </table:table-cell>
          <table:table-cell office:value-type="float" office:value="-13">
            <text:p>-13</text:p>
          </table:table-cell>
          <table:table-cell office:value-type="float" office:value="268">
            <text:p>268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764</text:p>
          </table:table-cell>
          <table:table-cell office:value-type="float" office:value="405768">
            <text:p>405768</text:p>
          </table:table-cell>
          <table:table-cell office:value-type="float" office:value="-6">
            <text:p>-6</text:p>
          </table:table-cell>
          <table:table-cell office:value-type="float" office:value="-17">
            <text:p>-17</text:p>
          </table:table-cell>
          <table:table-cell office:value-type="float" office:value="272">
            <text:p>272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772</text:p>
          </table:table-cell>
          <table:table-cell office:value-type="float" office:value="405776">
            <text:p>405776</text:p>
          </table:table-cell>
          <table:table-cell office:value-type="float" office:value="-4">
            <text:p>-4</text:p>
          </table:table-cell>
          <table:table-cell office:value-type="float" office:value="-31">
            <text:p>-31</text:p>
          </table:table-cell>
          <table:table-cell office:value-type="float" office:value="257">
            <text:p>257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782</text:p>
          </table:table-cell>
          <table:table-cell office:value-type="float" office:value="405784">
            <text:p>40578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49">
            <text:p>249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5790</text:p>
          </table:table-cell>
          <table:table-cell office:value-type="float" office:value="405792">
            <text:p>405792</text:p>
          </table:table-cell>
          <table:table-cell office:value-type="float" office:value="6">
            <text:p>6</text:p>
          </table:table-cell>
          <table:table-cell office:value-type="float" office:value="-5">
            <text:p>-5</text:p>
          </table:table-cell>
          <table:table-cell office:value-type="float" office:value="273">
            <text:p>273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798</text:p>
          </table:table-cell>
          <table:table-cell office:value-type="float" office:value="405800">
            <text:p>40580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66">
            <text:p>266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807</text:p>
          </table:table-cell>
          <table:table-cell office:value-type="float" office:value="405809">
            <text:p>405809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268">
            <text:p>268</text:p>
          </table:table-cell>
          <table:table-cell office:value-type="float" office:value="-80">
            <text:p>-80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5815</text:p>
          </table:table-cell>
          <table:table-cell office:value-type="float" office:value="405819">
            <text:p>405819</text:p>
          </table:table-cell>
          <table:table-cell office:value-type="float" office:value="14">
            <text:p>14</text:p>
          </table:table-cell>
          <table:table-cell office:value-type="float" office:value="-5">
            <text:p>-5</text:p>
          </table:table-cell>
          <table:table-cell office:value-type="float" office:value="258">
            <text:p>258</text:p>
          </table:table-cell>
          <table:table-cell office:value-type="float" office:value="-80">
            <text:p>-80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823</text:p>
          </table:table-cell>
          <table:table-cell office:value-type="float" office:value="405827">
            <text:p>405827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273">
            <text:p>273</text:p>
          </table:table-cell>
          <table:table-cell office:value-type="float" office:value="-80">
            <text:p>-80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831</text:p>
          </table:table-cell>
          <table:table-cell office:value-type="float" office:value="405835">
            <text:p>40583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29">
            <text:p>229</text:p>
          </table:table-cell>
          <table:table-cell office:value-type="float" office:value="-80">
            <text:p>-80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839</text:p>
          </table:table-cell>
          <table:table-cell office:value-type="float" office:value="405843">
            <text:p>405843</text:p>
          </table:table-cell>
          <table:table-cell office:value-type="float" office:value="-1">
            <text:p>-1</text:p>
          </table:table-cell>
          <table:table-cell office:value-type="float" office:value="-14">
            <text:p>-14</text:p>
          </table:table-cell>
          <table:table-cell office:value-type="float" office:value="260">
            <text:p>260</text:p>
          </table:table-cell>
          <table:table-cell office:value-type="float" office:value="-80">
            <text:p>-80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848</text:p>
          </table:table-cell>
          <table:table-cell office:value-type="float" office:value="405852">
            <text:p>405852</text:p>
          </table:table-cell>
          <table:table-cell office:value-type="float" office:value="7">
            <text:p>7</text:p>
          </table:table-cell>
          <table:table-cell office:value-type="float" office:value="-11">
            <text:p>-11</text:p>
          </table:table-cell>
          <table:table-cell office:value-type="float" office:value="270">
            <text:p>270</text:p>
          </table:table-cell>
          <table:table-cell office:value-type="float" office:value="-80">
            <text:p>-80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856</text:p>
          </table:table-cell>
          <table:table-cell office:value-type="float" office:value="405860">
            <text:p>405860</text:p>
          </table:table-cell>
          <table:table-cell office:value-type="float" office:value="1">
            <text:p>1</text:p>
          </table:table-cell>
          <table:table-cell office:value-type="float" office:value="-31">
            <text:p>-31</text:p>
          </table:table-cell>
          <table:table-cell office:value-type="float" office:value="251">
            <text:p>251</text:p>
          </table:table-cell>
          <table:table-cell office:value-type="float" office:value="-80">
            <text:p>-80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5864</text:p>
          </table:table-cell>
          <table:table-cell office:value-type="float" office:value="405868">
            <text:p>405868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19">
            <text:p>219</text:p>
          </table:table-cell>
          <table:table-cell office:value-type="float" office:value="-80">
            <text:p>-80</text:p>
          </table:table-cell>
          <table:table-cell office:value-type="float" office:value="-196">
            <text:p>-196</text:p>
          </table:table-cell>
          <table:table-cell office:value-type="float" office:value="-408">
            <text:p>-408</text:p>
          </table:table-cell>
          <table:table-cell office:value-type="float" office:value="-100">
            <text:p>-100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872</text:p>
          </table:table-cell>
          <table:table-cell office:value-type="float" office:value="405876">
            <text:p>40587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48">
            <text:p>248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880</text:p>
          </table:table-cell>
          <table:table-cell office:value-type="float" office:value="405884">
            <text:p>40588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221">
            <text:p>221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5889</text:p>
          </table:table-cell>
          <table:table-cell office:value-type="float" office:value="405893">
            <text:p>405893</text:p>
          </table:table-cell>
          <table:table-cell office:value-type="float" office:value="21">
            <text:p>21</text:p>
          </table:table-cell>
          <table:table-cell office:value-type="float" office:value="-3">
            <text:p>-3</text:p>
          </table:table-cell>
          <table:table-cell office:value-type="float" office:value="246">
            <text:p>246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5897</text:p>
          </table:table-cell>
          <table:table-cell office:value-type="float" office:value="405901">
            <text:p>405901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279">
            <text:p>279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5905</text:p>
          </table:table-cell>
          <table:table-cell office:value-type="float" office:value="405909">
            <text:p>405909</text:p>
          </table:table-cell>
          <table:table-cell office:value-type="float" office:value="12">
            <text:p>12</text:p>
          </table:table-cell>
          <table:table-cell office:value-type="float" office:value="-3">
            <text:p>-3</text:p>
          </table:table-cell>
          <table:table-cell office:value-type="float" office:value="239">
            <text:p>239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913</text:p>
          </table:table-cell>
          <table:table-cell office:value-type="float" office:value="405917">
            <text:p>405917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224">
            <text:p>224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5921</text:p>
          </table:table-cell>
          <table:table-cell office:value-type="float" office:value="405925">
            <text:p>405925</text:p>
          </table:table-cell>
          <table:table-cell office:value-type="float" office:value="-6">
            <text:p>-6</text:p>
          </table:table-cell>
          <table:table-cell office:value-type="float" office:value="-15">
            <text:p>-15</text:p>
          </table:table-cell>
          <table:table-cell office:value-type="float" office:value="261">
            <text:p>261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5932</text:p>
          </table:table-cell>
          <table:table-cell office:value-type="float" office:value="405934">
            <text:p>405934</text:p>
          </table:table-cell>
          <table:table-cell office:value-type="float" office:value="-12">
            <text:p>-12</text:p>
          </table:table-cell>
          <table:table-cell office:value-type="float" office:value="-14">
            <text:p>-14</text:p>
          </table:table-cell>
          <table:table-cell office:value-type="float" office:value="265">
            <text:p>265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940</text:p>
          </table:table-cell>
          <table:table-cell office:value-type="float" office:value="405944">
            <text:p>405944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68">
            <text:p>268</text:p>
          </table:table-cell>
          <table:table-cell office:value-type="float" office:value="-79">
            <text:p>-79</text:p>
          </table:table-cell>
          <table:table-cell office:value-type="float" office:value="-201">
            <text:p>-201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948</text:p>
          </table:table-cell>
          <table:table-cell office:value-type="float" office:value="405952">
            <text:p>40595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84">
            <text:p>284</text:p>
          </table:table-cell>
          <table:table-cell office:value-type="float" office:value="-79">
            <text:p>-79</text:p>
          </table:table-cell>
          <table:table-cell office:value-type="float" office:value="-201">
            <text:p>-201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956</text:p>
          </table:table-cell>
          <table:table-cell office:value-type="float" office:value="405960">
            <text:p>4059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-79">
            <text:p>-79</text:p>
          </table:table-cell>
          <table:table-cell office:value-type="float" office:value="-201">
            <text:p>-201</text:p>
          </table:table-cell>
          <table:table-cell office:value-type="float" office:value="-404">
            <text:p>-404</text:p>
          </table:table-cell>
          <table:table-cell office:value-type="float" office:value="-100">
            <text:p>-100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964</text:p>
          </table:table-cell>
          <table:table-cell office:value-type="float" office:value="405968">
            <text:p>40596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88">
            <text:p>288</text:p>
          </table:table-cell>
          <table:table-cell office:value-type="float" office:value="-79">
            <text:p>-79</text:p>
          </table:table-cell>
          <table:table-cell office:value-type="float" office:value="-201">
            <text:p>-201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5972</text:p>
          </table:table-cell>
          <table:table-cell office:value-type="float" office:value="405977">
            <text:p>405977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261">
            <text:p>261</text:p>
          </table:table-cell>
          <table:table-cell office:value-type="float" office:value="-79">
            <text:p>-79</text:p>
          </table:table-cell>
          <table:table-cell office:value-type="float" office:value="-201">
            <text:p>-201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5981</text:p>
          </table:table-cell>
          <table:table-cell office:value-type="float" office:value="405985">
            <text:p>405985</text:p>
          </table:table-cell>
          <table:table-cell office:value-type="float" office:value="9">
            <text:p>9</text:p>
          </table:table-cell>
          <table:table-cell office:value-type="float" office:value="-28">
            <text:p>-28</text:p>
          </table:table-cell>
          <table:table-cell office:value-type="float" office:value="244">
            <text:p>244</text:p>
          </table:table-cell>
          <table:table-cell office:value-type="float" office:value="-79">
            <text:p>-79</text:p>
          </table:table-cell>
          <table:table-cell office:value-type="float" office:value="-201">
            <text:p>-201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989</text:p>
          </table:table-cell>
          <table:table-cell office:value-type="float" office:value="405993">
            <text:p>40599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66">
            <text:p>266</text:p>
          </table:table-cell>
          <table:table-cell office:value-type="float" office:value="-79">
            <text:p>-79</text:p>
          </table:table-cell>
          <table:table-cell office:value-type="float" office:value="-201">
            <text:p>-201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5997</text:p>
          </table:table-cell>
          <table:table-cell office:value-type="float" office:value="406001">
            <text:p>40600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-79">
            <text:p>-79</text:p>
          </table:table-cell>
          <table:table-cell office:value-type="float" office:value="-201">
            <text:p>-201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005</text:p>
          </table:table-cell>
          <table:table-cell office:value-type="float" office:value="406009">
            <text:p>406009</text:p>
          </table:table-cell>
          <table:table-cell office:value-type="float" office:value="29">
            <text:p>29</text:p>
          </table:table-cell>
          <table:table-cell office:value-type="float" office:value="-6">
            <text:p>-6</text:p>
          </table:table-cell>
          <table:table-cell office:value-type="float" office:value="226">
            <text:p>226</text:p>
          </table:table-cell>
          <table:table-cell office:value-type="float" office:value="-79">
            <text:p>-79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6013</text:p>
          </table:table-cell>
          <table:table-cell office:value-type="float" office:value="406018">
            <text:p>406018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office:value-type="float" office:value="-83">
            <text:p>-83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6022</text:p>
          </table:table-cell>
          <table:table-cell office:value-type="float" office:value="406026">
            <text:p>406026</text:p>
          </table:table-cell>
          <table:table-cell office:value-type="float" office:value="15">
            <text:p>15</text:p>
          </table:table-cell>
          <table:table-cell office:value-type="float" office:value="-4">
            <text:p>-4</text:p>
          </table:table-cell>
          <table:table-cell office:value-type="float" office:value="249">
            <text:p>249</text:p>
          </table:table-cell>
          <table:table-cell office:value-type="float" office:value="-83">
            <text:p>-83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030</text:p>
          </table:table-cell>
          <table:table-cell office:value-type="float" office:value="406034">
            <text:p>406034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74">
            <text:p>274</text:p>
          </table:table-cell>
          <table:table-cell office:value-type="float" office:value="-83">
            <text:p>-83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038</text:p>
          </table:table-cell>
          <table:table-cell office:value-type="float" office:value="406042">
            <text:p>40604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office:value-type="float" office:value="-83">
            <text:p>-83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046</text:p>
          </table:table-cell>
          <table:table-cell office:value-type="float" office:value="406050">
            <text:p>40605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88">
            <text:p>288</text:p>
          </table:table-cell>
          <table:table-cell office:value-type="float" office:value="-83">
            <text:p>-83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054</text:p>
          </table:table-cell>
          <table:table-cell office:value-type="float" office:value="406059">
            <text:p>406059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64">
            <text:p>264</text:p>
          </table:table-cell>
          <table:table-cell office:value-type="float" office:value="-83">
            <text:p>-83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9">
            <text:p>-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6063</text:p>
          </table:table-cell>
          <table:table-cell office:value-type="float" office:value="406067">
            <text:p>406067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273">
            <text:p>273</text:p>
          </table:table-cell>
          <table:table-cell office:value-type="float" office:value="-83">
            <text:p>-83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100">
            <text:p>-100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071</text:p>
          </table:table-cell>
          <table:table-cell office:value-type="float" office:value="406075">
            <text:p>40607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96">
            <text:p>296</text:p>
          </table:table-cell>
          <table:table-cell office:value-type="float" office:value="-83">
            <text:p>-83</text:p>
          </table:table-cell>
          <table:table-cell office:value-type="float" office:value="-205">
            <text:p>-205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6079</text:p>
          </table:table-cell>
          <table:table-cell office:value-type="float" office:value="406083">
            <text:p>40608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-91">
            <text:p>-91</text:p>
          </table:table-cell>
          <table:table-cell office:value-type="float" office:value="-200">
            <text:p>-200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087</text:p>
          </table:table-cell>
          <table:table-cell office:value-type="float" office:value="406091">
            <text:p>40609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23">
            <text:p>223</text:p>
          </table:table-cell>
          <table:table-cell office:value-type="float" office:value="-91">
            <text:p>-91</text:p>
          </table:table-cell>
          <table:table-cell office:value-type="float" office:value="-200">
            <text:p>-200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095</text:p>
          </table:table-cell>
          <table:table-cell office:value-type="float" office:value="406099">
            <text:p>406099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95">
            <text:p>295</text:p>
          </table:table-cell>
          <table:table-cell office:value-type="float" office:value="-91">
            <text:p>-91</text:p>
          </table:table-cell>
          <table:table-cell office:value-type="float" office:value="-200">
            <text:p>-200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6104</text:p>
          </table:table-cell>
          <table:table-cell office:value-type="float" office:value="406108">
            <text:p>406108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17">
            <text:p>217</text:p>
          </table:table-cell>
          <table:table-cell office:value-type="float" office:value="-91">
            <text:p>-91</text:p>
          </table:table-cell>
          <table:table-cell office:value-type="float" office:value="-200">
            <text:p>-200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112</text:p>
          </table:table-cell>
          <table:table-cell office:value-type="float" office:value="406116">
            <text:p>40611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44">
            <text:p>244</text:p>
          </table:table-cell>
          <table:table-cell office:value-type="float" office:value="-91">
            <text:p>-91</text:p>
          </table:table-cell>
          <table:table-cell office:value-type="float" office:value="-200">
            <text:p>-200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120</text:p>
          </table:table-cell>
          <table:table-cell office:value-type="float" office:value="406124">
            <text:p>406124</text:p>
          </table:table-cell>
          <table:table-cell office:value-type="float" office:value="34">
            <text:p>34</text:p>
          </table:table-cell>
          <table:table-cell office:value-type="float" office:value="-9">
            <text:p>-9</text:p>
          </table:table-cell>
          <table:table-cell office:value-type="float" office:value="224">
            <text:p>224</text:p>
          </table:table-cell>
          <table:table-cell office:value-type="float" office:value="-91">
            <text:p>-91</text:p>
          </table:table-cell>
          <table:table-cell office:value-type="float" office:value="-200">
            <text:p>-200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128</text:p>
          </table:table-cell>
          <table:table-cell office:value-type="float" office:value="406132">
            <text:p>40613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-91">
            <text:p>-91</text:p>
          </table:table-cell>
          <table:table-cell office:value-type="float" office:value="-200">
            <text:p>-200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136</text:p>
          </table:table-cell>
          <table:table-cell office:value-type="float" office:value="406140">
            <text:p>40614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53">
            <text:p>253</text:p>
          </table:table-cell>
          <table:table-cell office:value-type="float" office:value="-91">
            <text:p>-91</text:p>
          </table:table-cell>
          <table:table-cell office:value-type="float" office:value="-200">
            <text:p>-200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145</text:p>
          </table:table-cell>
          <table:table-cell office:value-type="float" office:value="406149">
            <text:p>40614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61">
            <text:p>261</text:p>
          </table:table-cell>
          <table:table-cell office:value-type="float" office:value="-89">
            <text:p>-89</text:p>
          </table:table-cell>
          <table:table-cell office:value-type="float" office:value="-203">
            <text:p>-203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6153</text:p>
          </table:table-cell>
          <table:table-cell office:value-type="float" office:value="406157">
            <text:p>406157</text:p>
          </table:table-cell>
          <table:table-cell office:value-type="float" office:value="37">
            <text:p>37</text:p>
          </table:table-cell>
          <table:table-cell office:value-type="float" office:value="-3">
            <text:p>-3</text:p>
          </table:table-cell>
          <table:table-cell office:value-type="float" office:value="224">
            <text:p>224</text:p>
          </table:table-cell>
          <table:table-cell office:value-type="float" office:value="-89">
            <text:p>-89</text:p>
          </table:table-cell>
          <table:table-cell office:value-type="float" office:value="-203">
            <text:p>-203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161</text:p>
          </table:table-cell>
          <table:table-cell office:value-type="float" office:value="406165">
            <text:p>40616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82">
            <text:p>282</text:p>
          </table:table-cell>
          <table:table-cell office:value-type="float" office:value="-89">
            <text:p>-89</text:p>
          </table:table-cell>
          <table:table-cell office:value-type="float" office:value="-203">
            <text:p>-203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169</text:p>
          </table:table-cell>
          <table:table-cell office:value-type="float" office:value="406173">
            <text:p>406173</text:p>
          </table:table-cell>
          <table:table-cell office:value-type="float" office:value="32">
            <text:p>32</text:p>
          </table:table-cell>
          <table:table-cell office:value-type="float" office:value="-8">
            <text:p>-8</text:p>
          </table:table-cell>
          <table:table-cell office:value-type="float" office:value="266">
            <text:p>266</text:p>
          </table:table-cell>
          <table:table-cell office:value-type="float" office:value="-89">
            <text:p>-89</text:p>
          </table:table-cell>
          <table:table-cell office:value-type="float" office:value="-203">
            <text:p>-203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177</text:p>
          </table:table-cell>
          <table:table-cell office:value-type="float" office:value="406181">
            <text:p>40618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91">
            <text:p>291</text:p>
          </table:table-cell>
          <table:table-cell office:value-type="float" office:value="-89">
            <text:p>-89</text:p>
          </table:table-cell>
          <table:table-cell office:value-type="float" office:value="-203">
            <text:p>-203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185</text:p>
          </table:table-cell>
          <table:table-cell office:value-type="float" office:value="406190">
            <text:p>40619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296">
            <text:p>296</text:p>
          </table:table-cell>
          <table:table-cell office:value-type="float" office:value="-89">
            <text:p>-89</text:p>
          </table:table-cell>
          <table:table-cell office:value-type="float" office:value="-203">
            <text:p>-203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194</text:p>
          </table:table-cell>
          <table:table-cell office:value-type="float" office:value="406198">
            <text:p>406198</text:p>
          </table:table-cell>
          <table:table-cell office:value-type="float" office:value="7">
            <text:p>7</text:p>
          </table:table-cell>
          <table:table-cell office:value-type="float" office:value="-26">
            <text:p>-26</text:p>
          </table:table-cell>
          <table:table-cell office:value-type="float" office:value="257">
            <text:p>257</text:p>
          </table:table-cell>
          <table:table-cell office:value-type="float" office:value="-89">
            <text:p>-89</text:p>
          </table:table-cell>
          <table:table-cell office:value-type="float" office:value="-203">
            <text:p>-203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202</text:p>
          </table:table-cell>
          <table:table-cell office:value-type="float" office:value="406206">
            <text:p>40620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63">
            <text:p>263</text:p>
          </table:table-cell>
          <table:table-cell office:value-type="float" office:value="-89">
            <text:p>-89</text:p>
          </table:table-cell>
          <table:table-cell office:value-type="float" office:value="-203">
            <text:p>-203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210</text:p>
          </table:table-cell>
          <table:table-cell office:value-type="float" office:value="406214">
            <text:p>406214</text:p>
          </table:table-cell>
          <table:table-cell office:value-type="float" office:value="23">
            <text:p>23</text:p>
          </table:table-cell>
          <table:table-cell office:value-type="float" office:value="-14">
            <text:p>-14</text:p>
          </table:table-cell>
          <table:table-cell office:value-type="float" office:value="263">
            <text:p>263</text:p>
          </table:table-cell>
          <table:table-cell office:value-type="float" office:value="-86">
            <text:p>-86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220</text:p>
          </table:table-cell>
          <table:table-cell office:value-type="float" office:value="406222">
            <text:p>40622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-86">
            <text:p>-86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228</text:p>
          </table:table-cell>
          <table:table-cell office:value-type="float" office:value="406231">
            <text:p>40623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-86">
            <text:p>-86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6235</text:p>
          </table:table-cell>
          <table:table-cell office:value-type="float" office:value="406239">
            <text:p>40623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82">
            <text:p>282</text:p>
          </table:table-cell>
          <table:table-cell office:value-type="float" office:value="-86">
            <text:p>-86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6245</text:p>
          </table:table-cell>
          <table:table-cell office:value-type="float" office:value="406247">
            <text:p>4062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-86">
            <text:p>-86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251</text:p>
          </table:table-cell>
          <table:table-cell office:value-type="float" office:value="406255">
            <text:p>40625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54">
            <text:p>254</text:p>
          </table:table-cell>
          <table:table-cell office:value-type="float" office:value="-86">
            <text:p>-86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259</text:p>
          </table:table-cell>
          <table:table-cell office:value-type="float" office:value="406263">
            <text:p>406263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23">
            <text:p>223</text:p>
          </table:table-cell>
          <table:table-cell office:value-type="float" office:value="-86">
            <text:p>-86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267</text:p>
          </table:table-cell>
          <table:table-cell office:value-type="float" office:value="406272">
            <text:p>406272</text:p>
          </table:table-cell>
          <table:table-cell office:value-type="float" office:value="10">
            <text:p>10</text:p>
          </table:table-cell>
          <table:table-cell office:value-type="float" office:value="-24">
            <text:p>-24</text:p>
          </table:table-cell>
          <table:table-cell office:value-type="float" office:value="248">
            <text:p>248</text:p>
          </table:table-cell>
          <table:table-cell office:value-type="float" office:value="-86">
            <text:p>-86</text:p>
          </table:table-cell>
          <table:table-cell office:value-type="float" office:value="-196">
            <text:p>-196</text:p>
          </table:table-cell>
          <table:table-cell office:value-type="float" office:value="-405">
            <text:p>-405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278</text:p>
          </table:table-cell>
          <table:table-cell office:value-type="float" office:value="406280">
            <text:p>406280</text:p>
          </table:table-cell>
          <table:table-cell office:value-type="float" office:value="16">
            <text:p>16</text:p>
          </table:table-cell>
          <table:table-cell office:value-type="float" office:value="-23">
            <text:p>-23</text:p>
          </table:table-cell>
          <table:table-cell office:value-type="float" office:value="246">
            <text:p>246</text:p>
          </table:table-cell>
          <table:table-cell office:value-type="float" office:value="-86">
            <text:p>-86</text:p>
          </table:table-cell>
          <table:table-cell office:value-type="float" office:value="-197">
            <text:p>-197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11">
            <text:p>-11</text:p>
          </table:table-cell>
        </table:table-row>
        <table:table-row table:style-name="ro1">
          <table:table-cell office:value-type="string">
            <text:p>&gt;406286</text:p>
          </table:table-cell>
          <table:table-cell office:value-type="float" office:value="406290">
            <text:p>406290</text:p>
          </table:table-cell>
          <table:table-cell office:value-type="float" office:value="-1">
            <text:p>-1</text:p>
          </table:table-cell>
          <table:table-cell office:value-type="float" office:value="-12">
            <text:p>-12</text:p>
          </table:table-cell>
          <table:table-cell office:value-type="float" office:value="256">
            <text:p>256</text:p>
          </table:table-cell>
          <table:table-cell office:value-type="float" office:value="-74">
            <text:p>-74</text:p>
          </table:table-cell>
          <table:table-cell office:value-type="float" office:value="-197">
            <text:p>-197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6294</text:p>
          </table:table-cell>
          <table:table-cell office:value-type="float" office:value="406298">
            <text:p>406298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2">
            <text:p>222</text:p>
          </table:table-cell>
          <table:table-cell office:value-type="float" office:value="-74">
            <text:p>-74</text:p>
          </table:table-cell>
          <table:table-cell office:value-type="float" office:value="-197">
            <text:p>-197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10">
            <text:p>-10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302</text:p>
          </table:table-cell>
          <table:table-cell office:value-type="float" office:value="406306">
            <text:p>40630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61">
            <text:p>261</text:p>
          </table:table-cell>
          <table:table-cell office:value-type="float" office:value="-74">
            <text:p>-74</text:p>
          </table:table-cell>
          <table:table-cell office:value-type="float" office:value="-197">
            <text:p>-197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310</text:p>
          </table:table-cell>
          <table:table-cell office:value-type="float" office:value="406315">
            <text:p>406315</text:p>
          </table:table-cell>
          <table:table-cell office:value-type="float" office:value="-1">
            <text:p>-1</text:p>
          </table:table-cell>
          <table:table-cell office:value-type="float" office:value="-9">
            <text:p>-9</text:p>
          </table:table-cell>
          <table:table-cell office:value-type="float" office:value="276">
            <text:p>276</text:p>
          </table:table-cell>
          <table:table-cell office:value-type="float" office:value="-74">
            <text:p>-74</text:p>
          </table:table-cell>
          <table:table-cell office:value-type="float" office:value="-197">
            <text:p>-197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319</text:p>
          </table:table-cell>
          <table:table-cell office:value-type="float" office:value="406323">
            <text:p>406323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62">
            <text:p>262</text:p>
          </table:table-cell>
          <table:table-cell office:value-type="float" office:value="-74">
            <text:p>-74</text:p>
          </table:table-cell>
          <table:table-cell office:value-type="float" office:value="-197">
            <text:p>-197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327</text:p>
          </table:table-cell>
          <table:table-cell office:value-type="float" office:value="406331">
            <text:p>406331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float" office:value="270">
            <text:p>270</text:p>
          </table:table-cell>
          <table:table-cell office:value-type="float" office:value="-74">
            <text:p>-74</text:p>
          </table:table-cell>
          <table:table-cell office:value-type="float" office:value="-197">
            <text:p>-197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335</text:p>
          </table:table-cell>
          <table:table-cell office:value-type="float" office:value="406339">
            <text:p>406339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-74">
            <text:p>-74</text:p>
          </table:table-cell>
          <table:table-cell office:value-type="float" office:value="-197">
            <text:p>-197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343</text:p>
          </table:table-cell>
          <table:table-cell office:value-type="float" office:value="406347">
            <text:p>40634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-74">
            <text:p>-74</text:p>
          </table:table-cell>
          <table:table-cell office:value-type="float" office:value="-197">
            <text:p>-197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351</text:p>
          </table:table-cell>
          <table:table-cell office:value-type="float" office:value="406355">
            <text:p>406355</text:p>
          </table:table-cell>
          <table:table-cell office:value-type="float" office:value="6">
            <text:p>6</text:p>
          </table:table-cell>
          <table:table-cell office:value-type="float" office:value="-10">
            <text:p>-10</text:p>
          </table:table-cell>
          <table:table-cell office:value-type="float" office:value="286">
            <text:p>286</text:p>
          </table:table-cell>
          <table:table-cell office:value-type="float" office:value="-73">
            <text:p>-73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360</text:p>
          </table:table-cell>
          <table:table-cell office:value-type="float" office:value="406364">
            <text:p>406364</text:p>
          </table:table-cell>
          <table:table-cell office:value-type="float" office:value="-17">
            <text:p>-17</text:p>
          </table:table-cell>
          <table:table-cell office:value-type="float" office:value="-19">
            <text:p>-19</text:p>
          </table:table-cell>
          <table:table-cell office:value-type="float" office:value="271">
            <text:p>271</text:p>
          </table:table-cell>
          <table:table-cell office:value-type="float" office:value="-73">
            <text:p>-73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370</text:p>
          </table:table-cell>
          <table:table-cell office:value-type="float" office:value="406374">
            <text:p>406374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45">
            <text:p>245</text:p>
          </table:table-cell>
          <table:table-cell office:value-type="float" office:value="-73">
            <text:p>-73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2">
            <text:p>-92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378</text:p>
          </table:table-cell>
          <table:table-cell office:value-type="float" office:value="406382">
            <text:p>406382</text:p>
          </table:table-cell>
          <table:table-cell office:value-type="float" office:value="26">
            <text:p>26</text:p>
          </table:table-cell>
          <table:table-cell office:value-type="float" office:value="-3">
            <text:p>-3</text:p>
          </table:table-cell>
          <table:table-cell office:value-type="float" office:value="241">
            <text:p>241</text:p>
          </table:table-cell>
          <table:table-cell office:value-type="float" office:value="-73">
            <text:p>-73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6386</text:p>
          </table:table-cell>
          <table:table-cell office:value-type="float" office:value="406390">
            <text:p>406390</text:p>
          </table:table-cell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float" office:value="286">
            <text:p>286</text:p>
          </table:table-cell>
          <table:table-cell office:value-type="float" office:value="-73">
            <text:p>-73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394</text:p>
          </table:table-cell>
          <table:table-cell office:value-type="float" office:value="406398">
            <text:p>406398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17">
            <text:p>217</text:p>
          </table:table-cell>
          <table:table-cell office:value-type="float" office:value="-73">
            <text:p>-73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403</text:p>
          </table:table-cell>
          <table:table-cell office:value-type="float" office:value="406407">
            <text:p>40640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93">
            <text:p>293</text:p>
          </table:table-cell>
          <table:table-cell office:value-type="float" office:value="-73">
            <text:p>-73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411</text:p>
          </table:table-cell>
          <table:table-cell office:value-type="float" office:value="406415">
            <text:p>406415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246">
            <text:p>246</text:p>
          </table:table-cell>
          <table:table-cell office:value-type="float" office:value="-73">
            <text:p>-73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419</text:p>
          </table:table-cell>
          <table:table-cell office:value-type="float" office:value="406423">
            <text:p>406423</text:p>
          </table:table-cell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float" office:value="269">
            <text:p>269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427</text:p>
          </table:table-cell>
          <table:table-cell office:value-type="float" office:value="406431">
            <text:p>40643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435</text:p>
          </table:table-cell>
          <table:table-cell office:value-type="float" office:value="406439">
            <text:p>40643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201">
            <text:p>201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444</text:p>
          </table:table-cell>
          <table:table-cell office:value-type="float" office:value="406448">
            <text:p>406448</text:p>
          </table:table-cell>
          <table:table-cell office:value-type="float" office:value="15">
            <text:p>15</text:p>
          </table:table-cell>
          <table:table-cell office:value-type="float" office:value="-9">
            <text:p>-9</text:p>
          </table:table-cell>
          <table:table-cell office:value-type="float" office:value="262">
            <text:p>262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452</text:p>
          </table:table-cell>
          <table:table-cell office:value-type="float" office:value="406456">
            <text:p>406456</text:p>
          </table:table-cell>
          <table:table-cell office:value-type="float" office:value="-12">
            <text:p>-12</text:p>
          </table:table-cell>
          <table:table-cell office:value-type="float" office:value="-6">
            <text:p>-6</text:p>
          </table:table-cell>
          <table:table-cell office:value-type="float" office:value="286">
            <text:p>286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460</text:p>
          </table:table-cell>
          <table:table-cell office:value-type="float" office:value="406464">
            <text:p>406464</text:p>
          </table:table-cell>
          <table:table-cell office:value-type="float" office:value="17">
            <text:p>17</text:p>
          </table:table-cell>
          <table:table-cell office:value-type="float" office:value="-12">
            <text:p>-12</text:p>
          </table:table-cell>
          <table:table-cell office:value-type="float" office:value="236">
            <text:p>236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6470</text:p>
          </table:table-cell>
          <table:table-cell office:value-type="float" office:value="406472">
            <text:p>40647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76">
            <text:p>276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478</text:p>
          </table:table-cell>
          <table:table-cell office:value-type="float" office:value="406480">
            <text:p>40648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23">
            <text:p>223</text:p>
          </table:table-cell>
          <table:table-cell office:value-type="float" office:value="-73">
            <text:p>-73</text:p>
          </table:table-cell>
          <table:table-cell office:value-type="float" office:value="-196">
            <text:p>-196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487</text:p>
          </table:table-cell>
          <table:table-cell office:value-type="float" office:value="406491">
            <text:p>406491</text:p>
          </table:table-cell>
          <table:table-cell office:value-type="float" office:value="24">
            <text:p>24</text:p>
          </table:table-cell>
          <table:table-cell office:value-type="float" office:value="-22">
            <text:p>-22</text:p>
          </table:table-cell>
          <table:table-cell office:value-type="float" office:value="263">
            <text:p>263</text:p>
          </table:table-cell>
          <table:table-cell office:value-type="float" office:value="-70">
            <text:p>-70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495</text:p>
          </table:table-cell>
          <table:table-cell office:value-type="float" office:value="406499">
            <text:p>406499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248">
            <text:p>248</text:p>
          </table:table-cell>
          <table:table-cell office:value-type="float" office:value="-70">
            <text:p>-70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503</text:p>
          </table:table-cell>
          <table:table-cell office:value-type="float" office:value="406507">
            <text:p>406507</text:p>
          </table:table-cell>
          <table:table-cell office:value-type="float" office:value="-18">
            <text:p>-18</text:p>
          </table:table-cell>
          <table:table-cell office:value-type="float" office:value="-11">
            <text:p>-11</text:p>
          </table:table-cell>
          <table:table-cell office:value-type="float" office:value="282">
            <text:p>282</text:p>
          </table:table-cell>
          <table:table-cell office:value-type="float" office:value="-70">
            <text:p>-70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100">
            <text:p>-100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511</text:p>
          </table:table-cell>
          <table:table-cell office:value-type="float" office:value="406515">
            <text:p>406515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44">
            <text:p>244</text:p>
          </table:table-cell>
          <table:table-cell office:value-type="float" office:value="-70">
            <text:p>-70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519</text:p>
          </table:table-cell>
          <table:table-cell office:value-type="float" office:value="406523">
            <text:p>40652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86">
            <text:p>286</text:p>
          </table:table-cell>
          <table:table-cell office:value-type="float" office:value="-70">
            <text:p>-70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5">
            <text:p>-95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6528</text:p>
          </table:table-cell>
          <table:table-cell office:value-type="float" office:value="406532">
            <text:p>40653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85">
            <text:p>285</text:p>
          </table:table-cell>
          <table:table-cell office:value-type="float" office:value="-70">
            <text:p>-70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5">
            <text:p>-95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6536</text:p>
          </table:table-cell>
          <table:table-cell office:value-type="float" office:value="406540">
            <text:p>40654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36">
            <text:p>236</text:p>
          </table:table-cell>
          <table:table-cell office:value-type="float" office:value="-70">
            <text:p>-70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7">
            <text:p>-7</text:p>
          </table:table-cell>
        </table:table-row>
        <table:table-row table:style-name="ro1">
          <table:table-cell office:value-type="string">
            <text:p>&gt;406544</text:p>
          </table:table-cell>
          <table:table-cell office:value-type="float" office:value="406548">
            <text:p>40654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84">
            <text:p>284</text:p>
          </table:table-cell>
          <table:table-cell office:value-type="float" office:value="-70">
            <text:p>-70</text:p>
          </table:table-cell>
          <table:table-cell office:value-type="float" office:value="-195">
            <text:p>-195</text:p>
          </table:table-cell>
          <table:table-cell office:value-type="float" office:value="-401">
            <text:p>-401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552</text:p>
          </table:table-cell>
          <table:table-cell office:value-type="float" office:value="406556">
            <text:p>406556</text:p>
          </table:table-cell>
          <table:table-cell office:value-type="float" office:value="30">
            <text:p>30</text:p>
          </table:table-cell>
          <table:table-cell office:value-type="float" office:value="-23">
            <text:p>-23</text:p>
          </table:table-cell>
          <table:table-cell office:value-type="float" office:value="241">
            <text:p>241</text:p>
          </table:table-cell>
          <table:table-cell office:value-type="float" office:value="-74">
            <text:p>-74</text:p>
          </table:table-cell>
          <table:table-cell office:value-type="float" office:value="-195">
            <text:p>-195</text:p>
          </table:table-cell>
          <table:table-cell office:value-type="float" office:value="-404">
            <text:p>-404</text:p>
          </table:table-cell>
          <table:table-cell office:value-type="float" office:value="-100">
            <text:p>-100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560</text:p>
          </table:table-cell>
          <table:table-cell office:value-type="float" office:value="406564">
            <text:p>406564</text:p>
          </table:table-cell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office:value-type="float" office:value="276">
            <text:p>276</text:p>
          </table:table-cell>
          <table:table-cell office:value-type="float" office:value="-74">
            <text:p>-74</text:p>
          </table:table-cell>
          <table:table-cell office:value-type="float" office:value="-195">
            <text:p>-195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568</text:p>
          </table:table-cell>
          <table:table-cell office:value-type="float" office:value="406573">
            <text:p>406573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236">
            <text:p>236</text:p>
          </table:table-cell>
          <table:table-cell office:value-type="float" office:value="-74">
            <text:p>-74</text:p>
          </table:table-cell>
          <table:table-cell office:value-type="float" office:value="-195">
            <text:p>-195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577</text:p>
          </table:table-cell>
          <table:table-cell office:value-type="float" office:value="406581">
            <text:p>406581</text:p>
          </table:table-cell>
          <table:table-cell office:value-type="float" office:value="-8">
            <text:p>-8</text:p>
          </table:table-cell>
          <table:table-cell office:value-type="float" office:value="-13">
            <text:p>-13</text:p>
          </table:table-cell>
          <table:table-cell office:value-type="float" office:value="271">
            <text:p>271</text:p>
          </table:table-cell>
          <table:table-cell office:value-type="float" office:value="-74">
            <text:p>-74</text:p>
          </table:table-cell>
          <table:table-cell office:value-type="float" office:value="-195">
            <text:p>-195</text:p>
          </table:table-cell>
          <table:table-cell office:value-type="float" office:value="-404">
            <text:p>-404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587</text:p>
          </table:table-cell>
          <table:table-cell office:value-type="float" office:value="406589">
            <text:p>40658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9">
            <text:p>289</text:p>
          </table:table-cell>
          <table:table-cell office:value-type="float" office:value="-74">
            <text:p>-74</text:p>
          </table:table-cell>
          <table:table-cell office:value-type="float" office:value="-195">
            <text:p>-195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595</text:p>
          </table:table-cell>
          <table:table-cell office:value-type="float" office:value="406599">
            <text:p>40659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87">
            <text:p>287</text:p>
          </table:table-cell>
          <table:table-cell office:value-type="float" office:value="16904">
            <text:p>16904</text:p>
          </table:table-cell>
          <table:table-cell office:value-type="float" office:value="322">
            <text:p>322</text:p>
          </table:table-cell>
          <table:table-cell office:value-type="float" office:value="-18688">
            <text:p>-18688</text:p>
          </table:table-cell>
          <table:table-cell office:value-type="float" office:value="-96">
            <text:p>-96</text:p>
          </table:table-cell>
          <table:table-cell office:value-type="float" office:value="-9">
            <text:p>-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603</text:p>
          </table:table-cell>
          <table:table-cell office:value-type="float" office:value="406607">
            <text:p>406607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213">
            <text:p>213</text:p>
          </table:table-cell>
          <table:table-cell office:value-type="float" office:value="-74">
            <text:p>-74</text:p>
          </table:table-cell>
          <table:table-cell office:value-type="float" office:value="-195">
            <text:p>-195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611</text:p>
          </table:table-cell>
          <table:table-cell office:value-type="float" office:value="406616">
            <text:p>406616</text:p>
          </table:table-cell>
          <table:table-cell office:value-type="float" office:value="8">
            <text:p>8</text:p>
          </table:table-cell>
          <table:table-cell office:value-type="float" office:value="-3">
            <text:p>-3</text:p>
          </table:table-cell>
          <table:table-cell office:value-type="float" office:value="266">
            <text:p>266</text:p>
          </table:table-cell>
          <table:table-cell office:value-type="float" office:value="-74">
            <text:p>-74</text:p>
          </table:table-cell>
          <table:table-cell office:value-type="float" office:value="-195">
            <text:p>-195</text:p>
          </table:table-cell>
          <table:table-cell office:value-type="float" office:value="-404">
            <text:p>-404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6620</text:p>
          </table:table-cell>
          <table:table-cell office:value-type="float" office:value="406624">
            <text:p>40662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float" office:value="-76">
            <text:p>-76</text:p>
          </table:table-cell>
          <table:table-cell office:value-type="float" office:value="-200">
            <text:p>-200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628</text:p>
          </table:table-cell>
          <table:table-cell office:value-type="float" office:value="406632">
            <text:p>406632</text:p>
          </table:table-cell>
          <table:table-cell office:value-type="float" office:value="6">
            <text:p>6</text:p>
          </table:table-cell>
          <table:table-cell office:value-type="float" office:value="-12">
            <text:p>-12</text:p>
          </table:table-cell>
          <table:table-cell office:value-type="float" office:value="272">
            <text:p>272</text:p>
          </table:table-cell>
          <table:table-cell office:value-type="float" office:value="-76">
            <text:p>-76</text:p>
          </table:table-cell>
          <table:table-cell office:value-type="float" office:value="-200">
            <text:p>-200</text:p>
          </table:table-cell>
          <table:table-cell office:value-type="float" office:value="-407">
            <text:p>-407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6636</text:p>
          </table:table-cell>
          <table:table-cell office:value-type="float" office:value="406640">
            <text:p>406640</text:p>
          </table:table-cell>
          <table:table-cell office:value-type="float" office:value="11">
            <text:p>11</text:p>
          </table:table-cell>
          <table:table-cell office:value-type="float" office:value="-3">
            <text:p>-3</text:p>
          </table:table-cell>
          <table:table-cell office:value-type="float" office:value="241">
            <text:p>241</text:p>
          </table:table-cell>
          <table:table-cell office:value-type="float" office:value="-76">
            <text:p>-76</text:p>
          </table:table-cell>
          <table:table-cell office:value-type="float" office:value="-200">
            <text:p>-200</text:p>
          </table:table-cell>
          <table:table-cell office:value-type="float" office:value="-407">
            <text:p>-407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644</text:p>
          </table:table-cell>
          <table:table-cell office:value-type="float" office:value="406648">
            <text:p>40664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72">
            <text:p>272</text:p>
          </table:table-cell>
          <table:table-cell office:value-type="float" office:value="-76">
            <text:p>-76</text:p>
          </table:table-cell>
          <table:table-cell office:value-type="float" office:value="-200">
            <text:p>-200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652</text:p>
          </table:table-cell>
          <table:table-cell office:value-type="float" office:value="406657">
            <text:p>406657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229">
            <text:p>229</text:p>
          </table:table-cell>
          <table:table-cell office:value-type="float" office:value="-76">
            <text:p>-76</text:p>
          </table:table-cell>
          <table:table-cell office:value-type="float" office:value="-200">
            <text:p>-200</text:p>
          </table:table-cell>
          <table:table-cell office:value-type="float" office:value="-407">
            <text:p>-407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6661</text:p>
          </table:table-cell>
          <table:table-cell office:value-type="float" office:value="406665">
            <text:p>40666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26">
            <text:p>226</text:p>
          </table:table-cell>
          <table:table-cell office:value-type="float" office:value="-76">
            <text:p>-76</text:p>
          </table:table-cell>
          <table:table-cell office:value-type="float" office:value="-200">
            <text:p>-200</text:p>
          </table:table-cell>
          <table:table-cell office:value-type="float" office:value="-407">
            <text:p>-407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6669</text:p>
          </table:table-cell>
          <table:table-cell office:value-type="float" office:value="406673">
            <text:p>406673</text:p>
          </table:table-cell>
          <table:table-cell office:value-type="float" office:value="-1">
            <text:p>-1</text:p>
          </table:table-cell>
          <table:table-cell office:value-type="float" office:value="-14">
            <text:p>-14</text:p>
          </table:table-cell>
          <table:table-cell office:value-type="float" office:value="253">
            <text:p>253</text:p>
          </table:table-cell>
          <table:table-cell office:value-type="float" office:value="-76">
            <text:p>-76</text:p>
          </table:table-cell>
          <table:table-cell office:value-type="float" office:value="-200">
            <text:p>-200</text:p>
          </table:table-cell>
          <table:table-cell office:value-type="float" office:value="-407">
            <text:p>-407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677</text:p>
          </table:table-cell>
          <table:table-cell office:value-type="float" office:value="406681">
            <text:p>406681</text:p>
          </table:table-cell>
          <table:table-cell office:value-type="float" office:value="-1">
            <text:p>-1</text:p>
          </table:table-cell>
          <table:table-cell office:value-type="float" office:value="-9">
            <text:p>-9</text:p>
          </table:table-cell>
          <table:table-cell office:value-type="float" office:value="272">
            <text:p>272</text:p>
          </table:table-cell>
          <table:table-cell office:value-type="float" office:value="-76">
            <text:p>-76</text:p>
          </table:table-cell>
          <table:table-cell office:value-type="float" office:value="-200">
            <text:p>-200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6685</text:p>
          </table:table-cell>
          <table:table-cell office:value-type="float" office:value="406689">
            <text:p>40668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86">
            <text:p>286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6693</text:p>
          </table:table-cell>
          <table:table-cell office:value-type="float" office:value="406697">
            <text:p>406697</text:p>
          </table:table-cell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float" office:value="254">
            <text:p>254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702</text:p>
          </table:table-cell>
          <table:table-cell office:value-type="float" office:value="406706">
            <text:p>40670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710</text:p>
          </table:table-cell>
          <table:table-cell office:value-type="float" office:value="406714">
            <text:p>406714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280">
            <text:p>280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6718</text:p>
          </table:table-cell>
          <table:table-cell office:value-type="float" office:value="406722">
            <text:p>40672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728</text:p>
          </table:table-cell>
          <table:table-cell office:value-type="float" office:value="406730">
            <text:p>406730</text:p>
          </table:table-cell>
          <table:table-cell office:value-type="float" office:value="40">
            <text:p>40</text:p>
          </table:table-cell>
          <table:table-cell office:value-type="float" office:value="-8">
            <text:p>-8</text:p>
          </table:table-cell>
          <table:table-cell office:value-type="float" office:value="234">
            <text:p>234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736</text:p>
          </table:table-cell>
          <table:table-cell office:value-type="float" office:value="406738">
            <text:p>406738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16">
            <text:p>216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745</text:p>
          </table:table-cell>
          <table:table-cell office:value-type="float" office:value="406747">
            <text:p>406747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753</text:p>
          </table:table-cell>
          <table:table-cell office:value-type="float" office:value="406755">
            <text:p>40675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98">
            <text:p>298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6761</text:p>
          </table:table-cell>
          <table:table-cell office:value-type="float" office:value="406763">
            <text:p>406763</text:p>
          </table:table-cell>
          <table:table-cell office:value-type="float" office:value="14">
            <text:p>14</text:p>
          </table:table-cell>
          <table:table-cell office:value-type="float" office:value="-17">
            <text:p>-17</text:p>
          </table:table-cell>
          <table:table-cell office:value-type="float" office:value="260">
            <text:p>260</text:p>
          </table:table-cell>
          <table:table-cell office:value-type="float" office:value="-81">
            <text:p>-81</text:p>
          </table:table-cell>
          <table:table-cell office:value-type="float" office:value="-189">
            <text:p>-189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769</text:p>
          </table:table-cell>
          <table:table-cell office:value-type="float" office:value="406773">
            <text:p>406773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276">
            <text:p>276</text:p>
          </table:table-cell>
          <table:table-cell office:value-type="float" office:value="-81">
            <text:p>-81</text:p>
          </table:table-cell>
          <table:table-cell office:value-type="float" office:value="-189">
            <text:p>-189</text:p>
          </table:table-cell>
          <table:table-cell office:value-type="float" office:value="-410">
            <text:p>-410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777</text:p>
          </table:table-cell>
          <table:table-cell office:value-type="float" office:value="406781">
            <text:p>40678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97">
            <text:p>297</text:p>
          </table:table-cell>
          <table:table-cell office:value-type="float" office:value="-81">
            <text:p>-81</text:p>
          </table:table-cell>
          <table:table-cell office:value-type="float" office:value="-189">
            <text:p>-189</text:p>
          </table:table-cell>
          <table:table-cell office:value-type="float" office:value="-410">
            <text:p>-410</text:p>
          </table:table-cell>
          <table:table-cell office:value-type="float" office:value="-102">
            <text:p>-102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6786</text:p>
          </table:table-cell>
          <table:table-cell office:value-type="float" office:value="406790">
            <text:p>40679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office:value-type="float" office:value="-81">
            <text:p>-81</text:p>
          </table:table-cell>
          <table:table-cell office:value-type="float" office:value="-189">
            <text:p>-189</text:p>
          </table:table-cell>
          <table:table-cell office:value-type="float" office:value="-410">
            <text:p>-410</text:p>
          </table:table-cell>
          <table:table-cell office:value-type="float" office:value="-98">
            <text:p>-98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794</text:p>
          </table:table-cell>
          <table:table-cell office:value-type="float" office:value="406798">
            <text:p>406798</text:p>
          </table:table-cell>
          <table:table-cell office:value-type="float" office:value="3">
            <text:p>3</text:p>
          </table:table-cell>
          <table:table-cell office:value-type="float" office:value="-7">
            <text:p>-7</text:p>
          </table:table-cell>
          <table:table-cell office:value-type="float" office:value="276">
            <text:p>276</text:p>
          </table:table-cell>
          <table:table-cell office:value-type="float" office:value="-81">
            <text:p>-81</text:p>
          </table:table-cell>
          <table:table-cell office:value-type="float" office:value="-189">
            <text:p>-189</text:p>
          </table:table-cell>
          <table:table-cell office:value-type="float" office:value="-410">
            <text:p>-410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802</text:p>
          </table:table-cell>
          <table:table-cell office:value-type="float" office:value="406806">
            <text:p>406806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89">
            <text:p>289</text:p>
          </table:table-cell>
          <table:table-cell office:value-type="float" office:value="-81">
            <text:p>-81</text:p>
          </table:table-cell>
          <table:table-cell office:value-type="float" office:value="-189">
            <text:p>-189</text:p>
          </table:table-cell>
          <table:table-cell office:value-type="float" office:value="-410">
            <text:p>-41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810</text:p>
          </table:table-cell>
          <table:table-cell office:value-type="float" office:value="406814">
            <text:p>4068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-81">
            <text:p>-81</text:p>
          </table:table-cell>
          <table:table-cell office:value-type="float" office:value="-189">
            <text:p>-189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818</text:p>
          </table:table-cell>
          <table:table-cell office:value-type="float" office:value="406822">
            <text:p>40682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41">
            <text:p>241</text:p>
          </table:table-cell>
          <table:table-cell office:value-type="float" office:value="-81">
            <text:p>-81</text:p>
          </table:table-cell>
          <table:table-cell office:value-type="float" office:value="-189">
            <text:p>-189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&gt;406827</text:p>
          </table:table-cell>
          <table:table-cell office:value-type="float" office:value="406831">
            <text:p>40683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36">
            <text:p>236</text:p>
          </table:table-cell>
          <table:table-cell office:value-type="float" office:value="-85">
            <text:p>-85</text:p>
          </table:table-cell>
          <table:table-cell office:value-type="float" office:value="-213">
            <text:p>-213</text:p>
          </table:table-cell>
          <table:table-cell office:value-type="float" office:value="-396">
            <text:p>-396</text:p>
          </table:table-cell>
          <table:table-cell office:value-type="float" office:value="-94">
            <text:p>-94</text:p>
          </table:table-cell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835</text:p>
          </table:table-cell>
          <table:table-cell office:value-type="float" office:value="406839">
            <text:p>406839</text:p>
          </table:table-cell>
          <table:table-cell office:value-type="float" office:value="5">
            <text:p>5</text:p>
          </table:table-cell>
          <table:table-cell office:value-type="float" office:value="-14">
            <text:p>-14</text:p>
          </table:table-cell>
          <table:table-cell office:value-type="float" office:value="267">
            <text:p>267</text:p>
          </table:table-cell>
          <table:table-cell office:value-type="float" office:value="-85">
            <text:p>-85</text:p>
          </table:table-cell>
          <table:table-cell office:value-type="float" office:value="-213">
            <text:p>-213</text:p>
          </table:table-cell>
          <table:table-cell office:value-type="float" office:value="-396">
            <text:p>-396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6843</text:p>
          </table:table-cell>
          <table:table-cell office:value-type="float" office:value="406847">
            <text:p>406847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83">
            <text:p>283</text:p>
          </table:table-cell>
          <table:table-cell office:value-type="float" office:value="-85">
            <text:p>-85</text:p>
          </table:table-cell>
          <table:table-cell office:value-type="float" office:value="-213">
            <text:p>-213</text:p>
          </table:table-cell>
          <table:table-cell office:value-type="float" office:value="-396">
            <text:p>-396</text:p>
          </table:table-cell>
          <table:table-cell office:value-type="float" office:value="-95">
            <text:p>-95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6851</text:p>
          </table:table-cell>
          <table:table-cell office:value-type="float" office:value="406855">
            <text:p>40685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-85">
            <text:p>-85</text:p>
          </table:table-cell>
          <table:table-cell office:value-type="float" office:value="-213">
            <text:p>-213</text:p>
          </table:table-cell>
          <table:table-cell office:value-type="float" office:value="-396">
            <text:p>-396</text:p>
          </table:table-cell>
          <table:table-cell office:value-type="float" office:value="-97">
            <text:p>-97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6859</text:p>
          </table:table-cell>
          <table:table-cell office:value-type="float" office:value="406863">
            <text:p>40686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89">
            <text:p>289</text:p>
          </table:table-cell>
          <table:table-cell office:value-type="float" office:value="-85">
            <text:p>-85</text:p>
          </table:table-cell>
          <table:table-cell office:value-type="float" office:value="-213">
            <text:p>-213</text:p>
          </table:table-cell>
          <table:table-cell office:value-type="float" office:value="-396">
            <text:p>-396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867</text:p>
          </table:table-cell>
          <table:table-cell office:value-type="float" office:value="406872">
            <text:p>40687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87">
            <text:p>287</text:p>
          </table:table-cell>
          <table:table-cell office:value-type="float" office:value="-85">
            <text:p>-85</text:p>
          </table:table-cell>
          <table:table-cell office:value-type="float" office:value="-213">
            <text:p>-213</text:p>
          </table:table-cell>
          <table:table-cell office:value-type="float" office:value="-396">
            <text:p>-396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6876</text:p>
          </table:table-cell>
          <table:table-cell office:value-type="float" office:value="406880">
            <text:p>40688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68">
            <text:p>268</text:p>
          </table:table-cell>
          <table:table-cell office:value-type="float" office:value="-85">
            <text:p>-85</text:p>
          </table:table-cell>
          <table:table-cell office:value-type="float" office:value="-213">
            <text:p>-213</text:p>
          </table:table-cell>
          <table:table-cell office:value-type="float" office:value="-396">
            <text:p>-396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6884</text:p>
          </table:table-cell>
          <table:table-cell office:value-type="float" office:value="406888">
            <text:p>406888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83">
            <text:p>283</text:p>
          </table:table-cell>
          <table:table-cell office:value-type="float" office:value="-85">
            <text:p>-85</text:p>
          </table:table-cell>
          <table:table-cell office:value-type="float" office:value="-213">
            <text:p>-213</text:p>
          </table:table-cell>
          <table:table-cell office:value-type="float" office:value="-396">
            <text:p>-396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892</text:p>
          </table:table-cell>
          <table:table-cell office:value-type="float" office:value="406896">
            <text:p>406896</text:p>
          </table:table-cell>
          <table:table-cell office:value-type="float" office:value="12">
            <text:p>12</text:p>
          </table:table-cell>
          <table:table-cell office:value-type="float" office:value="-18">
            <text:p>-18</text:p>
          </table:table-cell>
          <table:table-cell office:value-type="float" office:value="261">
            <text:p>261</text:p>
          </table:table-cell>
          <table:table-cell office:value-type="float" office:value="-80">
            <text:p>-80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900</text:p>
          </table:table-cell>
          <table:table-cell office:value-type="float" office:value="406904">
            <text:p>406904</text:p>
          </table:table-cell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287">
            <text:p>287</text:p>
          </table:table-cell>
          <table:table-cell office:value-type="float" office:value="-80">
            <text:p>-80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908</text:p>
          </table:table-cell>
          <table:table-cell office:value-type="float" office:value="406913">
            <text:p>406913</text:p>
          </table:table-cell>
          <table:table-cell office:value-type="float" office:value="29">
            <text:p>29</text:p>
          </table:table-cell>
          <table:table-cell office:value-type="float" office:value="-13">
            <text:p>-13</text:p>
          </table:table-cell>
          <table:table-cell office:value-type="float" office:value="249">
            <text:p>249</text:p>
          </table:table-cell>
          <table:table-cell office:value-type="float" office:value="-80">
            <text:p>-80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917</text:p>
          </table:table-cell>
          <table:table-cell office:value-type="float" office:value="406921">
            <text:p>40692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67">
            <text:p>267</text:p>
          </table:table-cell>
          <table:table-cell office:value-type="float" office:value="-80">
            <text:p>-80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3">
            <text:p>-93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925</text:p>
          </table:table-cell>
          <table:table-cell office:value-type="float" office:value="406929">
            <text:p>4069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-80">
            <text:p>-80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6933</text:p>
          </table:table-cell>
          <table:table-cell office:value-type="float" office:value="406937">
            <text:p>406937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78">
            <text:p>278</text:p>
          </table:table-cell>
          <table:table-cell office:value-type="float" office:value="-80">
            <text:p>-80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13">
            <text:p>-1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941</text:p>
          </table:table-cell>
          <table:table-cell office:value-type="float" office:value="406945">
            <text:p>406945</text:p>
          </table:table-cell>
          <table:table-cell office:value-type="float" office:value="35">
            <text:p>35</text:p>
          </table:table-cell>
          <table:table-cell office:value-type="float" office:value="-2">
            <text:p>-2</text:p>
          </table:table-cell>
          <table:table-cell office:value-type="float" office:value="244">
            <text:p>244</text:p>
          </table:table-cell>
          <table:table-cell office:value-type="float" office:value="322">
            <text:p>322</text:p>
          </table:table-cell>
          <table:table-cell office:value-type="float" office:value="5007">
            <text:p>5007</text:p>
          </table:table-cell>
          <table:table-cell office:value-type="float" office:value="-15872">
            <text:p>-15872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6951</text:p>
          </table:table-cell>
          <table:table-cell office:value-type="float" office:value="406956">
            <text:p>406956</text:p>
          </table:table-cell>
          <table:table-cell office:value-type="float" office:value="15">
            <text:p>15</text:p>
          </table:table-cell>
          <table:table-cell office:value-type="float" office:value="-4">
            <text:p>-4</text:p>
          </table:table-cell>
          <table:table-cell office:value-type="float" office:value="254">
            <text:p>254</text:p>
          </table:table-cell>
          <table:table-cell office:value-type="float" office:value="-80">
            <text:p>-80</text:p>
          </table:table-cell>
          <table:table-cell office:value-type="float" office:value="-202">
            <text:p>-202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960</text:p>
          </table:table-cell>
          <table:table-cell office:value-type="float" office:value="406964">
            <text:p>406964</text:p>
          </table:table-cell>
          <table:table-cell office:value-type="float" office:value="23">
            <text:p>23</text:p>
          </table:table-cell>
          <table:table-cell office:value-type="float" office:value="-5">
            <text:p>-5</text:p>
          </table:table-cell>
          <table:table-cell office:value-type="float" office:value="253">
            <text:p>253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6968</text:p>
          </table:table-cell>
          <table:table-cell office:value-type="float" office:value="406972">
            <text:p>406972</text:p>
          </table:table-cell>
          <table:table-cell office:value-type="float" office:value="20">
            <text:p>20</text:p>
          </table:table-cell>
          <table:table-cell office:value-type="float" office:value="-4">
            <text:p>-4</text:p>
          </table:table-cell>
          <table:table-cell office:value-type="float" office:value="280">
            <text:p>280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6976</text:p>
          </table:table-cell>
          <table:table-cell office:value-type="float" office:value="406980">
            <text:p>40698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87">
            <text:p>287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6984</text:p>
          </table:table-cell>
          <table:table-cell office:value-type="float" office:value="406988">
            <text:p>40698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61">
            <text:p>261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6992</text:p>
          </table:table-cell>
          <table:table-cell office:value-type="float" office:value="406996">
            <text:p>406996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267">
            <text:p>267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8">
            <text:p>-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001</text:p>
          </table:table-cell>
          <table:table-cell office:value-type="float" office:value="407005">
            <text:p>40700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009</text:p>
          </table:table-cell>
          <table:table-cell office:value-type="float" office:value="407013">
            <text:p>407013</text:p>
          </table:table-cell>
          <table:table-cell office:value-type="float" office:value="28">
            <text:p>28</text:p>
          </table:table-cell>
          <table:table-cell office:value-type="float" office:value="-15">
            <text:p>-15</text:p>
          </table:table-cell>
          <table:table-cell office:value-type="float" office:value="232">
            <text:p>232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table:number-columns-repeated="2" office:value-type="float" office:value="-6">
            <text:p>-6</text:p>
          </table:table-cell>
        </table:table-row>
        <table:table-row table:style-name="ro1">
          <table:table-cell office:value-type="string">
            <text:p>&gt;407017</text:p>
          </table:table-cell>
          <table:table-cell office:value-type="float" office:value="407021">
            <text:p>40702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74">
            <text:p>274</text:p>
          </table:table-cell>
          <table:table-cell office:value-type="float" office:value="-85">
            <text:p>-85</text:p>
          </table:table-cell>
          <table:table-cell office:value-type="float" office:value="-195">
            <text:p>-195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025</text:p>
          </table:table-cell>
          <table:table-cell office:value-type="float" office:value="407029">
            <text:p>407029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37">
            <text:p>237</text:p>
          </table:table-cell>
          <table:table-cell office:value-type="float" office:value="-83">
            <text:p>-83</text:p>
          </table:table-cell>
          <table:table-cell office:value-type="float" office:value="-189">
            <text:p>-189</text:p>
          </table:table-cell>
          <table:table-cell office:value-type="float" office:value="-399">
            <text:p>-399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033</text:p>
          </table:table-cell>
          <table:table-cell office:value-type="float" office:value="407037">
            <text:p>40703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83">
            <text:p>283</text:p>
          </table:table-cell>
          <table:table-cell office:value-type="float" office:value="-83">
            <text:p>-83</text:p>
          </table:table-cell>
          <table:table-cell office:value-type="float" office:value="-189">
            <text:p>-189</text:p>
          </table:table-cell>
          <table:table-cell office:value-type="float" office:value="-399">
            <text:p>-399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042</text:p>
          </table:table-cell>
          <table:table-cell office:value-type="float" office:value="407046">
            <text:p>4070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-83">
            <text:p>-83</text:p>
          </table:table-cell>
          <table:table-cell office:value-type="float" office:value="-189">
            <text:p>-189</text:p>
          </table:table-cell>
          <table:table-cell office:value-type="float" office:value="-399">
            <text:p>-399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050</text:p>
          </table:table-cell>
          <table:table-cell office:value-type="float" office:value="407054">
            <text:p>40705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-83">
            <text:p>-83</text:p>
          </table:table-cell>
          <table:table-cell office:value-type="float" office:value="-189">
            <text:p>-189</text:p>
          </table:table-cell>
          <table:table-cell office:value-type="float" office:value="-399">
            <text:p>-399</text:p>
          </table:table-cell>
          <table:table-cell office:value-type="float" office:value="-95">
            <text:p>-95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058</text:p>
          </table:table-cell>
          <table:table-cell office:value-type="float" office:value="407062">
            <text:p>40706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-83">
            <text:p>-83</text:p>
          </table:table-cell>
          <table:table-cell office:value-type="float" office:value="-189">
            <text:p>-189</text:p>
          </table:table-cell>
          <table:table-cell office:value-type="float" office:value="-399">
            <text:p>-399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066</text:p>
          </table:table-cell>
          <table:table-cell office:value-type="float" office:value="407070">
            <text:p>40707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23">
            <text:p>223</text:p>
          </table:table-cell>
          <table:table-cell office:value-type="float" office:value="-83">
            <text:p>-83</text:p>
          </table:table-cell>
          <table:table-cell office:value-type="float" office:value="-189">
            <text:p>-189</text:p>
          </table:table-cell>
          <table:table-cell office:value-type="float" office:value="-399">
            <text:p>-399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074</text:p>
          </table:table-cell>
          <table:table-cell office:value-type="float" office:value="407078">
            <text:p>407078</text:p>
          </table:table-cell>
          <table:table-cell office:value-type="float" office:value="23">
            <text:p>23</text:p>
          </table:table-cell>
          <table:table-cell office:value-type="float" office:value="-5">
            <text:p>-5</text:p>
          </table:table-cell>
          <table:table-cell office:value-type="float" office:value="256">
            <text:p>256</text:p>
          </table:table-cell>
          <table:table-cell office:value-type="float" office:value="-83">
            <text:p>-83</text:p>
          </table:table-cell>
          <table:table-cell office:value-type="float" office:value="-189">
            <text:p>-189</text:p>
          </table:table-cell>
          <table:table-cell office:value-type="float" office:value="-399">
            <text:p>-399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083</text:p>
          </table:table-cell>
          <table:table-cell office:value-type="float" office:value="407087">
            <text:p>407087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262">
            <text:p>262</text:p>
          </table:table-cell>
          <table:table-cell office:value-type="float" office:value="-83">
            <text:p>-83</text:p>
          </table:table-cell>
          <table:table-cell office:value-type="float" office:value="-189">
            <text:p>-189</text:p>
          </table:table-cell>
          <table:table-cell office:value-type="float" office:value="-399">
            <text:p>-399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091</text:p>
          </table:table-cell>
          <table:table-cell office:value-type="float" office:value="407095">
            <text:p>40709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74">
            <text:p>274</text:p>
          </table:table-cell>
          <table:table-cell office:value-type="float" office:value="-83">
            <text:p>-83</text:p>
          </table:table-cell>
          <table:table-cell office:value-type="float" office:value="-189">
            <text:p>-189</text:p>
          </table:table-cell>
          <table:table-cell office:value-type="float" office:value="-399">
            <text:p>-399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099</text:p>
          </table:table-cell>
          <table:table-cell office:value-type="float" office:value="407103">
            <text:p>407103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208">
            <text:p>208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107</text:p>
          </table:table-cell>
          <table:table-cell office:value-type="float" office:value="407111">
            <text:p>40711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60">
            <text:p>260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115</text:p>
          </table:table-cell>
          <table:table-cell office:value-type="float" office:value="407119">
            <text:p>407119</text:p>
          </table:table-cell>
          <table:table-cell office:value-type="float" office:value="18">
            <text:p>18</text:p>
          </table:table-cell>
          <table:table-cell office:value-type="float" office:value="-20">
            <text:p>-20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090">
            <text:p>17090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123</text:p>
          </table:table-cell>
          <table:table-cell office:value-type="float" office:value="407128">
            <text:p>407128</text:p>
          </table:table-cell>
          <table:table-cell office:value-type="float" office:value="-6">
            <text:p>-6</text:p>
          </table:table-cell>
          <table:table-cell office:value-type="float" office:value="-12">
            <text:p>-12</text:p>
          </table:table-cell>
          <table:table-cell office:value-type="float" office:value="271">
            <text:p>271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134</text:p>
          </table:table-cell>
          <table:table-cell office:value-type="float" office:value="407136">
            <text:p>407136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office:value-type="float" office:value="280">
            <text:p>280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142</text:p>
          </table:table-cell>
          <table:table-cell office:value-type="float" office:value="407146">
            <text:p>407146</text:p>
          </table:table-cell>
          <table:table-cell office:value-type="float" office:value="4">
            <text:p>4</text:p>
          </table:table-cell>
          <table:table-cell office:value-type="float" office:value="-8">
            <text:p>-8</text:p>
          </table:table-cell>
          <table:table-cell office:value-type="float" office:value="251">
            <text:p>251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150</text:p>
          </table:table-cell>
          <table:table-cell office:value-type="float" office:value="407152">
            <text:p>407152</text:p>
          </table:table-cell>
          <table:table-cell office:value-type="float" office:value="3">
            <text:p>3</text:p>
          </table:table-cell>
          <table:table-cell office:value-type="float" office:value="-12">
            <text:p>-12</text:p>
          </table:table-cell>
          <table:table-cell office:value-type="float" office:value="258">
            <text:p>258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158</text:p>
          </table:table-cell>
          <table:table-cell office:value-type="float" office:value="407162">
            <text:p>407162</text:p>
          </table:table-cell>
          <table:table-cell office:value-type="float" office:value="29">
            <text:p>29</text:p>
          </table:table-cell>
          <table:table-cell office:value-type="float" office:value="-12">
            <text:p>-12</text:p>
          </table:table-cell>
          <table:table-cell office:value-type="float" office:value="224">
            <text:p>224</text:p>
          </table:table-cell>
          <table:table-cell office:value-type="float" office:value="-76">
            <text:p>-76</text:p>
          </table:table-cell>
          <table:table-cell office:value-type="float" office:value="-187">
            <text:p>-187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&gt;407166</text:p>
          </table:table-cell>
          <table:table-cell office:value-type="float" office:value="407171">
            <text:p>4071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-76">
            <text:p>-76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7175</text:p>
          </table:table-cell>
          <table:table-cell office:value-type="float" office:value="407179">
            <text:p>407179</text:p>
          </table:table-cell>
          <table:table-cell office:value-type="float" office:value="11">
            <text:p>11</text:p>
          </table:table-cell>
          <table:table-cell office:value-type="float" office:value="-24">
            <text:p>-24</text:p>
          </table:table-cell>
          <table:table-cell office:value-type="float" office:value="263">
            <text:p>263</text:p>
          </table:table-cell>
          <table:table-cell office:value-type="float" office:value="-76">
            <text:p>-76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183</text:p>
          </table:table-cell>
          <table:table-cell office:value-type="float" office:value="407187">
            <text:p>407187</text:p>
          </table:table-cell>
          <table:table-cell office:value-type="float" office:value="-8">
            <text:p>-8</text:p>
          </table:table-cell>
          <table:table-cell office:value-type="float" office:value="-11">
            <text:p>-11</text:p>
          </table:table-cell>
          <table:table-cell office:value-type="float" office:value="278">
            <text:p>278</text:p>
          </table:table-cell>
          <table:table-cell office:value-type="float" office:value="-76">
            <text:p>-76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191</text:p>
          </table:table-cell>
          <table:table-cell office:value-type="float" office:value="407195">
            <text:p>40719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93">
            <text:p>293</text:p>
          </table:table-cell>
          <table:table-cell office:value-type="float" office:value="-76">
            <text:p>-76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1">
            <text:p>-91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199</text:p>
          </table:table-cell>
          <table:table-cell office:value-type="float" office:value="407203">
            <text:p>40720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-76">
            <text:p>-76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207</text:p>
          </table:table-cell>
          <table:table-cell office:value-type="float" office:value="407212">
            <text:p>407212</text:p>
          </table:table-cell>
          <table:table-cell office:value-type="float" office:value="13">
            <text:p>13</text:p>
          </table:table-cell>
          <table:table-cell office:value-type="float" office:value="-11">
            <text:p>-11</text:p>
          </table:table-cell>
          <table:table-cell office:value-type="float" office:value="273">
            <text:p>273</text:p>
          </table:table-cell>
          <table:table-cell office:value-type="float" office:value="-76">
            <text:p>-76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9">
            <text:p>-99</text:p>
          </table:table-cell>
          <table:table-cell office:value-type="float" office:value="-9">
            <text:p>-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216</text:p>
          </table:table-cell>
          <table:table-cell office:value-type="float" office:value="407220">
            <text:p>407220</text:p>
          </table:table-cell>
          <table:table-cell office:value-type="float" office:value="-16">
            <text:p>-16</text:p>
          </table:table-cell>
          <table:table-cell office:value-type="float" office:value="-19">
            <text:p>-19</text:p>
          </table:table-cell>
          <table:table-cell office:value-type="float" office:value="278">
            <text:p>278</text:p>
          </table:table-cell>
          <table:table-cell office:value-type="float" office:value="-76">
            <text:p>-76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224</text:p>
          </table:table-cell>
          <table:table-cell office:value-type="float" office:value="407228">
            <text:p>407228</text:p>
          </table:table-cell>
          <table:table-cell office:value-type="float" office:value="-22">
            <text:p>-22</text:p>
          </table:table-cell>
          <table:table-cell office:value-type="float" office:value="-9">
            <text:p>-9</text:p>
          </table:table-cell>
          <table:table-cell office:value-type="float" office:value="289">
            <text:p>289</text:p>
          </table:table-cell>
          <table:table-cell office:value-type="float" office:value="-76">
            <text:p>-76</text:p>
          </table:table-cell>
          <table:table-cell office:value-type="float" office:value="-197">
            <text:p>-197</text:p>
          </table:table-cell>
          <table:table-cell office:value-type="float" office:value="-404">
            <text:p>-404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234</text:p>
          </table:table-cell>
          <table:table-cell office:value-type="float" office:value="407236">
            <text:p>407236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242</text:p>
          </table:table-cell>
          <table:table-cell office:value-type="float" office:value="407244">
            <text:p>407244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248">
            <text:p>248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250</text:p>
          </table:table-cell>
          <table:table-cell office:value-type="float" office:value="407255">
            <text:p>40725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8">
            <text:p>278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259</text:p>
          </table:table-cell>
          <table:table-cell office:value-type="float" office:value="407263">
            <text:p>4072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267</text:p>
          </table:table-cell>
          <table:table-cell office:value-type="float" office:value="407269">
            <text:p>40726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275</text:p>
          </table:table-cell>
          <table:table-cell office:value-type="float" office:value="407279">
            <text:p>407279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45">
            <text:p>245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283</text:p>
          </table:table-cell>
          <table:table-cell office:value-type="float" office:value="407287">
            <text:p>407287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91">
            <text:p>291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7291</text:p>
          </table:table-cell>
          <table:table-cell office:value-type="float" office:value="407296">
            <text:p>40729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38">
            <text:p>238</text:p>
          </table:table-cell>
          <table:table-cell office:value-type="float" office:value="-72">
            <text:p>-72</text:p>
          </table:table-cell>
          <table:table-cell office:value-type="float" office:value="-198">
            <text:p>-198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7300</text:p>
          </table:table-cell>
          <table:table-cell office:value-type="float" office:value="407304">
            <text:p>407304</text:p>
          </table:table-cell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float" office:value="261">
            <text:p>261</text:p>
          </table:table-cell>
          <table:table-cell office:value-type="float" office:value="-73">
            <text:p>-73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308</text:p>
          </table:table-cell>
          <table:table-cell office:value-type="float" office:value="407312">
            <text:p>4073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87">
            <text:p>287</text:p>
          </table:table-cell>
          <table:table-cell office:value-type="float" office:value="-73">
            <text:p>-73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316</text:p>
          </table:table-cell>
          <table:table-cell office:value-type="float" office:value="407320">
            <text:p>407320</text:p>
          </table:table-cell>
          <table:table-cell office:value-type="float" office:value="11">
            <text:p>11</text:p>
          </table:table-cell>
          <table:table-cell office:value-type="float" office:value="-3">
            <text:p>-3</text:p>
          </table:table-cell>
          <table:table-cell office:value-type="float" office:value="265">
            <text:p>265</text:p>
          </table:table-cell>
          <table:table-cell office:value-type="float" office:value="-73">
            <text:p>-73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324</text:p>
          </table:table-cell>
          <table:table-cell office:value-type="float" office:value="407328">
            <text:p>407328</text:p>
          </table:table-cell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float" office:value="280">
            <text:p>280</text:p>
          </table:table-cell>
          <table:table-cell office:value-type="float" office:value="-73">
            <text:p>-73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332</text:p>
          </table:table-cell>
          <table:table-cell office:value-type="float" office:value="407336">
            <text:p>40733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-73">
            <text:p>-73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2">
            <text:p>-92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341</text:p>
          </table:table-cell>
          <table:table-cell office:value-type="float" office:value="407345">
            <text:p>407345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240">
            <text:p>240</text:p>
          </table:table-cell>
          <table:table-cell office:value-type="float" office:value="-73">
            <text:p>-73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349</text:p>
          </table:table-cell>
          <table:table-cell office:value-type="float" office:value="407353">
            <text:p>40735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-73">
            <text:p>-73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357</text:p>
          </table:table-cell>
          <table:table-cell office:value-type="float" office:value="407361">
            <text:p>407361</text:p>
          </table:table-cell>
          <table:table-cell office:value-type="float" office:value="25">
            <text:p>25</text:p>
          </table:table-cell>
          <table:table-cell office:value-type="float" office:value="-13">
            <text:p>-13</text:p>
          </table:table-cell>
          <table:table-cell office:value-type="float" office:value="256">
            <text:p>256</text:p>
          </table:table-cell>
          <table:table-cell office:value-type="float" office:value="-73">
            <text:p>-73</text:p>
          </table:table-cell>
          <table:table-cell office:value-type="float" office:value="-189">
            <text:p>-189</text:p>
          </table:table-cell>
          <table:table-cell office:value-type="float" office:value="-402">
            <text:p>-402</text:p>
          </table:table-cell>
          <table:table-cell office:value-type="float" office:value="-99">
            <text:p>-99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365</text:p>
          </table:table-cell>
          <table:table-cell office:value-type="float" office:value="407369">
            <text:p>407369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265">
            <text:p>265</text:p>
          </table:table-cell>
          <table:table-cell office:value-type="float" office:value="-79">
            <text:p>-79</text:p>
          </table:table-cell>
          <table:table-cell office:value-type="float" office:value="-207">
            <text:p>-207</text:p>
          </table:table-cell>
          <table:table-cell office:value-type="float" office:value="-414">
            <text:p>-414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373</text:p>
          </table:table-cell>
          <table:table-cell office:value-type="float" office:value="407377">
            <text:p>40737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21">
            <text:p>221</text:p>
          </table:table-cell>
          <table:table-cell office:value-type="float" office:value="-79">
            <text:p>-79</text:p>
          </table:table-cell>
          <table:table-cell office:value-type="float" office:value="-207">
            <text:p>-207</text:p>
          </table:table-cell>
          <table:table-cell office:value-type="float" office:value="-414">
            <text:p>-414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382</text:p>
          </table:table-cell>
          <table:table-cell office:value-type="float" office:value="407386">
            <text:p>407386</text:p>
          </table:table-cell>
          <table:table-cell office:value-type="float" office:value="-10">
            <text:p>-10</text:p>
          </table:table-cell>
          <table:table-cell office:value-type="float" office:value="-9">
            <text:p>-9</text:p>
          </table:table-cell>
          <table:table-cell office:value-type="float" office:value="267">
            <text:p>267</text:p>
          </table:table-cell>
          <table:table-cell office:value-type="float" office:value="-79">
            <text:p>-79</text:p>
          </table:table-cell>
          <table:table-cell office:value-type="float" office:value="-207">
            <text:p>-207</text:p>
          </table:table-cell>
          <table:table-cell office:value-type="float" office:value="-414">
            <text:p>-414</text:p>
          </table:table-cell>
          <table:table-cell office:value-type="float" office:value="-93">
            <text:p>-93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390</text:p>
          </table:table-cell>
          <table:table-cell office:value-type="float" office:value="407394">
            <text:p>40739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-79">
            <text:p>-79</text:p>
          </table:table-cell>
          <table:table-cell office:value-type="float" office:value="-207">
            <text:p>-207</text:p>
          </table:table-cell>
          <table:table-cell office:value-type="float" office:value="-414">
            <text:p>-414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398</text:p>
          </table:table-cell>
          <table:table-cell office:value-type="float" office:value="407402">
            <text:p>407402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office:value-type="float" office:value="-79">
            <text:p>-79</text:p>
          </table:table-cell>
          <table:table-cell office:value-type="float" office:value="-207">
            <text:p>-207</text:p>
          </table:table-cell>
          <table:table-cell office:value-type="float" office:value="-414">
            <text:p>-414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406</text:p>
          </table:table-cell>
          <table:table-cell office:value-type="float" office:value="407410">
            <text:p>407410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276">
            <text:p>276</text:p>
          </table:table-cell>
          <table:table-cell office:value-type="float" office:value="-79">
            <text:p>-79</text:p>
          </table:table-cell>
          <table:table-cell office:value-type="float" office:value="-207">
            <text:p>-207</text:p>
          </table:table-cell>
          <table:table-cell office:value-type="float" office:value="-414">
            <text:p>-414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414</text:p>
          </table:table-cell>
          <table:table-cell office:value-type="float" office:value="407418">
            <text:p>407418</text:p>
          </table:table-cell>
          <table:table-cell table:number-columns-repeated="2" office:value-type="float" office:value="31">
            <text:p>31</text:p>
          </table:table-cell>
          <table:table-cell office:value-type="float" office:value="251">
            <text:p>251</text:p>
          </table:table-cell>
          <table:table-cell office:value-type="float" office:value="-79">
            <text:p>-79</text:p>
          </table:table-cell>
          <table:table-cell office:value-type="float" office:value="-207">
            <text:p>-207</text:p>
          </table:table-cell>
          <table:table-cell office:value-type="float" office:value="-414">
            <text:p>-414</text:p>
          </table:table-cell>
          <table:table-cell office:value-type="float" office:value="-95">
            <text:p>-95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425</text:p>
          </table:table-cell>
          <table:table-cell office:value-type="float" office:value="407427">
            <text:p>40742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-79">
            <text:p>-79</text:p>
          </table:table-cell>
          <table:table-cell office:value-type="float" office:value="-207">
            <text:p>-207</text:p>
          </table:table-cell>
          <table:table-cell office:value-type="float" office:value="-414">
            <text:p>-414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433</text:p>
          </table:table-cell>
          <table:table-cell office:value-type="float" office:value="407435">
            <text:p>407435</text:p>
          </table:table-cell>
          <table:table-cell office:value-type="float" office:value="6">
            <text:p>6</text:p>
          </table:table-cell>
          <table:table-cell office:value-type="float" office:value="-16">
            <text:p>-16</text:p>
          </table:table-cell>
          <table:table-cell office:value-type="float" office:value="233">
            <text:p>233</text:p>
          </table:table-cell>
          <table:table-cell office:value-type="float" office:value="-79">
            <text:p>-79</text:p>
          </table:table-cell>
          <table:table-cell office:value-type="float" office:value="-207">
            <text:p>-207</text:p>
          </table:table-cell>
          <table:table-cell office:value-type="float" office:value="-414">
            <text:p>-414</text:p>
          </table:table-cell>
          <table:table-cell office:value-type="float" office:value="-92">
            <text:p>-92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441</text:p>
          </table:table-cell>
          <table:table-cell office:value-type="float" office:value="407443">
            <text:p>407443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93">
            <text:p>293</text:p>
          </table:table-cell>
          <table:table-cell office:value-type="float" office:value="-80">
            <text:p>-80</text:p>
          </table:table-cell>
          <table:table-cell office:value-type="float" office:value="-194">
            <text:p>-194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449</text:p>
          </table:table-cell>
          <table:table-cell office:value-type="float" office:value="407451">
            <text:p>40745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1">
            <text:p>241</text:p>
          </table:table-cell>
          <table:table-cell office:value-type="float" office:value="-80">
            <text:p>-80</text:p>
          </table:table-cell>
          <table:table-cell office:value-type="float" office:value="-194">
            <text:p>-194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457</text:p>
          </table:table-cell>
          <table:table-cell office:value-type="float" office:value="407459">
            <text:p>40745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-80">
            <text:p>-80</text:p>
          </table:table-cell>
          <table:table-cell office:value-type="float" office:value="-194">
            <text:p>-194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465</text:p>
          </table:table-cell>
          <table:table-cell office:value-type="float" office:value="407468">
            <text:p>407468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48">
            <text:p>248</text:p>
          </table:table-cell>
          <table:table-cell office:value-type="float" office:value="-80">
            <text:p>-80</text:p>
          </table:table-cell>
          <table:table-cell office:value-type="float" office:value="-194">
            <text:p>-194</text:p>
          </table:table-cell>
          <table:table-cell office:value-type="float" office:value="-408">
            <text:p>-408</text:p>
          </table:table-cell>
          <table:table-cell office:value-type="float" office:value="-93">
            <text:p>-93</text:p>
          </table:table-cell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string">
            <text:p>&gt;407474</text:p>
          </table:table-cell>
          <table:table-cell office:value-type="float" office:value="407476">
            <text:p>40747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98">
            <text:p>298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2231">
            <text:p>2231</text:p>
          </table:table-cell>
          <table:table-cell office:value-type="float" office:value="-93">
            <text:p>-93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482</text:p>
          </table:table-cell>
          <table:table-cell office:value-type="float" office:value="407484">
            <text:p>4074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-80">
            <text:p>-80</text:p>
          </table:table-cell>
          <table:table-cell office:value-type="float" office:value="-194">
            <text:p>-194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488</text:p>
          </table:table-cell>
          <table:table-cell office:value-type="float" office:value="407492">
            <text:p>407492</text:p>
          </table:table-cell>
          <table:table-cell office:value-type="float" office:value="19">
            <text:p>19</text:p>
          </table:table-cell>
          <table:table-cell office:value-type="float" office:value="-26">
            <text:p>-26</text:p>
          </table:table-cell>
          <table:table-cell office:value-type="float" office:value="242">
            <text:p>242</text:p>
          </table:table-cell>
          <table:table-cell office:value-type="float" office:value="-80">
            <text:p>-80</text:p>
          </table:table-cell>
          <table:table-cell office:value-type="float" office:value="-194">
            <text:p>-194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498</text:p>
          </table:table-cell>
          <table:table-cell office:value-type="float" office:value="407500">
            <text:p>4075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74">
            <text:p>274</text:p>
          </table:table-cell>
          <table:table-cell office:value-type="float" office:value="-80">
            <text:p>-80</text:p>
          </table:table-cell>
          <table:table-cell office:value-type="float" office:value="-194">
            <text:p>-194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506</text:p>
          </table:table-cell>
          <table:table-cell office:value-type="float" office:value="407511">
            <text:p>407511</text:p>
          </table:table-cell>
          <table:table-cell office:value-type="float" office:value="26">
            <text:p>26</text:p>
          </table:table-cell>
          <table:table-cell office:value-type="float" office:value="-7">
            <text:p>-7</text:p>
          </table:table-cell>
          <table:table-cell office:value-type="float" office:value="242">
            <text:p>242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515</text:p>
          </table:table-cell>
          <table:table-cell office:value-type="float" office:value="407519">
            <text:p>40751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77">
            <text:p>277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523</text:p>
          </table:table-cell>
          <table:table-cell office:value-type="float" office:value="407527">
            <text:p>407527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273">
            <text:p>273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531</text:p>
          </table:table-cell>
          <table:table-cell office:value-type="float" office:value="407535">
            <text:p>407535</text:p>
          </table:table-cell>
          <table:table-cell office:value-type="float" office:value="17">
            <text:p>17</text:p>
          </table:table-cell>
          <table:table-cell office:value-type="float" office:value="-16">
            <text:p>-16</text:p>
          </table:table-cell>
          <table:table-cell office:value-type="float" office:value="271">
            <text:p>271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539</text:p>
          </table:table-cell>
          <table:table-cell office:value-type="float" office:value="407543">
            <text:p>407543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83">
            <text:p>283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547</text:p>
          </table:table-cell>
          <table:table-cell office:value-type="float" office:value="407552">
            <text:p>40755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98">
            <text:p>298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556</text:p>
          </table:table-cell>
          <table:table-cell office:value-type="float" office:value="407560">
            <text:p>40756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564</text:p>
          </table:table-cell>
          <table:table-cell office:value-type="float" office:value="407568">
            <text:p>40756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8">
            <text:p>248</text:p>
          </table:table-cell>
          <table:table-cell office:value-type="float" office:value="-80">
            <text:p>-80</text:p>
          </table:table-cell>
          <table:table-cell office:value-type="float" office:value="-200">
            <text:p>-200</text:p>
          </table:table-cell>
          <table:table-cell office:value-type="float" office:value="-402">
            <text:p>-402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572</text:p>
          </table:table-cell>
          <table:table-cell office:value-type="float" office:value="407576">
            <text:p>407576</text:p>
          </table:table-cell>
          <table:table-cell office:value-type="float" office:value="-8">
            <text:p>-8</text:p>
          </table:table-cell>
          <table:table-cell office:value-type="float" office:value="-6">
            <text:p>-6</text:p>
          </table:table-cell>
          <table:table-cell office:value-type="float" office:value="265">
            <text:p>265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7">
            <text:p>-407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580</text:p>
          </table:table-cell>
          <table:table-cell office:value-type="float" office:value="407584">
            <text:p>40758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7">
            <text:p>-407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7588</text:p>
          </table:table-cell>
          <table:table-cell office:value-type="float" office:value="407592">
            <text:p>40759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7597</text:p>
          </table:table-cell>
          <table:table-cell office:value-type="float" office:value="407599">
            <text:p>40759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7">
            <text:p>-407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605</text:p>
          </table:table-cell>
          <table:table-cell office:value-type="float" office:value="407607">
            <text:p>407607</text:p>
          </table:table-cell>
          <table:table-cell office:value-type="float" office:value="-5">
            <text:p>-5</text:p>
          </table:table-cell>
          <table:table-cell office:value-type="float" office:value="-8">
            <text:p>-8</text:p>
          </table:table-cell>
          <table:table-cell office:value-type="float" office:value="275">
            <text:p>275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7">
            <text:p>-407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613</text:p>
          </table:table-cell>
          <table:table-cell office:value-type="float" office:value="407617">
            <text:p>407617</text:p>
          </table:table-cell>
          <table:table-cell office:value-type="float" office:value="5">
            <text:p>5</text:p>
          </table:table-cell>
          <table:table-cell office:value-type="float" office:value="-18">
            <text:p>-18</text:p>
          </table:table-cell>
          <table:table-cell office:value-type="float" office:value="262">
            <text:p>262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7">
            <text:p>-407</text:p>
          </table:table-cell>
          <table:table-cell office:value-type="float" office:value="-99">
            <text:p>-99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7621</text:p>
          </table:table-cell>
          <table:table-cell office:value-type="float" office:value="407625">
            <text:p>407625</text:p>
          </table:table-cell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office:value-type="float" office:value="268">
            <text:p>268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629</text:p>
          </table:table-cell>
          <table:table-cell office:value-type="float" office:value="407633">
            <text:p>407633</text:p>
          </table:table-cell>
          <table:table-cell office:value-type="float" office:value="-6">
            <text:p>-6</text:p>
          </table:table-cell>
          <table:table-cell office:value-type="float" office:value="-15">
            <text:p>-15</text:p>
          </table:table-cell>
          <table:table-cell office:value-type="float" office:value="274">
            <text:p>274</text:p>
          </table:table-cell>
          <table:table-cell office:value-type="float" office:value="-82">
            <text:p>-82</text:p>
          </table:table-cell>
          <table:table-cell office:value-type="float" office:value="-198">
            <text:p>-198</text:p>
          </table:table-cell>
          <table:table-cell office:value-type="float" office:value="-407">
            <text:p>-407</text:p>
          </table:table-cell>
          <table:table-cell office:value-type="float" office:value="-94">
            <text:p>-94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638</text:p>
          </table:table-cell>
          <table:table-cell office:value-type="float" office:value="407642">
            <text:p>40764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-81">
            <text:p>-81</text:p>
          </table:table-cell>
          <table:table-cell office:value-type="float" office:value="-202">
            <text:p>-202</text:p>
          </table:table-cell>
          <table:table-cell office:value-type="float" office:value="-411">
            <text:p>-411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7646</text:p>
          </table:table-cell>
          <table:table-cell office:value-type="float" office:value="407650">
            <text:p>407650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261">
            <text:p>261</text:p>
          </table:table-cell>
          <table:table-cell office:value-type="float" office:value="-81">
            <text:p>-81</text:p>
          </table:table-cell>
          <table:table-cell office:value-type="float" office:value="-202">
            <text:p>-202</text:p>
          </table:table-cell>
          <table:table-cell office:value-type="float" office:value="-411">
            <text:p>-411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654</text:p>
          </table:table-cell>
          <table:table-cell office:value-type="float" office:value="407658">
            <text:p>40765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-81">
            <text:p>-81</text:p>
          </table:table-cell>
          <table:table-cell office:value-type="float" office:value="-202">
            <text:p>-202</text:p>
          </table:table-cell>
          <table:table-cell office:value-type="float" office:value="-411">
            <text:p>-411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662</text:p>
          </table:table-cell>
          <table:table-cell office:value-type="float" office:value="407666">
            <text:p>4076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-81">
            <text:p>-81</text:p>
          </table:table-cell>
          <table:table-cell office:value-type="float" office:value="-202">
            <text:p>-202</text:p>
          </table:table-cell>
          <table:table-cell office:value-type="float" office:value="-411">
            <text:p>-411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670</text:p>
          </table:table-cell>
          <table:table-cell office:value-type="float" office:value="407674">
            <text:p>40767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66">
            <text:p>266</text:p>
          </table:table-cell>
          <table:table-cell office:value-type="float" office:value="-81">
            <text:p>-81</text:p>
          </table:table-cell>
          <table:table-cell office:value-type="float" office:value="-202">
            <text:p>-202</text:p>
          </table:table-cell>
          <table:table-cell office:value-type="float" office:value="-411">
            <text:p>-411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678</text:p>
          </table:table-cell>
          <table:table-cell office:value-type="float" office:value="407683">
            <text:p>40768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float" office:value="-81">
            <text:p>-81</text:p>
          </table:table-cell>
          <table:table-cell office:value-type="float" office:value="-202">
            <text:p>-202</text:p>
          </table:table-cell>
          <table:table-cell office:value-type="float" office:value="-411">
            <text:p>-411</text:p>
          </table:table-cell>
          <table:table-cell office:value-type="float" office:value="-92">
            <text:p>-92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687</text:p>
          </table:table-cell>
          <table:table-cell office:value-type="float" office:value="407691">
            <text:p>40769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5">
            <text:p>285</text:p>
          </table:table-cell>
          <table:table-cell office:value-type="float" office:value="-81">
            <text:p>-81</text:p>
          </table:table-cell>
          <table:table-cell office:value-type="float" office:value="-202">
            <text:p>-202</text:p>
          </table:table-cell>
          <table:table-cell office:value-type="float" office:value="-411">
            <text:p>-411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695</text:p>
          </table:table-cell>
          <table:table-cell office:value-type="float" office:value="407699">
            <text:p>40769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-81">
            <text:p>-81</text:p>
          </table:table-cell>
          <table:table-cell office:value-type="float" office:value="-202">
            <text:p>-202</text:p>
          </table:table-cell>
          <table:table-cell office:value-type="float" office:value="-411">
            <text:p>-411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703</text:p>
          </table:table-cell>
          <table:table-cell office:value-type="float" office:value="407707">
            <text:p>40770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-81">
            <text:p>-81</text:p>
          </table:table-cell>
          <table:table-cell office:value-type="float" office:value="-202">
            <text:p>-202</text:p>
          </table:table-cell>
          <table:table-cell office:value-type="float" office:value="-411">
            <text:p>-411</text:p>
          </table:table-cell>
          <table:table-cell office:value-type="float" office:value="-97">
            <text:p>-97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711</text:p>
          </table:table-cell>
          <table:table-cell office:value-type="float" office:value="407715">
            <text:p>407715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232">
            <text:p>232</text:p>
          </table:table-cell>
          <table:table-cell office:value-type="float" office:value="-87">
            <text:p>-8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719</text:p>
          </table:table-cell>
          <table:table-cell office:value-type="float" office:value="407724">
            <text:p>407724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office:value-type="float" office:value="290">
            <text:p>290</text:p>
          </table:table-cell>
          <table:table-cell office:value-type="float" office:value="-87">
            <text:p>-8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728</text:p>
          </table:table-cell>
          <table:table-cell office:value-type="float" office:value="407732">
            <text:p>407732</text:p>
          </table:table-cell>
          <table:table-cell office:value-type="float" office:value="9">
            <text:p>9</text:p>
          </table:table-cell>
          <table:table-cell office:value-type="float" office:value="-16">
            <text:p>-16</text:p>
          </table:table-cell>
          <table:table-cell office:value-type="float" office:value="260">
            <text:p>260</text:p>
          </table:table-cell>
          <table:table-cell office:value-type="float" office:value="-87">
            <text:p>-8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736</text:p>
          </table:table-cell>
          <table:table-cell office:value-type="float" office:value="407740">
            <text:p>40774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-87">
            <text:p>-8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744</text:p>
          </table:table-cell>
          <table:table-cell office:value-type="float" office:value="407748">
            <text:p>407748</text:p>
          </table:table-cell>
          <table:table-cell office:value-type="float" office:value="-11">
            <text:p>-11</text:p>
          </table:table-cell>
          <table:table-cell office:value-type="float" office:value="-25">
            <text:p>-25</text:p>
          </table:table-cell>
          <table:table-cell office:value-type="float" office:value="252">
            <text:p>252</text:p>
          </table:table-cell>
          <table:table-cell office:value-type="float" office:value="-87">
            <text:p>-8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752</text:p>
          </table:table-cell>
          <table:table-cell office:value-type="float" office:value="407756">
            <text:p>40775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49">
            <text:p>249</text:p>
          </table:table-cell>
          <table:table-cell office:value-type="float" office:value="-87">
            <text:p>-8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9">
            <text:p>-9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760</text:p>
          </table:table-cell>
          <table:table-cell office:value-type="float" office:value="407764">
            <text:p>407764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27">
            <text:p>227</text:p>
          </table:table-cell>
          <table:table-cell office:value-type="float" office:value="-87">
            <text:p>-8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769</text:p>
          </table:table-cell>
          <table:table-cell office:value-type="float" office:value="407773">
            <text:p>407773</text:p>
          </table:table-cell>
          <table:table-cell office:value-type="float" office:value="-11">
            <text:p>-11</text:p>
          </table:table-cell>
          <table:table-cell office:value-type="float" office:value="-27">
            <text:p>-27</text:p>
          </table:table-cell>
          <table:table-cell office:value-type="float" office:value="258">
            <text:p>258</text:p>
          </table:table-cell>
          <table:table-cell office:value-type="float" office:value="-87">
            <text:p>-87</text:p>
          </table:table-cell>
          <table:table-cell office:value-type="float" office:value="-196">
            <text:p>-196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777</text:p>
          </table:table-cell>
          <table:table-cell office:value-type="float" office:value="407781">
            <text:p>407781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220">
            <text:p>220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785</text:p>
          </table:table-cell>
          <table:table-cell office:value-type="float" office:value="407789">
            <text:p>407789</text:p>
          </table:table-cell>
          <table:table-cell office:value-type="float" office:value="22">
            <text:p>22</text:p>
          </table:table-cell>
          <table:table-cell office:value-type="float" office:value="-2">
            <text:p>-2</text:p>
          </table:table-cell>
          <table:table-cell office:value-type="float" office:value="244">
            <text:p>244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8">
            <text:p>-408</text:p>
          </table:table-cell>
          <table:table-cell office:value-type="float" office:value="-96">
            <text:p>-96</text:p>
          </table:table-cell>
          <table:table-cell office:value-type="float" office:value="-10">
            <text:p>-10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795</text:p>
          </table:table-cell>
          <table:table-cell office:value-type="float" office:value="407797">
            <text:p>407797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7803</text:p>
          </table:table-cell>
          <table:table-cell office:value-type="float" office:value="407805">
            <text:p>40780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97">
            <text:p>297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8">
            <text:p>-408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812</text:p>
          </table:table-cell>
          <table:table-cell office:value-type="float" office:value="407814">
            <text:p>407814</text:p>
          </table:table-cell>
          <table:table-cell office:value-type="float" office:value="-7">
            <text:p>-7</text:p>
          </table:table-cell>
          <table:table-cell office:value-type="float" office:value="-19">
            <text:p>-19</text:p>
          </table:table-cell>
          <table:table-cell office:value-type="float" office:value="268">
            <text:p>268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8">
            <text:p>-408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820</text:p>
          </table:table-cell>
          <table:table-cell office:value-type="float" office:value="407824">
            <text:p>407824</text:p>
          </table:table-cell>
          <table:table-cell office:value-type="float" office:value="-2">
            <text:p>-2</text:p>
          </table:table-cell>
          <table:table-cell office:value-type="float" office:value="-9">
            <text:p>-9</text:p>
          </table:table-cell>
          <table:table-cell office:value-type="float" office:value="264">
            <text:p>264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8">
            <text:p>-408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828</text:p>
          </table:table-cell>
          <table:table-cell office:value-type="float" office:value="407832">
            <text:p>407832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257">
            <text:p>257</text:p>
          </table:table-cell>
          <table:table-cell office:value-type="float" office:value="-76">
            <text:p>-76</text:p>
          </table:table-cell>
          <table:table-cell office:value-type="float" office:value="-203">
            <text:p>-203</text:p>
          </table:table-cell>
          <table:table-cell office:value-type="float" office:value="-408">
            <text:p>-408</text:p>
          </table:table-cell>
          <table:table-cell office:value-type="float" office:value="-94">
            <text:p>-94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836</text:p>
          </table:table-cell>
          <table:table-cell office:value-type="float" office:value="407840">
            <text:p>407840</text:p>
          </table:table-cell>
          <table:table-cell office:value-type="float" office:value="27">
            <text:p>27</text:p>
          </table:table-cell>
          <table:table-cell office:value-type="float" office:value="-22">
            <text:p>-22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090">
            <text:p>17090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7844</text:p>
          </table:table-cell>
          <table:table-cell office:value-type="float" office:value="407846">
            <text:p>407846</text:p>
          </table:table-cell>
          <table:table-cell table:number-columns-repeated="2" office:value-type="float" office:value="16">
            <text:p>16</text:p>
          </table:table-cell>
          <table:table-cell office:value-type="float" office:value="264">
            <text:p>264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853</text:p>
          </table:table-cell>
          <table:table-cell office:value-type="float" office:value="407857">
            <text:p>40785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21">
            <text:p>221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861</text:p>
          </table:table-cell>
          <table:table-cell office:value-type="float" office:value="407865">
            <text:p>40786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78">
            <text:p>278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100">
            <text:p>-100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7869</text:p>
          </table:table-cell>
          <table:table-cell office:value-type="float" office:value="407873">
            <text:p>407873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239">
            <text:p>239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877</text:p>
          </table:table-cell>
          <table:table-cell office:value-type="float" office:value="407881">
            <text:p>40788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85">
            <text:p>285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885</text:p>
          </table:table-cell>
          <table:table-cell office:value-type="float" office:value="407889">
            <text:p>407889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7894</text:p>
          </table:table-cell>
          <table:table-cell office:value-type="float" office:value="407898">
            <text:p>407898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  <table:table-cell office:value-type="float" office:value="270">
            <text:p>270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902</text:p>
          </table:table-cell>
          <table:table-cell office:value-type="float" office:value="407906">
            <text:p>407906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271">
            <text:p>271</text:p>
          </table:table-cell>
          <table:table-cell office:value-type="float" office:value="-84">
            <text:p>-84</text:p>
          </table:table-cell>
          <table:table-cell office:value-type="float" office:value="-192">
            <text:p>-192</text:p>
          </table:table-cell>
          <table:table-cell office:value-type="float" office:value="-404">
            <text:p>-404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910</text:p>
          </table:table-cell>
          <table:table-cell office:value-type="float" office:value="407914">
            <text:p>407914</text:p>
          </table:table-cell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float" office:value="282">
            <text:p>282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6">
            <text:p>-96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7918</text:p>
          </table:table-cell>
          <table:table-cell office:value-type="float" office:value="407922">
            <text:p>40792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72">
            <text:p>272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7926</text:p>
          </table:table-cell>
          <table:table-cell office:value-type="float" office:value="407930">
            <text:p>40793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78">
            <text:p>278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7934</text:p>
          </table:table-cell>
          <table:table-cell office:value-type="float" office:value="407939">
            <text:p>407939</text:p>
          </table:table-cell>
          <table:table-cell office:value-type="float" office:value="25">
            <text:p>25</text:p>
          </table:table-cell>
          <table:table-cell office:value-type="float" office:value="-9">
            <text:p>-9</text:p>
          </table:table-cell>
          <table:table-cell office:value-type="float" office:value="243">
            <text:p>243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943</text:p>
          </table:table-cell>
          <table:table-cell office:value-type="float" office:value="407947">
            <text:p>407947</text:p>
          </table:table-cell>
          <table:table-cell office:value-type="float" office:value="4">
            <text:p>4</text:p>
          </table:table-cell>
          <table:table-cell office:value-type="float" office:value="-14">
            <text:p>-14</text:p>
          </table:table-cell>
          <table:table-cell office:value-type="float" office:value="274">
            <text:p>274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7951</text:p>
          </table:table-cell>
          <table:table-cell office:value-type="float" office:value="407955">
            <text:p>40795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6">
            <text:p>-96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7959</text:p>
          </table:table-cell>
          <table:table-cell office:value-type="float" office:value="407963">
            <text:p>407963</text:p>
          </table:table-cell>
          <table:table-cell office:value-type="float" office:value="2">
            <text:p>2</text:p>
          </table:table-cell>
          <table:table-cell office:value-type="float" office:value="-39">
            <text:p>-39</text:p>
          </table:table-cell>
          <table:table-cell office:value-type="float" office:value="266">
            <text:p>266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7967</text:p>
          </table:table-cell>
          <table:table-cell office:value-type="float" office:value="407971">
            <text:p>407971</text:p>
          </table:table-cell>
          <table:table-cell office:value-type="float" office:value="20">
            <text:p>20</text:p>
          </table:table-cell>
          <table:table-cell office:value-type="float" office:value="-28">
            <text:p>-28</text:p>
          </table:table-cell>
          <table:table-cell office:value-type="float" office:value="270">
            <text:p>270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9">
            <text:p>-99</text:p>
          </table:table-cell>
          <table:table-cell office:value-type="float" office:value="-2">
            <text:p>-2</text:p>
          </table:table-cell>
          <table:table-cell office:value-type="float" office:value="-9">
            <text:p>-9</text:p>
          </table:table-cell>
        </table:table-row>
        <table:table-row table:style-name="ro1">
          <table:table-cell office:value-type="string">
            <text:p>&gt;407975</text:p>
          </table:table-cell>
          <table:table-cell office:value-type="float" office:value="407980">
            <text:p>40798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278">
            <text:p>278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1">
            <text:p>-91</text:p>
          </table:table-cell>
          <table:table-cell table:number-columns-repeated="2" office:value-type="float" office:value="-5">
            <text:p>-5</text:p>
          </table:table-cell>
        </table:table-row>
        <table:table-row table:style-name="ro1">
          <table:table-cell office:value-type="string">
            <text:p>&gt;407984</text:p>
          </table:table-cell>
          <table:table-cell office:value-type="float" office:value="407988">
            <text:p>407988</text:p>
          </table:table-cell>
          <table:table-cell office:value-type="float" office:value="35">
            <text:p>35</text:p>
          </table:table-cell>
          <table:table-cell office:value-type="float" office:value="-11">
            <text:p>-11</text:p>
          </table:table-cell>
          <table:table-cell office:value-type="float" office:value="225">
            <text:p>225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11">
            <text:p>-11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7994</text:p>
          </table:table-cell>
          <table:table-cell office:value-type="float" office:value="407998">
            <text:p>407998</text:p>
          </table:table-cell>
          <table:table-cell office:value-type="float" office:value="10">
            <text:p>10</text:p>
          </table:table-cell>
          <table:table-cell office:value-type="float" office:value="-15">
            <text:p>-15</text:p>
          </table:table-cell>
          <table:table-cell office:value-type="float" office:value="236">
            <text:p>236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8002</text:p>
          </table:table-cell>
          <table:table-cell office:value-type="float" office:value="408006">
            <text:p>40800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66">
            <text:p>266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2">
            <text:p>-92</text:p>
          </table:table-cell>
          <table:table-cell office:value-type="float" office:value="-10">
            <text:p>-10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8010</text:p>
          </table:table-cell>
          <table:table-cell office:value-type="float" office:value="408014">
            <text:p>40801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72">
            <text:p>272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8018</text:p>
          </table:table-cell>
          <table:table-cell office:value-type="float" office:value="408023">
            <text:p>408023</text:p>
          </table:table-cell>
          <table:table-cell office:value-type="float" office:value="-9">
            <text:p>-9</text:p>
          </table:table-cell>
          <table:table-cell office:value-type="float" office:value="-14">
            <text:p>-14</text:p>
          </table:table-cell>
          <table:table-cell office:value-type="float" office:value="276">
            <text:p>276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8027</text:p>
          </table:table-cell>
          <table:table-cell office:value-type="float" office:value="408031">
            <text:p>40803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65">
            <text:p>265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035</text:p>
          </table:table-cell>
          <table:table-cell office:value-type="float" office:value="408039">
            <text:p>408039</text:p>
          </table:table-cell>
          <table:table-cell office:value-type="float" office:value="13">
            <text:p>13</text:p>
          </table:table-cell>
          <table:table-cell office:value-type="float" office:value="-6">
            <text:p>-6</text:p>
          </table:table-cell>
          <table:table-cell office:value-type="float" office:value="279">
            <text:p>279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8">
            <text:p>-98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043</text:p>
          </table:table-cell>
          <table:table-cell office:value-type="float" office:value="408047">
            <text:p>408047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office:value-type="float" office:value="-75">
            <text:p>-75</text:p>
          </table:table-cell>
          <table:table-cell office:value-type="float" office:value="-198">
            <text:p>-198</text:p>
          </table:table-cell>
          <table:table-cell office:value-type="float" office:value="-410">
            <text:p>-410</text:p>
          </table:table-cell>
          <table:table-cell office:value-type="float" office:value="-93">
            <text:p>-93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&gt;408051</text:p>
          </table:table-cell>
          <table:table-cell office:value-type="float" office:value="408055">
            <text:p>408055</text:p>
          </table:table-cell>
          <table:table-cell office:value-type="float" office:value="16">
            <text:p>16</text:p>
          </table:table-cell>
          <table:table-cell office:value-type="float" office:value="-23">
            <text:p>-23</text:p>
          </table:table-cell>
          <table:table-cell office:value-type="float" office:value="235">
            <text:p>235</text:p>
          </table:table-cell>
          <table:table-cell office:value-type="float" office:value="-72">
            <text:p>-72</text:p>
          </table:table-cell>
          <table:table-cell office:value-type="float" office:value="-202">
            <text:p>-202</text:p>
          </table:table-cell>
          <table:table-cell office:value-type="float" office:value="-406">
            <text:p>-406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059</text:p>
          </table:table-cell>
          <table:table-cell office:value-type="float" office:value="408064">
            <text:p>408064</text:p>
          </table:table-cell>
          <table:table-cell office:value-type="float" office:value="9">
            <text:p>9</text:p>
          </table:table-cell>
          <table:table-cell office:value-type="float" office:value="-6">
            <text:p>-6</text:p>
          </table:table-cell>
          <table:table-cell office:value-type="float" office:value="259">
            <text:p>259</text:p>
          </table:table-cell>
          <table:table-cell office:value-type="float" office:value="-72">
            <text:p>-72</text:p>
          </table:table-cell>
          <table:table-cell office:value-type="float" office:value="-202">
            <text:p>-202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8068</text:p>
          </table:table-cell>
          <table:table-cell office:value-type="float" office:value="408072">
            <text:p>408072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272">
            <text:p>272</text:p>
          </table:table-cell>
          <table:table-cell office:value-type="float" office:value="-72">
            <text:p>-72</text:p>
          </table:table-cell>
          <table:table-cell office:value-type="float" office:value="-202">
            <text:p>-202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8076</text:p>
          </table:table-cell>
          <table:table-cell office:value-type="float" office:value="408080">
            <text:p>40808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92">
            <text:p>292</text:p>
          </table:table-cell>
          <table:table-cell office:value-type="float" office:value="-72">
            <text:p>-72</text:p>
          </table:table-cell>
          <table:table-cell office:value-type="float" office:value="-202">
            <text:p>-202</text:p>
          </table:table-cell>
          <table:table-cell office:value-type="float" office:value="-406">
            <text:p>-406</text:p>
          </table:table-cell>
          <table:table-cell office:value-type="float" office:value="-99">
            <text:p>-99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084</text:p>
          </table:table-cell>
          <table:table-cell office:value-type="float" office:value="408088">
            <text:p>40808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71">
            <text:p>271</text:p>
          </table:table-cell>
          <table:table-cell office:value-type="float" office:value="-72">
            <text:p>-72</text:p>
          </table:table-cell>
          <table:table-cell office:value-type="float" office:value="2231">
            <text:p>2231</text:p>
          </table:table-cell>
          <table:table-cell office:value-type="float" office:value="1657">
            <text:p>1657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8092</text:p>
          </table:table-cell>
          <table:table-cell office:value-type="float" office:value="408096">
            <text:p>40809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66">
            <text:p>266</text:p>
          </table:table-cell>
          <table:table-cell office:value-type="float" office:value="-72">
            <text:p>-72</text:p>
          </table:table-cell>
          <table:table-cell office:value-type="float" office:value="-202">
            <text:p>-202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100</text:p>
          </table:table-cell>
          <table:table-cell office:value-type="float" office:value="408104">
            <text:p>408104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68">
            <text:p>268</text:p>
          </table:table-cell>
          <table:table-cell office:value-type="float" office:value="-72">
            <text:p>-72</text:p>
          </table:table-cell>
          <table:table-cell office:value-type="float" office:value="-202">
            <text:p>-202</text:p>
          </table:table-cell>
          <table:table-cell office:value-type="float" office:value="-406">
            <text:p>-406</text:p>
          </table:table-cell>
          <table:table-cell office:value-type="float" office:value="-92">
            <text:p>-9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109</text:p>
          </table:table-cell>
          <table:table-cell office:value-type="float" office:value="408113">
            <text:p>408113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81">
            <text:p>281</text:p>
          </table:table-cell>
          <table:table-cell office:value-type="float" office:value="16904">
            <text:p>16904</text:p>
          </table:table-cell>
          <table:table-cell office:value-type="float" office:value="322">
            <text:p>322</text:p>
          </table:table-cell>
          <table:table-cell office:value-type="float" office:value="-18688">
            <text:p>-18688</text:p>
          </table:table-cell>
          <table:table-cell office:value-type="float" office:value="-98">
            <text:p>-98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119</text:p>
          </table:table-cell>
          <table:table-cell office:value-type="float" office:value="408121">
            <text:p>40812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89">
            <text:p>289</text:p>
          </table:table-cell>
          <table:table-cell office:value-type="float" office:value="-76">
            <text:p>-76</text:p>
          </table:table-cell>
          <table:table-cell office:value-type="float" office:value="-202">
            <text:p>-202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8127</text:p>
          </table:table-cell>
          <table:table-cell office:value-type="float" office:value="408129">
            <text:p>40812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61">
            <text:p>261</text:p>
          </table:table-cell>
          <table:table-cell office:value-type="float" office:value="-76">
            <text:p>-76</text:p>
          </table:table-cell>
          <table:table-cell office:value-type="float" office:value="-202">
            <text:p>-202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135</text:p>
          </table:table-cell>
          <table:table-cell office:value-type="float" office:value="408137">
            <text:p>408137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283">
            <text:p>283</text:p>
          </table:table-cell>
          <table:table-cell office:value-type="float" office:value="-76">
            <text:p>-76</text:p>
          </table:table-cell>
          <table:table-cell office:value-type="float" office:value="-202">
            <text:p>-202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143</text:p>
          </table:table-cell>
          <table:table-cell office:value-type="float" office:value="408147">
            <text:p>408147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26">
            <text:p>226</text:p>
          </table:table-cell>
          <table:table-cell office:value-type="float" office:value="-76">
            <text:p>-76</text:p>
          </table:table-cell>
          <table:table-cell office:value-type="float" office:value="-202">
            <text:p>-202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8152</text:p>
          </table:table-cell>
          <table:table-cell office:value-type="float" office:value="408154">
            <text:p>40815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92">
            <text:p>292</text:p>
          </table:table-cell>
          <table:table-cell office:value-type="float" office:value="-76">
            <text:p>-76</text:p>
          </table:table-cell>
          <table:table-cell office:value-type="float" office:value="-202">
            <text:p>-202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8160</text:p>
          </table:table-cell>
          <table:table-cell office:value-type="float" office:value="408162">
            <text:p>40816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-76">
            <text:p>-76</text:p>
          </table:table-cell>
          <table:table-cell office:value-type="float" office:value="-202">
            <text:p>-202</text:p>
          </table:table-cell>
          <table:table-cell office:value-type="float" office:value="-402">
            <text:p>-402</text:p>
          </table:table-cell>
          <table:table-cell office:value-type="float" office:value="-92">
            <text:p>-92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8166</text:p>
          </table:table-cell>
          <table:table-cell office:value-type="float" office:value="408170">
            <text:p>408170</text:p>
          </table:table-cell>
          <table:table-cell office:value-type="float" office:value="31">
            <text:p>31</text:p>
          </table:table-cell>
          <table:table-cell office:value-type="float" office:value="-10">
            <text:p>-10</text:p>
          </table:table-cell>
          <table:table-cell office:value-type="float" office:value="230">
            <text:p>230</text:p>
          </table:table-cell>
          <table:table-cell office:value-type="float" office:value="-76">
            <text:p>-76</text:p>
          </table:table-cell>
          <table:table-cell office:value-type="float" office:value="-202">
            <text:p>-202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176</text:p>
          </table:table-cell>
          <table:table-cell office:value-type="float" office:value="408178">
            <text:p>408178</text:p>
          </table:table-cell>
          <table:table-cell office:value-type="float" office:value="-2">
            <text:p>-2</text:p>
          </table:table-cell>
          <table:table-cell office:value-type="float" office:value="-15">
            <text:p>-15</text:p>
          </table:table-cell>
          <table:table-cell office:value-type="float" office:value="259">
            <text:p>259</text:p>
          </table:table-cell>
          <table:table-cell office:value-type="float" office:value="-76">
            <text:p>-76</text:p>
          </table:table-cell>
          <table:table-cell office:value-type="float" office:value="-202">
            <text:p>-202</text:p>
          </table:table-cell>
          <table:table-cell office:value-type="float" office:value="-402">
            <text:p>-402</text:p>
          </table:table-cell>
          <table:table-cell office:value-type="float" office:value="-93">
            <text:p>-93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184</text:p>
          </table:table-cell>
          <table:table-cell office:value-type="float" office:value="408188">
            <text:p>408188</text:p>
          </table:table-cell>
          <table:table-cell office:value-type="float" office:value="-6">
            <text:p>-6</text:p>
          </table:table-cell>
          <table:table-cell office:value-type="float" office:value="-12">
            <text:p>-12</text:p>
          </table:table-cell>
          <table:table-cell office:value-type="float" office:value="269">
            <text:p>269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193</text:p>
          </table:table-cell>
          <table:table-cell office:value-type="float" office:value="408197">
            <text:p>408197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276">
            <text:p>276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&gt;408201</text:p>
          </table:table-cell>
          <table:table-cell office:value-type="float" office:value="408205">
            <text:p>408205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77">
            <text:p>277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209</text:p>
          </table:table-cell>
          <table:table-cell office:value-type="float" office:value="408213">
            <text:p>40821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91">
            <text:p>291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7">
            <text:p>-97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217</text:p>
          </table:table-cell>
          <table:table-cell office:value-type="float" office:value="408221">
            <text:p>408221</text:p>
          </table:table-cell>
          <table:table-cell office:value-type="float" office:value="-3">
            <text:p>-3</text:p>
          </table:table-cell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225</text:p>
          </table:table-cell>
          <table:table-cell office:value-type="float" office:value="408229">
            <text:p>408229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33">
            <text:p>233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233</text:p>
          </table:table-cell>
          <table:table-cell office:value-type="float" office:value="408238">
            <text:p>408238</text:p>
          </table:table-cell>
          <table:table-cell table:number-columns-repeated="2"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242</text:p>
          </table:table-cell>
          <table:table-cell office:value-type="float" office:value="408246">
            <text:p>408246</text:p>
          </table:table-cell>
          <table:table-cell office:value-type="float" office:value="12">
            <text:p>12</text:p>
          </table:table-cell>
          <table:table-cell office:value-type="float" office:value="-7">
            <text:p>-7</text:p>
          </table:table-cell>
          <table:table-cell office:value-type="float" office:value="276">
            <text:p>276</text:p>
          </table:table-cell>
          <table:table-cell office:value-type="float" office:value="-74">
            <text:p>-74</text:p>
          </table:table-cell>
          <table:table-cell office:value-type="float" office:value="-200">
            <text:p>-200</text:p>
          </table:table-cell>
          <table:table-cell office:value-type="float" office:value="-406">
            <text:p>-406</text:p>
          </table:table-cell>
          <table:table-cell office:value-type="float" office:value="-91">
            <text:p>-91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250</text:p>
          </table:table-cell>
          <table:table-cell office:value-type="float" office:value="408254">
            <text:p>408254</text:p>
          </table:table-cell>
          <table:table-cell office:value-type="float" office:value="4">
            <text:p>4</text:p>
          </table:table-cell>
          <table:table-cell office:value-type="float" office:value="-30">
            <text:p>-30</text:p>
          </table:table-cell>
          <table:table-cell office:value-type="float" office:value="256">
            <text:p>256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7">
            <text:p>-97</text:p>
          </table:table-cell>
          <table:table-cell table:number-columns-repeated="2" office:value-type="float" office:value="-4">
            <text:p>-4</text:p>
          </table:table-cell>
        </table:table-row>
        <table:table-row table:style-name="ro1">
          <table:table-cell office:value-type="string">
            <text:p>&gt;408258</text:p>
          </table:table-cell>
          <table:table-cell office:value-type="float" office:value="408262">
            <text:p>40826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90">
            <text:p>290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8266</text:p>
          </table:table-cell>
          <table:table-cell office:value-type="float" office:value="408270">
            <text:p>40827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54">
            <text:p>254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274</text:p>
          </table:table-cell>
          <table:table-cell office:value-type="float" office:value="408279">
            <text:p>408279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267">
            <text:p>267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283</text:p>
          </table:table-cell>
          <table:table-cell office:value-type="float" office:value="408287">
            <text:p>408287</text:p>
          </table:table-cell>
          <table:table-cell office:value-type="float" office:value="-12">
            <text:p>-12</text:p>
          </table:table-cell>
          <table:table-cell office:value-type="float" office:value="-14">
            <text:p>-14</text:p>
          </table:table-cell>
          <table:table-cell office:value-type="float" office:value="265">
            <text:p>265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291</text:p>
          </table:table-cell>
          <table:table-cell office:value-type="float" office:value="408295">
            <text:p>408295</text:p>
          </table:table-cell>
          <table:table-cell office:value-type="float" office:value="9">
            <text:p>9</text:p>
          </table:table-cell>
          <table:table-cell office:value-type="float" office:value="-13">
            <text:p>-13</text:p>
          </table:table-cell>
          <table:table-cell office:value-type="float" office:value="255">
            <text:p>255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5">
            <text:p>-95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299</text:p>
          </table:table-cell>
          <table:table-cell office:value-type="float" office:value="408303">
            <text:p>408303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68">
            <text:p>268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307</text:p>
          </table:table-cell>
          <table:table-cell office:value-type="float" office:value="408311">
            <text:p>408311</text:p>
          </table:table-cell>
          <table:table-cell office:value-type="float" office:value="34">
            <text:p>34</text:p>
          </table:table-cell>
          <table:table-cell office:value-type="float" office:value="-11">
            <text:p>-11</text:p>
          </table:table-cell>
          <table:table-cell office:value-type="float" office:value="219">
            <text:p>219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317</text:p>
          </table:table-cell>
          <table:table-cell office:value-type="float" office:value="408320">
            <text:p>40832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92">
            <text:p>292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8326</text:p>
          </table:table-cell>
          <table:table-cell office:value-type="float" office:value="408328">
            <text:p>408328</text:p>
          </table:table-cell>
          <table:table-cell office:value-type="float" office:value="0">
            <text:p>0</text:p>
          </table:table-cell>
          <table:table-cell office:value-type="float" office:value="-12">
            <text:p>-12</text:p>
          </table:table-cell>
          <table:table-cell office:value-type="float" office:value="276">
            <text:p>276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8334</text:p>
          </table:table-cell>
          <table:table-cell office:value-type="float" office:value="408336">
            <text:p>408336</text:p>
          </table:table-cell>
          <table:table-cell office:value-type="float" office:value="23">
            <text:p>23</text:p>
          </table:table-cell>
          <table:table-cell office:value-type="float" office:value="-11">
            <text:p>-11</text:p>
          </table:table-cell>
          <table:table-cell office:value-type="float" office:value="271">
            <text:p>271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342</text:p>
          </table:table-cell>
          <table:table-cell office:value-type="float" office:value="408346">
            <text:p>4083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9">
            <text:p>-99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350</text:p>
          </table:table-cell>
          <table:table-cell office:value-type="float" office:value="408354">
            <text:p>40835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77">
            <text:p>277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358</text:p>
          </table:table-cell>
          <table:table-cell office:value-type="float" office:value="408363">
            <text:p>40836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97">
            <text:p>297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6">
            <text:p>-96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367</text:p>
          </table:table-cell>
          <table:table-cell office:value-type="float" office:value="408371">
            <text:p>408371</text:p>
          </table:table-cell>
          <table:table-cell office:value-type="float" office:value="25">
            <text:p>25</text:p>
          </table:table-cell>
          <table:table-cell office:value-type="float" office:value="-25">
            <text:p>-25</text:p>
          </table:table-cell>
          <table:table-cell office:value-type="float" office:value="243">
            <text:p>243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4">
            <text:p>-94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375</text:p>
          </table:table-cell>
          <table:table-cell office:value-type="float" office:value="408379">
            <text:p>408379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209">
            <text:p>209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7">
            <text:p>-97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383</text:p>
          </table:table-cell>
          <table:table-cell office:value-type="float" office:value="408387">
            <text:p>408387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76">
            <text:p>276</text:p>
          </table:table-cell>
          <table:table-cell office:value-type="float" office:value="-82">
            <text:p>-82</text:p>
          </table:table-cell>
          <table:table-cell office:value-type="float" office:value="-192">
            <text:p>-192</text:p>
          </table:table-cell>
          <table:table-cell office:value-type="float" office:value="-407">
            <text:p>-407</text:p>
          </table:table-cell>
          <table:table-cell office:value-type="float" office:value="-93">
            <text:p>-9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391</text:p>
          </table:table-cell>
          <table:table-cell office:value-type="float" office:value="408395">
            <text:p>40839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65">
            <text:p>265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17">
            <text:p>-417</text:p>
          </table:table-cell>
          <table:table-cell office:value-type="float" office:value="-96">
            <text:p>-9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399</text:p>
          </table:table-cell>
          <table:table-cell office:value-type="float" office:value="408403">
            <text:p>40840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17">
            <text:p>-417</text:p>
          </table:table-cell>
          <table:table-cell office:value-type="float" office:value="-98">
            <text:p>-98</text:p>
          </table:table-cell>
          <table:table-cell office:value-type="float" office:value="-8">
            <text:p>-8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408</text:p>
          </table:table-cell>
          <table:table-cell office:value-type="float" office:value="408412">
            <text:p>408412</text:p>
          </table:table-cell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float" office:value="276">
            <text:p>276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17">
            <text:p>-417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416</text:p>
          </table:table-cell>
          <table:table-cell office:value-type="float" office:value="408420">
            <text:p>4084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17">
            <text:p>-417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8424</text:p>
          </table:table-cell>
          <table:table-cell office:value-type="float" office:value="408428">
            <text:p>408428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17">
            <text:p>-417</text:p>
          </table:table-cell>
          <table:table-cell office:value-type="float" office:value="-95">
            <text:p>-95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432</text:p>
          </table:table-cell>
          <table:table-cell office:value-type="float" office:value="408436">
            <text:p>40843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17">
            <text:p>-417</text:p>
          </table:table-cell>
          <table:table-cell office:value-type="float" office:value="-93">
            <text:p>-93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8440</text:p>
          </table:table-cell>
          <table:table-cell office:value-type="float" office:value="408444">
            <text:p>408444</text:p>
          </table:table-cell>
          <table:table-cell office:value-type="float" office:value="11">
            <text:p>11</text:p>
          </table:table-cell>
          <table:table-cell office:value-type="float" office:value="-10">
            <text:p>-10</text:p>
          </table:table-cell>
          <table:table-cell office:value-type="float" office:value="272">
            <text:p>272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17">
            <text:p>-417</text:p>
          </table:table-cell>
          <table:table-cell office:value-type="float" office:value="-97">
            <text:p>-97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8449</text:p>
          </table:table-cell>
          <table:table-cell office:value-type="float" office:value="408453">
            <text:p>4084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3">
            <text:p>253</text:p>
          </table:table-cell>
          <table:table-cell office:value-type="float" office:value="-85">
            <text:p>-85</text:p>
          </table:table-cell>
          <table:table-cell office:value-type="float" office:value="-196">
            <text:p>-196</text:p>
          </table:table-cell>
          <table:table-cell office:value-type="float" office:value="-417">
            <text:p>-417</text:p>
          </table:table-cell>
          <table:table-cell office:value-type="float" office:value="-97">
            <text:p>-97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457</text:p>
          </table:table-cell>
          <table:table-cell office:value-type="float" office:value="408461">
            <text:p>408461</text:p>
          </table:table-cell>
          <table:table-cell office:value-type="float" office:value="10">
            <text:p>10</text:p>
          </table:table-cell>
          <table:table-cell office:value-type="float" office:value="-17">
            <text:p>-17</text:p>
          </table:table-cell>
          <table:table-cell office:value-type="float" office:value="255">
            <text:p>255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2">
            <text:p>-92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465</text:p>
          </table:table-cell>
          <table:table-cell office:value-type="float" office:value="408469">
            <text:p>40846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88">
            <text:p>288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5">
            <text:p>-95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473</text:p>
          </table:table-cell>
          <table:table-cell office:value-type="float" office:value="408477">
            <text:p>408477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98">
            <text:p>298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481</text:p>
          </table:table-cell>
          <table:table-cell office:value-type="float" office:value="408485">
            <text:p>40848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8">
            <text:p>-98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489</text:p>
          </table:table-cell>
          <table:table-cell office:value-type="float" office:value="408494">
            <text:p>408494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27">
            <text:p>227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498</text:p>
          </table:table-cell>
          <table:table-cell office:value-type="float" office:value="408502">
            <text:p>408502</text:p>
          </table:table-cell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257">
            <text:p>257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506</text:p>
          </table:table-cell>
          <table:table-cell office:value-type="float" office:value="408510">
            <text:p>408510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33">
            <text:p>233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8514</text:p>
          </table:table-cell>
          <table:table-cell office:value-type="float" office:value="408518">
            <text:p>4085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-85">
            <text:p>-85</text:p>
          </table:table-cell>
          <table:table-cell office:value-type="float" office:value="-191">
            <text:p>-191</text:p>
          </table:table-cell>
          <table:table-cell office:value-type="float" office:value="-402">
            <text:p>-40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522</text:p>
          </table:table-cell>
          <table:table-cell office:value-type="float" office:value="408526">
            <text:p>40852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-82">
            <text:p>-82</text:p>
          </table:table-cell>
          <table:table-cell office:value-type="float" office:value="-205">
            <text:p>-205</text:p>
          </table:table-cell>
          <table:table-cell office:value-type="float" office:value="-412">
            <text:p>-412</text:p>
          </table:table-cell>
          <table:table-cell office:value-type="float" office:value="-93">
            <text:p>-93</text:p>
          </table:table-cell>
          <table:table-cell office:value-type="float" office:value="-6">
            <text:p>-6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8530</text:p>
          </table:table-cell>
          <table:table-cell office:value-type="float" office:value="408535">
            <text:p>408535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87">
            <text:p>287</text:p>
          </table:table-cell>
          <table:table-cell office:value-type="float" office:value="-82">
            <text:p>-82</text:p>
          </table:table-cell>
          <table:table-cell office:value-type="float" office:value="-205">
            <text:p>-205</text:p>
          </table:table-cell>
          <table:table-cell office:value-type="float" office:value="-412">
            <text:p>-412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539</text:p>
          </table:table-cell>
          <table:table-cell office:value-type="float" office:value="408543">
            <text:p>408543</text:p>
          </table:table-cell>
          <table:table-cell office:value-type="float" office:value="7">
            <text:p>7</text:p>
          </table:table-cell>
          <table:table-cell office:value-type="float" office:value="-36">
            <text:p>-36</text:p>
          </table:table-cell>
          <table:table-cell office:value-type="float" office:value="266">
            <text:p>266</text:p>
          </table:table-cell>
          <table:table-cell office:value-type="float" office:value="-82">
            <text:p>-82</text:p>
          </table:table-cell>
          <table:table-cell office:value-type="float" office:value="-205">
            <text:p>-205</text:p>
          </table:table-cell>
          <table:table-cell office:value-type="float" office:value="-412">
            <text:p>-412</text:p>
          </table:table-cell>
          <table:table-cell office:value-type="float" office:value="-99">
            <text:p>-99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547</text:p>
          </table:table-cell>
          <table:table-cell office:value-type="float" office:value="408551">
            <text:p>408551</text:p>
          </table:table-cell>
          <table:table-cell office:value-type="float" office:value="29">
            <text:p>29</text:p>
          </table:table-cell>
          <table:table-cell office:value-type="float" office:value="-14">
            <text:p>-14</text:p>
          </table:table-cell>
          <table:table-cell office:value-type="float" office:value="234">
            <text:p>234</text:p>
          </table:table-cell>
          <table:table-cell office:value-type="float" office:value="-82">
            <text:p>-82</text:p>
          </table:table-cell>
          <table:table-cell office:value-type="float" office:value="-205">
            <text:p>-205</text:p>
          </table:table-cell>
          <table:table-cell office:value-type="float" office:value="-412">
            <text:p>-412</text:p>
          </table:table-cell>
          <table:table-cell office:value-type="float" office:value="-92">
            <text:p>-92</text:p>
          </table:table-cell>
          <table:table-cell office:value-type="float" office:value="-7">
            <text:p>-7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555</text:p>
          </table:table-cell>
          <table:table-cell office:value-type="float" office:value="408559">
            <text:p>40855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-82">
            <text:p>-82</text:p>
          </table:table-cell>
          <table:table-cell office:value-type="float" office:value="-205">
            <text:p>-205</text:p>
          </table:table-cell>
          <table:table-cell office:value-type="float" office:value="-412">
            <text:p>-412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563</text:p>
          </table:table-cell>
          <table:table-cell office:value-type="float" office:value="408567">
            <text:p>408567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-82">
            <text:p>-82</text:p>
          </table:table-cell>
          <table:table-cell office:value-type="float" office:value="-205">
            <text:p>-205</text:p>
          </table:table-cell>
          <table:table-cell office:value-type="float" office:value="-412">
            <text:p>-41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571</text:p>
          </table:table-cell>
          <table:table-cell office:value-type="float" office:value="408576">
            <text:p>408576</text:p>
          </table:table-cell>
          <table:table-cell office:value-type="float" office:value="-9">
            <text:p>-9</text:p>
          </table:table-cell>
          <table:table-cell office:value-type="float" office:value="-14">
            <text:p>-14</text:p>
          </table:table-cell>
          <table:table-cell office:value-type="float" office:value="272">
            <text:p>272</text:p>
          </table:table-cell>
          <table:table-cell office:value-type="float" office:value="-82">
            <text:p>-82</text:p>
          </table:table-cell>
          <table:table-cell office:value-type="float" office:value="-205">
            <text:p>-205</text:p>
          </table:table-cell>
          <table:table-cell office:value-type="float" office:value="-412">
            <text:p>-412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580</text:p>
          </table:table-cell>
          <table:table-cell office:value-type="float" office:value="408584">
            <text:p>408584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48">
            <text:p>248</text:p>
          </table:table-cell>
          <table:table-cell office:value-type="float" office:value="-82">
            <text:p>-82</text:p>
          </table:table-cell>
          <table:table-cell office:value-type="float" office:value="-205">
            <text:p>-205</text:p>
          </table:table-cell>
          <table:table-cell office:value-type="float" office:value="-412">
            <text:p>-412</text:p>
          </table:table-cell>
          <table:table-cell office:value-type="float" office:value="-98">
            <text:p>-98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 office:value-type="string">
            <text:p>&gt;408590</text:p>
          </table:table-cell>
          <table:table-cell office:value-type="float" office:value="408592">
            <text:p>408592</text:p>
          </table:table-cell>
          <table:table-cell office:value-type="float" office:value="10">
            <text:p>10</text:p>
          </table:table-cell>
          <table:table-cell office:value-type="float" office:value="-19">
            <text:p>-19</text:p>
          </table:table-cell>
          <table:table-cell office:value-type="float" office:value="264">
            <text:p>264</text:p>
          </table:table-cell>
          <table:table-cell office:value-type="float" office:value="-81">
            <text:p>-81</text:p>
          </table:table-cell>
          <table:table-cell office:value-type="float" office:value="-208">
            <text:p>-208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8598</text:p>
          </table:table-cell>
          <table:table-cell office:value-type="float" office:value="408600">
            <text:p>408600</text:p>
          </table:table-cell>
          <table:table-cell office:value-type="float" office:value="22">
            <text:p>22</text:p>
          </table:table-cell>
          <table:table-cell office:value-type="float" office:value="-7">
            <text:p>-7</text:p>
          </table:table-cell>
          <table:table-cell office:value-type="float" office:value="251">
            <text:p>251</text:p>
          </table:table-cell>
          <table:table-cell office:value-type="float" office:value="-81">
            <text:p>-81</text:p>
          </table:table-cell>
          <table:table-cell office:value-type="float" office:value="-208">
            <text:p>-208</text:p>
          </table:table-cell>
          <table:table-cell office:value-type="float" office:value="-406">
            <text:p>-406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</table:table-row>
        <table:table-row table:style-name="ro1">
          <table:table-cell office:value-type="string">
            <text:p>&gt;408606</text:p>
          </table:table-cell>
          <table:table-cell office:value-type="float" office:value="408610">
            <text:p>40861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50">
            <text:p>250</text:p>
          </table:table-cell>
          <table:table-cell office:value-type="float" office:value="-81">
            <text:p>-81</text:p>
          </table:table-cell>
          <table:table-cell office:value-type="float" office:value="-208">
            <text:p>-208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614</text:p>
          </table:table-cell>
          <table:table-cell office:value-type="float" office:value="408619">
            <text:p>408619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283">
            <text:p>283</text:p>
          </table:table-cell>
          <table:table-cell office:value-type="float" office:value="-81">
            <text:p>-81</text:p>
          </table:table-cell>
          <table:table-cell office:value-type="float" office:value="16904">
            <text:p>16904</text:p>
          </table:table-cell>
          <table:table-cell office:value-type="float" office:value="-506">
            <text:p>-506</text:p>
          </table:table-cell>
          <table:table-cell office:value-type="float" office:value="-94">
            <text:p>-94</text:p>
          </table:table-cell>
          <table:table-cell office:value-type="float" office:value="-9">
            <text:p>-9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623</text:p>
          </table:table-cell>
          <table:table-cell office:value-type="float" office:value="408627">
            <text:p>40862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88">
            <text:p>288</text:p>
          </table:table-cell>
          <table:table-cell office:value-type="float" office:value="-81">
            <text:p>-81</text:p>
          </table:table-cell>
          <table:table-cell office:value-type="float" office:value="-208">
            <text:p>-208</text:p>
          </table:table-cell>
          <table:table-cell office:value-type="float" office:value="-406">
            <text:p>-406</text:p>
          </table:table-cell>
          <table:table-cell office:value-type="float" office:value="-98">
            <text:p>-98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</table:table-row>
        <table:table-row table:style-name="ro1">
          <table:table-cell office:value-type="string">
            <text:p>&gt;408631</text:p>
          </table:table-cell>
          <table:table-cell office:value-type="float" office:value="408635">
            <text:p>408635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271">
            <text:p>271</text:p>
          </table:table-cell>
          <table:table-cell office:value-type="float" office:value="-81">
            <text:p>-81</text:p>
          </table:table-cell>
          <table:table-cell office:value-type="float" office:value="-208">
            <text:p>-208</text:p>
          </table:table-cell>
          <table:table-cell office:value-type="float" office:value="-406">
            <text:p>-406</text:p>
          </table:table-cell>
          <table:table-cell office:value-type="float" office:value="-92">
            <text:p>-92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8639</text:p>
          </table:table-cell>
          <table:table-cell office:value-type="float" office:value="408643">
            <text:p>408643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214">
            <text:p>214</text:p>
          </table:table-cell>
          <table:table-cell office:value-type="float" office:value="-81">
            <text:p>-81</text:p>
          </table:table-cell>
          <table:table-cell office:value-type="float" office:value="-208">
            <text:p>-208</text:p>
          </table:table-cell>
          <table:table-cell office:value-type="float" office:value="-406">
            <text:p>-406</text:p>
          </table:table-cell>
          <table:table-cell office:value-type="float" office:value="-97">
            <text:p>-97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647</text:p>
          </table:table-cell>
          <table:table-cell office:value-type="float" office:value="408651">
            <text:p>40865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-81">
            <text:p>-81</text:p>
          </table:table-cell>
          <table:table-cell office:value-type="float" office:value="-208">
            <text:p>-208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655</text:p>
          </table:table-cell>
          <table:table-cell office:value-type="float" office:value="408659">
            <text:p>408659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227">
            <text:p>227</text:p>
          </table:table-cell>
          <table:table-cell office:value-type="float" office:value="-81">
            <text:p>-81</text:p>
          </table:table-cell>
          <table:table-cell office:value-type="float" office:value="-208">
            <text:p>-208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664</text:p>
          </table:table-cell>
          <table:table-cell office:value-type="float" office:value="408668">
            <text:p>408668</text:p>
          </table:table-cell>
          <table:table-cell office:value-type="float" office:value="16">
            <text:p>16</text:p>
          </table:table-cell>
          <table:table-cell office:value-type="float" office:value="-6">
            <text:p>-6</text:p>
          </table:table-cell>
          <table:table-cell office:value-type="float" office:value="282">
            <text:p>282</text:p>
          </table:table-cell>
          <table:table-cell office:value-type="float" office:value="-79">
            <text:p>-79</text:p>
          </table:table-cell>
          <table:table-cell office:value-type="float" office:value="-191">
            <text:p>-191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8672</text:p>
          </table:table-cell>
          <table:table-cell office:value-type="float" office:value="408676">
            <text:p>408676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0">
            <text:p>290</text:p>
          </table:table-cell>
          <table:table-cell office:value-type="float" office:value="-79">
            <text:p>-79</text:p>
          </table:table-cell>
          <table:table-cell office:value-type="float" office:value="-191">
            <text:p>-191</text:p>
          </table:table-cell>
          <table:table-cell office:value-type="float" office:value="-406">
            <text:p>-406</text:p>
          </table:table-cell>
          <table:table-cell office:value-type="float" office:value="-94">
            <text:p>-94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680</text:p>
          </table:table-cell>
          <table:table-cell office:value-type="float" office:value="408684">
            <text:p>40868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96">
            <text:p>296</text:p>
          </table:table-cell>
          <table:table-cell office:value-type="float" office:value="-79">
            <text:p>-79</text:p>
          </table:table-cell>
          <table:table-cell office:value-type="float" office:value="-191">
            <text:p>-191</text:p>
          </table:table-cell>
          <table:table-cell office:value-type="float" office:value="-406">
            <text:p>-406</text:p>
          </table:table-cell>
          <table:table-cell office:value-type="float" office:value="-97">
            <text:p>-97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8688</text:p>
          </table:table-cell>
          <table:table-cell office:value-type="float" office:value="408692">
            <text:p>408692</text:p>
          </table:table-cell>
          <table:table-cell office:value-type="float" office:value="31">
            <text:p>31</text:p>
          </table:table-cell>
          <table:table-cell office:value-type="float" office:value="-6">
            <text:p>-6</text:p>
          </table:table-cell>
          <table:table-cell office:value-type="float" office:value="239">
            <text:p>239</text:p>
          </table:table-cell>
          <table:table-cell office:value-type="float" office:value="-79">
            <text:p>-79</text:p>
          </table:table-cell>
          <table:table-cell office:value-type="float" office:value="-191">
            <text:p>-191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&gt;408696</text:p>
          </table:table-cell>
          <table:table-cell office:value-type="float" office:value="408700">
            <text:p>408700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289">
            <text:p>289</text:p>
          </table:table-cell>
          <table:table-cell office:value-type="float" office:value="-79">
            <text:p>-79</text:p>
          </table:table-cell>
          <table:table-cell office:value-type="float" office:value="-191">
            <text:p>-191</text:p>
          </table:table-cell>
          <table:table-cell office:value-type="float" office:value="-406">
            <text:p>-406</text:p>
          </table:table-cell>
          <table:table-cell office:value-type="float" office:value="-98">
            <text:p>-98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</table:table-row>
        <table:table-row table:style-name="ro1">
          <table:table-cell office:value-type="string">
            <text:p>&gt;408705</text:p>
          </table:table-cell>
          <table:table-cell office:value-type="float" office:value="408709">
            <text:p>40870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-18688">
            <text:p>-18688</text:p>
          </table:table-cell>
          <table:table-cell office:value-type="float" office:value="-15872">
            <text:p>-15872</text:p>
          </table:table-cell>
          <table:table-cell office:value-type="float" office:value="322">
            <text:p>322</text:p>
          </table:table-cell>
          <table:table-cell office:value-type="float" office:value="-95">
            <text:p>-95</text:p>
          </table:table-cell>
          <table:table-cell office:value-type="float" office:value="-8">
            <text:p>-8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&gt;408713</text:p>
          </table:table-cell>
          <table:table-cell office:value-type="float" office:value="408717">
            <text:p>40871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office:value-type="float" office:value="-79">
            <text:p>-79</text:p>
          </table:table-cell>
          <table:table-cell office:value-type="float" office:value="-191">
            <text:p>-191</text:p>
          </table:table-cell>
          <table:table-cell office:value-type="float" office:value="-406">
            <text:p>-406</text:p>
          </table:table-cell>
          <table:table-cell office:value-type="float" office:value="-95">
            <text:p>-95</text:p>
          </table:table-cell>
          <table:table-cell office:value-type="float" office:value="-6">
            <text:p>-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721</text:p>
          </table:table-cell>
          <table:table-cell office:value-type="float" office:value="408725">
            <text:p>408725</text:p>
          </table:table-cell>
          <table:table-cell office:value-type="float" office:value="-2">
            <text:p>-2</text:p>
          </table:table-cell>
          <table:table-cell office:value-type="float" office:value="-27">
            <text:p>-27</text:p>
          </table:table-cell>
          <table:table-cell office:value-type="float" office:value="264">
            <text:p>264</text:p>
          </table:table-cell>
          <table:table-cell office:value-type="float" office:value="-79">
            <text:p>-79</text:p>
          </table:table-cell>
          <table:table-cell office:value-type="float" office:value="-191">
            <text:p>-191</text:p>
          </table:table-cell>
          <table:table-cell office:value-type="float" office:value="-406">
            <text:p>-406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&gt;408729</text:p>
          </table:table-cell>
          <table:table-cell office:value-type="float" office:value="408733">
            <text:p>40873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-74">
            <text:p>-74</text:p>
          </table:table-cell>
          <table:table-cell office:value-type="float" office:value="1657">
            <text:p>1657</text:p>
          </table:table-cell>
          <table:table-cell office:value-type="float" office:value="-400">
            <text:p>-400</text:p>
          </table:table-cell>
          <table:table-cell office:value-type="float" office:value="-98">
            <text:p>-98</text:p>
          </table:table-cell>
          <table:table-cell office:value-type="float" office:value="-5">
            <text:p>-5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737</text:p>
          </table:table-cell>
          <table:table-cell office:value-type="float" office:value="408741">
            <text:p>408741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office:value-type="float" office:value="280">
            <text:p>280</text:p>
          </table:table-cell>
          <table:table-cell office:value-type="float" office:value="-74">
            <text:p>-74</text:p>
          </table:table-cell>
          <table:table-cell office:value-type="float" office:value="-135">
            <text:p>-135</text:p>
          </table:table-cell>
          <table:table-cell office:value-type="float" office:value="-400">
            <text:p>-400</text:p>
          </table:table-cell>
          <table:table-cell office:value-type="float" office:value="-96">
            <text:p>-96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&gt;408745</text:p>
          </table:table-cell>
          <table:table-cell office:value-type="float" office:value="408750">
            <text:p>408750</text:p>
          </table:table-cell>
          <table:table-cell office:value-type="float" office:value="31">
            <text:p>31</text:p>
          </table:table-cell>
          <table:table-cell office:value-type="float" office:value="-16">
            <text:p>-16</text:p>
          </table:table-cell>
          <table:table-cell office:value-type="float" office:value="253">
            <text:p>253</text:p>
          </table:table-cell>
          <table:table-cell office:value-type="float" office:value="-74">
            <text:p>-74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408754</text:p>
          </table:table-cell>
          <table:table-cell office:value-type="float" office:value="408758">
            <text:p>408758</text:p>
          </table:table-cell>
          <table:table-cell office:value-type="float" office:value="33">
            <text:p>33</text:p>
          </table:table-cell>
          <table:table-cell office:value-type="float" office:value="-5">
            <text:p>-5</text:p>
          </table:table-cell>
          <table:table-cell office:value-type="float" office:value="220">
            <text:p>220</text:p>
          </table:table-cell>
          <table:table-cell office:value-type="float" office:value="-74">
            <text:p>-74</text:p>
          </table:table-cell>
          <table:table-cell office:value-type="float" office:value="-199">
            <text:p>-199</text:p>
          </table:table-cell>
          <table:table-cell office:value-type="float" office:value="-400">
            <text:p>-400</text:p>
          </table:table-cell>
          <table:table-cell office:value-type="float" office:value="-94">
            <text:p>-94</text:p>
          </table:table-cell>
          <table:table-cell office:value-type="float" office:value="-7">
            <text:p>-7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&gt;408762</text:p>
          </table:table-cell>
          <table:table-cell office:value-type="float" office:value="40">
            <text:p>40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3-03-13T23:45:20</meta:creation-date>
    <dc:date>2013-03-13T23:48:35</dc:date>
    <dc:creator>ben </dc:creator>
    <meta:editing-duration>P0D</meta:editing-duration>
    <meta:editing-cycles>1</meta:editing-cycles>
    <meta:document-statistic meta:table-count="3" meta:cell-count="12453" meta:object-count="0"/>
    <meta:generator>LibreOffice/3.5$Linux_x86 LibreOffice_project/350m1$Build-2</meta:generator>
  </office:meta>
</office:document-meta>
</file>